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9"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10"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11"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12" style:family="paragraph" style:parent-style-name="Standard">
      <style:text-properties fo:language="zxx" fo:country="none" style:language-asian="zxx" style:country-asian="none" style:language-complex="zxx" style:country-complex="none"/>
    </style:style>
    <style:style style:name="P1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0"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21"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24"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5"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6"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7"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2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29"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0"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31"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2"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33"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4"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5"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36"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37"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8"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39"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0"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41"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42"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3"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45"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7"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8"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2"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3"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4"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5"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6"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7"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0"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6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2"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3"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4"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5"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6"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7"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8"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9"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0"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1"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2"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3"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4"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6"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7"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8"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9"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0"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1"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2"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3"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4"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5"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6"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87"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88"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90"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93"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94"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95"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96"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97"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98"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8ac6f2"/>
    </style:style>
    <style:style style:name="T9" style:family="text">
      <style:text-properties fo:color="#8ac6f2" style:font-name="Consolas"/>
    </style:style>
    <style:style style:name="T10" style:family="text">
      <style:text-properties fo:color="#8ac6f2" style:font-name="Consolas" style:font-name-asian="Consolas" style:font-name-complex="Consolas"/>
    </style:style>
    <style:style style:name="T11" style:family="text">
      <style:text-properties fo:color="#8ac6f2" style:font-name="Consolas" fo:font-style="normal" style:font-name-asian="Consolas" style:font-style-asian="normal" style:font-name-complex="Consolas" style:font-style-complex="normal"/>
    </style:style>
    <style:style style:name="T12" style:family="text">
      <style:text-properties fo:color="#8ac6f2" style:font-name="Consolas" fo:font-style="normal" style:text-underline-style="none" style:font-name-asian="Consolas" style:font-style-asian="normal" style:font-name-complex="Consolas" style:font-style-complex="normal"/>
    </style:style>
    <style:style style:name="T13"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4" style:family="text">
      <style:text-properties fo:color="#8ac6f2" style:font-name="Consolas" fo:font-weight="normal" style:font-name-asian="Consolas" style:font-weight-asian="normal" style:font-name-complex="Consolas" style:font-weight-complex="normal"/>
    </style:style>
    <style:style style:name="T15" style:family="text">
      <style:text-properties fo:color="#8ac6f2" style:font-name="Consolas" fo:font-size="10pt" style:font-name-asian="Consolas" style:font-size-asian="10pt" style:font-name-complex="Consolas" style:font-size-complex="10pt"/>
    </style:style>
    <style:style style:name="T16" style:family="text">
      <style:text-properties fo:color="#8ac6f2" style:font-name="Consolas" style:text-underline-style="none" style:font-name-asian="Consolas" style:font-name-complex="Consolas"/>
    </style:style>
    <style:style style:name="T17" style:family="text">
      <style:text-properties fo:color="#8ac6f2" style:font-name="Consolas" fo:font-size="11pt" style:font-name-asian="Consolas" style:font-size-asian="11pt" style:font-name-complex="Consolas" style:font-size-complex="11pt"/>
    </style:style>
    <style:style style:name="T18" style:family="text">
      <style:text-properties fo:color="#8ac6f2" style:font-name-asian="Consolas" style:font-name-complex="Consolas"/>
    </style:style>
    <style:style style:name="T19" style:family="text">
      <style:text-properties fo:color="#8ac6f2" style:text-underline-style="none"/>
    </style:style>
    <style:style style:name="T20" style:family="text">
      <style:text-properties fo:color="#8ac6f2" fo:font-style="normal" style:font-name-asian="Consolas" style:font-style-asian="normal" style:font-name-complex="Consolas" style:font-style-complex="normal"/>
    </style:style>
    <style:style style:name="T21" style:family="text">
      <style:text-properties fo:color="#e8f3f6" style:font-name="Consolas" style:font-name-asian="Consolas" style:font-name-complex="Consolas"/>
    </style:style>
    <style:style style:name="T22" style:family="text">
      <style:text-properties fo:color="#e8f3f6" style:font-name="Consolas" fo:font-weight="normal" style:font-name-asian="Consolas" style:font-weight-asian="normal" style:font-name-complex="Consolas" style:font-weight-complex="normal"/>
    </style:style>
    <style:style style:name="T23" style:family="text">
      <style:text-properties fo:color="#e8f3f6" style:font-name="Consolas" fo:font-style="normal" style:font-name-asian="Consolas" style:font-style-asian="normal" style:font-name-complex="Consolas" style:font-style-complex="normal"/>
    </style:style>
    <style:style style:name="T24" style:family="text">
      <style:text-properties fo:color="#e8f3f6" style:font-name="Consolas" fo:font-style="normal" style:text-underline-style="none" style:font-name-asian="Consolas" style:font-style-asian="normal" style:font-name-complex="Consolas" style:font-style-complex="normal"/>
    </style:style>
    <style:style style:name="T25" style:family="text">
      <style:text-properties fo:color="#e8f3f6" style:font-name="Consolas" fo:font-size="10pt" style:font-name-asian="Consolas" style:font-size-asian="10pt" style:font-name-complex="Consolas" style:font-size-complex="10pt"/>
    </style:style>
    <style:style style:name="T26" style:family="text">
      <style:text-properties fo:color="#e8f3f6" style:font-name="Consolas" style:text-underline-style="none" style:font-name-asian="Consolas" style:font-name-complex="Consolas"/>
    </style:style>
    <style:style style:name="T27" style:family="text">
      <style:text-properties fo:color="#e8f3f6" style:font-name="Consolas" fo:font-size="11pt" style:font-name-asian="Consolas" style:font-size-asian="11pt" style:font-name-complex="Consolas" style:font-size-complex="11pt"/>
    </style:style>
    <style:style style:name="T28"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29" style:family="text">
      <style:text-properties fo:color="#e8f3f6" style:font-name-asian="Consolas" style:font-name-complex="Consolas"/>
    </style:style>
    <style:style style:name="T30" style:family="text">
      <style:text-properties fo:color="#e8f3f6" fo:font-style="normal" style:font-name-asian="Consolas" style:font-style-asian="normal" style:font-name-complex="Consolas" style:font-style-complex="normal"/>
    </style:style>
    <style:style style:name="T31" style:family="text">
      <style:text-properties fo:color="#e5786d"/>
    </style:style>
    <style:style style:name="T32" style:family="text">
      <style:text-properties fo:color="#e5786d" style:font-name="Consolas"/>
    </style:style>
    <style:style style:name="T33" style:family="text">
      <style:text-properties fo:color="#e5786d" style:font-name="Consolas" style:font-name-asian="Consolas" style:font-name-complex="Consolas"/>
    </style:style>
    <style:style style:name="T34" style:family="text">
      <style:text-properties fo:color="#e5786d" style:font-name="Consolas" fo:font-style="normal" style:font-name-asian="Consolas" style:font-style-asian="normal" style:font-name-complex="Consolas" style:font-style-complex="normal"/>
    </style:style>
    <style:style style:name="T35" style:family="text">
      <style:text-properties fo:color="#e5786d" style:font-name="Consolas" fo:font-style="normal" style:text-underline-style="none" style:font-name-asian="Consolas" style:font-style-asian="normal" style:font-name-complex="Consolas" style:font-style-complex="normal"/>
    </style:style>
    <style:style style:name="T36" style:family="text">
      <style:text-properties fo:color="#e5786d" style:font-name="Consolas" fo:font-weight="normal" style:font-name-asian="Consolas" style:font-weight-asian="normal" style:font-name-complex="Consolas" style:font-weight-complex="normal"/>
    </style:style>
    <style:style style:name="T37" style:family="text">
      <style:text-properties fo:color="#e5786d" style:font-name="Consolas" style:text-underline-style="none" style:font-name-asian="Consolas" style:font-name-complex="Consolas"/>
    </style:style>
    <style:style style:name="T38" style:family="text">
      <style:text-properties fo:color="#e5786d" style:font-name="Consolas" fo:font-size="11pt" style:font-name-asian="Consolas" style:font-size-asian="11pt" style:font-name-complex="Consolas" style:font-size-complex="11pt"/>
    </style:style>
    <style:style style:name="T39" style:family="text">
      <style:text-properties fo:color="#e5786d" style:font-name-asian="Consolas" style:font-name-complex="Consolas"/>
    </style:style>
    <style:style style:name="T40" style:family="text">
      <style:text-properties fo:color="#cae682"/>
    </style:style>
    <style:style style:name="T41" style:family="text">
      <style:text-properties fo:color="#cae682" style:font-name="Consolas"/>
    </style:style>
    <style:style style:name="T42" style:family="text">
      <style:text-properties fo:color="#cae682" style:font-name="Consolas" style:font-name-asian="Consolas" style:font-name-complex="Consolas"/>
    </style:style>
    <style:style style:name="T43" style:family="text">
      <style:text-properties fo:color="#cae682" style:font-name="Consolas" fo:font-style="normal" style:font-name-asian="Consolas" style:font-style-asian="normal" style:font-name-complex="Consolas" style:font-style-complex="normal"/>
    </style:style>
    <style:style style:name="T44" style:family="text">
      <style:text-properties fo:color="#cae682" style:font-name="Consolas" fo:font-style="normal" style:text-underline-style="none" style:font-name-asian="Consolas" style:font-style-asian="normal" style:font-name-complex="Consolas" style:font-style-complex="normal"/>
    </style:style>
    <style:style style:name="T45" style:family="text">
      <style:text-properties fo:color="#cae682" style:font-name="Consolas" fo:font-weight="normal" style:font-name-asian="Consolas" style:font-weight-asian="normal" style:font-name-complex="Consolas" style:font-weight-complex="normal"/>
    </style:style>
    <style:style style:name="T46" style:family="text">
      <style:text-properties fo:color="#cae682" style:font-name="Consolas" style:text-underline-style="none" style:font-name-asian="Consolas" style:font-name-complex="Consolas"/>
    </style:style>
    <style:style style:name="T47" style:family="text">
      <style:text-properties fo:color="#cae682" style:font-name="Consolas" fo:font-size="11pt" style:font-name-asian="Consolas" style:font-size-asian="11pt" style:font-name-complex="Consolas" style:font-size-complex="11pt"/>
    </style:style>
    <style:style style:name="T48" style:family="text">
      <style:text-properties fo:color="#cae682" style:text-underline-style="none"/>
    </style:style>
    <style:style style:name="T49" style:family="text">
      <style:text-properties fo:color="#cae682" fo:font-style="normal" style:font-name-asian="Consolas" style:font-style-asian="normal" style:font-name-complex="Consolas" style:font-style-complex="normal"/>
    </style:style>
    <style:style style:name="T50" style:family="text">
      <style:text-properties fo:color="#00008b" style:font-name="Consolas" fo:font-weight="bold" style:font-name-asian="Consolas" style:font-weight-asian="bold" style:font-name-complex="Consolas" style:font-weight-complex="bold"/>
    </style:style>
    <style:style style:name="T51"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2" style:family="text">
      <style:text-properties fo:font-style="italic" style:font-style-asian="italic" style:font-style-complex="italic"/>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solid" style:text-underline-width="auto" style:text-underline-color="font-color"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normal" style:text-underline-style="none" style:font-style-asian="normal" style:font-style-complex="normal"/>
    </style:style>
    <style:style style:name="T58" style:family="text">
      <style:text-properties fo:color="#8b9699" style:font-name="Consolas" fo:font-size="11pt" style:font-name-asian="Consolas" style:font-size-asian="11pt" style:font-name-complex="Consolas" style:font-size-complex="11pt"/>
    </style:style>
    <style:style style:name="T59" style:family="text">
      <style:text-properties fo:color="#8b9699" style:font-name="Consolas" style:font-name-asian="Consolas" style:font-name-complex="Consolas"/>
    </style:style>
    <style:style style:name="T60" style:family="text">
      <style:text-properties fo:color="#8b9699" style:font-name="Consolas" fo:font-size="10pt" style:font-name-asian="Consolas" style:font-size-asian="10pt" style:font-name-complex="Consolas" style:font-size-complex="10pt"/>
    </style:style>
    <style:style style:name="T61" style:family="text">
      <style:text-properties style:text-underline-style="none"/>
    </style:style>
    <style:style style:name="T62" style:family="text">
      <style:text-properties style:font-name="Consolas"/>
    </style:style>
    <style:style style:name="T63" style:family="text">
      <style:text-properties fo:color="#ff0000" fo:font-style="normal" style:font-name-asian="Consolas" style:font-style-asian="normal" style:font-name-complex="Consolas" style:font-style-complex="normal"/>
    </style:style>
    <style:style style:name="T64" style:family="text">
      <style:text-properties fo:color="#ff0000" style:font-name="Consolas" fo:font-style="normal" style:font-name-asian="Consolas" style:font-style-asian="normal" style:font-name-complex="Consolas" style:font-style-complex="normal"/>
    </style:style>
    <style:style style:name="T65" style:family="text">
      <style:text-properties fo:color="#ff0000" style:font-name="Consolas" style:font-name-asian="Consolas" style:font-name-complex="Consolas"/>
    </style:style>
    <style:style style:name="T66" style:family="text">
      <style:text-properties fo:color="#ff0000" style:font-name="Consolas" style:text-underline-style="none" style:font-name-asian="Consolas" style:font-name-complex="Consolas"/>
    </style:style>
    <style:style style:name="T67" style:family="text">
      <style:text-properties fo:color="#ff0000" style:font-name="Consolas" fo:font-size="11pt" style:font-name-asian="Consolas" style:font-size-asian="11pt" style:font-name-complex="Consolas" style:font-size-complex="11pt"/>
    </style:style>
    <style:style style:name="T68"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La Interface IValueObject&lt;T&gt;, el codigo autocomentado y las influencias del BDD en el codigo</text:span>:</text:p>
      <text:p text:style-name="P7"/>
      <text:p text:style-name="P7">Empezamos por las interfaces que definen los tipos de objetos existentes en el dominio. Nos referimos a los ValueObjects y las Entities.</text:p>
      <text:p text:style-name="P7"/>
      <text:p text:style-name="P7">Aqui surge la primera disputa con respecto al original, y que creemos interesante comentar cuanto antes, para entender las implicaciones de lo que planeamos hacer.</text:p>
      <text:p text:style-name="P7"/>
      <text:p text:style-name="P7">Una posible implementacion de la interface de ValueObject, siendo fieles a su version java, seria:</text:p>
      <text:p text:style-name="P7"/>
      <text:p text:style-name="P19"><text:span text:style-name="T10">namespace</text:span><text:span text:style-name="T21">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ValueObject</text:span><text:span text:style-name="T21">&lt;T&gt;</text:span></text:p>
      <text:p text:style-name="P22"><text:s text:c="4"/>{</text:p>
      <text:p text:style-name="P34"><text:span text:style-name="T21"><text:s text:c="8"/></text:span><text:span text:style-name="T10">bool</text:span><text:span text:style-name="T21"> SameValueAs(T other);</text:span></text:p>
      <text:p text:style-name="P22"><text:s text:c="4"/>}</text:p>
      <text:p text:style-name="P23">}</text:p>
      <text:p text:style-name="P7"/>
      <text:p text:style-name="P7">de forma que una clase que quiera implementar esta interface, tendira esta apariencia:</text:p>
      <text:p text:style-name="P7"/>
      <text:p text:style-name="P34"><text:span text:style-name="T10">public</text:span><text:span text:style-name="T21"> </text:span><text:span text:style-name="T10">class</text:span><text:span text:style-name="T21"> </text:span><text:span text:style-name="T42">PruebaValueObject</text:span><text:span text:style-name="T21"> : </text:span><text:span text:style-name="T33">IValueObject</text:span><text:span text:style-name="T21">&lt;</text:span><text:span text:style-name="T42">PruebaValueObject</text:span><text:span text:style-name="T21">&gt; </text:span></text:p>
      <text:p text:style-name="P22">{</text:p>
      <text:p text:style-name="P34"><text:span text:style-name="T21"><text:s text:c="4"/></text:span><text:span text:style-name="T10">public</text:span><text:span text:style-name="T21"> </text:span><text:span text:style-name="T10">bool</text:span><text:span text:style-name="T21"> SameValueAs(</text:span><text:span text:style-name="T42">PruebaValueObject</text:span><text:span text:style-name="T21"> other)</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text:p>
      <text:p text:style-name="P7"/>
      <text:p text:style-name="P7">hasta aqui todo parece ir bien, pero sin embargo, hay algo que no acaba de encajar. Ese algo es el nombre del metodo <text:span text:style-name="T52">SameValueAs</text:span><text:span text:style-name="T55">. Pero mejor vamos paso a paso para poder entender el porque de las decisiones que estamos a punto de tomar.</text:span></text:p>
      <text:p text:style-name="P5"/>
      <text:p text:style-name="P7"><text:span text:style-name="T55">La clase </text:span><text:span text:style-name="T52">PruebaValueObject</text:span><text:span text:style-name="T55"> no sale de la nada. Si nos planteamos seguir los preceptos del BDD, es comprensible que a la hora de escribir el codigo de </text:span><text:span text:style-name="T52">IValueObject&lt;T&gt;</text:span><text:span text:style-name="T55">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2">Biblia Azul</text:span><text:span text:style-name="T55"> llamado </text:span><text:span text:style-name="T52">Intention-Revealing Interfaces</text:span><text:span text:style-name="T55">.</text:span></text:p>
      <text:p text:style-name="P5"/>
      <text:p text:style-name="P7"><text:span text:style-name="T55">Pero, ¿podemos hacer ese mismo razonamiento para </text:span><text:span text:style-name="T52">PruebaValueObject</text:span><text:span text:style-name="T55">?</text:span></text:p>
      <text:p text:style-name="P5"/>
      <text:p text:style-name="P7"><text:span text:style-name="T55">La respuesta es un NO rotundo. Hace falta esa Spec que justifique el comportamiento de <text:s/></text:span><text:span text:style-name="T52">PruebaValueObject</text:span><text:span text:style-name="T55">. Asi que, vamos a escribir esa Spec:</text:span></text:p>
      <text:p text:style-name="P5"/>
      <text:p text:style-name="P19"><text:span text:style-name="T11">public</text:span><text:span text:style-name="T23"> </text:span><text:span text:style-name="T11">class</text:span><text:span text:style-name="T23"> </text:span><text:span text:style-name="T43">concern</text:span><text:span text:style-name="T23"> : </text:span><text:span text:style-name="T43">Observes</text:span><text:span text:style-name="T23">&lt;</text:span><text:span text:style-name="T34">IValueObject</text:span><text:span text:style-name="T23">&lt;</text:span><text:span text:style-name="T43">PruebaValueObject</text:span><text:span text:style-name="T23">&gt;,</text:span><text:span text:style-name="T43">PruebaValueObject</text:span><text:span text:style-name="T23">&gt;{}</text:span></text:p>
      <text:p text:style-name="P22"/>
      <text:p text:style-name="P34"><text:span text:style-name="T10">public</text:span><text:span text:style-name="T21"> </text:span><text:span text:style-name="T10">class</text:span><text:span text:style-name="T21"> </text:span><text:span text:style-name="T42">when_asked_to_compare_two_pruebavalueobjects_that_have_the_same_value</text:span><text:span text:style-name="T21"> : </text:span><text:span text:style-name="T42">concer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other = </text:span><text:span text:style-name="T10">new</text:span><text:span text:style-name="T21"> </text:span><text:span text:style-name="T42">PruebaValueObject</text:span><text:span text:style-name="T21">();</text:span></text:p>
      <text:p text:style-name="P41"><text:s text:c="8"/><text:span text:style-name="T58">//</text:span><text:span text:style-name="T51">todo: le damos los valores adecuados.</text:span></text:p>
      <text:p text:style-name="P22"><text:s text:c="4"/>};</text:p>
      <text:p text:style-name="P22"/>
      <text:p text:style-name="P34"><text:span text:style-name="T21"><text:s text:c="4"/></text:span><text:span text:style-name="T33">Because</text:span><text:span text:style-name="T21"> of = () =&gt; result = sut.SameValueAs(theOther);</text:span></text:p>
      <text:p text:style-name="P22"><text:s text:c="8"/></text:p>
      <text:p text:style-name="P34"><text:span text:style-name="T21"><text:s text:c="4"/></text:span><text:span text:style-name="T33">It</text:span><text:span text:style-name="T21"> should_recognize_the_equality = () =&gt; result.ShouldEqual(</text:span><text:span text:style-name="T10">true</text:span><text:span text:style-name="T21">);</text:span></text:p>
      <text:p text:style-name="P22"><text:s text:c="8"/></text:p>
      <text:p text:style-name="P34"><text:soft-page-break/><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42">PruebaValueObject</text:span><text:span text:style-name="T21"> theOther;</text:span></text:p>
      <text:p text:style-name="P22">}</text:p>
      <text:p text:style-name="P5"/>
      <text:p text:style-name="P5">Sin entrar en demasiados detalles que no son importantes para nuestro razonamiento (en concreto los relativos al incompleto bloque ESTABLISH), debemos fijarnos en:</text:p>
      <text:p text:style-name="P5"/>
      <text:p text:style-name="P20"><text:span text:style-name="T34">Because</text:span><text:span text:style-name="T23"> of = () =&gt; result = sut.SameValueAs(theOther);</text:span></text:p>
      <text:p text:style-name="P5"/>
      <text:p text:style-name="P7"><text:span text:style-name="T55">que es donde ejecutamos el </text:span><text:span text:style-name="T52">System Under Test</text:span><text:span text:style-name="T55">.</text:span></text:p>
      <text:p text:style-name="P5"/>
      <text:p text:style-name="P5">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5"/>
      <text:p text:style-name="P25">result = sut.SameValueAs(theOther);</text:p>
      <text:p text:style-name="P5"/>
      <text:p text:style-name="P5">y es precisamente aqui, donde no hubiesemos escrito este codigo de esta manera, ya que no se acaba de leer correctamente, sobre todo cuando lo comparamos con algo como:</text:p>
      <text:p text:style-name="P5"/>
      <text:p text:style-name="P24">result = sut.HasTheSameValueAs(theOther);</text:p>
      <text:p text:style-name="P5"/>
      <text:p text:style-name="P5">que si se lee como una frase bien construida.</text:p>
      <text:p text:style-name="P5"/>
      <text:p text:style-name="P5">Aun asi, podemos ir unos cuantos pasos mas lejos, haciendo uso de la notacion/convencion propuesta por Jean-Paul Boodhoo y utilizar para:</text:p>
      <text:p text:style-name="P5"/>
      <text:list xml:id="list29188081" text:style-name="L1">
        <text:list-item>
          <text:p text:style-name="P48">metodos</text:p>
        </text:list-item>
        <text:list-item>
          <text:p text:style-name="P48">propiedades</text:p>
        </text:list-item>
        <text:list-item>
          <text:p text:style-name="P48">eventos</text:p>
        </text:list-item>
        <text:list-item>
          <text:p text:style-name="P48">variables locales</text:p>
        </text:list-item>
        <text:list-item>
          <text:p text:style-name="P48">constantes locales</text:p>
        </text:list-item>
        <text:list-item>
          <text:p text:style-name="P48">parametros</text:p>
        </text:list-item>
        <text:list-item>
          <text:p text:style-name="P48">campos (no privados)</text:p>
        </text:list-item>
      </text:list>
      <text:p text:style-name="P5"/>
      <text:p text:style-name="P5">un estilo "all_lower" en vez de "UpperCamelCase" o "lowerCamelCase" por poner un ejemplo.</text:p>
      <text:p text:style-name="P5">TODO: Confirmar que la convencion "all_lower" viene de Ruby</text:p>
      <text:p text:style-name="P5"/>
      <text:p text:style-name="P5">En nuestro caso, el resultado seria:</text:p>
      <text:p text:style-name="P5"/>
      <text:p text:style-name="P19"><text:span text:style-name="T33">Because</text:span><text:span text:style-name="T21"> of = () =&gt; result = sut.has_the_same_value_as(the_other);</text:span></text:p>
      <text:p text:style-name="P7"/>
      <text:p text:style-name="P5">version mas legible, en nuestra humilde opinion.</text:p>
      <text:p text:style-name="P5"/>
      <text:p text:style-name="P5">En el contexto de la Spec:</text:p>
      <text:p text:style-name="P5"/>
      <text:p text:style-name="P15"><text:span text:style-name="T10">public</text:span><text:span text:style-name="T21"> </text:span><text:span text:style-name="T10">class</text:span><text:span text:style-name="T21"> </text:span><text:span text:style-name="T42">concern</text:span><text:span text:style-name="T21"> : </text:span><text:span text:style-name="T42">Observes</text:span><text:span text:style-name="T21">&lt;</text:span><text:span text:style-name="T33">IValueObject</text:span><text:span text:style-name="T21">&lt;</text:span><text:span text:style-name="T42">PruebaValueObject</text:span><text:span text:style-name="T21">&gt;,</text:span><text:span text:style-name="T42">PruebaValueObject</text:span><text:span text:style-name="T21">&gt;{}</text:span></text:p>
      <text:p text:style-name="P22"/>
      <text:p text:style-name="P34"><text:span text:style-name="T10">public</text:span><text:span text:style-name="T21"> </text:span><text:span text:style-name="T10">class</text:span><text:span text:style-name="T21"> </text:span><text:span text:style-name="T42">when_asked_to_compare_two_pruebavalueobjects_that_have_the_same_value</text:span><text:span text:style-name="T21"> : </text:span><text:span text:style-name="T42">concer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other = </text:span><text:span text:style-name="T10">new</text:span><text:span text:style-name="T21"> </text:span><text:span text:style-name="T42">PruebaValueObject</text:span><text:span text:style-name="T21">();</text:span></text:p>
      <text:p text:style-name="P34"><text:span text:style-name="T21"><text:s text:c="8"/></text:span><text:span text:style-name="T59">//</text:span><text:span text:style-name="T50">todo: le damos los valores adecuados.</text:span></text:p>
      <text:p text:style-name="P23"><text:s text:c="4"/>};</text:p>
      <text:p text:style-name="P23"/>
      <text:p text:style-name="P34"><text:span text:style-name="T22"><text:s text:c="4"/></text:span><text:span text:style-name="T36">Because</text:span><text:span text:style-name="T22"> of = () =&gt; result = sut.has_the_same_value_as(the_other);</text:span></text:p>
      <text:p text:style-name="P23"><text:s text:c="8"/></text:p>
      <text:p text:style-name="P34"><text:soft-page-break/><text:span text:style-name="T22"><text:s text:c="4"/></text:span><text:span text:style-name="T36">It</text:span><text:span text:style-name="T22"> should_recognize_the_equality = () =&gt; result.ShouldEqual(</text:span><text:span text:style-name="T14">true</text:span><text:span text:style-name="T22">);</text:span></text:p>
      <text:p text:style-name="P23"><text:s text:c="8"/></text:p>
      <text:p text:style-name="P34"><text:span text:style-name="T22"><text:s text:c="4"/></text:span><text:span text:style-name="T14">static</text:span><text:span text:style-name="T22"> </text:span><text:span text:style-name="T14">bool</text:span><text:span text:style-name="T22"> result;</text:span></text:p>
      <text:p text:style-name="P34"><text:span text:style-name="T22"><text:s text:c="4"/></text:span><text:span text:style-name="T14">static</text:span><text:span text:style-name="T22"> </text:span><text:span text:style-name="T45">PruebaValueObject</text:span><text:span text:style-name="T22"> the_other;</text:span></text:p>
      <text:p text:style-name="P23">}</text:p>
      <text:p text:style-name="P7"/>
      <text:p text:style-name="P7">Por lo tanto, retomando el argumento original que nos llevo a cuestionarnos el nombre del metodo <text:span text:style-name="T52">SameValueAs</text:span> de la interface <text:span text:style-name="T52">IValueObject&lt;T&gt;</text:span>, el resultado final seria algo asi:</text:p>
      <text:p text:style-name="P7"/>
      <text:p text:style-name="P19"><text:span text:style-name="T10">namespace</text:span><text:span text:style-name="T21">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ValueObject</text:span><text:span text:style-name="T21">&lt;T&gt;</text:span></text:p>
      <text:p text:style-name="P22"><text:s text:c="4"/>{</text:p>
      <text:p text:style-name="P34"><text:span text:style-name="T21"><text:s text:c="8"/></text:span><text:span text:style-name="T10">bool</text:span><text:span text:style-name="T21"> has_the_same_value_as(T the_other);</text:span></text:p>
      <text:p text:style-name="P22"><text:s text:c="4"/>}</text:p>
      <text:p text:style-name="P22">}</text:p>
      <text:p text:style-name="P7"/>
      <text:p text:style-name="P7">Una cuestion que deberemos abordar en algun momento es el hecho de que en .NET ya tengamos, por convencion, un mecanismo similar al propuesto por "has_the_same_value_as", y que no es otro que:</text:p>
      <text:p text:style-name="P7"/>
      <text:p text:style-name="P19"><text:span text:style-name="T10">public</text:span><text:span text:style-name="T21"> </text:span><text:span text:style-name="T10">bool</text:span><text:span text:style-name="T21"> Equals(</text:span><text:span text:style-name="T10">object</text:span><text:span text:style-name="T21"> obj) {}</text:span></text:p>
      <text:p text:style-name="P7"/>
      <text:p text:style-name="P7">Pero esa es una cuestion diferente a la aqui planteada.</text:p>
      <text:p text:style-name="P7"/>
      <text:p text:style-name="P7">TODO: ¿Que aproximacion utiliza el CodeCampServer?</text:p>
      <text:p text:style-name="P7"/>
      <text:p text:style-name="P8"><text:span text:style-name="T6">Completando la Interface IValueObject&lt;T&gt;</text:span>:</text:p>
      <text:p text:style-name="P7"/>
      <text:p text:style-name="P7">Completamos la interface IValueObject&lt;T&gt; con un nuevo metodo que permita la copia del mismo.</text:p>
      <text:p text:style-name="P7"/>
      <text:p text:style-name="P19"><text:span text:style-name="T10">namespace</text:span><text:span text:style-name="T21">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ValueObject</text:span><text:span text:style-name="T21">&lt;T&gt;</text:span></text:p>
      <text:p text:style-name="P22"><text:s text:c="4"/>{</text:p>
      <text:p text:style-name="P34"><text:span text:style-name="T21"><text:s text:c="8"/></text:span><text:span text:style-name="T10">bool</text:span><text:span text:style-name="T21"> has_the_same_value_as(T the_other);</text:span></text:p>
      <text:p text:style-name="P22"><text:s text:c="8"/>T copy_into_this();</text:p>
      <text:p text:style-name="P22"><text:s text:c="4"/>}</text:p>
      <text:p text:style-name="P22">}</text:p>
      <text:p text:style-name="P7"/>
      <text:p text:style-name="P7">Nuevamente, destacar la utilizacion del formato "all_lower", a la hora de nombrar el metodo <text:span text:style-name="T52">copy_into_this()</text:span><text:span text:style-name="T55">.</text:span></text:p>
      <text:p text:style-name="P5"/>
      <text:p text:style-name="P5">Con esto finalizamos el codigo necesario para definir un DDD_Value_Object:</text:p>
      <text:p text:style-name="P5"/>
      <text:list xml:id="list29190710" text:style-name="L2">
        <text:list-item>
          <text:p text:style-name="P49">Debe proveernos de un mecanismo para averiguar si dos DDD_Value_Objects son iguales (y los son si almacenan el mismo valor).</text:p>
        </text:list-item>
        <text:list-item>
          <text:p text:style-name="P49">Debe proveernos de un mecanismo que facilite la copia entre dos DDD_Value_Objects.</text:p>
        </text:list-item>
      </text:list>
      <text:p text:style-name="P5"/>
      <text:p text:style-name="P5">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5"><text:soft-page-break/></text:p>
      <text:p text:style-name="P33"><text:span text:style-name="T11">namespace</text:span><text:span text:style-name="T23">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ValueObject</text:span><text:span text:style-name="T21">&lt;T&gt;</text:span></text:p>
      <text:p text:style-name="P22"><text:s text:c="4"/>{</text:p>
      <text:p text:style-name="P34"><text:span text:style-name="T21"><text:s text:c="8"/></text:span><text:span text:style-name="T10">///</text:span><text:span text:style-name="T59"> </text:span><text:span text:style-name="T10">&lt;summary&gt;</text:span></text:p>
      <text:p text:style-name="P41"><text:span text:style-name="T25"><text:s text:c="8"/></text:span><text:span text:style-name="T15">///</text:span><text:span text:style-name="T60"> Value objects compare by the values of their attributes,</text:span></text:p>
      <text:p text:style-name="P41"><text:span text:style-name="T60"><text:s text:c="8"/></text:span><text:span text:style-name="T15">///</text:span><text:span text:style-name="T60"> they don't have an identity.</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param name=</text:span><text:span text:style-name="T33">"the_other"</text:span><text:span text:style-name="T10">&gt;</text:span><text:span text:style-name="T59">The other value object.</text:span><text:span text:style-name="T10">&lt;/param&gt;</text:span></text:p>
      <text:p text:style-name="P34"><text:span text:style-name="T21"><text:s text:c="8"/></text:span><text:span text:style-name="T10">///</text:span><text:span text:style-name="T59"> </text:span><text:span text:style-name="T10">&lt;returns&gt;&lt;code&gt;</text:span><text:span text:style-name="T59">true</text:span><text:span text:style-name="T10">&lt;/code&gt;</text:span><text:span text:style-name="T59"> if the given value object's and</text:span></text:p>
      <text:p text:style-name="P34"><text:span text:style-name="T10"><text:s text:c="8"/>///</text:span><text:span text:style-name="T59"> this value object's attributes are the same.</text:span><text:span text:style-name="T10">&lt;/returns&gt;</text:span></text:p>
      <text:p text:style-name="P34"><text:span text:style-name="T21"><text:s text:c="8"/></text:span><text:span text:style-name="T10">bool</text:span><text:span text:style-name="T21"> has_the_same_value_as(T the_other);</text:span></text:p>
      <text:p text:style-name="P22"><text:s text:c="8"/></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Value objects can be freely copied.</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returns&gt;</text:span><text:span text:style-name="T59">A safe, deep copy of this value object.</text:span><text:span text:style-name="T10">&lt;/returns&gt;</text:span></text:p>
      <text:p text:style-name="P22"><text:s text:c="8"/>T copy_into_this();</text:p>
      <text:p text:style-name="P22"><text:s text:c="4"/>}</text:p>
      <text:p text:style-name="P22">}</text:p>
      <text:p text:style-name="P5"/>
      <text:p text:style-name="P19"><text:span text:style-name="T10">namespace</text:span><text:span text:style-name="T21">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ValueObject</text:span><text:span text:style-name="T21">&lt;T&gt;</text:span></text:p>
      <text:p text:style-name="P22"><text:s text:c="4"/>{</text:p>
      <text:p text:style-name="P34"><text:span text:style-name="T21"><text:s text:c="8"/></text:span><text:span text:style-name="T10">bool</text:span><text:span text:style-name="T21"> has_the_same_value_as(T the_other);</text:span></text:p>
      <text:p text:style-name="P22"><text:s text:c="8"/>T copy_into_this();</text:p>
      <text:p text:style-name="P22"><text:s text:c="4"/>}</text:p>
      <text:p text:style-name="P29">}</text:p>
      <text:p text:style-name="P5"/>
      <text:p text:style-name="P5">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5"/>
      <text:p text:style-name="P9"><text:span text:style-name="T6">La Interface IEntity&lt;T, ID&gt;</text:span>:</text:p>
      <text:p text:style-name="P5"/>
      <text:p text:style-name="P5">De la misma forma que un concepto clave en DDD como DDD_Value_Object diponia de su propio "contrato" (lease "interface"), otro de los pilares del DDD com es DDD_Entity requiere del suyo.</text:p>
      <text:p text:style-name="P5"/>
      <text:p text:style-name="P5">No creemos oportuno volver a hacer los mismos comentarios que hemos realizado en las seccion anterior dedicada a la interface IValueObject&lt;T&gt;, si bien, seria aplicable aqui en su totalidad.</text:p>
      <text:p text:style-name="P5"/>
      <text:p text:style-name="P5">El codigo es el siguiente:</text:p>
      <text:p text:style-name="P5"/>
      <text:p text:style-name="P15"><text:span text:style-name="T10">namespace</text:span><text:span text:style-name="T21">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Entity</text:span><text:span text:style-name="T21">&lt;T, ID&gt;</text:span></text:p>
      <text:p text:style-name="P22"><text:s text:c="4"/>{</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Entities compare by identity, not by attributes.</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param name=</text:span><text:span text:style-name="T33">"the_other"</text:span><text:span text:style-name="T10">&gt;</text:span><text:span text:style-name="T59">The other entity.</text:span><text:span text:style-name="T10">&lt;/param&gt;</text:span></text:p>
      <text:p text:style-name="P34"><text:span text:style-name="T21"><text:s text:c="8"/></text:span><text:span text:style-name="T10">///</text:span><text:span text:style-name="T59"> </text:span><text:span text:style-name="T10">&lt;returns&gt;&lt;code&gt;</text:span><text:span text:style-name="T59">true</text:span><text:span text:style-name="T10">&lt;/code&gt;</text:span><text:span text:style-name="T59"> if the identities are the same,</text:span></text:p>
      <text:p text:style-name="P34"><text:span text:style-name="T21"><text:s text:c="8"/></text:span><text:span text:style-name="T10">///</text:span><text:span text:style-name="T59"> regardles of other attributes.</text:span><text:span text:style-name="T10">&lt;/returns&gt;</text:span></text:p>
      <text:p text:style-name="P34"><text:span text:style-name="T21"><text:s text:c="8"/></text:span><text:span text:style-name="T10">bool</text:span><text:span text:style-name="T21"> has_the_same_identity_as(T the_other);</text:span></text:p>
      <text:p text:style-name="P22"/>
      <text:p text:style-name="P34"><text:span text:style-name="T21"><text:s text:c="8"/></text:span><text:span text:style-name="T10">///</text:span><text:span text:style-name="T59"> </text:span><text:span text:style-name="T10">&lt;summary&gt;</text:span></text:p>
      <text:p text:style-name="P34"><text:soft-page-break/><text:span text:style-name="T21"><text:s text:c="8"/></text:span><text:span text:style-name="T10">///</text:span><text:span text:style-name="T59"> Entities have an identity.</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returns&gt;</text:span><text:span text:style-name="T59">The identity of this entity.</text:span><text:span text:style-name="T10">&lt;/returns&gt;</text:span></text:p>
      <text:p text:style-name="P22"><text:s text:c="8"/>ID identity();</text:p>
      <text:p text:style-name="P22"><text:s text:c="4"/>}</text:p>
      <text:p text:style-name="P22">}</text:p>
      <text:p text:style-name="P5"/>
      <text:p text:style-name="P5">La novedad, en este caso, seria ese metodo <text:span text:style-name="T52">identity()</text:span>, que refuerza todavia mas la nocion de que una DDD_Entity requiere de una identidad unica (al contrario que un DDD_Value_Object que carece de la misma).</text:p>
      <text:p text:style-name="P5"/>
      <text:p text:style-name="P5">Otro aspecto destacable es ver como pese a imponer la necesidad de tener un metodo como <text:span text:style-name="T52">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5"/>
      <text:p text:style-name="P5">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5"/>
      <text:p text:style-name="P5">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5"/>
      <text:p text:style-name="P5">NOTA: Eric Evans, realmente cuenta esta anecdota en su libro. Si es o deja de ser real es algo que desconocemos, pero ilustra magnificamente el concepto.</text:p>
      <text:p text:style-name="P5"/>
      <text:p text:style-name="P9"><text:span text:style-name="T6">La Interface IDomainEvent&lt;T&gt;</text:span>:</text:p>
      <text:p text:style-name="P5"/>
      <text:p text:style-name="P5">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5"/>
      <text:p text:style-name="P5">TODO: Revisar la grabacion del DDD NYC para recordar y comprobar que esto era asi (escribo de memoria)</text:p>
      <text:p text:style-name="P5"/>
      <text:p text:style-name="P5">El codigo que implementa la interface es el siguiente:</text:p>
      <text:p text:style-name="P5"/>
      <text:p text:style-name="P15"><text:span text:style-name="T10">namespace</text:span><text:span text:style-name="T21"> dddsample.domain.shared</text:span></text:p>
      <text:p text:style-name="P22">{</text:p>
      <text:p text:style-name="P34"><text:span text:style-name="T21"><text:s text:c="4"/></text:span><text:span text:style-name="T10">///</text:span><text:span text:style-name="T59"> </text:span><text:span text:style-name="T10">&lt;summary&gt;</text:span></text:p>
      <text:p text:style-name="P34"><text:span text:style-name="T21"><text:s text:c="4"/></text:span><text:span text:style-name="T10">///</text:span><text:span text:style-name="T59"> A domain event is something that is unique, but does not have a lifecycle.</text:span></text:p>
      <text:p text:style-name="P34"><text:span text:style-name="T21"><text:s text:c="4"/></text:span><text:span text:style-name="T10">///</text:span><text:span text:style-name="T59"> The identity may be explicit, for example the sequence number of a payment, </text:span></text:p>
      <text:p text:style-name="P34"><text:span text:style-name="T21"><text:s text:c="4"/></text:span><text:span text:style-name="T10">///</text:span><text:span text:style-name="T59"> or it could be derived from various aspects of the event such as </text:span></text:p>
      <text:p text:style-name="P34"><text:span text:style-name="T21"><text:s text:c="4"/></text:span><text:span text:style-name="T10">///</text:span><text:span text:style-name="T59"> where, when and what has happened.</text:span></text:p>
      <text:p text:style-name="P34"><text:span text:style-name="T21"><text:s text:c="4"/></text:span><text:span text:style-name="T10">///</text:span><text:span text:style-name="T59"> </text:span><text:span text:style-name="T10">&lt;/summary&gt;</text:span></text:p>
      <text:p text:style-name="P34"><text:span text:style-name="T21"><text:s text:c="4"/></text:span><text:span text:style-name="T10">///</text:span><text:span text:style-name="T59"> </text:span><text:span text:style-name="T10">&lt;typeparam name=</text:span><text:span text:style-name="T33">"T"</text:span><text:span text:style-name="T10">&gt;&lt;/typeparam&gt;</text:span></text:p>
      <text:p text:style-name="P34"><text:span text:style-name="T21"><text:s text:c="4"/></text:span><text:span text:style-name="T10">public</text:span><text:span text:style-name="T21"> </text:span><text:span text:style-name="T10">interface</text:span><text:span text:style-name="T21"> </text:span><text:span text:style-name="T33">IDomainEvent</text:span><text:span text:style-name="T21">&lt;T&gt;</text:span></text:p>
      <text:p text:style-name="P22"><text:s text:c="4"/>{</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p>
      <text:p text:style-name="P34"><text:span text:style-name="T21"><text:s text:c="8"/></text:span><text:span text:style-name="T10">///</text:span><text:span text:style-name="T59"> </text:span><text:span text:style-name="T10">&lt;/summary&gt;</text:span></text:p>
      <text:p text:style-name="P34"><text:soft-page-break/><text:span text:style-name="T21"><text:s text:c="8"/></text:span><text:span text:style-name="T10">///</text:span><text:span text:style-name="T59"> </text:span><text:span text:style-name="T10">&lt;param name=</text:span><text:span text:style-name="T33">"the_other_event"</text:span><text:span text:style-name="T10">&gt;</text:span><text:span text:style-name="T59">The other domain event.</text:span><text:span text:style-name="T10">&lt;/param&gt;</text:span></text:p>
      <text:p text:style-name="P34"><text:span text:style-name="T21"><text:s text:c="8"/></text:span><text:span text:style-name="T10">///</text:span><text:span text:style-name="T59"> </text:span><text:span text:style-name="T10">&lt;returns&gt;&lt;code&gt;</text:span><text:span text:style-name="T59">true</text:span><text:span text:style-name="T10">&lt;/code&gt;</text:span><text:span text:style-name="T59"> if the given domain event </text:span></text:p>
      <text:p text:style-name="P34"><text:span text:style-name="T21"><text:s text:c="8"/></text:span><text:span text:style-name="T10">///</text:span><text:span text:style-name="T59"> and this event are regarded as being the same event.</text:span><text:span text:style-name="T10">&lt;/returns&gt;</text:span></text:p>
      <text:p text:style-name="P34"><text:span text:style-name="T21"><text:s text:c="8"/></text:span><text:span text:style-name="T10">bool</text:span><text:span text:style-name="T21"> is_the_same_event_as(T the_other_event);</text:span></text:p>
      <text:p text:style-name="P22"><text:s text:c="4"/>}</text:p>
      <text:p text:style-name="P22">}</text:p>
      <text:p text:style-name="P5"/>
      <text:p text:style-name="P5">TODO: Terminar esto.</text:p>
      <text:p text:style-name="P5"/>
      <text:p text:style-name="P5">REFERENCIAS:</text:p>
      <text:p text:style-name="P5"/>
      <text:p text:style-name="P1"><text:a xlink:type="simple" xlink:href="http://domaindrivendesign.org/library/evans_2009_1"><text:span text:style-name="T68">http://domaindrivendesign.org/library/evans_2009_1</text:span></text:a></text:p>
      <text:p text:style-name="P1"><text:a xlink:type="simple" xlink:href="http://domaindrivendesign.org/library/evans_2009_2"><text:span text:style-name="T68">http://domaindrivendesign.org/library/evans_2009_2</text:span></text:a></text:p>
      <text:p text:style-name="P1"><text:a xlink:type="simple" xlink:href="http://qconlondon.com/london-2009/presentation/What+I%27ve+learned+about+DDD+since+the+book"><text:span text:style-name="T68">http://qconlondon.com/london-2009/presentation/What+I%27ve+learned+about+DDD+since+the+book</text:span></text:a></text:p>
      <text:p text:style-name="P5"/>
      <text:p text:style-name="P5"/>
      <text:p text:style-name="P9"><text:span text:style-name="T6">El Patron Specification&lt;T&gt;</text:span>:</text:p>
      <text:p text:style-name="P5"/>
      <text:p text:style-name="P5">Probablemente el patron de DDD sobre el que se ha escrito, polemizado y ampliado mas. Para muestra un boton (DDD_Specification con LINQ):</text:p>
      <text:p text:style-name="P5"/>
      <text:p text:style-name="P1"><text:a xlink:type="simple" xlink:href="http://nblumhardt.com/archives/implementing-the-specification-pattern-via-linq/"><text:span text:style-name="T68">http://nblumhardt.com/archives/implementing-the-specification-pattern-via-linq/</text:span></text:a></text:p>
      <text:p text:style-name="P1"><text:a xlink:type="simple" xlink:href="http://iridescence.no/post/Linq-the-Specification-Pattern-and-Encapsulation.aspx"><text:span text:style-name="T68">http://iridescence.no/post/Linq-the-Specification-Pattern-and-Encapsulation.aspx</text:span></text:a></text:p>
      <text:p text:style-name="P1"><text:a xlink:type="simple" xlink:href="http://mathgeekcoder.blogspot.com/2008/07/advanced-domain-model-queries-using.html"><text:span text:style-name="T68">http://mathgeekcoder.blogspot.com/2008/07/advanced-domain-model-queries-using.html</text:span></text:a></text:p>
      <text:p text:style-name="P1"><text:a xlink:type="simple" xlink:href="http://devlicio.us/blogs/casey/archive/2009/03/02/ddd-the-specification-pattern.aspx"><text:span text:style-name="T68">http://devlicio.us/blogs/casey/archive/2009/03/02/ddd-the-specification-pattern.aspx</text:span></text:a></text:p>
      <text:p text:style-name="P1"><text:a xlink:type="simple" xlink:href="http://en.wikipedia.org/wiki/Specification_pattern"><text:span text:style-name="T68">http://en.wikipedia.org/wiki/Specification_pattern</text:span></text:a></text:p>
      <text:p text:style-name="P1"><text:a xlink:type="simple" xlink:href="http://stackoverflow.com/questions/1454049/is-the-specification-pattern-obsolete-when-you-can-use-dynamic-linq"><text:span text:style-name="T68">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68">http://www.lostechies.com/blogs/chrismissal/archive/2009/09/10/using-the-specification-pattern-for-querying.aspx</text:span></text:a></text:p>
      <text:p text:style-name="P1"><text:a xlink:type="simple" xlink:href="http://compiledexperience.com/blog/posts/Simplifying-the-Composite-Specification-Pattern"><text:span text:style-name="T68">http://compiledexperience.com/blog/posts/Simplifying-the-Composite-Specification-Pattern</text:span></text:a></text:p>
      <text:p text:style-name="P1"><text:a xlink:type="simple" xlink:href="http://www.mostlyclean.com/post/2008/10/Linq-Specifications-The-Project.aspx"><text:span text:style-name="T68">http://www.mostlyclean.com/post/2008/10/Linq-Specifications-The-Project.aspx</text:span></text:a></text:p>
      <text:p text:style-name="P1"><text:a xlink:type="simple" xlink:href="http://andyhitchman.wordpress.com/2009/03/13/specification-pattern-linq-to-nhibernate/"><text:span text:style-name="T68">http://andyhitchman.wordpress.com/2009/03/13/specification-pattern-linq-to-nhibernate/</text:span></text:a></text:p>
      <text:p text:style-name="P5"/>
      <text:p text:style-name="P5">Dificilmente podremos añadir algo original a la ya de por si concurrida discusion.</text:p>
      <text:p text:style-name="P5"/>
      <text:p text:style-name="P5">Recomendamos consultar el documento especifico de DDD_Specification, para entender los conceptos mas importantes y sobre todo para situarlo en un contexto que pedia a gritos una solucion de ese estilo.</text:p>
      <text:p text:style-name="P5"/>
      <text:p text:style-name="P5"><text:span text:style-name="T6">Implementando el patron DDD_Specification – La interface ISpecification&lt;T&gt;</text:span>:</text:p>
      <text:p text:style-name="P5"/>
      <text:p text:style-name="P5">La idea es tener una interface base a partir de la cual podamos implementar una version abstracta que nos proporcione una implementacion por defecto de la opciones/operaciones mas usuales, a saber:</text:p>
      <text:p text:style-name="P5"/>
      <text:list xml:id="list29209072" text:style-name="L3">
        <text:list-item>
          <text:p text:style-name="P50">AND</text:p>
        </text:list-item>
        <text:list-item>
          <text:p text:style-name="P50">OR</text:p>
        </text:list-item>
        <text:list-item>
          <text:p text:style-name="P50">NOT</text:p>
        </text:list-item>
      </text:list>
      <text:p text:style-name="P5"/>
      <text:p text:style-name="P5">mientras que, el metodo que se encarga de verificar si se satisface la Specification se mantiene abstracto, obligando a cualquier clase que herede de nuestra clase base abstracta a proveer una implementacion propia de dicho metodo.</text:p>
      <text:p text:style-name="P5"/>
      <text:p text:style-name="P5">Vamos con algo de codigo para aclarar todo esto.</text:p>
      <text:p text:style-name="P5"/>
      <text:p text:style-name="P5">Esta es precisamente la interface de la que hablabamos:</text:p>
      <text:p text:style-name="P5"/>
      <text:p text:style-name="P33"><text:span text:style-name="T11">namespace</text:span><text:span text:style-name="T23"> dddsample.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Specification</text:span><text:span text:style-name="T21">&lt;T&gt;</text:span></text:p>
      <text:p text:style-name="P22"><text:soft-page-break/><text:s text:c="4"/>{</text:p>
      <text:p text:style-name="P34"><text:span text:style-name="T21"><text:s text:c="8"/></text:span><text:span text:style-name="T10">bool</text:span><text:span text:style-name="T21"> is_satisfied_by(T item);</text:span></text:p>
      <text:p text:style-name="P34"><text:span text:style-name="T21"><text:s text:c="8"/></text:span><text:span text:style-name="T33">ISpecification</text:span><text:span text:style-name="T21">&lt;T&gt; and(</text:span><text:span text:style-name="T33">ISpecification</text:span><text:span text:style-name="T21">&lt;T&gt; spec);</text:span></text:p>
      <text:p text:style-name="P34"><text:span text:style-name="T21"><text:s text:c="8"/></text:span><text:span text:style-name="T33">ISpecification</text:span><text:span text:style-name="T21">&lt;T&gt; or(</text:span><text:span text:style-name="T33">ISpecification</text:span><text:span text:style-name="T21">&lt;T&gt; spec);</text:span></text:p>
      <text:p text:style-name="P34"><text:span text:style-name="T21"><text:s text:c="8"/></text:span><text:span text:style-name="T33">ISpecification</text:span><text:span text:style-name="T21">&lt;T&gt; not();</text:span></text:p>
      <text:p text:style-name="P22"><text:s text:c="4"/>}</text:p>
      <text:p text:style-name="P22">}</text:p>
      <text:p text:style-name="P5"/>
      <text:p text:style-name="P5">aqui con toda la ceremonia implicita de los comentarios:</text:p>
      <text:p text:style-name="P5"/>
      <text:p text:style-name="P33"><text:span text:style-name="T11">namespace</text:span><text:span text:style-name="T23"> dddsample.domain.shared</text:span></text:p>
      <text:p text:style-name="P22">{</text:p>
      <text:p text:style-name="P34"><text:span text:style-name="T21"><text:s text:c="4"/></text:span><text:span text:style-name="T10">///</text:span><text:span text:style-name="T59"> </text:span><text:span text:style-name="T10">&lt;summary&gt;</text:span></text:p>
      <text:p text:style-name="P34"><text:span text:style-name="T21"><text:s text:c="4"/></text:span><text:span text:style-name="T10">///</text:span><text:span text:style-name="T59"> Specification interface.</text:span></text:p>
      <text:p text:style-name="P34"><text:span text:style-name="T21"><text:s text:c="4"/></text:span><text:span text:style-name="T10">///</text:span><text:span text:style-name="T59"> Use </text:span><text:span text:style-name="T10">&lt;code&gt;</text:span><text:span text:style-name="T59">AbstractSpecification</text:span><text:span text:style-name="T10">&lt;/code&gt;</text:span><text:span text:style-name="T59"> as base for creating specifications,</text:span></text:p>
      <text:p text:style-name="P34"><text:span text:style-name="T21"><text:s text:c="4"/></text:span><text:span text:style-name="T10">///</text:span><text:span text:style-name="T59"> and only the method </text:span><text:span text:style-name="T10">&lt;code&gt;</text:span><text:span text:style-name="T59">is_satisfied_by(Object)</text:span><text:span text:style-name="T10">&lt;/code&gt;</text:span><text:span text:style-name="T59"> must be implemented.</text:span></text:p>
      <text:p text:style-name="P34"><text:span text:style-name="T21"><text:s text:c="4"/></text:span><text:span text:style-name="T10">///</text:span><text:span text:style-name="T59"> </text:span><text:span text:style-name="T10">&lt;/summary&gt;</text:span></text:p>
      <text:p text:style-name="P34"><text:span text:style-name="T21"><text:s text:c="4"/></text:span><text:span text:style-name="T10">///</text:span><text:span text:style-name="T59"> </text:span><text:span text:style-name="T10">&lt;typeparam name=</text:span><text:span text:style-name="T33">"T"</text:span><text:span text:style-name="T10">&gt;&lt;/typeparam&gt;</text:span></text:p>
      <text:p text:style-name="P34"><text:span text:style-name="T21"><text:s text:c="4"/></text:span><text:span text:style-name="T10">public</text:span><text:span text:style-name="T21"> </text:span><text:span text:style-name="T10">interface</text:span><text:span text:style-name="T21"> </text:span><text:span text:style-name="T33">ISpecification</text:span><text:span text:style-name="T21">&lt;T&gt;</text:span></text:p>
      <text:p text:style-name="P22"><text:s text:c="4"/>{</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Check if </text:span><text:span text:style-name="T10">&lt;code&gt;</text:span><text:span text:style-name="T59">item</text:span><text:span text:style-name="T10">&lt;/code&gt;</text:span><text:span text:style-name="T59"> is satisfied by the specification.</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param name=</text:span><text:span text:style-name="T33">"item"</text:span><text:span text:style-name="T10">&gt;</text:span><text:span text:style-name="T59">Object to test.</text:span><text:span text:style-name="T10">&lt;/param&gt;</text:span></text:p>
      <text:p text:style-name="P34"><text:span text:style-name="T21"><text:s text:c="8"/></text:span><text:span text:style-name="T10">///</text:span><text:span text:style-name="T59"> </text:span><text:span text:style-name="T10">&lt;returns&gt;&lt;code&gt;</text:span><text:span text:style-name="T59">true</text:span><text:span text:style-name="T10">&lt;/code&gt;</text:span><text:span text:style-name="T59"> if </text:span><text:span text:style-name="T10">&lt;code&gt;</text:span><text:span text:style-name="T59">item</text:span><text:span text:style-name="T10">&lt;/code&gt;</text:span><text:span text:style-name="T59"> </text:span></text:p>
      <text:p text:style-name="P34"><text:span text:style-name="T21"><text:s text:c="8"/></text:span><text:span text:style-name="T10">///</text:span><text:span text:style-name="T59"> satisfies the specification.</text:span><text:span text:style-name="T10">&lt;/returns&gt;</text:span></text:p>
      <text:p text:style-name="P34"><text:span text:style-name="T21"><text:s text:c="8"/></text:span><text:span text:style-name="T10">bool</text:span><text:span text:style-name="T21"> is_satisfied_by(T item);</text:span></text:p>
      <text:p text:style-name="P22"/>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Create a new specification that is the AND operation </text:span></text:p>
      <text:p text:style-name="P34"><text:span text:style-name="T21"><text:s text:c="8"/></text:span><text:span text:style-name="T10">///</text:span><text:span text:style-name="T59"> of </text:span><text:span text:style-name="T10">&lt;code&gt;</text:span><text:span text:style-name="T59">this</text:span><text:span text:style-name="T10">&lt;/code&gt;</text:span><text:span text:style-name="T59"> specification and another specification.</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param name=</text:span><text:span text:style-name="T33">"spec"</text:span><text:span text:style-name="T10">&gt;</text:span><text:span text:style-name="T59">Specification to AND.</text:span><text:span text:style-name="T10">&lt;/param&gt;</text:span></text:p>
      <text:p text:style-name="P34"><text:span text:style-name="T21"><text:s text:c="8"/></text:span><text:span text:style-name="T10">///</text:span><text:span text:style-name="T59"> </text:span><text:span text:style-name="T10">&lt;returns&gt;</text:span><text:span text:style-name="T59">A new specification.</text:span><text:span text:style-name="T10">&lt;/returns&gt;</text:span></text:p>
      <text:p text:style-name="P34"><text:span text:style-name="T21"><text:s text:c="8"/></text:span><text:span text:style-name="T33">ISpecification</text:span><text:span text:style-name="T21">&lt;T&gt; and(</text:span><text:span text:style-name="T33">ISpecification</text:span><text:span text:style-name="T21">&lt;T&gt; spec);</text:span></text:p>
      <text:p text:style-name="P22"><text:s text:c="8"/></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Create a new specification that is the OR operation </text:span></text:p>
      <text:p text:style-name="P34"><text:span text:style-name="T21"><text:s text:c="8"/></text:span><text:span text:style-name="T10">///</text:span><text:span text:style-name="T59"> of </text:span><text:span text:style-name="T10">&lt;code&gt;</text:span><text:span text:style-name="T59">this</text:span><text:span text:style-name="T10">&lt;/code&gt;</text:span><text:span text:style-name="T59"> specification and another specification.</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param name=</text:span><text:span text:style-name="T33">"spec"</text:span><text:span text:style-name="T10">&gt;</text:span><text:span text:style-name="T59">Specification to OR.</text:span><text:span text:style-name="T10">&lt;/param&gt;</text:span></text:p>
      <text:p text:style-name="P34"><text:span text:style-name="T21"><text:s text:c="8"/></text:span><text:span text:style-name="T10">///</text:span><text:span text:style-name="T59"> </text:span><text:span text:style-name="T10">&lt;returns&gt;</text:span><text:span text:style-name="T59">A new specification.</text:span><text:span text:style-name="T10">&lt;/returns&gt;</text:span></text:p>
      <text:p text:style-name="P34"><text:span text:style-name="T21"><text:s text:c="8"/></text:span><text:span text:style-name="T33">ISpecification</text:span><text:span text:style-name="T21">&lt;T&gt; or(</text:span><text:span text:style-name="T33">ISpecification</text:span><text:span text:style-name="T21">&lt;T&gt; spec);</text:span></text:p>
      <text:p text:style-name="P22"><text:s text:c="8"/></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Create a new specification that is the NOT operation </text:span></text:p>
      <text:p text:style-name="P34"><text:span text:style-name="T21"><text:s text:c="8"/></text:span><text:span text:style-name="T10">///</text:span><text:span text:style-name="T59"> of </text:span><text:span text:style-name="T10">&lt;code&gt;</text:span><text:span text:style-name="T59">this</text:span><text:span text:style-name="T10">&lt;/code&gt;</text:span><text:span text:style-name="T59"> specification.</text:span></text:p>
      <text:p text:style-name="P34"><text:span text:style-name="T21"><text:s text:c="8"/></text:span><text:span text:style-name="T10">///</text:span><text:span text:style-name="T59"> </text:span><text:span text:style-name="T10">&lt;/summary&gt;</text:span></text:p>
      <text:p text:style-name="P34"><text:span text:style-name="T21"><text:s text:c="8"/></text:span><text:span text:style-name="T10">///</text:span><text:span text:style-name="T59"> </text:span><text:span text:style-name="T10">&lt;returns&gt;</text:span><text:span text:style-name="T59">A new specification.</text:span><text:span text:style-name="T10">&lt;/returns&gt;</text:span></text:p>
      <text:p text:style-name="P34"><text:span text:style-name="T21"><text:s text:c="8"/></text:span><text:span text:style-name="T33">ISpecification</text:span><text:span text:style-name="T21">&lt;T&gt; not();</text:span></text:p>
      <text:p text:style-name="P22"><text:s text:c="4"/>}</text:p>
      <text:p text:style-name="P22">}</text:p>
      <text:p text:style-name="P5"/>
      <text:p text:style-name="P12"><text:span text:style-name="T2">NOTA: Creemos haber descubierto un error en el codigo java ya que la signatura propuesta para el metodo </text:span><text:span text:style-name="T4">not()</text:span><text:span text:style-name="T2"> es la siguiente:</text:span></text:p>
      <text:p text:style-name="P5"/>
      <text:p text:style-name="P33"><text:span text:style-name="T34">ISpecificationJava</text:span><text:span text:style-name="T23">&lt;T&gt; not(</text:span><text:span text:style-name="T34">ISpecificationJava</text:span><text:span text:style-name="T23">&lt;T&gt; spec);</text:span></text:p>
      <text:p text:style-name="P5"/>
      <text:p text:style-name="P5">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5"/>
      <text:p text:style-name="P34"><text:span text:style-name="T10">var</text:span><text:span text:style-name="T21"> not_spec = </text:span><text:span text:style-name="T10">new</text:span><text:span text:style-name="T21"> </text:span><text:span text:style-name="T42">ThisIsYourSpecification</text:span><text:span text:style-name="T21">(</text:span><text:span text:style-name="T33">33</text:span><text:span text:style-name="T21">).not();</text:span></text:p>
      <text:p text:style-name="P5"/>
      <text:p text:style-name="P5">suponiendo que tuviesemos un Specification como:</text:p>
      <text:p text:style-name="P5"/>
      <text:p text:style-name="P42">ThisIsYourSpecification</text:p>
      <text:p text:style-name="P5"/>
      <text:p text:style-name="P5">que admitiese numeros enteros, y haer la comprobacion que considerase oportuna</text:p>
      <text:p text:style-name="P5"/>
      <text:p text:style-name="P16"><text:span text:style-name="T42">ThisIsYourSpecification</text:span><text:span text:style-name="T21">(</text:span><text:span text:style-name="T33">33</text:span><text:span text:style-name="T21">)</text:span></text:p>
      <text:p text:style-name="P5"/>
      <text:p text:style-name="P5">si quisieramos negarla seria asi:</text:p>
      <text:p text:style-name="P5"/>
      <text:p text:style-name="P16"><text:span text:style-name="T42">ThisIsYourSpecification</text:span><text:span text:style-name="T21">(</text:span><text:span text:style-name="T33">33</text:span><text:span text:style-name="T21">).not()</text:span></text:p>
      <text:p text:style-name="P5"/>
      <text:p text:style-name="P5">y vemos claramente que:</text:p>
      <text:p text:style-name="P5"/>
      <text:p text:style-name="P25">not()</text:p>
      <text:p text:style-name="P5"/>
      <text:p text:style-name="P5">no admite ningun parametro.</text:p>
      <text:p text:style-name="P5"/>
      <text:p text:style-name="P5">FIN NOTA.</text:p>
      <text:p text:style-name="P5"/>
      <text:p text:style-name="P5"><text:span text:style-name="T6">Implementando el patron DDD_Specification – La abstract class Specification&lt;T&gt;</text:span>:</text:p>
      <text:p text:style-name="P5"/>
      <text:p text:style-name="P5">Vamos a intentar llegar a la implementacion de la clase abstracta Specification&lt;T&gt; a traves de BDD.</text:p>
      <text:p text:style-name="P5"/>
      <text:p text:style-name="P5">Tal y como esta implementada en el codigo java hace que sea imposible de testar y mucho menos, de llegar a ella a traves de BDD. De ese aspecto trata nuestra siguiente seccion.</text:p>
      <text:p text:style-name="P5"/>
      <text:p text:style-name="P5"><text:span text:style-name="T6">"Lavando los trapos sucios en publico" o "Inyectar o no Inyectar, he aqui la cuestion"</text:span>:</text:p>
      <text:p text:style-name="P5"/>
      <text:p text:style-name="P5">El problema de base es que la implementacion de la clase abstracta en java oculta sus dependencias. Vamos a explicar este concepto.</text:p>
      <text:p text:style-name="P5"/>
      <text:p text:style-name="P5">Una clase que oculta sus dependencias es aquella que de forma opaca crea otros objetos de los que depende y sin lo cuales no puede realizar el trabajo que se le ha encomendado.</text:p>
      <text:p text:style-name="P5"/>
      <text:p text:style-name="P5">Traduciendo este concepto (aunque casi podriamos hablar de anti-pattern) a codigo, obtendriamos algo como:</text:p>
      <text:p text:style-name="P5"/>
      <text:p text:style-name="P15"><text:span text:style-name="T10">public</text:span><text:span text:style-name="T21"> </text:span><text:span text:style-name="T10">abstract</text:span><text:span text:style-name="T21"> </text:span><text:span text:style-name="T10">class</text:span><text:span text:style-name="T21"> </text:span><text:span text:style-name="T42">Specification</text:span><text:span text:style-name="T21">&lt;T&gt; : </text:span><text:span text:style-name="T33">ISpecification</text:span><text:span text:style-name="T21">&lt;T&gt;</text:span></text:p>
      <text:p text:style-name="P22">{</text:p>
      <text:p text:style-name="P34"><text:span text:style-name="T21"><text:s text:c="4"/></text:span><text:span text:style-name="T10">public</text:span><text:span text:style-name="T21"> </text:span><text:span text:style-name="T33">ISpecification</text:span><text:span text:style-name="T21">&lt;T&gt; and(</text:span><text:span text:style-name="T33">ISpecification</text:span><text:span text:style-name="T21">&lt;T&gt; the_other)</text:span></text:p>
      <text:p text:style-name="P22"><text:s text:c="4"/>{</text:p>
      <text:p text:style-name="P34"><text:span text:style-name="T21"><text:s text:c="8"/></text:span><text:span text:style-name="T10">return</text:span><text:span text:style-name="T21"> </text:span><text:span text:style-name="T10">new</text:span><text:span text:style-name="T21"> </text:span><text:span text:style-name="T42">AndSpecification</text:span><text:span text:style-name="T21">&lt;T&gt;(</text:span><text:span text:style-name="T10">this</text:span><text:span text:style-name="T21">, the_other);</text:span></text:p>
      <text:p text:style-name="P22"><text:s text:c="4"/>}</text:p>
      <text:p text:style-name="P22">}</text:p>
      <text:p text:style-name="P5"/>
      <text:p text:style-name="P5">El metodo <text:span text:style-name="T52">and()</text:span>, internamente, crea una instancia de la clase <text:span text:style-name="T52">AndSpecification&lt;T&gt;</text:span>, de forma que nadie que vea desde fuera esta clase pueda saber que la clase <text:span text:style-name="T52">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2">AndSpecification&lt;T&gt;</text:span>, de crear un objeto falso (un mock object) que nos permita, por ejemplo, asertar que para que el metodo and() se comporte tal y como esperamos, durante su ejecucion debe haber invocado una vez, y solo una, el constructor de la clase <text:span text:style-name="T52">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5"/>
      <text:p text:style-name="P5">Para entender mejor este concepto, es interesante considerar la alternativa. Tal y como reza el titulo de este epigrafe: "Lavar los trapos sucios en publico".</text:p>
      <text:p text:style-name="P5"/>
      <text:p text:style-name="P5">Una de las alternativa seria reconocer de antemano todas las dependencias de nuestra clase e intentar inyectarselas a traves del constructor (Constructor Dependency Inyection). Es decir, aplicado a nuestro caso tendriamos algo como:</text:p>
      <text:p text:style-name="P5"/>
      <text:p text:style-name="P15"><text:span text:style-name="T10">public</text:span><text:span text:style-name="T21"> </text:span><text:span text:style-name="T10">abstract</text:span><text:span text:style-name="T21"> </text:span><text:span text:style-name="T10">class</text:span><text:span text:style-name="T21"> </text:span><text:span text:style-name="T42">Specification</text:span><text:span text:style-name="T21">&lt;T&gt; : </text:span><text:span text:style-name="T33">ISpecification</text:span><text:span text:style-name="T21">&lt;T&gt;</text:span></text:p>
      <text:p text:style-name="P22">{</text:p>
      <text:p text:style-name="P34"><text:span text:style-name="T21"><text:s text:c="4"/></text:span><text:span text:style-name="T42">AndSpecification</text:span><text:span text:style-name="T21">&lt;T&gt; and_specification;</text:span></text:p>
      <text:p text:style-name="P22"><text:s text:c="4"/></text:p>
      <text:p text:style-name="P34"><text:span text:style-name="T21"><text:s text:c="4"/></text:span><text:span text:style-name="T10">public</text:span><text:span text:style-name="T21"> Specification(</text:span><text:span text:style-name="T42">AndSpecification</text:span><text:span text:style-name="T21">&lt;T&gt; and_specification)</text:span></text:p>
      <text:p text:style-name="P22"><text:s text:c="4"/>{</text:p>
      <text:p text:style-name="P34"><text:span text:style-name="T21"><text:s text:c="8"/></text:span><text:span text:style-name="T10">this</text:span><text:span text:style-name="T21">.and_specification = and_specification;</text:span></text:p>
      <text:p text:style-name="P22"><text:s text:c="4"/>}</text:p>
      <text:p text:style-name="P22"/>
      <text:p text:style-name="P34"><text:span text:style-name="T21"><text:s text:c="4"/></text:span><text:span text:style-name="T10">public</text:span><text:span text:style-name="T21"> </text:span><text:span text:style-name="T33">ISpecification</text:span><text:span text:style-name="T21">&lt;T&gt; and(</text:span><text:span text:style-name="T33">ISpecification</text:span><text:span text:style-name="T21">&lt;T&gt; the_other_specification)</text:span></text:p>
      <text:p text:style-name="P22"><text:s text:c="4"/>{</text:p>
      <text:p text:style-name="P34"><text:span text:style-name="T21"><text:s text:c="8"/></text:span><text:span text:style-name="T10">return</text:span><text:span text:style-name="T21"> and_specification(</text:span><text:span text:style-name="T10">this</text:span><text:span text:style-name="T21">, the_other_specification);</text:span></text:p>
      <text:p text:style-name="P22"><text:s text:c="4"/>}</text:p>
      <text:p text:style-name="P22">}</text:p>
      <text:p text:style-name="P5"/>
      <text:p text:style-name="P5">y enfatizamos el "algo como" ya que hemos hecho trampas. <text:span text:style-name="T52">Specification&lt;T&gt;</text:span> es una clase abstracta, por lo que al declararle un constructor nos vemos en la obligacion de heredar la signatura del constructor en cualquier clase que herede de <text:span text:style-name="T52">Specification&lt;T&gt;</text:span> y en el caso de <text:span text:style-name="T52">AndSpecification&lt;T&gt;</text:span> la signatura del constructor de Specification&lt;T&gt; simple y llanamente carece de sentido, ya que el constructor que buscamos para AndSpecification&lt;T&gt; seria algo asi como:</text:p>
      <text:p text:style-name="P5"/>
      <text:p text:style-name="P15"><text:span text:style-name="T10">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5"/>
      <text:p text:style-name="P5">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5"/>
      <text:p text:style-name="P15"><text:span text:style-name="T10">public</text:span><text:span text:style-name="T21"> </text:span><text:span text:style-name="T10">abstract</text:span><text:span text:style-name="T21"> </text:span><text:span text:style-name="T10">class</text:span><text:span text:style-name="T21"> </text:span><text:span text:style-name="T42">Specification</text:span><text:span text:style-name="T21">&lt;T&gt; : </text:span><text:span text:style-name="T33">ISpecification</text:span><text:span text:style-name="T21">&lt;T&gt;</text:span></text:p>
      <text:p text:style-name="P22">{</text:p>
      <text:p text:style-name="P34"><text:span text:style-name="T21"><text:s text:c="4"/></text:span><text:span text:style-name="T42">AndSpecification</text:span><text:span text:style-name="T21">&lt;T&gt; and_specification;</text:span></text:p>
      <text:p text:style-name="P34"><text:span text:style-name="T21"><text:s text:c="4"/></text:span><text:span text:style-name="T42">OrSpecification</text:span><text:span text:style-name="T21">&lt;T&gt; or_specification;</text:span></text:p>
      <text:p text:style-name="P34"><text:span text:style-name="T21"><text:s text:c="4"/></text:span><text:span text:style-name="T42">NotSpecification</text:span><text:span text:style-name="T21">&lt;T&gt; not_specification;</text:span></text:p>
      <text:p text:style-name="P22"/>
      <text:p text:style-name="P34"><text:span text:style-name="T21"><text:s text:c="4"/></text:span><text:span text:style-name="T10">public</text:span><text:span text:style-name="T21"> Specification(</text:span><text:span text:style-name="T42">AndSpecification</text:span><text:span text:style-name="T21">&lt;T&gt; and_specification, </text:span></text:p>
      <text:p text:style-name="P34"><text:span text:style-name="T21"><text:s text:c="25"/></text:span><text:span text:style-name="T42">OrSpecification</text:span><text:span text:style-name="T21">&lt;T&gt; or_specification, </text:span></text:p>
      <text:p text:style-name="P34"><text:span text:style-name="T21"><text:s text:c="25"/></text:span><text:span text:style-name="T42">NotSpecification</text:span><text:span text:style-name="T21">&lt;T&gt; not_specification)</text:span></text:p>
      <text:p text:style-name="P22"><text:s text:c="4"/>{</text:p>
      <text:p text:style-name="P34"><text:span text:style-name="T21"><text:s text:c="8"/></text:span><text:span text:style-name="T10">this</text:span><text:span text:style-name="T21">.and_specification = and_specification;</text:span></text:p>
      <text:p text:style-name="P34"><text:span text:style-name="T21"><text:s text:c="8"/></text:span><text:span text:style-name="T10">this</text:span><text:span text:style-name="T21">.or_specification = or_specification;</text:span></text:p>
      <text:p text:style-name="P34"><text:span text:style-name="T21"><text:s text:c="8"/></text:span><text:span text:style-name="T10">this</text:span><text:span text:style-name="T21">.not_specification = not_specification;</text:span></text:p>
      <text:p text:style-name="P22"><text:s text:c="4"/>}</text:p>
      <text:p text:style-name="P22"/>
      <text:p text:style-name="P34"><text:span text:style-name="T21"><text:s text:c="4"/></text:span><text:span text:style-name="T10">public</text:span><text:span text:style-name="T21"> </text:span><text:span text:style-name="T10">abstract</text:span><text:span text:style-name="T21"> </text:span><text:span text:style-name="T10">bool</text:span><text:span text:style-name="T21"> is_satisfied_by(T item);</text:span></text:p>
      <text:p text:style-name="P22"/>
      <text:p text:style-name="P34"><text:span text:style-name="T21"><text:s text:c="4"/></text:span><text:span text:style-name="T10">public</text:span><text:span text:style-name="T21"> </text:span><text:span text:style-name="T33">ISpecification</text:span><text:span text:style-name="T21">&lt;T&gt; and(</text:span><text:span text:style-name="T33">ISpecification</text:span><text:span text:style-name="T21">&lt;T&gt; the_other_specification)</text:span></text:p>
      <text:p text:style-name="P22"><text:s text:c="4"/>{</text:p>
      <text:p text:style-name="P34"><text:span text:style-name="T21"><text:s text:c="8"/></text:span><text:span text:style-name="T10">return</text:span><text:span text:style-name="T21"> and_specification(</text:span><text:span text:style-name="T10">this</text:span><text:span text:style-name="T21">, the_other_specification);</text:span></text:p>
      <text:p text:style-name="P22"><text:s text:c="4"/>}</text:p>
      <text:p text:style-name="P22"><text:soft-page-break/></text:p>
      <text:p text:style-name="P34"><text:span text:style-name="T21"><text:s text:c="4"/></text:span><text:span text:style-name="T10">public</text:span><text:span text:style-name="T21"> </text:span><text:span text:style-name="T33">ISpecification</text:span><text:span text:style-name="T21">&lt;T&gt; or(</text:span><text:span text:style-name="T33">ISpecification</text:span><text:span text:style-name="T21">&lt;T&gt; the_other_specification)</text:span></text:p>
      <text:p text:style-name="P22"><text:s text:c="4"/>{</text:p>
      <text:p text:style-name="P34"><text:span text:style-name="T21"><text:s text:c="8"/></text:span><text:span text:style-name="T10">return</text:span><text:span text:style-name="T21"> or_specification(</text:span><text:span text:style-name="T10">this</text:span><text:span text:style-name="T21">, the_other_specification);</text:span></text:p>
      <text:p text:style-name="P22"><text:s text:c="4"/>}</text:p>
      <text:p text:style-name="P22"/>
      <text:p text:style-name="P34"><text:span text:style-name="T21"><text:s text:c="4"/></text:span><text:span text:style-name="T10">public</text:span><text:span text:style-name="T21"> </text:span><text:span text:style-name="T33">ISpecification</text:span><text:span text:style-name="T21">&lt;T&gt; not()</text:span></text:p>
      <text:p text:style-name="P22"><text:s text:c="4"/>{</text:p>
      <text:p text:style-name="P34"><text:span text:style-name="T21"><text:s text:c="7"/></text:span><text:span text:style-name="T10">return</text:span><text:span text:style-name="T21"> not_specification(</text:span><text:span text:style-name="T10">this</text:span><text:span text:style-name="T21">);</text:span></text:p>
      <text:p text:style-name="P22"><text:s text:c="4"/>}</text:p>
      <text:p text:style-name="P22">}</text:p>
      <text:p text:style-name="P22"/>
      <text:p text:style-name="P34"><text:span text:style-name="T10">public</text:span><text:span text:style-name="T21"> </text:span><text:span text:style-name="T10">class</text:span><text:span text:style-name="T21"> </text:span><text:span text:style-name="T42">NotSpecification</text:span><text:span text:style-name="T21">&lt;T&gt; : </text:span><text:span text:style-name="T42">Specification</text:span><text:span text:style-name="T21">&lt;T&gt; </text:span></text:p>
      <text:p text:style-name="P22">{</text:p>
      <text:p text:style-name="P34"><text:span text:style-name="T21"><text:s text:c="4"/></text:span><text:span text:style-name="T33">ISpecification</text:span><text:span text:style-name="T21">&lt;T&gt; to_negate;</text:span></text:p>
      <text:p text:style-name="P22"/>
      <text:p text:style-name="P34"><text:span text:style-name="T21"><text:s text:c="4"/></text:span><text:span text:style-name="T10">public</text:span><text:span text:style-name="T21"> NotSpecification(</text:span><text:span text:style-name="T42">AndSpecification</text:span><text:span text:style-name="T21">&lt;T&gt; and_specification, </text:span></text:p>
      <text:p text:style-name="P34"><text:span text:style-name="T21"><text:s text:c="28"/></text:span><text:span text:style-name="T42">OrSpecification</text:span><text:span text:style-name="T21">&lt;T&gt; or_specification, </text:span></text:p>
      <text:p text:style-name="P34"><text:span text:style-name="T21"><text:s text:c="28"/></text:span><text:span text:style-name="T42">NotSpecification</text:span><text:span text:style-name="T21">&lt;T&gt; not_specification) : </text:span></text:p>
      <text:p text:style-name="P34"><text:span text:style-name="T21"><text:s text:c="8"/></text:span><text:span text:style-name="T10">base</text:span><text:span text:style-name="T21">(and_specification, or_specification, not_specification) {}</text:span></text:p>
      <text:p text:style-name="P22"><text:s text:c="8"/></text:p>
      <text:p text:style-name="P34"><text:span text:style-name="T21"><text:s text:c="4"/></text:span><text:span text:style-name="T10">public</text:span><text:span text:style-name="T21"> NotSpecification(</text:span><text:span text:style-name="T33">ISpecification</text:span><text:span text:style-name="T21">&lt;T&gt; to_negate)</text:span></text:p>
      <text:p text:style-name="P22"><text:s text:c="4"/>{</text:p>
      <text:p text:style-name="P34"><text:span text:style-name="T21"><text:s text:c="8"/></text:span><text:span text:style-name="T10">this</text:span><text:span text:style-name="T21">.to_negate = to_negate;</text:span></text:p>
      <text:p text:style-name="P22"><text:s text:c="4"/>}</text:p>
      <text:p text:style-name="P22"/>
      <text:p text:style-name="P34"><text:span text:style-name="T21"><text:s text:c="4"/></text:span><text:span text:style-name="T10">public</text:span><text:span text:style-name="T21"> </text:span><text:span text:style-name="T10">override</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text:span><text:span text:style-name="T10">this</text:span><text:span text:style-name="T21">.to_negate.is_satisfied_by(item);</text:span></text:p>
      <text:p text:style-name="P22"><text:s text:c="4"/>}</text:p>
      <text:p text:style-name="P22">}</text:p>
      <text:p text:style-name="P22"/>
      <text:p text:style-name="P34"><text:span text:style-name="T10">public</text:span><text:span text:style-name="T21"> </text:span><text:span text:style-name="T10">class</text:span><text:span text:style-name="T21"> </text:span><text:span text:style-name="T42">OrSpecification</text:span><text:span text:style-name="T21">&lt;T&gt; : </text:span><text:span text:style-name="T42">Specification</text:span><text:span text:style-name="T21">&lt;T&gt;</text:span></text:p>
      <text:p text:style-name="P22">{</text:p>
      <text:p text:style-name="P34"><text:span text:style-name="T21"><text:s text:c="4"/></text:span><text:span text:style-name="T33">ISpecification</text:span><text:span text:style-name="T21">&lt;T&gt; left_side;</text:span></text:p>
      <text:p text:style-name="P34"><text:span text:style-name="T21"><text:s text:c="4"/></text:span><text:span text:style-name="T33">ISpecification</text:span><text:span text:style-name="T21">&lt;T&gt; right_side;</text:span></text:p>
      <text:p text:style-name="P22"/>
      <text:p text:style-name="P34"><text:span text:style-name="T21"><text:s text:c="4"/></text:span><text:span text:style-name="T10">public</text:span><text:span text:style-name="T21"> OrSpecification(</text:span><text:span text:style-name="T42">AndSpecification</text:span><text:span text:style-name="T21">&lt;T&gt; and_specification, </text:span></text:p>
      <text:p text:style-name="P34"><text:span text:style-name="T21"><text:s text:c="27"/></text:span><text:span text:style-name="T42">OrSpecification</text:span><text:span text:style-name="T21">&lt;T&gt; or_specification, </text:span></text:p>
      <text:p text:style-name="P34"><text:span text:style-name="T21"><text:s text:c="27"/></text:span><text:span text:style-name="T42">NotSpecification</text:span><text:span text:style-name="T21">&lt;T&gt; not_specification) : </text:span></text:p>
      <text:p text:style-name="P34"><text:span text:style-name="T21"><text:s text:c="8"/></text:span><text:span text:style-name="T10">base</text:span><text:span text:style-name="T21">(and_specification, or_specification, not_specification) {}</text:span></text:p>
      <text:p text:style-name="P22"/>
      <text:p text:style-name="P34"><text:span text:style-name="T21"><text:s text:c="4"/></text:span><text:span text:style-name="T10">public</text:span><text:span text:style-name="T21"> OrSpecification(</text:span><text:span text:style-name="T33">ISpecification</text:span><text:span text:style-name="T21">&lt;T&gt; left_side, </text:span><text:span text:style-name="T33">ISpecification</text:span><text:span text:style-name="T21">&lt;T&gt; right_side)</text:span></text:p>
      <text:p text:style-name="P22"><text:s text:c="4"/>{</text:p>
      <text:p text:style-name="P34"><text:span text:style-name="T21"><text:s text:c="8"/></text:span><text:span text:style-name="T10">this</text:span><text:span text:style-name="T21">.left_side = left_side;</text:span></text:p>
      <text:p text:style-name="P34"><text:span text:style-name="T21"><text:s text:c="8"/></text:span><text:span text:style-name="T10">this</text:span><text:span text:style-name="T21">.right_side = right_side;</text:span></text:p>
      <text:p text:style-name="P22"><text:s text:c="4"/>}</text:p>
      <text:p text:style-name="P22"/>
      <text:p text:style-name="P34"><text:span text:style-name="T21"><text:s text:c="4"/></text:span><text:span text:style-name="T10">public</text:span><text:span text:style-name="T21"> </text:span><text:span text:style-name="T10">override</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text:span><text:span text:style-name="T10">this</text:span><text:span text:style-name="T21">.left_side.is_satisfied_by(item) || </text:span></text:p>
      <text:p text:style-name="P34"><text:span text:style-name="T21"><text:s text:c="15"/></text:span><text:span text:style-name="T10">this</text:span><text:span text:style-name="T21">.right_side.is_satisfied_by(item);</text:span></text:p>
      <text:p text:style-name="P22"><text:s text:c="4"/>}</text:p>
      <text:p text:style-name="P22">}</text:p>
      <text:p text:style-name="P22"/>
      <text:p text:style-name="P34"><text:span text:style-name="T10">public</text:span><text:span text:style-name="T21"> </text:span><text:span text:style-name="T10">class</text:span><text:span text:style-name="T21"> </text:span><text:span text:style-name="T42">AndSpecification</text:span><text:span text:style-name="T21">&lt;T&gt; : </text:span><text:span text:style-name="T42">Specification</text:span><text:span text:style-name="T21">&lt;T&gt;</text:span></text:p>
      <text:p text:style-name="P22">{</text:p>
      <text:p text:style-name="P34"><text:span text:style-name="T21"><text:s text:c="4"/></text:span><text:span text:style-name="T33">ISpecification</text:span><text:span text:style-name="T21">&lt;T&gt; left_side;</text:span></text:p>
      <text:p text:style-name="P34"><text:span text:style-name="T21"><text:s text:c="4"/></text:span><text:span text:style-name="T33">ISpecification</text:span><text:span text:style-name="T21">&lt;T&gt; right_side;</text:span></text:p>
      <text:p text:style-name="P22"/>
      <text:p text:style-name="P34"><text:span text:style-name="T21"><text:s text:c="4"/></text:span><text:span text:style-name="T10">public</text:span><text:span text:style-name="T21"> AndSpecification(</text:span><text:span text:style-name="T42">AndSpecification</text:span><text:span text:style-name="T21">&lt;T&gt; and_specification, </text:span></text:p>
      <text:p text:style-name="P34"><text:span text:style-name="T21"><text:s text:c="28"/></text:span><text:span text:style-name="T42">OrSpecification</text:span><text:span text:style-name="T21">&lt;T&gt; or_specification, </text:span></text:p>
      <text:p text:style-name="P34"><text:soft-page-break/><text:span text:style-name="T21"><text:s text:c="28"/></text:span><text:span text:style-name="T42">NotSpecification</text:span><text:span text:style-name="T21">&lt;T&gt; not_specification) : </text:span></text:p>
      <text:p text:style-name="P34"><text:span text:style-name="T21"><text:s text:c="8"/></text:span><text:span text:style-name="T10">base</text:span><text:span text:style-name="T21">(and_specification, or_specification, not_specification) {}</text:span></text:p>
      <text:p text:style-name="P22"><text:s text:c="8"/></text:p>
      <text:p text:style-name="P34"><text:span text:style-name="T21"><text:s text:c="4"/></text:span><text:span text:style-name="T10">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22"><text:s text:c="4"/>{</text:p>
      <text:p text:style-name="P34"><text:span text:style-name="T21"><text:s text:c="8"/></text:span><text:span text:style-name="T10">this</text:span><text:span text:style-name="T21">.left_side = left_side;</text:span></text:p>
      <text:p text:style-name="P34"><text:span text:style-name="T21"><text:s text:c="8"/></text:span><text:span text:style-name="T10">this</text:span><text:span text:style-name="T21">.right_side = right_side;</text:span></text:p>
      <text:p text:style-name="P22"><text:s text:c="4"/>}</text:p>
      <text:p text:style-name="P22"/>
      <text:p text:style-name="P34"><text:span text:style-name="T21"><text:s text:c="4"/></text:span><text:span text:style-name="T10">public</text:span><text:span text:style-name="T21"> </text:span><text:span text:style-name="T10">override</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text:span><text:span text:style-name="T10">this</text:span><text:span text:style-name="T21">.left_side.is_satisfied_by(item) &amp;&amp; </text:span></text:p>
      <text:p text:style-name="P34"><text:span text:style-name="T21"><text:s text:c="15"/></text:span><text:span text:style-name="T10">this</text:span><text:span text:style-name="T21">.right_side.is_satisfied_by(item);</text:span></text:p>
      <text:p text:style-name="P22"><text:s text:c="4"/>}</text:p>
      <text:p text:style-name="P22">}</text:p>
      <text:p text:style-name="P5"/>
      <text:p text:style-name="P5">Recordando donde estarian los errores:</text:p>
      <text:p text:style-name="P5"/>
      <text:p text:style-name="P5">Primero:</text:p>
      <text:p text:style-name="P5"/>
      <text:p text:style-name="P43"><text:span text:style-name="T18">public</text:span><text:span text:style-name="T29"> </text:span><text:span text:style-name="T39">ISpecification</text:span><text:span text:style-name="T29">&lt;T&gt; and(</text:span><text:span text:style-name="T39">ISpecification</text:span><text:span text:style-name="T29">&lt;T&gt; the_other_specification)</text:span></text:p>
      <text:p text:style-name="P30">{</text:p>
      <text:p text:style-name="P45"><text:span text:style-name="T29"><text:s text:c="4"/></text:span><text:span text:style-name="T18">return</text:span><text:span text:style-name="T29"> and_specification(</text:span><text:span text:style-name="T18">this</text:span><text:span text:style-name="T29">, the_other_specification);</text:span></text:p>
      <text:p text:style-name="P30">}</text:p>
      <text:p text:style-name="P30"/>
      <text:p text:style-name="P45"><text:span text:style-name="T18">public</text:span><text:span text:style-name="T29"> </text:span><text:span text:style-name="T39">ISpecification</text:span><text:span text:style-name="T29">&lt;T&gt; or(</text:span><text:span text:style-name="T39">ISpecification</text:span><text:span text:style-name="T29">&lt;T&gt; the_other_specification)</text:span></text:p>
      <text:p text:style-name="P30">{</text:p>
      <text:p text:style-name="P45"><text:span text:style-name="T29"><text:s text:c="4"/></text:span><text:span text:style-name="T18">return</text:span><text:span text:style-name="T29"> or_specification(</text:span><text:span text:style-name="T18">this</text:span><text:span text:style-name="T29">, the_other_specification);</text:span></text:p>
      <text:p text:style-name="P30">}</text:p>
      <text:p text:style-name="P30"/>
      <text:p text:style-name="P45"><text:span text:style-name="T18">public</text:span><text:span text:style-name="T29"> </text:span><text:span text:style-name="T39">ISpecification</text:span><text:span text:style-name="T29">&lt;T&gt; not()</text:span></text:p>
      <text:p text:style-name="P30">{</text:p>
      <text:p text:style-name="P45"><text:span text:style-name="T29"><text:s text:c="4"/></text:span><text:span text:style-name="T18">return</text:span><text:span text:style-name="T29"> not_specification(</text:span><text:span text:style-name="T18">this</text:span><text:span text:style-name="T29">);</text:span></text:p>
      <text:p text:style-name="P30">}</text:p>
      <text:p text:style-name="P5"/>
      <text:p text:style-name="P5">los tres <text:span text:style-name="T52">return</text:span> serian erroneos ya que no devuelve el tipo esperado.</text:p>
      <text:p text:style-name="P5"/>
      <text:p text:style-name="P5">Segundo:</text:p>
      <text:p text:style-name="P5"/>
      <text:p text:style-name="P43"><text:span text:style-name="T18">public</text:span><text:span text:style-name="T29"> NotSpecification(</text:span><text:span text:style-name="T39">ISpecification</text:span><text:span text:style-name="T29">&lt;T&gt; to_negate)</text:span></text:p>
      <text:p text:style-name="P30">{</text:p>
      <text:p text:style-name="P45"><text:span text:style-name="T29"><text:s text:c="4"/></text:span><text:span text:style-name="T18">this</text:span><text:span text:style-name="T29">.to_negate = to_negate;</text:span></text:p>
      <text:p text:style-name="P30">}</text:p>
      <text:p text:style-name="P43"/>
      <text:p text:style-name="P43"><text:span text:style-name="T18">public</text:span><text:span text:style-name="T29"> OrSpecification(</text:span><text:span text:style-name="T39">ISpecification</text:span><text:span text:style-name="T29">&lt;T&gt; left_side, </text:span><text:span text:style-name="T39">ISpecification</text:span><text:span text:style-name="T29">&lt;T&gt; right_side)</text:span></text:p>
      <text:p text:style-name="P30">{</text:p>
      <text:p text:style-name="P45"><text:span text:style-name="T29"><text:s text:c="4"/></text:span><text:span text:style-name="T18">this</text:span><text:span text:style-name="T29">.left_side = left_side;</text:span></text:p>
      <text:p text:style-name="P45"><text:span text:style-name="T29"><text:s text:c="4"/></text:span><text:span text:style-name="T18">this</text:span><text:span text:style-name="T29">.right_side = right_side;</text:span></text:p>
      <text:p text:style-name="P30">}</text:p>
      <text:p text:style-name="P43"/>
      <text:p text:style-name="P43"><text:span text:style-name="T18">public</text:span><text:span text:style-name="T29"> AndSpecification(</text:span><text:span text:style-name="T39">ISpecification</text:span><text:span text:style-name="T29">&lt;T&gt; left_side, </text:span><text:span text:style-name="T39">ISpecification</text:span><text:span text:style-name="T29">&lt;T&gt; right_side)</text:span></text:p>
      <text:p text:style-name="P30">{</text:p>
      <text:p text:style-name="P45"><text:span text:style-name="T29"><text:s text:c="4"/></text:span><text:span text:style-name="T18">this</text:span><text:span text:style-name="T29">.left_side = left_side;</text:span></text:p>
      <text:p text:style-name="P45"><text:span text:style-name="T29"><text:s text:c="4"/></text:span><text:span text:style-name="T18">this</text:span><text:span text:style-name="T29">.right_side = right_side;</text:span></text:p>
      <text:p text:style-name="P30">}</text:p>
      <text:p text:style-name="P5"/>
      <text:p text:style-name="P5">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5"/>
      <text:p text:style-name="P5"><text:span text:style-name="T6">Recapitulando</text:span>:</text:p>
      <text:p text:style-name="P5"><text:soft-page-break/></text:p>
      <text:p text:style-name="P5">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5"/>
      <text:p text:style-name="P5"><text:span text:style-name="T6">Limitando Daños</text:span>:</text:p>
      <text:p text:style-name="P5"/>
      <text:p text:style-name="P5">Puesto que la solucion ideal no es posible, tenemos que llegar a un compromiso que nos permitas solucionar el problema y limitar al maximo los posibles daños o conscuencias.</text:p>
      <text:p text:style-name="P5"/>
      <text:p text:style-name="P5">Una de las cuestiones que menos nos convencia era todo el asunto de la clase base <text:span text:style-name="T61">abstracta </text:span><text:span text:style-name="T53">Specification&lt;T&gt;</text:span><text:span text:style-name="T61">.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5"/>
      <text:p text:style-name="P15"><text:span text:style-name="T10">public</text:span><text:span text:style-name="T21"> </text:span><text:span text:style-name="T10">interface</text:span><text:span text:style-name="T21"> </text:span><text:span text:style-name="T33">ISpecification</text:span><text:span text:style-name="T21">&lt;T&gt;</text:span></text:p>
      <text:p text:style-name="P22">{</text:p>
      <text:p text:style-name="P34"><text:span text:style-name="T21"><text:s text:c="4"/></text:span><text:span text:style-name="T10">bool</text:span><text:span text:style-name="T21"> is_satisfied_by(T item);</text:span></text:p>
      <text:p text:style-name="P22">}</text:p>
      <text:p text:style-name="P5"/>
      <text:p text:style-name="P5">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5"/>
      <text:p text:style-name="P15"><text:span text:style-name="T10">public</text:span><text:span text:style-name="T21"> </text:span><text:span text:style-name="T10">class</text:span><text:span text:style-name="T21"> </text:span><text:span text:style-name="T42">AndSpecification</text:span><text:span text:style-name="T21">&lt;T&gt; : </text:span><text:span text:style-name="T33">ISpecification</text:span><text:span text:style-name="T21">&lt;T&gt; </text:span></text:p>
      <text:p text:style-name="P22">{</text:p>
      <text:p text:style-name="P34"><text:span text:style-name="T21"><text:s text:c="4"/></text:span><text:span text:style-name="T10">public</text:span><text:span text:style-name="T21"> </text:span><text:span text:style-name="T10">bool</text:span><text:span text:style-name="T21"> is_satisfied_by(T item)</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text:p>
      <text:p text:style-name="P5"/>
      <text:p text:style-name="P5">Para que pueda realizar su trabajo (lease "para poder implementar el metodo is_satisfied_by(T item)"), vamos a inyectarle via el constructor de sus dos dependencias:</text:p>
      <text:p text:style-name="P5"/>
      <text:p text:style-name="P15"><text:span text:style-name="T10">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5"/>
      <text:p text:style-name="P5">de forma que pueda realizar su trabajo con un simple:</text:p>
      <text:p text:style-name="P5"/>
      <text:p text:style-name="P15"><text:span text:style-name="T10">return</text:span><text:span text:style-name="T21"> left_side.is_satisfied_by(item) &amp;&amp; right_side.is_satisfied_by(item);</text:span></text:p>
      <text:p text:style-name="P5"/>
      <text:p text:style-name="P5">El codigo completo seria:</text:p>
      <text:p text:style-name="P5"/>
      <text:p text:style-name="P15"><text:span text:style-name="T10">public</text:span><text:span text:style-name="T21"> </text:span><text:span text:style-name="T10">class</text:span><text:span text:style-name="T21"> </text:span><text:span text:style-name="T42">AndSpecification</text:span><text:span text:style-name="T21">&lt;T&gt; : </text:span><text:span text:style-name="T33">ISpecification</text:span><text:span text:style-name="T21">&lt;T&gt; </text:span></text:p>
      <text:p text:style-name="P22">{</text:p>
      <text:p text:style-name="P34"><text:span text:style-name="T21"><text:s text:c="4"/></text:span><text:span text:style-name="T33">ISpecification</text:span><text:span text:style-name="T21">&lt;T&gt; left_side;</text:span></text:p>
      <text:p text:style-name="P34"><text:span text:style-name="T21"><text:s text:c="4"/></text:span><text:span text:style-name="T33">ISpecification</text:span><text:span text:style-name="T21">&lt;T&gt; right_side;</text:span></text:p>
      <text:p text:style-name="P22"><text:soft-page-break/></text:p>
      <text:p text:style-name="P34"><text:span text:style-name="T21"><text:s text:c="4"/></text:span><text:span text:style-name="T10">public</text:span><text:span text:style-name="T21"> AndSpecification(</text:span><text:span text:style-name="T33">ISpecification</text:span><text:span text:style-name="T21">&lt;T&gt; left_side, </text:span><text:span text:style-name="T33">ISpecification</text:span><text:span text:style-name="T21">&lt;T&gt; right_side)</text:span></text:p>
      <text:p text:style-name="P22"><text:s text:c="4"/>{</text:p>
      <text:p text:style-name="P34"><text:span text:style-name="T21"><text:s text:c="8"/></text:span><text:span text:style-name="T10">this</text:span><text:span text:style-name="T21">.left_side = left_side;</text:span></text:p>
      <text:p text:style-name="P34"><text:span text:style-name="T21"><text:s text:c="8"/></text:span><text:span text:style-name="T10">this</text:span><text:span text:style-name="T21">.right_side = right_side;</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left_side.is_satisfied_by(item) &amp;&amp; right_side.is_satisfied_by(item);</text:span></text:p>
      <text:p text:style-name="P22"><text:s text:c="4"/>}</text:p>
      <text:p text:style-name="P22">}</text:p>
      <text:p text:style-name="P5"/>
      <text:p text:style-name="P5">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5"/>
      <text:p text:style-name="P5">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5"/>
      <text:p text:style-name="P5"><text:span text:style-name="T6">OrSpecification&lt;T&gt; via BDD</text:span>:</text:p>
      <text:p text:style-name="P5"/>
      <text:p text:style-name="P5">Nuestra BDD_Spec para la clase OrSpecification&lt;T&gt; seria:</text:p>
      <text:p text:style-name="P5"/>
      <text:p text:style-name="P35">When asked if an item that meets both conditions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left side condition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right side condition satisfies the or operator specification</text:p>
      <text:p text:style-name="P36">» It should confirm that the or operator specification was satisfied</text:p>
      <text:p text:style-name="P36">» It should evaluate the left side condition</text:p>
      <text:p text:style-name="P36">» It should evaluate the right side condition</text:p>
      <text:p text:style-name="P36"/>
      <text:p text:style-name="P36">When asked if an item that does not meet any of the conditions satisfies the or operator specification</text:p>
      <text:p text:style-name="P36">» It should confirm that the or operator specification was not satisfied</text:p>
      <text:p text:style-name="P36">» It should evaluate the left side condition</text:p>
      <text:p text:style-name="P36">» It should evaluate the right side condition</text:p>
      <text:p text:style-name="P5"/>
      <text:p text:style-name="P5"/>
      <text:p text:style-name="P5">TODO: Revisar vocabulario de BDD (Spec, asertion, ...) para redactar correctamente lo siguiente.</text:p>
      <text:p text:style-name="P5"/>
      <text:p text:style-name="P5">Con esta BDD_Spec definiriamos perfectamente el comportamiento que esperamos alcanzar con la clase OrSpecification&lt;T&gt;.</text:p>
      <text:p text:style-name="P5"/>
      <text:p text:style-name="P5">La primera condicion</text:p>
      <text:p text:style-name="P5"/>
      <text:p text:style-name="P37">When asked if an item that meets both conditions satisfies the or operator specification</text:p>
      <text:p text:style-name="P5"/>
      <text:p text:style-name="P5">corresponderia al "happy day scenario" (usando una expresion de Jean Paul Boodhoo).</text:p>
      <text:p text:style-name="P5"/>
      <text:p text:style-name="P5"><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5"/>
      <text:p text:style-name="P12"><text:span text:style-name="T3">Implementando el primer Scenario ("Happy Day Scenario")</text:span><text:span text:style-name="T2">:</text:span></text:p>
      <text:p text:style-name="P5"/>
      <text:p text:style-name="P5">Mantengamos lo siguiente como referencia:</text:p>
      <text:p text:style-name="P5"/>
      <text:p text:style-name="P35">When asked if an item that meets both conditions satisfies the or operator specification</text:p>
      <text:p text:style-name="P36">» It should confirm that the or operator specification was satisfied</text:p>
      <text:p text:style-name="P36">» It should evaluate the left side condition</text:p>
      <text:p text:style-name="P38">» It should not evaluate the right side condition</text:p>
      <text:p text:style-name="P5"/>
      <text:p text:style-name="P5">La Specification y sus Asertions usando Machine.Specifications.DevelopWithPassion serian:</text:p>
      <text:p text:style-name="P5"/>
      <text:p text:style-name="P31"><text:span text:style-name="T9">public</text:span><text:span text:style-name="T62"> </text:span><text:span text:style-name="T9">class</text:span><text:span text:style-name="T62"> </text:span><text:span text:style-name="T41">concern_for_the_or_specification</text:span><text:span text:style-name="T62"> : </text:span></text:p>
      <text:p text:style-name="P31"><text:span text:style-name="T41"><text:s text:c="3"/>Observes</text:span><text:span text:style-name="T62">&lt;</text:span><text:span text:style-name="T32">ISpecification</text:span><text:span text:style-name="T62">&lt;</text:span><text:span text:style-name="T32">IWhateverType</text:span><text:span text:style-name="T62">&gt;, </text:span><text:span text:style-name="T41">OrSpecification</text:span><text:span text:style-name="T62">&lt;</text:span><text:span text:style-name="T32">IWhateverType</text:span><text:span text:style-name="T62">&gt;&gt; {}</text:span></text:p>
      <text:p text:style-name="P22"/>
      <text:p text:style-name="P34"><text:span text:style-name="T10">public</text:span><text:span text:style-name="T21"> </text:span><text:span text:style-name="T10">class</text:span><text:span text:style-name="T21"> </text:span><text:span text:style-name="T42">when_asked_if_an_item_that_meets_both_conditions_satisfies_the_or_operator_specification</text:span><text:span text:style-name="T21"> : </text:span><text:span text:style-name="T42">concern_for_the_or_specification</text:span></text:p>
      <text:p text:style-name="P22">{</text:p>
      <text:p text:style-name="P34"><text:span text:style-name="T21"><text:s text:c="4"/></text:span><text:span text:style-name="T33">It</text:span><text:span text:style-name="T21"> should_confirm_that_the_or_operator_specification_was_satisfied = () =&gt; </text:span></text:p>
      <text:p text:style-name="P22"><text:s text:c="7"/>result.ShouldBeTrue();</text:p>
      <text:p text:style-name="P22"/>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x =&gt; x.is_satisfied_by(the_item_that_meets_both_conditions));</text:p>
      <text:p text:style-name="P22"/>
      <text:p text:style-name="P34"><text:span text:style-name="T21"><text:s text:c="4"/></text:span><text:span text:style-name="T33">It</text:span><text:span text:style-name="T21"> should_not_evaluate_the_right_side_condition = () =&gt;</text:span></text:p>
      <text:p text:style-name="P22"><text:s text:c="7"/>right_side_specification</text:p>
      <text:p text:style-name="P22"><text:s text:c="10"/>.never_received(x =&gt; x.is_satisfied_by(the_item_that_meets_both_conditions));</text:p>
      <text:p text:style-name="P22">}</text:p>
      <text:p text:style-name="P5"/>
      <text:p text:style-name="P5">Analicemos por un instante las Asertions de los Bloque IT por separado, para evitar perdernos en el monton de codigo:</text:p>
      <text:p text:style-name="P5"/>
      <text:p text:style-name="P12"><text:span text:style-name="T3">It should confirm that the or operator specification was satisfied</text:span><text:span text:style-name="T2">:</text:span></text:p>
      <text:p text:style-name="P5"/>
      <text:p text:style-name="P34"><text:span text:style-name="T33">It</text:span><text:span text:style-name="T21"> should_confirm_that_the_or_operator_specification_was_satisfied = () =&gt; </text:span></text:p>
      <text:p text:style-name="P25"><text:s text:c="3"/>result.ShouldBeTrue();</text:p>
      <text:p text:style-name="P5"/>
      <text:p text:style-name="P5">para confirmar que la condicion se ha cumplido necesitamos comprobar que el resultado es true, y eso, exactamente es lo que hemos escrito.</text:p>
      <text:p text:style-name="P5"/>
      <text:p text:style-name="P12"><text:span text:style-name="T3">It should evaluate the left side condition</text:span><text:span text:style-name="T1">:</text:span></text:p>
      <text:p text:style-name="P2"/>
      <text:p text:style-name="P34"><text:span text:style-name="T33">It</text:span><text:span text:style-name="T21"> should_evaluate_the_left_side_condition = () =&gt;</text:span></text:p>
      <text:p text:style-name="P22"><text:s text:c="3"/>left_side_specification</text:p>
      <text:p text:style-name="P22"><text:s text:c="6"/>.received(x =&gt; x.is_satisfied_by(the_item_that_meets_both_conditions));</text:p>
      <text:p text:style-name="P7"/>
      <text:p text:style-name="P7">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7"/>
      <text:p text:style-name="P12"><text:span text:style-name="T3">It should not evaluate the right side condition</text:span><text:span text:style-name="T1">:</text:span></text:p>
      <text:p text:style-name="P2"/>
      <text:p text:style-name="P34"><text:span text:style-name="T33">It</text:span><text:span text:style-name="T21"> should_not_evaluate_the_right_side_condition = () =&gt;</text:span></text:p>
      <text:p text:style-name="P22"><text:s text:c="3"/>right_side_specification</text:p>
      <text:p text:style-name="P22"><text:s text:c="6"/>.never_received(x =&gt; x.is_satisfied_by(the_item_that_meets_both_conditions));</text:p>
      <text:p text:style-name="P7"><text:soft-page-break/></text:p>
      <text:p text:style-name="P7">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7"/>
      <text:p text:style-name="P7"/>
      <text:p text:style-name="P7"><text:span text:style-name="T56">El bloque BECAUSE del primer Scenario</text:span><text:span text:style-name="T55">:</text:span></text:p>
      <text:p text:style-name="P5"/>
      <text:p text:style-name="P5">Recordemos que en este bloque es en el que vamos a detallar la razon por la cual se produce el comportamiento testado, es decir, es donde invocamos el System Under Test (sut):</text:p>
      <text:p text:style-name="P5"/>
      <text:p text:style-name="P34"><text:span text:style-name="T34">Because</text:span><text:span text:style-name="T23"> of = () =&gt; result = sut.is_satisfied_by(the_item_that_meets_both_conditions);</text:span></text:p>
      <text:p text:style-name="P5"/>
      <text:p text:style-name="P5">y efectivamente eso es todo lo que hacemos, invocar el metodo que queremos testar (sut.is_satisfied_by()) con sus parametros adecuados (the_item_that_meets_both_requirements), para provocar el comportamiento buscado.</text:p>
      <text:p text:style-name="P5"/>
      <text:p text:style-name="P7"><text:span text:style-name="T56">El bloque ESTABLISH del primer Scenario</text:span><text:span text:style-name="T55">:</text:span></text:p>
      <text:p text:style-name="P5"/>
      <text:p text:style-name="P5">Recordar que aqui es donde se encuentra toda la fontaneria (creacion de objetos, creacion de mocks, establecimiento de los requisitos de los mocks,...), toda la preparacion de los objetos que juegan un papel en la BDD_Spec:</text:p>
      <text:p text:style-name="P5"/>
      <text:p text:style-name="P46">// Version 1 – Errores Inconsistentes</text:p>
      <text:p text:style-name="P46"/>
      <text:p text:style-name="P34"><text:span text:style-name="T33">Establish</text:span><text:span text:style-name="T21"> context = () =&gt;</text:span></text:p>
      <text:p text:style-name="P22">{</text:p>
      <text:p text:style-name="P34"><text:span text:style-name="T21"><text:s text:c="4"/>left_side_specification = the_dependency&lt;</text:span><text:span text:style-name="T33">ISpecification</text:span><text:span text:style-name="T21">&lt;</text:span><text:span text:style-name="T33">IWhateverType</text:span><text:span text:style-name="T21">&gt;&gt;();</text:span></text:p>
      <text:p text:style-name="P34"><text:span text:style-name="T21"><text:s text:c="4"/>right_side_specification = the_dependency&lt;</text:span><text:span text:style-name="T33">ISpecification</text:span><text:span text:style-name="T21">&lt;</text:span><text:span text:style-name="T33">IWhateverType</text:span><text:span text:style-name="T21">&gt;&gt;();</text:span></text:p>
      <text:p text:style-name="P34"><text:span text:style-name="T21"><text:s text:c="4"/>the_item_that_meets_both_conditions = an&lt;</text:span><text:span text:style-name="T33">IWhateverType</text:span><text:span text:style-name="T21">&gt;();</text:span></text:p>
      <text:p text:style-name="P22"/>
      <text:p text:style-name="P22"><text:s text:c="4"/>left_side_specification</text:p>
      <text:p text:style-name="P22"><text:s text:c="8"/>.Stub(x =&gt; x.is_satisfied_by(the_item_that_meets_both_conditions))</text:p>
      <text:p text:style-name="P34"><text:span text:style-name="T21"><text:s text:c="8"/>.Return(</text:span><text:span text:style-name="T10">true</text:span><text:span text:style-name="T21">);</text:span></text:p>
      <text:p text:style-name="P22"><text:s text:c="4"/>right_side_specification</text:p>
      <text:p text:style-name="P22"><text:s text:c="8"/>.Stub(x =&gt; x.is_satisfied_by(the_item_that_meets_both_conditions))</text:p>
      <text:p text:style-name="P34"><text:span text:style-name="T21"><text:s text:c="8"/>.Return(</text:span><text:span text:style-name="T10">true</text:span><text:span text:style-name="T21">);</text:span></text:p>
      <text:p text:style-name="P25">};</text:p>
      <text:p text:style-name="P25"/>
      <text:p text:style-name="P47"/>
      <text:p text:style-name="P47">// Version 2 - Correcta</text:p>
      <text:p text:style-name="P47"/>
      <text:p text:style-name="P25"><text:span text:style-name="T31">Establish</text:span> context = () =&gt;</text:p>
      <text:p text:style-name="P22">{</text:p>
      <text:p text:style-name="P34"><text:span text:style-name="T21"><text:s text:c="4"/>left_side_specification = an&lt;</text:span><text:span text:style-name="T33">ISpecification</text:span><text:span text:style-name="T21">&lt;</text:span><text:span text:style-name="T33">IWhateverType</text:span><text:span text:style-name="T21">&gt;&gt;();</text:span></text:p>
      <text:p text:style-name="P34"><text:span text:style-name="T21"><text:s text:c="4"/>right_side_specification = an&lt;</text:span><text:span text:style-name="T33">ISpecification</text:span><text:span text:style-name="T21">&lt;</text:span><text:span text:style-name="T33">IWhateverType</text:span><text:span text:style-name="T21">&gt;&gt;();</text:span></text:p>
      <text:p text:style-name="P34"><text:span text:style-name="T21"><text:s text:c="4"/>the_item_that_meets_both_conditions = an&lt;</text:span><text:span text:style-name="T33">IWhateverType</text:span><text:span text:style-name="T21">&gt;();</text:span></text:p>
      <text:p text:style-name="P22"/>
      <text:p text:style-name="P22"><text:s text:c="4"/>left_side_specification</text:p>
      <text:p text:style-name="P22"><text:s text:c="7"/>.Stub(x =&gt; x.is_satisfied_by(the_item_that_meets_both_conditions))</text:p>
      <text:p text:style-name="P34"><text:span text:style-name="T21"><text:s text:c="7"/>.Return(</text:span><text:span text:style-name="T10">false</text:span><text:span text:style-name="T21">);</text:span></text:p>
      <text:p text:style-name="P22"><text:s text:c="4"/>right_side_specification</text:p>
      <text:p text:style-name="P22"><text:s text:c="7"/>.Stub(x =&gt; x.is_satisfied_by(the_item_that_meets_both_conditions))</text:p>
      <text:p text:style-name="P34"><text:span text:style-name="T21"><text:s text:c="7"/>.Return(</text:span><text:span text:style-name="T10">true</text:span><text:span text:style-name="T21">);</text:span></text:p>
      <text:p text:style-name="P22"/>
      <text:p text:style-name="P34"><text:span text:style-name="T21"><text:s text:c="4"/>create_sut_using(() =&gt; </text:span><text:span text:style-name="T10">new</text:span><text:span text:style-name="T21"> </text:span><text:span text:style-name="T42">OrSpecification</text:span><text:span text:style-name="T21">&lt;</text:span><text:span text:style-name="T33">IWhateverType</text:span><text:span text:style-name="T21">&gt;(left_side_specification, </text:span></text:p>
      <text:p text:style-name="P22"><text:s text:c="62"/>right_side_specification)</text:p>
      <text:p text:style-name="P22"><text:s text:c="20"/>);</text:p>
      <text:p text:style-name="P22">};</text:p>
      <text:p text:style-name="P5"/>
      <text:p text:style-name="P5"><text:soft-page-break/>Vamos primero con la version 1.</text:p>
      <text:p text:style-name="P5"/>
      <text:p text:style-name="P5">Vemos que esta dividido en dos bloques:</text:p>
      <text:p text:style-name="P5"/>
      <text:list xml:id="list29187003" text:style-name="L4">
        <text:list-item>
          <text:p text:style-name="P51">En el primer bloque simplemente creamos todos los objetos que necesitamos a traves de las factorias que nos provee machine.specifications.developwithpassion:</text:p>
          <text:list>
            <text:list-item>
              <text:p text:style-name="P51">the_dependency&lt;T&gt;(), crea un mock del tipo especificado por T y ademas lo inyecta al constructor cuando se crea el System Under Test (sut).</text:p>
            </text:list-item>
            <text:list-item>
              <text:p text:style-name="P51">an&lt;T&gt;(), crea un stub/mock del tipo especificado por T.</text:p>
            </text:list-item>
          </text:list>
        </text:list-item>
      </text:list>
      <text:p text:style-name="P5"/>
      <text:p text:style-name="P5">Es decir, creamos dos mocks para inyectar en el constructor del sut (left_side_specification y right_side_specification) y un stub de proposito general (the_item_that_meets_both_conditions).</text:p>
      <text:p text:style-name="P5"/>
      <text:list xml:id="list29195880" text:style-name="L5">
        <text:list-item>
          <text:p text:style-name="P52">En el segundo bloque establecemos el comportamiento esperado de los dos mocks creados anteriormente (left_side_specification y right_side_specification), obligandolos a que:</text:p>
          <text:list>
            <text:list-item>
              <text:p text:style-name="P52">cuando reciban una llamada al metodo is_satisfied_by() con el argumento the_item_that_meets_both_conditions,</text:p>
            </text:list-item>
            <text:list-item>
              <text:p text:style-name="P52">devuelva el valor true.</text:p>
            </text:list-item>
          </text:list>
        </text:list-item>
      </text:list>
      <text:p text:style-name="P5"/>
      <text:p text:style-name="P6">NOTA: ¿Que problema plantea esta solucion?</text:p>
      <text:p text:style-name="P5"/>
      <text:p text:style-name="P5">Se trata de un problema de uso de machine.specification.developwithpassion y solamente es aplicable a escenarios en los que el constructor SUT recibe dos o mas argumentos del mismo tipo. En muestro caso, recibe dos argumentos del tipo ISpecification&lt;T&gt;:</text:p>
      <text:p text:style-name="P5"/>
      <text:p text:style-name="P15"><text:span text:style-name="T10">public</text:span><text:span text:style-name="T21"> OrSpecification(</text:span><text:span text:style-name="T33">ISpecification</text:span><text:span text:style-name="T21">&lt;T&gt; left_side_specification, </text:span></text:p>
      <text:p text:style-name="P15"><text:span text:style-name="T21"><text:s text:c="23"/></text:span><text:span text:style-name="T33">ISpecification</text:span><text:span text:style-name="T21">&lt;T&gt; right_side_specification)</text:span></text:p>
      <text:p text:style-name="P5"><text:s/></text:p>
      <text:p text:style-name="P5">La razon por la cual esto es un problema, parece venir derivada de la implementacion interna de the_dependency&lt;T&gt;() que funciona tal cual se espera mientras no haya dos o mas argumentos del mismo tipo.</text:p>
      <text:p text:style-name="P5"/>
      <text:p text:style-name="P5">El error que produce es realmente complejo de trazar, ya que, en ningun momento lanza una excepcion o un mensaje de aviso, sino que de vez en cuando los tests fallan.</text:p>
      <text:p text:style-name="P5"/>
      <text:p text:style-name="P5">Este tipo de comportamiento es algo de lo que no nos debemos sorprender y es un pequeño precio que debemos pagar por usar herramientas tan experimentales como esta.</text:p>
      <text:p text:style-name="P5"/>
      <text:p text:style-name="P5">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5"/>
      <text:p text:style-name="P5">A continuacion explicamos la Version 2, que es la correcta.</text:p>
      <text:p text:style-name="P5"/>
      <text:p text:style-name="P5">FIN NOTA.</text:p>
      <text:p text:style-name="P5"/>
      <text:p text:style-name="P5">Vamos ahora con la version 2:</text:p>
      <text:p text:style-name="P5"/>
      <text:p text:style-name="P5">En este caso vemos que esta dividido en tres bloques:</text:p>
      <text:p text:style-name="P5"/>
      <text:list xml:id="list30194155" text:continue-list="list29187003" text:style-name="L4">
        <text:list-item>
          <text:p text:style-name="P51">En el primer bloque simplemente creamos todos los objetos que necesitamos a traves de las factorias que nos provee machine.specifications.developwithpassion:</text:p>
          <text:list>
            <text:list-item>
              <text:p text:style-name="P51">an&lt;T&gt;(), crea un stub/mock del tipo especificado por T.</text:p>
            </text:list-item>
          </text:list>
        </text:list-item>
      </text:list>
      <text:p text:style-name="P5"/>
      <text:p text:style-name="P5">Por lo tanto creamos tres stubs/mocks (left_side_specification, right_side_specification y the_item_that_meets_both_conditions).</text:p>
      <text:p text:style-name="P5"/>
      <text:list xml:id="list29199985" text:style-name="L6">
        <text:list-item>
          <text:p text:style-name="P53"><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53">cuando reciban una llamada al metodo is_satisfied_by() con el argumento the_item_that_meets_both_conditions,</text:p>
            </text:list-item>
            <text:list-item>
              <text:p text:style-name="P53">devuelvan el valor true.</text:p>
            </text:list-item>
          </text:list>
        </text:list-item>
      </text:list>
      <text:p text:style-name="P5"/>
      <text:p text:style-name="P5">Este segundo bloque es exactamente igual al de la version 1, la unica diferencia existente es que en el bloque uno hemos creado estos elementos a traves de un metodo diferente:</text:p>
      <text:list xml:id="list29208151" text:style-name="L7">
        <text:list-item>
          <text:p text:style-name="P54">En la version 1:</text:p>
          <text:list>
            <text:list-item>
              <text:p text:style-name="P54">Dos llamadas a the_dependency&lt;T&gt;() y</text:p>
            </text:list-item>
            <text:list-item>
              <text:p text:style-name="P54">Una llamada a an&lt;T&gt;()</text:p>
              <text:p text:style-name="P54"/>
            </text:list-item>
          </text:list>
        </text:list-item>
        <text:list-item>
          <text:p text:style-name="P54">En la version 2:</text:p>
          <text:list>
            <text:list-item>
              <text:p text:style-name="P54">Tres llamadas a an&lt;T&gt;()</text:p>
            </text:list-item>
          </text:list>
        </text:list-item>
      </text:list>
      <text:p text:style-name="P5"/>
      <text:p text:style-name="P5">Vamos por lo tanto con el tercer bloque:</text:p>
      <text:p text:style-name="P5"/>
      <text:list xml:id="list29193752" text:style-name="L8">
        <text:list-item>
          <text:p text:style-name="P55">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5"/>
      <text:p text:style-name="P34"><text:span text:style-name="T21">create_sut_using(() =&gt; </text:span><text:span text:style-name="T10">new</text:span><text:span text:style-name="T21"> </text:span><text:span text:style-name="T42">OrSpecification</text:span><text:span text:style-name="T21">&lt;</text:span><text:span text:style-name="T33">IWhateverType</text:span><text:span text:style-name="T21">&gt;(left_side_specification, </text:span></text:p>
      <text:p text:style-name="P34"><text:span text:style-name="T21"><text:s text:c="58"/>right_side_specification)</text:span><text:span text:style-name="T23">);</text:span></text:p>
      <text:p text:style-name="P5"/>
      <text:p text:style-name="P12"><text:span text:style-name="T3">La implementacion completa del primer Scenario ("Happy Day Scenario")</text:span><text:span text:style-name="T2">: </text:span></text:p>
      <text:p text:style-name="P5"/>
      <text:p text:style-name="P5">Esta seria la BDD_Spec completa con todos los elementos que entran en juego:</text:p>
      <text:p text:style-name="P5"/>
      <text:p text:style-name="P21"><text:span text:style-name="T8">public</text:span> <text:span text:style-name="T8">class</text:span> <text:span text:style-name="T40">concern_for_the_or_specification</text:span> : </text:p>
      <text:p text:style-name="P21"><text:span text:style-name="T40"><text:s text:c="3"/>Observes</text:span>&lt;<text:span text:style-name="T31">ISpecification</text:span>&lt;<text:span text:style-name="T31">IWhateverType</text:span>&gt;, <text:span text:style-name="T40">OrSpecification</text:span>&lt;<text:span text:style-name="T31">IWhateverType</text:span>&gt;&gt; {}</text:p>
      <text:p text:style-name="P22"/>
      <text:p text:style-name="P34"><text:span text:style-name="T10">public</text:span><text:span text:style-name="T21"> </text:span><text:span text:style-name="T10">class</text:span><text:span text:style-name="T21"> </text:span><text:span text:style-name="T42">when_asked_if_an_item_that_meets_both_conditions_satisfies_the_or_operator_specification</text:span><text:span text:style-name="T21"> : </text:span><text:span text:style-name="T42">concern_for_the_or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both_conditions = an&lt;</text:span><text:span text:style-name="T33">IWhateverType</text:span><text:span text:style-name="T21">&gt;();</text:span></text:p>
      <text:p text:style-name="P22"/>
      <text:p text:style-name="P22"><text:s text:c="8"/>left_side_specification</text:p>
      <text:p text:style-name="P22"><text:s text:c="11"/>.Stub(x =&gt; x.is_satisfied_by(the_item_that_meets_both_conditions))</text:p>
      <text:p text:style-name="P34"><text:span text:style-name="T21"><text:s text:c="11"/>.Return(</text:span><text:span text:style-name="T10">true</text:span><text:span text:style-name="T21">);</text:span></text:p>
      <text:p text:style-name="P22"><text:s text:c="8"/>right_side_specification</text:p>
      <text:p text:style-name="P22"><text:s text:c="11"/>.Stub(x =&gt; x.is_satisfied_by(the_item_that_meets_both_conditions))</text:p>
      <text:p text:style-name="P34"><text:span text:style-name="T21"><text:s text:c="11"/>.Return(</text:span><text:span text:style-name="T10">true</text:span><text:span text:style-name="T21">);</text:span></text:p>
      <text:p text:style-name="P22"/>
      <text:p text:style-name="P34"><text:span text:style-name="T21"><text:s text:c="8"/>create_sut_using(() =&gt; </text:span><text:span text:style-name="T10">new</text:span><text:span text:style-name="T21"> </text:span><text:span text:style-name="T42">OrSpecification</text:span><text:span text:style-name="T21">&lt;</text:span><text:span text:style-name="T33">IWhateverType</text:span><text:span text:style-name="T21">&gt;(</text:span></text:p>
      <text:p text:style-name="P22"><text:tab/><text:tab/><text:tab/><text:tab/><text:tab/><text:tab/><text:tab/><text:tab/>left_side_specification, </text:p>
      <text:p text:style-name="P22"><text:soft-page-break/><text:tab/><text:tab/><text:tab/><text:tab/><text:tab/><text:tab/><text:tab/><text:tab/>right_side_specification));</text:p>
      <text:p text:style-name="P22"><text:s text:c="4"/>};</text:p>
      <text:p text:style-name="P22"/>
      <text:p text:style-name="P34"><text:span text:style-name="T21"><text:s text:c="4"/></text:span><text:span text:style-name="T33">Because</text:span><text:span text:style-name="T21"> of = () =&gt; </text:span></text:p>
      <text:p text:style-name="P22"><text:s text:c="7"/>result = sut.is_satisfied_by(the_item_that_meets_both_conditions);</text:p>
      <text:p text:style-name="P22"/>
      <text:p text:style-name="P34"><text:span text:style-name="T21"><text:s text:c="4"/></text:span><text:span text:style-name="T33">It</text:span><text:span text:style-name="T21"> should_confirm_that_the_or_operator_specification_was_satisfied = () =&gt; result.ShouldBeTrue();</text:span></text:p>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x =&gt; x.is_satisfied_by(the_item_that_meets_both_conditions));</text:p>
      <text:p text:style-name="P34"><text:span text:style-name="T21"><text:s text:c="4"/></text:span><text:span text:style-name="T33">It</text:span><text:span text:style-name="T21"> should_not_evaluate_the_right_side_condition = () =&gt;</text:span></text:p>
      <text:p text:style-name="P22"><text:s text:c="7"/>right_side_specification</text:p>
      <text:p text:style-name="P22"><text:s text:c="10"/>.never_received(x =&gt; x.is_satisfied_by(the_item_that_meets_both_conditions));</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both_conditions;</text:span></text:p>
      <text:p text:style-name="P22">}</text:p>
      <text:p text:style-name="P5"/>
      <text:p text:style-name="P5">A mayores hemos creado la interface IWhateverType(), que simula el comportamiento de cualquier interface que definamos (algo asi como Object() pero en version interface):</text:p>
      <text:p text:style-name="P5"/>
      <text:p text:style-name="P15"><text:span text:style-name="T10">namespace</text:span><text:span text:style-name="T21"> dddsample.specs.domain.shared</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WhateverType</text:span><text:span text:style-name="T21"> { }</text:span></text:p>
      <text:p text:style-name="P22">}</text:p>
      <text:p text:style-name="P5"/>
      <text:p text:style-name="P5"/>
      <text:p text:style-name="P5">TODO: Volver a contar por algun lado que hace Observe&lt;,&gt;</text:p>
      <text:p text:style-name="P5"/>
      <text:p text:style-name="P5"><text:span text:style-name="T6">Escribiendo el Codigo que nos permite satisfacer las condiciones del Primer Scenario</text:span>:</text:p>
      <text:p text:style-name="P5"/>
      <text:p text:style-name="P5">Una vez escrito el codigo del primer Scenario, debemos escribir la aplicacion en si, es decir, la clase OrSpecification&lt;T&gt;.</text:p>
      <text:p text:style-name="P5"/>
      <text:p text:style-name="P5">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5"/>
      <text:p text:style-name="P5">Si nos centramos primeramente en los dos ultimos bloque IT:</text:p>
      <text:p text:style-name="P5"/>
      <text:p text:style-name="P34"><text:span text:style-name="T33">It</text:span><text:span text:style-name="T21"> should_evaluate_the_left_side_condition</text:span></text:p>
      <text:p text:style-name="P34"><text:span text:style-name="T34">It</text:span><text:span text:style-name="T23"> should_not_evaluate_the_right_side_condition</text:span></text:p>
      <text:p text:style-name="P5"/>
      <text:p text:style-name="P5">vemos que necesitamos que necesitamos:</text:p>
      <text:p text:style-name="P5"/>
      <text:p text:style-name="P31">left_side_specification.is_satisfied_by(item);</text:p>
      <text:p text:style-name="P5"/>
      <text:p text:style-name="P5">pero no:</text:p>
      <text:p text:style-name="P5"/>
      <text:p text:style-name="P32">right_side_specification.is_satisfied_by(item);</text:p>
      <text:p text:style-name="P5"/>
      <text:p text:style-name="P5">y que ademas ambas specifications (left_side_specification y right_side_specification) deben provenir del constructor de la clase (via constructor inyection):</text:p>
      <text:p text:style-name="P5"/>
      <text:p text:style-name="P15"><text:span text:style-name="T10">public</text:span><text:span text:style-name="T21"> OrSpecification(</text:span><text:span text:style-name="T33">ISpecification</text:span><text:span text:style-name="T21">&lt;T&gt; left_side_specification, </text:span></text:p>
      <text:p text:style-name="P15"><text:span text:style-name="T21"><text:s text:c="23"/></text:span><text:span text:style-name="T33">ISpecification</text:span><text:span text:style-name="T21">&lt;T&gt; right_side_specification)</text:span></text:p>
      <text:p text:style-name="P5"/>
      <text:p text:style-name="P5">Es decir, con este codigo que se muestra a continuacion conseguiriamos que los dos <text:soft-page-break/>bloques IT compilasen y ademas cumpliesen los requisitos:</text:p>
      <text:p text:style-name="P5"/>
      <text:p text:style-name="P15"><text:span text:style-name="T10">public</text:span><text:span text:style-name="T21"> </text:span><text:span text:style-name="T10">class</text:span><text:span text:style-name="T21"> </text:span><text:span text:style-name="T42">OrSpecification</text:span><text:span text:style-name="T21">&lt;T&gt; : </text:span><text:span text:style-name="T33">ISpecification</text:span><text:span text:style-name="T21">&lt;T&gt;</text:span></text:p>
      <text:p text:style-name="P22">{</text:p>
      <text:p text:style-name="P34"><text:span text:style-name="T21"><text:s text:c="4"/></text:span><text:span text:style-name="T33">ISpecification</text:span><text:span text:style-name="T21">&lt;T&gt; left_side_specification;</text:span></text:p>
      <text:p text:style-name="P34"><text:span text:style-name="T21"><text:s text:c="4"/></text:span><text:span text:style-name="T33">ISpecification</text:span><text:span text:style-name="T21">&lt;T&gt; right_side_specification;</text:span></text:p>
      <text:p text:style-name="P22"/>
      <text:p text:style-name="P34"><text:span text:style-name="T21"><text:s text:c="4"/></text:span><text:span text:style-name="T10">public</text:span><text:span text:style-name="T21"> OrSpecification(</text:span><text:span text:style-name="T33">ISpecification</text:span><text:span text:style-name="T21">&lt;T&gt; left_side_specification, </text:span></text:p>
      <text:p text:style-name="P34"><text:span text:style-name="T21"><text:s text:c="27"/></text:span><text:span text:style-name="T33">ISpecification</text:span><text:span text:style-name="T21">&lt;T&gt; right_side_specification)</text:span></text:p>
      <text:p text:style-name="P22"><text:s text:c="4"/>{</text:p>
      <text:p text:style-name="P34"><text:span text:style-name="T21"><text:s text:c="8"/></text:span><text:span text:style-name="T10">this</text:span><text:span text:style-name="T21">.left_side_specification = left_side_specification;</text:span></text:p>
      <text:p text:style-name="P34"><text:span text:style-name="T21"><text:s text:c="8"/></text:span><text:span text:style-name="T10">this</text:span><text:span text:style-name="T21">.right_side_specification = right_side_specificatio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is_satisfied_by(T item)</text:span></text:p>
      <text:p text:style-name="P22"><text:s text:c="4"/>{</text:p>
      <text:p text:style-name="P22"><text:s text:c="8"/><text:span text:style-name="T8">this</text:span>.left_side_specification.is_satisfied_by(item); <text:s text:c="7"/></text:p>
      <text:p text:style-name="P34"><text:span text:style-name="T21"><text:s text:c="8"/></text:span><text:span text:style-name="T10">return</text:span><text:span text:style-name="T21"> </text:span><text:span text:style-name="T10">false</text:span><text:span text:style-name="T21">;</text:span></text:p>
      <text:p text:style-name="P22"><text:s text:c="4"/>}</text:p>
      <text:p text:style-name="P22">}</text:p>
      <text:p text:style-name="P5"/>
      <text:p text:style-name="P5">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5"/>
      <text:p text:style-name="P5">Esto deberia ayudarnos a que abramos los ojos y empecemos a entender un poco mejor todo lo que hay por debajo del BDD.</text:p>
      <text:p text:style-name="P5"/>
      <text:p text:style-name="P5">Una vez dicho esto, debemos movernos al siguiente punto, conseguir satisfacer las 3 condiciones expuestas en los bloques IT, y nos falta:</text:p>
      <text:p text:style-name="P5"/>
      <text:p text:style-name="P16"><text:span text:style-name="T33">It</text:span><text:span text:style-name="T21"> should_confirm_that_the_or_operator_specification_was_satisfied</text:span></text:p>
      <text:p text:style-name="P5"/>
      <text:p text:style-name="P5">Pero tiene facil arreglo, basta con devolver true, en vez de false:</text:p>
      <text:p text:style-name="P5"/>
      <text:p text:style-name="P34"><text:span text:style-name="T10">public</text:span><text:span text:style-name="T21"> </text:span><text:span text:style-name="T10">bool</text:span><text:span text:style-name="T21"> is_satisfied_by(T item)</text:span></text:p>
      <text:p text:style-name="P22">{</text:p>
      <text:p text:style-name="P34"><text:span text:style-name="T21"><text:s text:c="4"/></text:span><text:span text:style-name="T10">this</text:span><text:span text:style-name="T21">.left_side_specification.is_satisfied_by(item); <text:s text:c="7"/></text:span></text:p>
      <text:p text:style-name="P34"><text:span text:style-name="T21"><text:s text:c="4"/></text:span><text:span text:style-name="T10">return</text:span><text:span text:style-name="T21"> </text:span><text:span text:style-name="T10">true</text:span><text:span text:style-name="T21">;</text:span></text:p>
      <text:p text:style-name="P25">}</text:p>
      <text:p text:style-name="P5"/>
      <text:p text:style-name="P5">De esta forma satisfacemos las 3 condiciones de los bloques IT. </text:p>
      <text:p text:style-name="P5"/>
      <text:p text:style-name="P5">La pregunta ahora seria la siguiente, ¿el metodo is_satisfied_by(T item) de la clase OrSpecification&lt;T&gt; hace lo que queremos que haga?</text:p>
      <text:p text:style-name="P5"/>
      <text:p text:style-name="P5">La respuesta es que NO, ya que queremos que haga una evaluacion del operando logico OR, y <text:s/>claramente no lo hace ya que evalua unicamente uno de los operandos:</text:p>
      <text:p text:style-name="P5"/>
      <text:p text:style-name="P22"><text:span text:style-name="T8">this</text:span>.left_side_specification.is_satisfied_by(item);</text:p>
      <text:p text:style-name="P5"/>
      <text:p text:style-name="P5">y aun por encima, ni siquiera lo tiene en cuenta a la hora de devolver el valor correcto, pues siempre true:</text:p>
      <text:p text:style-name="P5"/>
      <text:p text:style-name="P16"><text:span text:style-name="T10">return</text:span><text:span text:style-name="T21"> </text:span><text:span text:style-name="T10">true</text:span><text:span text:style-name="T21">;</text:span></text:p>
      <text:p text:style-name="P5"/>
      <text:p text:style-name="P5">independientemente de cual haya sido el resultado de la evaluacion previa.</text:p>
      <text:p text:style-name="P5"/>
      <text:p text:style-name="P5">La cuestion aqui, es que SI que cumple los requisitos de nuestra BDD_Spec (los 3 bloques IT).</text:p>
      <text:p text:style-name="P5"/>
      <text:p text:style-name="P5"><text:soft-page-break/>¿Que es lo que ocurre entonces?</text:p>
      <text:p text:style-name="P5"/>
      <text:p text:style-name="P5">Pues que necesitamos programar las otras BDD_Specs que quedan:</text:p>
      <text:p text:style-name="P5"/>
      <text:p text:style-name="P36">When asked if an item that meets only the left side condition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right side condition satisfies the or operator specification</text:p>
      <text:p text:style-name="P36">» It should confirm that the or operator specification was satisfied</text:p>
      <text:p text:style-name="P36">» It should evaluate the left side condition</text:p>
      <text:p text:style-name="P36">» It should evaluate the right side condition</text:p>
      <text:p text:style-name="P36"/>
      <text:p text:style-name="P36">When asked if an item that does not meet any of the conditions satisfies the or operator specification</text:p>
      <text:p text:style-name="P36">» It should confirm that the or operator specification was not satisfied</text:p>
      <text:p text:style-name="P36">» It should evaluate the left side condition</text:p>
      <text:p text:style-name="P38">» It should evaluate the right side condition</text:p>
      <text:p text:style-name="P5"/>
      <text:p text:style-name="P5">para obligar a nuestro codigo a hacer lo que queremos (que evalue la operacion logica OR).</text:p>
      <text:p text:style-name="P5"/>
      <text:p text:style-name="P5">NOTA: En un escenario de programacion normal, lo logico seria haber escrito ya en este punto:</text:p>
      <text:p text:style-name="P5"/>
      <text:p text:style-name="P15"><text:span text:style-name="T10">public</text:span><text:span text:style-name="T21"> </text:span><text:span text:style-name="T10">bool</text:span><text:span text:style-name="T21"> is_satisfied_by(T item)</text:span></text:p>
      <text:p text:style-name="P22">{</text:p>
      <text:p text:style-name="P34"><text:span text:style-name="T21"><text:s text:c="4"/></text:span><text:span text:style-name="T10">return this</text:span><text:span text:style-name="T21">.left_side_specification.is_satisfied_by(item) || </text:span></text:p>
      <text:p text:style-name="P22"><text:s text:c="11"/><text:span text:style-name="T8">this</text:span>.right_side_specification.is_satisfied_by(item);</text:p>
      <text:p text:style-name="P22">}</text:p>
      <text:p text:style-name="P5"/>
      <text:p text:style-name="P5">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5"/>
      <text:p text:style-name="P5">FIN NOTA.</text:p>
      <text:p text:style-name="P5"/>
      <text:p text:style-name="P5"><text:span text:style-name="T6">Implementando los Scenarios restantes</text:span><text:span text:style-name="T61">:</text:span></text:p>
      <text:p text:style-name="P2"/>
      <text:p text:style-name="P2">Sin entrar en el nivel de detalle de la explicacion del primer Scenario ("Happy Day Scenario"), los Scenarios restantes</text:p>
      <text:p text:style-name="P2"/>
      <text:p text:style-name="P36">When asked if an item that meets only the left side condition satisfies the or operator specification</text:p>
      <text:p text:style-name="P36">» It should confirm that the or operator specification was satisfied</text:p>
      <text:p text:style-name="P36">» It should evaluate the left side condition</text:p>
      <text:p text:style-name="P36">» It should not evaluate the right side condition</text:p>
      <text:p text:style-name="P36"/>
      <text:p text:style-name="P36">When asked if an item that meets only the right side condition satisfies the or operator specification</text:p>
      <text:p text:style-name="P36">» It should confirm that the or operator specification was satisfied</text:p>
      <text:p text:style-name="P36">» It should evaluate the left side condition</text:p>
      <text:p text:style-name="P36">» It should evaluate the right side condition</text:p>
      <text:p text:style-name="P36"/>
      <text:p text:style-name="P36">When asked if an item that does not meet any of the conditions satisfies the or operator specification</text:p>
      <text:p text:style-name="P36">» It should confirm that the or operator specification was not satisfied</text:p>
      <text:p text:style-name="P36">» It should evaluate the left side condition</text:p>
      <text:p text:style-name="P40"><text:soft-page-break/>» It should evaluate the right side condition</text:p>
      <text:p text:style-name="P2"/>
      <text:p text:style-name="P2">se implementarian a traves del siguiente codigo:</text:p>
      <text:p text:style-name="P2"/>
      <text:p text:style-name="P21"><text:span text:style-name="T19">public</text:span><text:span text:style-name="T61"> </text:span><text:span text:style-name="T19">class</text:span><text:span text:style-name="T61"> </text:span><text:span text:style-name="T48">when_asked_if_an_item_that_meets_only_the_left_side_condition_satisfies_the_or_operator_specification</text:span><text:span text:style-name="T61"> : </text:span><text:span text:style-name="T48">concern_for_the_or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the_left_side_condition = an&lt;</text:span><text:span text:style-name="T33">IWhateverType</text:span><text:span text:style-name="T21">&gt;();</text:span></text:p>
      <text:p text:style-name="P22"/>
      <text:p text:style-name="P22"><text:s text:c="8"/>left_side_specification</text:p>
      <text:p text:style-name="P22"><text:s text:c="11"/>.Stub(x =&gt; x.is_satisfied_by(the_item_that_meets_the_left_side_condition))</text:p>
      <text:p text:style-name="P34"><text:span text:style-name="T21"><text:s text:c="11"/>.Return(</text:span><text:span text:style-name="T10">true</text:span><text:span text:style-name="T21">);</text:span></text:p>
      <text:p text:style-name="P22"><text:s text:c="8"/>right_side_specification</text:p>
      <text:p text:style-name="P22"><text:s text:c="11"/>.Stub(x =&gt; x.is_satisfied_by(the_item_that_meets_the_left_side_condition))</text:p>
      <text:p text:style-name="P34"><text:span text:style-name="T21"><text:s text:c="11"/>.Return(</text:span><text:span text:style-name="T10">false</text:span><text:span text:style-name="T21">);</text:span></text:p>
      <text:p text:style-name="P22"/>
      <text:p text:style-name="P34"><text:span text:style-name="T21"><text:s text:c="8"/>create_sut_using(() =&gt; </text:span><text:span text:style-name="T10">new</text:span><text:span text:style-name="T21"> </text:span><text:span text:style-name="T42">Or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text:span></text:p>
      <text:p text:style-name="P22"><text:s text:c="7"/>result = sut.is_satisfied_by(the_item_that_meets_the_left_side_condition);</text:p>
      <text:p text:style-name="P22"/>
      <text:p text:style-name="P34"><text:span text:style-name="T21"><text:s text:c="4"/></text:span><text:span text:style-name="T33">It</text:span><text:span text:style-name="T21"> should_confirm_that_the_or_operator_specification_was_satisfied = () =&gt; </text:span></text:p>
      <text:p text:style-name="P22"><text:s text:c="7"/>result.ShouldBeTrue();</text:p>
      <text:p text:style-name="P22"><text:s text:c="4"/></text:p>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text:p>
      <text:p text:style-name="P22"><text:s text:c="14"/>x =&gt; x.is_satisfied_by(the_item_that_meets_the_left_side_condition));</text:p>
      <text:p text:style-name="P22"><text:s text:c="4"/></text:p>
      <text:p text:style-name="P34"><text:span text:style-name="T21"><text:s text:c="4"/></text:span><text:span text:style-name="T33">It</text:span><text:span text:style-name="T21"> should_not_evaluate_the_right_side_condition = () =&gt;</text:span></text:p>
      <text:p text:style-name="P22"><text:s text:c="7"/>right_side_specification</text:p>
      <text:p text:style-name="P22"><text:s text:c="10"/>.never_received(</text:p>
      <text:p text:style-name="P22"><text:s text:c="13"/>x =&gt; x.is_satisfied_by(the_item_that_meets_the_left_side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the_left_side_condition;</text:span></text:p>
      <text:p text:style-name="P22">}</text:p>
      <text:p text:style-name="P22"/>
      <text:p text:style-name="P34"><text:span text:style-name="T10">public</text:span><text:span text:style-name="T21"> </text:span><text:span text:style-name="T10">class</text:span><text:span text:style-name="T21"> </text:span><text:span text:style-name="T42">when_asked_if_an_item_that_meets_only_the_right_side_condition_satisfies_the_or_operator_specification</text:span><text:span text:style-name="T21"> : </text:span><text:span text:style-name="T42">concern_for_the_or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the_right_side_condition = an&lt;</text:span><text:span text:style-name="T33">IWhateverType</text:span><text:span text:style-name="T21">&gt;();</text:span></text:p>
      <text:p text:style-name="P22"/>
      <text:p text:style-name="P22"><text:s text:c="8"/>left_side_specification</text:p>
      <text:p text:style-name="P22"><text:s text:c="11"/>.Stub(x =&gt; x.is_satisfied_by(the_item_that_meets_the_right_side_condition))</text:p>
      <text:p text:style-name="P34"><text:span text:style-name="T21"><text:s text:c="11"/>.Return(</text:span><text:span text:style-name="T10">false</text:span><text:span text:style-name="T21">);</text:span></text:p>
      <text:p text:style-name="P22"><text:s text:c="8"/>right_side_specification</text:p>
      <text:p text:style-name="P22"><text:soft-page-break/><text:s text:c="11"/>.Stub(x =&gt; x.is_satisfied_by(the_item_that_meets_the_right_side_condition))</text:p>
      <text:p text:style-name="P34"><text:span text:style-name="T21"><text:s text:c="11"/>.Return(</text:span><text:span text:style-name="T10">true</text:span><text:span text:style-name="T21">);</text:span></text:p>
      <text:p text:style-name="P22"/>
      <text:p text:style-name="P34"><text:span text:style-name="T21"><text:s text:c="8"/>create_sut_using(() =&gt; </text:span><text:span text:style-name="T10">new</text:span><text:span text:style-name="T21"> </text:span><text:span text:style-name="T42">Or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text:span></text:p>
      <text:p text:style-name="P22"><text:s text:c="7"/>result = sut.is_satisfied_by(the_item_that_meets_the_right_side_condition);</text:p>
      <text:p text:style-name="P22"/>
      <text:p text:style-name="P34"><text:span text:style-name="T21"><text:s text:c="4"/></text:span><text:span text:style-name="T33">It</text:span><text:span text:style-name="T21"> should_confirm_that_the_or_operator_specification_was_satisfied = () =&gt; </text:span></text:p>
      <text:p text:style-name="P22"><text:s text:c="7"/>result.ShouldBeTrue();</text:p>
      <text:p text:style-name="P22"><text:s text:c="8"/></text:p>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text:p>
      <text:p text:style-name="P22"><text:s text:c="13"/>x =&gt; x.is_satisfied_by(the_item_that_meets_the_right_side_condition));</text:p>
      <text:p text:style-name="P22"/>
      <text:p text:style-name="P34"><text:span text:style-name="T21"><text:s text:c="4"/></text:span><text:span text:style-name="T33">It</text:span><text:span text:style-name="T21"> should_evaluate_the_right_side_condition = () =&gt;</text:span></text:p>
      <text:p text:style-name="P22"><text:s text:c="7"/>right_side_specification</text:p>
      <text:p text:style-name="P22"><text:s text:c="10"/>.received(</text:p>
      <text:p text:style-name="P22"><text:s text:c="13"/>x =&gt; x.is_satisfied_by(the_item_that_meets_the_right_side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the_right_side_condition;</text:span></text:p>
      <text:p text:style-name="P22">}</text:p>
      <text:p text:style-name="P22"/>
      <text:p text:style-name="P34"><text:span text:style-name="T10">public</text:span><text:span text:style-name="T21"> </text:span><text:span text:style-name="T10">class</text:span><text:span text:style-name="T21"> </text:span><text:span text:style-name="T42">when_asked_if_an_item_that_does_not_meet_any_of_the_conditions_satisfies_the_or_operator_specification</text:span><text:span text:style-name="T21"> : </text:span><text:span text:style-name="T42">concern_for_the_or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no_condition = an&lt;</text:span><text:span text:style-name="T33">IWhateverType</text:span><text:span text:style-name="T21">&gt;();</text:span></text:p>
      <text:p text:style-name="P22"/>
      <text:p text:style-name="P22"><text:s text:c="8"/>left_side_specification</text:p>
      <text:p text:style-name="P22"><text:s text:c="11"/>.Stub(x =&gt; x.is_satisfied_by(the_item_that_meets_no_condition))</text:p>
      <text:p text:style-name="P34"><text:span text:style-name="T21"><text:s text:c="11"/>.Return(</text:span><text:span text:style-name="T10">false</text:span><text:span text:style-name="T21">);</text:span></text:p>
      <text:p text:style-name="P22"><text:s text:c="8"/>right_side_specification</text:p>
      <text:p text:style-name="P22"><text:s text:c="11"/>.Stub(x =&gt; x.is_satisfied_by(the_item_that_meets_no_condition))</text:p>
      <text:p text:style-name="P34"><text:span text:style-name="T21"><text:s text:c="11"/>.Return(</text:span><text:span text:style-name="T10">false</text:span><text:span text:style-name="T21">);</text:span></text:p>
      <text:p text:style-name="P22"/>
      <text:p text:style-name="P34"><text:span text:style-name="T21"><text:s text:c="8"/>create_sut_using(() =&gt; </text:span><text:span text:style-name="T10">new</text:span><text:span text:style-name="T21"> </text:span><text:span text:style-name="T42">Or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result = sut.is_satisfied_by(the_item_that_meets_no_condition);</text:span></text:p>
      <text:p text:style-name="P22"/>
      <text:p text:style-name="P34"><text:span text:style-name="T21"><text:s text:c="4"/></text:span><text:span text:style-name="T33">It</text:span><text:span text:style-name="T21"> should_confirm_that_the_or_operator_specification_was_not_satisfied = () =&gt; </text:span></text:p>
      <text:p text:style-name="P22"><text:s text:c="7"/>result.ShouldBeFalse();</text:p>
      <text:p text:style-name="P22"/>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x =&gt; x.is_satisfied_by(the_item_that_meets_no_condition));</text:p>
      <text:p text:style-name="P22"/>
      <text:p text:style-name="P34"><text:span text:style-name="T21"><text:s text:c="4"/></text:span><text:span text:style-name="T33">It</text:span><text:span text:style-name="T21"> should_evaluate_the_right_side_condition = () =&gt;</text:span></text:p>
      <text:p text:style-name="P22"><text:soft-page-break/><text:s text:c="7"/>right_side_specification</text:p>
      <text:p text:style-name="P22"><text:s text:c="10"/>.received(x =&gt; x.is_satisfied_by(the_item_that_meets_no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no_condition;</text:span></text:p>
      <text:p text:style-name="P22">}</text:p>
      <text:p text:style-name="P2"/>
      <text:p text:style-name="P2">y que obligaria a nuestra clase OrSpecification a hacer lo correcto:</text:p>
      <text:p text:style-name="P2"/>
      <text:p text:style-name="P15"><text:span text:style-name="T16">public</text:span><text:span text:style-name="T26"> </text:span><text:span text:style-name="T16">class</text:span><text:span text:style-name="T26"> </text:span><text:span text:style-name="T46">OrSpecification</text:span><text:span text:style-name="T26">&lt;T&gt; : </text:span><text:span text:style-name="T37">ISpecification</text:span><text:span text:style-name="T26">&lt;T&gt;</text:span></text:p>
      <text:p text:style-name="P22">{</text:p>
      <text:p text:style-name="P34"><text:span text:style-name="T21"><text:s text:c="4"/></text:span><text:span text:style-name="T33">ISpecification</text:span><text:span text:style-name="T21">&lt;T&gt; left_side_specification;</text:span></text:p>
      <text:p text:style-name="P34"><text:span text:style-name="T21"><text:s text:c="4"/></text:span><text:span text:style-name="T33">ISpecification</text:span><text:span text:style-name="T21">&lt;T&gt; right_side_specification;</text:span></text:p>
      <text:p text:style-name="P22"/>
      <text:p text:style-name="P34"><text:span text:style-name="T21"><text:s text:c="4"/></text:span><text:span text:style-name="T10">public</text:span><text:span text:style-name="T21"> OrSpecification(</text:span><text:span text:style-name="T33">ISpecification</text:span><text:span text:style-name="T21">&lt;T&gt; left_side_specification, </text:span></text:p>
      <text:p text:style-name="P34"><text:span text:style-name="T21"><text:s text:c="27"/></text:span><text:span text:style-name="T33">ISpecification</text:span><text:span text:style-name="T21">&lt;T&gt; right_side_specification)</text:span></text:p>
      <text:p text:style-name="P22"><text:s text:c="4"/>{</text:p>
      <text:p text:style-name="P34"><text:span text:style-name="T21"><text:s text:c="8"/></text:span><text:span text:style-name="T10">this</text:span><text:span text:style-name="T21">.left_side_specification = left_side_specification;</text:span></text:p>
      <text:p text:style-name="P34"><text:span text:style-name="T21"><text:s text:c="8"/></text:span><text:span text:style-name="T10">this</text:span><text:span text:style-name="T21">.right_side_specification = right_side_specificatio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text:span><text:span text:style-name="T10">this</text:span><text:span text:style-name="T21">.left_side_specification.is_satisfied_by(item) || </text:span></text:p>
      <text:p text:style-name="P22"><text:s text:c="15"/><text:span text:style-name="T8">this</text:span>.right_side_specification.is_satisfied_by(item);</text:p>
      <text:p text:style-name="P22"><text:s text:c="4"/>}</text:p>
      <text:p text:style-name="P22">}</text:p>
      <text:p text:style-name="P2"/>
      <text:p text:style-name="P2">tal y como demuestra la salida de haber ejcutado esta BDD_Spec con TestDriven.NET:</text:p>
      <text:p text:style-name="P2"/>
      <text:p text:style-name="P37">------ Test started: Assembly: dddsample.specs.dll ------</text:p>
      <text:p text:style-name="P38"/>
      <text:p text:style-name="P39">when asked if an item that meets both conditions satisfies the or operator specification</text:p>
      <text:p text:style-name="P36">» should confirm that the or operator specification was satisfied</text:p>
      <text:p text:style-name="P36">» should evaluate the left side condition</text:p>
      <text:p text:style-name="P36">» should not evaluate the right side condition</text:p>
      <text:p text:style-name="P36"/>
      <text:p text:style-name="P36">when asked if an item that meets only the left side condition satisfies the or operator specification</text:p>
      <text:p text:style-name="P36">» should confirm that the or operator specification was satisfied</text:p>
      <text:p text:style-name="P36">» should evaluate the left side condition</text:p>
      <text:p text:style-name="P36">» should not evaluate the right side condition</text:p>
      <text:p text:style-name="P36"/>
      <text:p text:style-name="P36">when asked if an item that meets only the right side condition satisfies the or operator specification</text:p>
      <text:p text:style-name="P36">» should confirm that the or operator specification was satisfied</text:p>
      <text:p text:style-name="P36">» should evaluate the left side condition</text:p>
      <text:p text:style-name="P36">» should evaluate the right side condition</text:p>
      <text:p text:style-name="P36"/>
      <text:p text:style-name="P36">when asked if an item that does not meet any of the conditions satisfies the or operator specification</text:p>
      <text:p text:style-name="P36">» should confirm that the or operator specification was not satisfied</text:p>
      <text:p text:style-name="P36">» should evaluate the left side condition</text:p>
      <text:p text:style-name="P36">» should evaluate the right side condition</text:p>
      <text:p text:style-name="P36"/>
      <text:p text:style-name="P36"/>
      <text:p text:style-name="P36">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text:soft-page-break/>abordados en el epigrafe "<text:span text:style-name="T52">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6">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5">Nuestra BDD_Spec para la clase NotSpecification&lt;T&gt; seria:</text:p>
      <text:p text:style-name="P5"/>
      <text:p text:style-name="P37">When asked if an item that meets the condition satisfies the not operation specification</text:p>
      <text:p text:style-name="P36">» It should confirm that the original condition has been negated</text:p>
      <text:p text:style-name="P36">» It should evaluate the condition</text:p>
      <text:p text:style-name="P36"/>
      <text:p text:style-name="P36">When asked if an item that does not meet the condition satisfies the not operation specification</text:p>
      <text:p text:style-name="P36">» It should confirm that the original condition has been negated</text:p>
      <text:p text:style-name="P36">» It should evaluate the condition</text:p>
      <text:p text:style-name="P5"/>
      <text:p text:style-name="P5">El codigo que implementan ambas BDD_Specs:</text:p>
      <text:p text:style-name="P5"/>
      <text:p text:style-name="P21"><text:span text:style-name="T8">public</text:span> <text:span text:style-name="T8">class</text:span> <text:span text:style-name="T40">concern_for_the_not_specification</text:span> : </text:p>
      <text:p text:style-name="P21"><text:span text:style-name="T40"><text:s text:c="3"/>Observes</text:span>&lt;<text:span text:style-name="T31">ISpecification</text:span>&lt;<text:span text:style-name="T31">IWhateverType</text:span>&gt;, <text:span text:style-name="T40">NotSpecification</text:span>&lt;<text:span text:style-name="T31">IWhateverType</text:span>&gt;&gt; { }</text:p>
      <text:p text:style-name="P22"/>
      <text:p text:style-name="P34"><text:span text:style-name="T10">public</text:span><text:span text:style-name="T21"> </text:span><text:span text:style-name="T10">class</text:span><text:span text:style-name="T21"> </text:span><text:span text:style-name="T42">when_asked_if_an_item_that_meets_the_condition_satisfies_the_not_operation_specification</text:span><text:span text:style-name="T21"> : </text:span><text:span text:style-name="T42">concern_for_the_not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to_negate_specification = the_dependency&lt;</text:span><text:span text:style-name="T33">ISpecification</text:span><text:span text:style-name="T21">&lt;</text:span><text:span text:style-name="T33">IWhateverType</text:span><text:span text:style-name="T21">&gt;&gt;();</text:span></text:p>
      <text:p text:style-name="P34"><text:span text:style-name="T21"><text:s text:c="8"/>the_item_that_meets_the_condition = an&lt;</text:span><text:span text:style-name="T33">IWhateverType</text:span><text:span text:style-name="T21">&gt;();</text:span></text:p>
      <text:p text:style-name="P22"/>
      <text:p text:style-name="P22"><text:s text:c="8"/>the_to_negate_specification</text:p>
      <text:p text:style-name="P22"><text:s text:c="11"/>.Stub(x =&gt; x.is_satisfied_by(the_item_that_meets_the_condition))</text:p>
      <text:p text:style-name="P34"><text:span text:style-name="T21"><text:s text:c="11"/>.Return(</text:span><text:span text:style-name="T10">true</text:span><text:span text:style-name="T21">);</text:span></text:p>
      <text:p text:style-name="P22"><text:s text:c="4"/>};</text:p>
      <text:p text:style-name="P22"/>
      <text:p text:style-name="P34"><text:span text:style-name="T21"><text:s text:c="4"/></text:span><text:span text:style-name="T33">Because</text:span><text:span text:style-name="T21"> of = () =&gt; result = sut.is_satisfied_by(the_item_that_meets_the_condition);</text:span></text:p>
      <text:p text:style-name="P22"/>
      <text:p text:style-name="P34"><text:span text:style-name="T21"><text:s text:c="4"/></text:span><text:span text:style-name="T33">It</text:span><text:span text:style-name="T21"> should_confirm_that_the_original_condition_has_been_negated = () =&gt; </text:span></text:p>
      <text:p text:style-name="P22"><text:s text:c="7"/>result.ShouldBeFalse();</text:p>
      <text:p text:style-name="P22"/>
      <text:p text:style-name="P34"><text:span text:style-name="T21"><text:s text:c="4"/></text:span><text:span text:style-name="T33">It</text:span><text:span text:style-name="T21"> should_evaluate_the_condition = () =&gt;</text:span></text:p>
      <text:p text:style-name="P22"><text:s text:c="7"/>the_to_negate_specification</text:p>
      <text:p text:style-name="P22"><text:s text:c="10"/>.received(x =&gt; x.is_satisfied_by(the_item_that_meets_the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WhateverType</text:span><text:span text:style-name="T21"> the_item_that_meets_the_condi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the_to_negate_specification;</text:span></text:p>
      <text:p text:style-name="P22">}</text:p>
      <text:p text:style-name="P22"/>
      <text:p text:style-name="P34"><text:span text:style-name="T10">public</text:span><text:span text:style-name="T21"> </text:span><text:span text:style-name="T10">class</text:span><text:span text:style-name="T21"> </text:span><text:span text:style-name="T42">when_asked_if_an_item_that_does_not_meet_the_condition_satisfies_the_not_operation_specification</text:span><text:span text:style-name="T21"> : </text:span><text:span text:style-name="T42">concern_for_the_not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to_negate_specification = the_dependency&lt;</text:span><text:span text:style-name="T33">ISpecification</text:span><text:span text:style-name="T21">&lt;</text:span><text:span text:style-name="T33">IWhateverType</text:span><text:span text:style-name="T21">&gt;&gt;();</text:span></text:p>
      <text:p text:style-name="P34"><text:soft-page-break/><text:span text:style-name="T21"><text:s text:c="8"/>the_item_that_does_not_meet_the_condition = an&lt;</text:span><text:span text:style-name="T33">IWhateverType</text:span><text:span text:style-name="T21">&gt;();</text:span></text:p>
      <text:p text:style-name="P22"/>
      <text:p text:style-name="P22"><text:s text:c="8"/>the_to_negate_specification</text:p>
      <text:p text:style-name="P22"><text:s text:c="11"/>.Stub(x =&gt; x.is_satisfied_by(the_item_that_does_not_meet_the_condition))</text:p>
      <text:p text:style-name="P34"><text:span text:style-name="T21"><text:s text:c="11"/>.Return(</text:span><text:span text:style-name="T10">false</text:span><text:span text:style-name="T21">);</text:span></text:p>
      <text:p text:style-name="P22"><text:s text:c="4"/>};</text:p>
      <text:p text:style-name="P22"/>
      <text:p text:style-name="P34"><text:span text:style-name="T21"><text:s text:c="4"/></text:span><text:span text:style-name="T33">Because</text:span><text:span text:style-name="T21"> of = () =&gt; </text:span></text:p>
      <text:p text:style-name="P22"><text:s text:c="7"/>result = sut.is_satisfied_by(the_item_that_does_not_meet_the_condition);</text:p>
      <text:p text:style-name="P22"/>
      <text:p text:style-name="P34"><text:span text:style-name="T21"><text:s text:c="4"/></text:span><text:span text:style-name="T33">It</text:span><text:span text:style-name="T21"> should_confirm_that_the_original_condition_has_been_negated = () =&gt; </text:span></text:p>
      <text:p text:style-name="P22"><text:s text:c="7"/>result.ShouldBeTrue();</text:p>
      <text:p text:style-name="P22"/>
      <text:p text:style-name="P34"><text:span text:style-name="T21"><text:s text:c="4"/></text:span><text:span text:style-name="T33">It</text:span><text:span text:style-name="T21"> should_evaluate_the_condition = () =&gt;</text:span></text:p>
      <text:p text:style-name="P22"><text:s text:c="7"/>the_to_negate_specification</text:p>
      <text:p text:style-name="P22"><text:s text:c="10"/>.received(x =&gt; x.is_satisfied_by(the_item_that_does_not_meet_the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WhateverType</text:span><text:span text:style-name="T21"> the_item_that_does_not_meet_the_condi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the_to_negate_specification;</text:span></text:p>
      <text:p text:style-name="P22">}</text:p>
      <text:p text:style-name="P5"/>
      <text:p text:style-name="P5">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5"/>
      <text:p text:style-name="P5">A mayores es interesante destacar el uso de:</text:p>
      <text:p text:style-name="P5"/>
      <text:list xml:id="list30195359" text:continue-list="list30194155" text:style-name="L4">
        <text:list-item>
          <text:p text:style-name="P51">the_dependency&lt;T&gt;(), que crea un mock del tipo especificado por T y ademas lo inyecta al constructor cuando se crea el System Under Test (sut).</text:p>
        </text:list-item>
      </text:list>
      <text:p text:style-name="P5"/>
      <text:p text:style-name="P5">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5"/>
      <text:p text:style-name="P5">Nuestra clase NotSpecification&lt;T&gt; asociada a esta BDD_Spec es:</text:p>
      <text:p text:style-name="P5"/>
      <text:p text:style-name="P15"><text:span text:style-name="T10">public</text:span><text:span text:style-name="T21"> </text:span><text:span text:style-name="T10">class</text:span><text:span text:style-name="T21"> </text:span><text:span text:style-name="T42">NotSpecification</text:span><text:span text:style-name="T21">&lt;T&gt; : </text:span><text:span text:style-name="T33">ISpecification</text:span><text:span text:style-name="T21">&lt;T&gt; </text:span></text:p>
      <text:p text:style-name="P22">{</text:p>
      <text:p text:style-name="P34"><text:span text:style-name="T21"><text:s text:c="4"/></text:span><text:span text:style-name="T33">ISpecification</text:span><text:span text:style-name="T21">&lt;T&gt; to_negate_specification;</text:span></text:p>
      <text:p text:style-name="P22"/>
      <text:p text:style-name="P34"><text:span text:style-name="T21"><text:s text:c="4"/></text:span><text:span text:style-name="T10">public</text:span><text:span text:style-name="T21"> NotSpecification(</text:span><text:span text:style-name="T33">ISpecification</text:span><text:span text:style-name="T21">&lt;T&gt; to_negate_specification)</text:span></text:p>
      <text:p text:style-name="P22"><text:s text:c="4"/>{</text:p>
      <text:p text:style-name="P34"><text:span text:style-name="T21"><text:s text:c="8"/></text:span><text:span text:style-name="T10">this</text:span><text:span text:style-name="T21">.to_negate_specification = to_negate_specificatio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text:span><text:span text:style-name="T10">this</text:span><text:span text:style-name="T21">.to_negate_specification.is_satisfied_by(item);</text:span></text:p>
      <text:p text:style-name="P22"><text:s text:c="4"/>}</text:p>
      <text:p text:style-name="P22">}</text:p>
      <text:p text:style-name="P5"/>
      <text:p text:style-name="P5">Y todo funciona segun lo previsto tal y como demuestra el log de TestDriven.NET:</text:p>
      <text:p text:style-name="P5"/>
      <text:p text:style-name="P37">------ Test started: Assembly: dddsample.specs.dll ------</text:p>
      <text:p text:style-name="P38"/>
      <text:p text:style-name="P37">when asked if an item that meets the condition satisfies the not operation specification</text:p>
      <text:p text:style-name="P36">» should confirm that the original condition has been negated</text:p>
      <text:p text:style-name="P36">» should evaluate the condition</text:p>
      <text:p text:style-name="P36"><text:soft-page-break/></text:p>
      <text:p text:style-name="P36">when asked if an item that does not meet the condition satisfies the not operation specification</text:p>
      <text:p text:style-name="P36">» should confirm that the original condition has been negated</text:p>
      <text:p text:style-name="P36">» should evaluate the condition</text:p>
      <text:p text:style-name="P36"/>
      <text:p text:style-name="P36"/>
      <text:p text:style-name="P36">4 passed, 0 failed, 0 skipped, took 0,62 seconds (Machine.Specifications 0.3.0).</text:p>
      <text:p text:style-name="P11"/>
      <text:p text:style-name="P5"/>
      <text:p text:style-name="P2"><text:span text:style-name="T6">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5">Nuestra BDD_Spec para la clase AndSpecification&lt;T&gt; seria:</text:p>
      <text:p text:style-name="P5"/>
      <text:p text:style-name="P37">When asked if an item that meets both conditions satisfies the and operator specification</text:p>
      <text:p text:style-name="P36">» It should confirm that the and operator specification was satisfied</text:p>
      <text:p text:style-name="P36">» It should evaluate the left side condition</text:p>
      <text:p text:style-name="P36">» It should evaluate the right side condition</text:p>
      <text:p text:style-name="P36"/>
      <text:p text:style-name="P36">When asked if an item that meets only the left side condition satisfies the and operator specification</text:p>
      <text:p text:style-name="P36">» It should confirm that the and operator specification was not satisfied</text:p>
      <text:p text:style-name="P36">» It should evaluate the left side condition</text:p>
      <text:p text:style-name="P36">» It should evaluate the right side condition</text:p>
      <text:p text:style-name="P36"/>
      <text:p text:style-name="P36">When asked if an item that meets only the right side condition satisfies the and operator specification</text:p>
      <text:p text:style-name="P36">» It should confirm that the and operator specification was not satisfied</text:p>
      <text:p text:style-name="P36">» It should evaluate the left side condition</text:p>
      <text:p text:style-name="P36">» It should not evaluate the right side condition</text:p>
      <text:p text:style-name="P36"/>
      <text:p text:style-name="P36">When asked if an item that does not meet any of the conditions satisfies the and operator specification</text:p>
      <text:p text:style-name="P36">» It should confirm that the and operator specification was not satisfied</text:p>
      <text:p text:style-name="P36">» It should evaluate the left side condition</text:p>
      <text:p text:style-name="P36">» It should not evaluate the right side condition</text:p>
      <text:p text:style-name="P5"/>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13"><text:span text:style-name="T10">public</text:span><text:span text:style-name="T21"> </text:span><text:span text:style-name="T10">class</text:span><text:span text:style-name="T21"> </text:span><text:span text:style-name="T42">concern_for_the_and_specification</text:span><text:span text:style-name="T21"> : </text:span></text:p>
      <text:p text:style-name="P13"><text:span text:style-name="T21"><text:s text:c="3"/></text:span><text:span text:style-name="T42">Observes</text:span><text:span text:style-name="T21">&lt;</text:span><text:span text:style-name="T33">ISpecification</text:span><text:span text:style-name="T21">&lt;</text:span><text:span text:style-name="T33">IWhateverType</text:span><text:span text:style-name="T21">&gt;, </text:span><text:span text:style-name="T42">AndSpecification</text:span><text:span text:style-name="T21">&lt;</text:span><text:span text:style-name="T33">IWhateverType</text:span><text:span text:style-name="T21">&gt;&gt; { }</text:span></text:p>
      <text:p text:style-name="P22"/>
      <text:p text:style-name="P34"><text:span text:style-name="T10">public</text:span><text:span text:style-name="T21"> </text:span><text:span text:style-name="T10">class</text:span><text:span text:style-name="T21"> </text:span><text:span text:style-name="T42">when_asked_if_an_item_that_meets_both_conditions_satisfies_the_and_operator_specification</text:span><text:span text:style-name="T21"> : </text:span><text:span text:style-name="T42">concern_for_the_and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both_conditions = an&lt;</text:span><text:span text:style-name="T33">IWhateverType</text:span><text:span text:style-name="T21">&gt;();</text:span></text:p>
      <text:p text:style-name="P22"><text:soft-page-break/></text:p>
      <text:p text:style-name="P22"><text:s text:c="8"/>left_side_specification</text:p>
      <text:p text:style-name="P22"><text:s text:c="11"/>.Stub(x =&gt; x.is_satisfied_by(the_item_that_meets_both_conditions))</text:p>
      <text:p text:style-name="P34"><text:span text:style-name="T21"><text:s text:c="11"/>.Return(</text:span><text:span text:style-name="T10">true</text:span><text:span text:style-name="T21">);</text:span></text:p>
      <text:p text:style-name="P22"><text:s text:c="8"/>right_side_specification</text:p>
      <text:p text:style-name="P22"><text:s text:c="11"/>.Stub(x =&gt; x.is_satisfied_by(the_item_that_meets_both_conditions))</text:p>
      <text:p text:style-name="P34"><text:span text:style-name="T21"><text:s text:c="11"/>.Return(</text:span><text:span text:style-name="T10">true</text:span><text:span text:style-name="T21">);</text:span></text:p>
      <text:p text:style-name="P22"/>
      <text:p text:style-name="P34"><text:span text:style-name="T21"><text:s text:c="8"/>create_sut_using(() =&gt; </text:span><text:span text:style-name="T10">new</text:span><text:span text:style-name="T21"> </text:span><text:span text:style-name="T42">And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result = </text:span></text:p>
      <text:p text:style-name="P22"><text:s text:c="7"/>sut.is_satisfied_by(the_item_that_meets_both_conditions);</text:p>
      <text:p text:style-name="P22"/>
      <text:p text:style-name="P34"><text:span text:style-name="T21"><text:s text:c="4"/></text:span><text:span text:style-name="T33">It</text:span><text:span text:style-name="T21"> should_confirm_that_the_and_operator_specification_was_satisfied = () =&gt; </text:span></text:p>
      <text:p text:style-name="P22"><text:s text:c="7"/>result.ShouldBeTrue();</text:p>
      <text:p text:style-name="P22"/>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x =&gt; x.is_satisfied_by(the_item_that_meets_both_conditions));</text:p>
      <text:p text:style-name="P22"/>
      <text:p text:style-name="P34"><text:span text:style-name="T21"><text:s text:c="4"/></text:span><text:span text:style-name="T33">It</text:span><text:span text:style-name="T21"> should_evaluate_the_right_side_condition = () =&gt;</text:span></text:p>
      <text:p text:style-name="P22"><text:s text:c="7"/>right_side_specification</text:p>
      <text:p text:style-name="P22"><text:s text:c="10"/>.received(x =&gt; x.is_satisfied_by(the_item_that_meets_both_conditions));</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both_conditions;</text:span></text:p>
      <text:p text:style-name="P22">}</text:p>
      <text:p text:style-name="P22"/>
      <text:p text:style-name="P34"><text:span text:style-name="T10">public</text:span><text:span text:style-name="T21"> </text:span><text:span text:style-name="T10">class</text:span><text:span text:style-name="T21"> </text:span><text:span text:style-name="T42">when_asked_if_an_item_that_meets_only_the_left_side_condition_satisfies_the_and_operator_specification</text:span><text:span text:style-name="T21"> : </text:span><text:span text:style-name="T42">concern_for_the_and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 <text:s text:c="11"/></text:span></text:p>
      <text:p text:style-name="P34"><text:span text:style-name="T21"><text:s text:c="8"/>the_item_that_meets_the_left_side_condition = an&lt;</text:span><text:span text:style-name="T33">IWhateverType</text:span><text:span text:style-name="T21">&gt;();</text:span></text:p>
      <text:p text:style-name="P22"/>
      <text:p text:style-name="P22"><text:s text:c="8"/>left_side_specification</text:p>
      <text:p text:style-name="P22"><text:s text:c="11"/>.Stub(x =&gt; x.is_satisfied_by(the_item_that_meets_the_left_side_condition))</text:p>
      <text:p text:style-name="P34"><text:span text:style-name="T21"><text:s text:c="11"/>.Return(</text:span><text:span text:style-name="T10">true</text:span><text:span text:style-name="T21">);</text:span></text:p>
      <text:p text:style-name="P22"><text:s text:c="8"/>right_side_specification</text:p>
      <text:p text:style-name="P22"><text:s text:c="11"/>.Stub(x =&gt; x.is_satisfied_by(the_item_that_meets_the_left_side_condition))</text:p>
      <text:p text:style-name="P34"><text:span text:style-name="T21"><text:s text:c="11"/>.Return(</text:span><text:span text:style-name="T10">false</text:span><text:span text:style-name="T21">);</text:span></text:p>
      <text:p text:style-name="P22"/>
      <text:p text:style-name="P34"><text:span text:style-name="T21"><text:s text:c="8"/>create_sut_using(() =&gt; </text:span><text:span text:style-name="T10">new</text:span><text:span text:style-name="T21"> </text:span><text:span text:style-name="T42">And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text:span></text:p>
      <text:p text:style-name="P22"><text:s text:c="8"/>result = sut.is_satisfied_by(the_item_that_meets_the_left_side_condition);</text:p>
      <text:p text:style-name="P22"/>
      <text:p text:style-name="P34"><text:span text:style-name="T21"><text:s text:c="4"/></text:span><text:span text:style-name="T33">It</text:span><text:span text:style-name="T21"> should_confirm_that_the_and_operator_specification_was_not_satisfied = () =&gt; </text:span></text:p>
      <text:p text:style-name="P22"><text:s text:c="7"/>result.ShouldBeFalse();</text:p>
      <text:p text:style-name="P22"/>
      <text:p text:style-name="P34"><text:span text:style-name="T21"><text:s text:c="4"/></text:span><text:span text:style-name="T33">It</text:span><text:span text:style-name="T21"> should_evaluate_the_left_side_condition = () =&gt;</text:span></text:p>
      <text:p text:style-name="P22"><text:soft-page-break/><text:s text:c="7"/>left_side_specification</text:p>
      <text:p text:style-name="P22"><text:s text:c="10"/>.received(</text:p>
      <text:p text:style-name="P22"><text:s text:c="13"/>x =&gt; x.is_satisfied_by(the_item_that_meets_the_left_side_condition));</text:p>
      <text:p text:style-name="P22"/>
      <text:p text:style-name="P34"><text:span text:style-name="T21"><text:s text:c="4"/></text:span><text:span text:style-name="T33">It</text:span><text:span text:style-name="T21"> should_evaluate_the_right_side_condition = () =&gt;</text:span></text:p>
      <text:p text:style-name="P22"><text:s text:c="7"/>right_side_specification</text:p>
      <text:p text:style-name="P22"><text:s text:c="10"/>.received(</text:p>
      <text:p text:style-name="P22"><text:s text:c="13"/>x =&gt; x.is_satisfied_by(the_item_that_meets_the_left_side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the_left_side_condition;</text:span></text:p>
      <text:p text:style-name="P22">}</text:p>
      <text:p text:style-name="P22"/>
      <text:p text:style-name="P34"><text:span text:style-name="T10">public</text:span><text:span text:style-name="T21"> </text:span><text:span text:style-name="T10">class</text:span><text:span text:style-name="T21"> </text:span><text:span text:style-name="T42">when_asked_if_an_item_that_meets_only_the_right_side_condition_satisfies_the_and_operator_specification</text:span><text:span text:style-name="T21"> : </text:span><text:span text:style-name="T42">concern_for_the_and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the_right_side_condition = an&lt;</text:span><text:span text:style-name="T33">IWhateverType</text:span><text:span text:style-name="T21">&gt;();</text:span></text:p>
      <text:p text:style-name="P22"/>
      <text:p text:style-name="P22"><text:s text:c="8"/>left_side_specification</text:p>
      <text:p text:style-name="P22"><text:s text:c="11"/>.Stub(x =&gt; x.is_satisfied_by(the_item_that_meets_the_right_side_condition))</text:p>
      <text:p text:style-name="P34"><text:span text:style-name="T21"><text:s text:c="11"/>.Return(</text:span><text:span text:style-name="T10">false</text:span><text:span text:style-name="T21">);</text:span></text:p>
      <text:p text:style-name="P22"><text:s text:c="8"/>right_side_specification</text:p>
      <text:p text:style-name="P22"><text:s text:c="11"/>.Stub(x =&gt; x.is_satisfied_by(the_item_that_meets_the_right_side_condition))</text:p>
      <text:p text:style-name="P34"><text:span text:style-name="T21"><text:s text:c="11"/>.Return(</text:span><text:span text:style-name="T10">true</text:span><text:span text:style-name="T21">);</text:span></text:p>
      <text:p text:style-name="P22"/>
      <text:p text:style-name="P34"><text:span text:style-name="T21"><text:s text:c="8"/>create_sut_using(() =&gt; </text:span><text:span text:style-name="T10">new</text:span><text:span text:style-name="T21"> </text:span><text:span text:style-name="T42">And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text:span></text:p>
      <text:p text:style-name="P22"><text:s text:c="7"/>result = sut.is_satisfied_by(the_item_that_meets_the_right_side_condition);</text:p>
      <text:p text:style-name="P22"/>
      <text:p text:style-name="P34"><text:span text:style-name="T21"><text:s text:c="4"/></text:span><text:span text:style-name="T33">It</text:span><text:span text:style-name="T21"> should_confirm_that_the_and_operator_specification_was_not_satisfied = () =&gt; </text:span></text:p>
      <text:p text:style-name="P22"><text:s text:c="7"/>result.ShouldBeFalse();</text:p>
      <text:p text:style-name="P22"/>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text:p>
      <text:p text:style-name="P22"><text:s text:c="13"/>x =&gt; x.is_satisfied_by(the_item_that_meets_the_right_side_condition));</text:p>
      <text:p text:style-name="P22"/>
      <text:p text:style-name="P34"><text:span text:style-name="T21"><text:s text:c="4"/></text:span><text:span text:style-name="T33">It</text:span><text:span text:style-name="T21"> should_not_evaluate_the_right_side_condition = () =&gt;</text:span></text:p>
      <text:p text:style-name="P22"><text:s text:c="7"/>right_side_specification</text:p>
      <text:p text:style-name="P22"><text:s text:c="10"/>.never_received(</text:p>
      <text:p text:style-name="P22"><text:s text:c="13"/>x =&gt; x.is_satisfied_by(the_item_that_meets_the_right_side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the_right_side_condition;</text:span></text:p>
      <text:p text:style-name="P22">}</text:p>
      <text:p text:style-name="P22"/>
      <text:p text:style-name="P34"><text:span text:style-name="T10">public</text:span><text:span text:style-name="T21"> </text:span><text:span text:style-name="T10">class</text:span><text:span text:style-name="T21"> </text:span><text:span text:style-name="T42">when_asked_if_an_item_that_does_not_meet_any_of_the_conditions_satisfies_the_and_operator_specification</text:span><text:span text:style-name="T21"> : </text:span><text:span text:style-name="T42">concern_for_the_and_specification</text:span></text:p>
      <text:p text:style-name="P22"><text:soft-page-break/>{</text:p>
      <text:p text:style-name="P34"><text:span text:style-name="T21"><text:s text:c="4"/></text:span><text:span text:style-name="T33">Establish</text:span><text:span text:style-name="T21"> context = () =&gt;</text:span></text:p>
      <text:p text:style-name="P22"><text:s text:c="4"/>{</text:p>
      <text:p text:style-name="P34"><text:span text:style-name="T21"><text:s text:c="8"/>left_side_specification = an&lt;</text:span><text:span text:style-name="T33">ISpecification</text:span><text:span text:style-name="T21">&lt;</text:span><text:span text:style-name="T33">IWhateverType</text:span><text:span text:style-name="T21">&gt;&gt;();</text:span></text:p>
      <text:p text:style-name="P34"><text:span text:style-name="T21"><text:s text:c="8"/>right_side_specification = an&lt;</text:span><text:span text:style-name="T33">ISpecification</text:span><text:span text:style-name="T21">&lt;</text:span><text:span text:style-name="T33">IWhateverType</text:span><text:span text:style-name="T21">&gt;&gt;();</text:span></text:p>
      <text:p text:style-name="P34"><text:span text:style-name="T21"><text:s text:c="8"/>the_item_that_meets_no_condition = an&lt;</text:span><text:span text:style-name="T33">IWhateverType</text:span><text:span text:style-name="T21">&gt;();</text:span></text:p>
      <text:p text:style-name="P22"/>
      <text:p text:style-name="P22"><text:s text:c="8"/>left_side_specification</text:p>
      <text:p text:style-name="P22"><text:s text:c="11"/>.Stub(x =&gt; x.is_satisfied_by(the_item_that_meets_no_condition))</text:p>
      <text:p text:style-name="P34"><text:span text:style-name="T21"><text:s text:c="11"/>.Return(</text:span><text:span text:style-name="T10">false</text:span><text:span text:style-name="T21">);</text:span></text:p>
      <text:p text:style-name="P22"><text:s text:c="8"/>right_side_specification</text:p>
      <text:p text:style-name="P22"><text:s text:c="11"/>.Stub(x =&gt; x.is_satisfied_by(the_item_that_meets_no_condition))</text:p>
      <text:p text:style-name="P34"><text:span text:style-name="T21"><text:s text:c="11"/>.Return(</text:span><text:span text:style-name="T10">false</text:span><text:span text:style-name="T21">);</text:span></text:p>
      <text:p text:style-name="P22"/>
      <text:p text:style-name="P34"><text:span text:style-name="T21"><text:s text:c="8"/>create_sut_using(() =&gt; </text:span><text:span text:style-name="T10">new</text:span><text:span text:style-name="T21"> </text:span><text:span text:style-name="T42">AndSpecification</text:span><text:span text:style-name="T21">&lt;</text:span><text:span text:style-name="T33">IWhateverType</text:span><text:span text:style-name="T21">&gt;(</text:span></text:p>
      <text:p text:style-name="P22"><text:s text:c="60"/>left_side_specification, </text:p>
      <text:p text:style-name="P22"><text:s text:c="60"/>right_side_specification));</text:p>
      <text:p text:style-name="P22"><text:s text:c="4"/>};</text:p>
      <text:p text:style-name="P22"/>
      <text:p text:style-name="P34"><text:span text:style-name="T21"><text:s text:c="4"/></text:span><text:span text:style-name="T33">Because</text:span><text:span text:style-name="T21"> of = () =&gt; result = sut.is_satisfied_by(the_item_that_meets_no_condition);</text:span></text:p>
      <text:p text:style-name="P22"/>
      <text:p text:style-name="P34"><text:span text:style-name="T21"><text:s text:c="4"/></text:span><text:span text:style-name="T33">It</text:span><text:span text:style-name="T21"> should_confirm_that_the_and_operator_specification_was_not_satisfied = () =&gt; </text:span></text:p>
      <text:p text:style-name="P22"><text:s text:c="7"/>result.ShouldBeFalse();</text:p>
      <text:p text:style-name="P22"/>
      <text:p text:style-name="P34"><text:span text:style-name="T21"><text:s text:c="4"/></text:span><text:span text:style-name="T33">It</text:span><text:span text:style-name="T21"> should_evaluate_the_left_side_condition = () =&gt;</text:span></text:p>
      <text:p text:style-name="P22"><text:s text:c="7"/>left_side_specification</text:p>
      <text:p text:style-name="P22"><text:s text:c="10"/>.received(x =&gt; x.is_satisfied_by(the_item_that_meets_no_condition));</text:p>
      <text:p text:style-name="P22"/>
      <text:p text:style-name="P34"><text:span text:style-name="T21"><text:s text:c="4"/></text:span><text:span text:style-name="T33">It</text:span><text:span text:style-name="T21"> should_not_evaluate_the_right_side_condition = () =&gt;</text:span></text:p>
      <text:p text:style-name="P22"><text:s text:c="7"/>right_side_specification</text:p>
      <text:p text:style-name="P22"><text:s text:c="10"/>.never_received(x =&gt; x.is_satisfied_by(the_item_that_meets_no_conditio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left_side_specification;</text:span></text:p>
      <text:p text:style-name="P34"><text:span text:style-name="T21"><text:s text:c="4"/></text:span><text:span text:style-name="T10">static</text:span><text:span text:style-name="T21"> </text:span><text:span text:style-name="T33">ISpecification</text:span><text:span text:style-name="T21">&lt;</text:span><text:span text:style-name="T33">IWhateverType</text:span><text:span text:style-name="T21">&gt; right_side_specification;</text:span></text:p>
      <text:p text:style-name="P34"><text:span text:style-name="T21"><text:s text:c="4"/></text:span><text:span text:style-name="T10">static</text:span><text:span text:style-name="T21"> </text:span><text:span text:style-name="T33">IWhateverType</text:span><text:span text:style-name="T21"> the_item_that_meets_no_condition;</text:span></text:p>
      <text:p text:style-name="P22">}</text:p>
      <text:p text:style-name="P2"/>
      <text:p text:style-name="P2">y la clase que hace que se cumplan las BDD_Specs:</text:p>
      <text:p text:style-name="P2"/>
      <text:p text:style-name="P13"><text:span text:style-name="T10">public</text:span><text:span text:style-name="T21"> </text:span><text:span text:style-name="T10">class</text:span><text:span text:style-name="T21"> </text:span><text:span text:style-name="T42">AndSpecification</text:span><text:span text:style-name="T21">&lt;T&gt; : </text:span><text:span text:style-name="T33">ISpecification</text:span><text:span text:style-name="T21">&lt;T&gt;</text:span></text:p>
      <text:p text:style-name="P22">{</text:p>
      <text:p text:style-name="P34"><text:span text:style-name="T21"><text:s text:c="4"/></text:span><text:span text:style-name="T33">ISpecification</text:span><text:span text:style-name="T21">&lt;T&gt; left_side_specification;</text:span></text:p>
      <text:p text:style-name="P34"><text:span text:style-name="T21"><text:s text:c="4"/></text:span><text:span text:style-name="T33">ISpecification</text:span><text:span text:style-name="T21">&lt;T&gt; right_side_specification;</text:span></text:p>
      <text:p text:style-name="P22"/>
      <text:p text:style-name="P34"><text:span text:style-name="T21"><text:s text:c="4"/></text:span><text:span text:style-name="T10">public</text:span><text:span text:style-name="T21"> AndSpecification(</text:span><text:span text:style-name="T33">ISpecification</text:span><text:span text:style-name="T21">&lt;T&gt; left_side_specification, </text:span></text:p>
      <text:p text:style-name="P34"><text:span text:style-name="T21"><text:s text:c="28"/></text:span><text:span text:style-name="T33">ISpecification</text:span><text:span text:style-name="T21">&lt;T&gt; right_side_specification)</text:span></text:p>
      <text:p text:style-name="P22"><text:s text:c="4"/>{</text:p>
      <text:p text:style-name="P34"><text:span text:style-name="T21"><text:s text:c="8"/></text:span><text:span text:style-name="T10">this</text:span><text:span text:style-name="T21">.left_side_specification = left_side_specification;</text:span></text:p>
      <text:p text:style-name="P34"><text:span text:style-name="T21"><text:s text:c="8"/></text:span><text:span text:style-name="T10">this</text:span><text:span text:style-name="T21">.right_side_specification = right_side_specificatio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is_satisfied_by(T item)</text:span></text:p>
      <text:p text:style-name="P22"><text:s text:c="4"/>{</text:p>
      <text:p text:style-name="P34"><text:span text:style-name="T21"><text:s text:c="8"/></text:span><text:span text:style-name="T10">return</text:span><text:span text:style-name="T21"> </text:span><text:span text:style-name="T10">this</text:span><text:span text:style-name="T21">.left_side_specification.is_satisfied_by(item) &amp;&amp;</text:span></text:p>
      <text:p text:style-name="P34"><text:span text:style-name="T21"><text:s text:c="15"/></text:span><text:span text:style-name="T10">this</text:span><text:span text:style-name="T21">.right_side_specification.is_satisfied_by(item);</text:span></text:p>
      <text:p text:style-name="P22"><text:s text:c="4"/>}</text:p>
      <text:p text:style-name="P22">}</text:p>
      <text:p text:style-name="P2"/>
      <text:p text:style-name="P2"><text:span text:style-name="T6">¿Hemos acabado?</text:span>:</text:p>
      <text:p text:style-name="P2"/>
      <text:p text:style-name="P2">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2"/>
      <text:list xml:id="list29205049" text:style-name="L9">
        <text:list-item>
          <text:p text:style-name="P62">Hemos conseguido eliminar completamente la necesidad de la clase base abstracta Specification&lt;T&gt;, que nos dificultaba tremendamente aplicar BDD.</text:p>
        </text:list-item>
        <text:list-item>
          <text:p text:style-name="P62">Hemos simplificado la interface ISpecification&lt;T&gt;, ganando en expresividad e intencion, y todo ello sin perder funcionalidad.</text:p>
        </text:list-item>
        <text:list-item>
          <text:p text:style-name="P62">Hemos aislado la implementacion de las clases AndSpecification&lt;T&gt;, OrSpecification&lt;T&gt; y NotSpecification&lt;T&gt; y les hemos aplicado BDD.</text:p>
        </text:list-item>
        <text:list-item>
          <text:p text:style-name="P62">Hemos aplicado tanto el SRP (Single Responsability Principle) como el OCP (Open-Closed Principle) al desarrollo realizado hasta ahora (aunque hayamos hecho especial incapie en ello):</text:p>
          <text:list>
            <text:list-item>
              <text:p text:style-name="P62">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62">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62">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29189855" text:style-name="L10">
        <text:list-item>
          <text:p text:style-name="P63">Encapsular la creacion de las clases And/Or/NotSpecification&lt;T&gt; para disponer de los metodos asociados a ISpecification&lt;T&gt;:</text:p>
          <text:p text:style-name="P63"/>
          <text:p text:style-name="P86"><text:span text:style-name="T12">public</text:span><text:span text:style-name="T24"> </text:span><text:span text:style-name="T35">ISpecification</text:span><text:span text:style-name="T24">&lt;T&gt; and(</text:span><text:span text:style-name="T35">ISpecification</text:span><text:span text:style-name="T24">&lt;T&gt; the_other)</text:span></text:p>
          <text:p text:style-name="P86"><text:span text:style-name="T12">public</text:span><text:span text:style-name="T24"> </text:span><text:span text:style-name="T35">ISpecification</text:span><text:span text:style-name="T24">&lt;T&gt; or(</text:span><text:span text:style-name="T35">ISpecification</text:span><text:span text:style-name="T24">&lt;T&gt; the_other)</text:span></text:p>
          <text:p text:style-name="P86"><text:span text:style-name="T12">public</text:span><text:span text:style-name="T24"> </text:span><text:span text:style-name="T35">ISpecification</text:span><text:span text:style-name="T24">&lt;T&gt; not()</text:span></text:p>
        </text:list-item>
      </text:list>
      <text:list xml:id="list30177635" text:continue-list="list29205049" text:style-name="L9">
        <text:list-header>
          <text:p text:style-name="P62"/>
          <text:p text:style-name="P62">ya que antes se ocupaba de ello la clase abstracta Specification&lt;T&gt;, y en algun sitio necesitamos poner los:</text:p>
          <text:p text:style-name="P62"/>
          <text:p text:style-name="P87"><text:span text:style-name="T12">new</text:span><text:span text:style-name="T24"> </text:span><text:span text:style-name="T44">AndSpecification</text:span><text:span text:style-name="T24">&lt;T&gt;(</text:span><text:span text:style-name="T12">this</text:span><text:span text:style-name="T24">, the_other);</text:span></text:p>
          <text:p text:style-name="P87"><text:span text:style-name="T12">new</text:span><text:span text:style-name="T24"> </text:span><text:span text:style-name="T44">OrSpecification</text:span><text:span text:style-name="T24">&lt;T&gt;(</text:span><text:span text:style-name="T12">this</text:span><text:span text:style-name="T24">, the_other);</text:span></text:p>
          <text:p text:style-name="P87"><text:span text:style-name="T12">new</text:span><text:span text:style-name="T24"> </text:span><text:span text:style-name="T44">NotSpecification</text:span><text:span text:style-name="T24">&lt;T&gt;(</text:span><text:span text:style-name="T12">this</text:span><text:span text:style-name="T24">);</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12"><text:span text:style-name="T3">Implementando el metodo and()</text:span><text:span text:style-name="T1">:</text:span></text:p>
      <text:list xml:id="list30175968" text:continue-numbering="true" text:style-name="L9">
        <text:list-header>
          <text:p text:style-name="P62"/>
        </text:list-header>
      </text:list>
      <text:p text:style-name="P5">Nos guste mas o menos, en algun sitio tenemos que proceder con la creacion de la clase AndSpecification&lt;T&gt; para asi poder "empaquetarla" a traves de la operacion/metodo and().</text:p>
      <text:p text:style-name="P5"/>
      <text:p text:style-name="P5">Recordemos que precisamente esta creacion era la que hacia que nuestras dependencias fuesen opacas en la defunta clase abstracta Specification&lt;T&gt;.</text:p>
      <text:p text:style-name="P5"/>
      <text:p text:style-name="P5">La mala noticia es que vamos a tener que usar una dependencia opaca en oposicion a la Constructor DI, con lo que ya podemos despedirnos del tratamiento BDD en ese caso concreto.</text:p>
      <text:p text:style-name="P5"/>
      <text:p text:style-name="P5">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5"/>
      <text:p text:style-name="P5">Vamos con ello.</text:p>
      <text:p text:style-name="P5"/>
      <text:p text:style-name="P5"><text:span text:style-name="T6">La clase SpecificationExtensions</text:span>:</text:p>
      <text:p text:style-name="P5"/>
      <text:p text:style-name="P5">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5"/>
      <text:p text:style-name="P15"><text:span text:style-name="T10">static</text:span><text:span text:style-name="T21"> </text:span><text:span text:style-name="T10">public</text:span><text:span text:style-name="T21"> </text:span><text:span text:style-name="T10">class</text:span><text:span text:style-name="T21"> </text:span><text:span text:style-name="T42">SpecificationExtensions</text:span></text:p>
      <text:p text:style-name="P22">{</text:p>
      <text:p text:style-name="P34"><text:span text:style-name="T21"><text:s text:c="4"/></text:span><text:span text:style-name="T10">static</text:span><text:span text:style-name="T21"> </text:span><text:span text:style-name="T10">public</text:span><text:span text:style-name="T21"> </text:span><text:span text:style-name="T33">ISpecification</text:span><text:span text:style-name="T21">&lt;T&gt; and&lt;T&gt;(</text:span><text:span text:style-name="T10">this</text:span><text:span text:style-name="T21"> </text:span><text:span text:style-name="T33">ISpecification</text:span><text:span text:style-name="T21">&lt;T&gt; left_side, </text:span></text:p>
      <text:p text:style-name="P34"><text:span text:style-name="T21"><text:s text:c="43"/></text:span><text:span text:style-name="T33">ISpecification</text:span><text:span text:style-name="T21">&lt;T&gt; right_side) {}</text:span></text:p>
      <text:p text:style-name="P22">}</text:p>
      <text:p text:style-name="P5"/>
      <text:p text:style-name="P5">La implementacion tal y como prometimos nos ocupa una sola linea:</text:p>
      <text:p text:style-name="P5"/>
      <text:p text:style-name="P15"><text:span text:style-name="T10">return</text:span><text:span text:style-name="T21"> </text:span><text:span text:style-name="T10">new</text:span><text:span text:style-name="T21"> </text:span><text:span text:style-name="T42">AndSpecification</text:span><text:span text:style-name="T21">&lt;T&gt;(left_side, right_side);</text:span></text:p>
      <text:p text:style-name="P5"/>
      <text:p text:style-name="P5"><text:span text:style-name="T6">Implementando or&lt;T&gt;() y not&lt;T&gt;</text:span>:</text:p>
      <text:p text:style-name="P5"/>
      <text:p text:style-name="P5">Implementar ahora or&lt;T&gt;() y not&lt;T&gt;() no tiene mucha miga.</text:p>
      <text:p text:style-name="P5"/>
      <text:p text:style-name="P5">A continuacion la clase SpecificationExtensions al completo:</text:p>
      <text:p text:style-name="P5"/>
      <text:p text:style-name="P15"><text:span text:style-name="T10">static</text:span><text:span text:style-name="T21"> </text:span><text:span text:style-name="T10">public</text:span><text:span text:style-name="T21"> </text:span><text:span text:style-name="T10">class</text:span><text:span text:style-name="T21"> </text:span><text:span text:style-name="T42">SpecificationExtensions</text:span></text:p>
      <text:p text:style-name="P22">{</text:p>
      <text:p text:style-name="P34"><text:span text:style-name="T21"><text:s text:c="4"/></text:span><text:span text:style-name="T10">static</text:span><text:span text:style-name="T21"> </text:span><text:span text:style-name="T10">public</text:span><text:span text:style-name="T21"> </text:span><text:span text:style-name="T33">ISpecification</text:span><text:span text:style-name="T21">&lt;T&gt; and&lt;T&gt;(</text:span><text:span text:style-name="T10">this</text:span><text:span text:style-name="T21"> </text:span><text:span text:style-name="T33">ISpecification</text:span><text:span text:style-name="T21">&lt;T&gt; left_side, </text:span></text:p>
      <text:p text:style-name="P34"><text:span text:style-name="T21"><text:s text:c="43"/></text:span><text:span text:style-name="T33">ISpecification</text:span><text:span text:style-name="T21">&lt;T&gt; right_side)</text:span></text:p>
      <text:p text:style-name="P22"><text:s text:c="4"/>{</text:p>
      <text:p text:style-name="P34"><text:span text:style-name="T21"><text:s text:c="8"/></text:span><text:span text:style-name="T10">return</text:span><text:span text:style-name="T21"> </text:span><text:span text:style-name="T10">new</text:span><text:span text:style-name="T21"> </text:span><text:span text:style-name="T42">AndSpecification</text:span><text:span text:style-name="T21">&lt;T&gt;(left_side, right_side);</text:span></text:p>
      <text:p text:style-name="P22"><text:s text:c="4"/>}</text:p>
      <text:p text:style-name="P22"/>
      <text:p text:style-name="P34"><text:span text:style-name="T21"><text:s text:c="4"/></text:span><text:span text:style-name="T10">static</text:span><text:span text:style-name="T21"> </text:span><text:span text:style-name="T10">public</text:span><text:span text:style-name="T21"> </text:span><text:span text:style-name="T33">ISpecification</text:span><text:span text:style-name="T21">&lt;T&gt; or&lt;T&gt;(</text:span><text:span text:style-name="T10">this</text:span><text:span text:style-name="T21"> </text:span><text:span text:style-name="T33">ISpecification</text:span><text:span text:style-name="T21">&lt;T&gt; left_side, </text:span></text:p>
      <text:p text:style-name="P34"><text:span text:style-name="T21"><text:s text:c="42"/></text:span><text:span text:style-name="T33">ISpecification</text:span><text:span text:style-name="T21">&lt;T&gt; right_side)</text:span></text:p>
      <text:p text:style-name="P22"><text:s text:c="4"/>{</text:p>
      <text:p text:style-name="P34"><text:span text:style-name="T21"><text:s text:c="8"/></text:span><text:span text:style-name="T10">return</text:span><text:span text:style-name="T21"> </text:span><text:span text:style-name="T10">new</text:span><text:span text:style-name="T21"> </text:span><text:span text:style-name="T42">OrSpecification</text:span><text:span text:style-name="T21">&lt;T&gt;(left_side, right_side); <text:s/></text:span></text:p>
      <text:p text:style-name="P22"><text:s text:c="4"/>}</text:p>
      <text:p text:style-name="P22"/>
      <text:p text:style-name="P34"><text:span text:style-name="T21"><text:s text:c="4"/></text:span><text:span text:style-name="T10">static</text:span><text:span text:style-name="T21"> </text:span><text:span text:style-name="T10">public</text:span><text:span text:style-name="T21"> </text:span><text:span text:style-name="T33">ISpecification</text:span><text:span text:style-name="T21">&lt;T&gt; not&lt;T&gt;(</text:span><text:span text:style-name="T10">this</text:span><text:span text:style-name="T21"> </text:span><text:span text:style-name="T33">ISpecification</text:span><text:span text:style-name="T21">&lt;T&gt; to_negate)</text:span></text:p>
      <text:p text:style-name="P22"><text:s text:c="4"/>{</text:p>
      <text:p text:style-name="P34"><text:span text:style-name="T21"><text:s text:c="8"/></text:span><text:span text:style-name="T10">return</text:span><text:span text:style-name="T21"> </text:span><text:span text:style-name="T10">new</text:span><text:span text:style-name="T21"> </text:span><text:span text:style-name="T42">NotSpecification</text:span><text:span text:style-name="T21">&lt;T&gt;(to_negate);</text:span></text:p>
      <text:p text:style-name="P22"><text:s text:c="4"/>}</text:p>
      <text:p text:style-name="P22">}</text:p>
      <text:p text:style-name="P5"/>
      <text:p text:style-name="P5"><text:s/></text:p>
      <text:p text:style-name="P5">TODO: aplicar un tono mas positivo a esto ultimos puntos.</text:p>
      <text:p text:style-name="P5"/>
      <text:p text:style-name="P5"><text:span text:style-name="T6">Extrayendo consecuencias de SpecificationExtensions</text:span>:</text:p>
      <text:p text:style-name="P5"/>
      <text:p text:style-name="P5">TODO: Explicar que podriamos hacer Integration Tests sobre SE, pero que al no poder mockar And/Or/NotSpecification, no podemos testar SE como nos gustaria.</text:p>
      <text:p text:style-name="P5"/>
      <text:p text:style-name="P5">TODO: Tambien seria interesante, al hilo, comparar los test de java sobre DDD_Specification con los nuestros, para ver como la versionde java se centra en el resultado mientras que nosotros, ademas de en el resultado, nos centramos en las interacciones. </text:p>
      <text:p text:style-name="P5"/>
      <text:p text:style-name="P5"><text:soft-page-break/><text:span text:style-name="T6">Usando DDD_Specification en general y SpecificationExtensions en concreto</text:span>:</text:p>
      <text:p text:style-name="P5"/>
      <text:p text:style-name="P5">TODO: buscar un ejemplo.</text:p>
      <text:p text:style-name="P5"/>
      <text:p text:style-name="P5"/>
      <text:p text:style-name="P5"/>
      <text:p text:style-name="P9"><text:span text:style-name="T54">AGGREGATE ROOT CARGO</text:span>:</text:p>
      <text:p text:style-name="P5"/>
      <text:p text:style-name="P5"><text:span text:style-name="T6">Descripcion inicial (Por encima)</text:span>:</text:p>
      <text:p text:style-name="P5"/>
      <text:p text:style-name="P5">Los objetos que entran en juego son los siguientes:</text:p>
      <text:p text:style-name="P5"/>
      <text:list xml:id="list29197671" text:style-name="L11">
        <text:list-item>
          <text:p text:style-name="P56">public class Cargo : IEntity&lt;Cargo&gt; – Aggregate Root. </text:p>
          <text:p text:style-name="P56"/>
          <text:p text:style-name="P56">Por composicion:</text:p>
          <text:list>
            <text:list-item>
              <text:p text:style-name="P56">TrackingID</text:p>
            </text:list-item>
            <text:list-item>
              <text:p text:style-name="P56">Location</text:p>
            </text:list-item>
            <text:list-item>
              <text:p text:style-name="P56">RouteSpecification</text:p>
            </text:list-item>
            <text:list-item>
              <text:p text:style-name="P56">Itinerary</text:p>
            </text:list-item>
            <text:list-item>
              <text:p text:style-name="P56">Delivery</text:p>
              <text:p text:style-name="P56"/>
            </text:list-item>
          </text:list>
        </text:list-item>
        <text:list-item>
          <text:p text:style-name="P56">public interface ICargoRepository</text:p>
        </text:list-item>
        <text:list-item>
          <text:p text:style-name="P56">public class Delivery : IValueObject&lt;Delivery&gt;</text:p>
        </text:list-item>
        <text:list-item>
          <text:p text:style-name="P56">public class HandlingActivity : IValueObject&lt;Delivery&gt;</text:p>
        </text:list-item>
        <text:list-item>
          <text:p text:style-name="P56">public class Itinerary : IValueObject&lt;Delivery&gt;</text:p>
        </text:list-item>
        <text:list-item>
          <text:p text:style-name="P56">public class Leg : IValueObject&lt;Leg&gt;</text:p>
        </text:list-item>
        <text:list-item>
          <text:p text:style-name="P56">public class RouteSpecification : ISpecification&lt;Itinerary&gt;, IvalueObject&lt;RouteSpecification&gt;</text:p>
        </text:list-item>
        <text:list-item>
          <text:p text:style-name="P56">public enum RoutingStatus : IValueObject&lt;RoutingStatus&gt;</text:p>
        </text:list-item>
        <text:list-item>
          <text:p text:style-name="P56">public class TrackingID : IValueObject&lt;TrackingID&gt;</text:p>
        </text:list-item>
        <text:list-item>
          <text:p text:style-name="P56">public enum TransportStatus : IValueObject&lt;TransportStatus&gt;</text:p>
        </text:list-item>
      </text:list>
      <text:p text:style-name="P5"/>
      <text:p text:style-name="P5">Es decir:</text:p>
      <text:p text:style-name="P5"/>
      <text:list xml:id="list29216476" text:style-name="L12">
        <text:list-item>
          <text:p text:style-name="P57">1 Aggregate (Root)</text:p>
        </text:list-item>
        <text:list-item>
          <text:p text:style-name="P57">1 Interface (al Repository)</text:p>
        </text:list-item>
        <text:list-item>
          <text:p text:style-name="P57">8 Value Objects:</text:p>
          <text:list>
            <text:list-item>
              <text:p text:style-name="P57">1 Ispecification.</text:p>
            </text:list-item>
          </text:list>
        </text:list-item>
      </text:list>
      <text:p text:style-name="P5"/>
      <text:p text:style-name="P5"><text:span text:style-name="T6">Empezamos</text:span>:</text:p>
      <text:p text:style-name="P5"/>
      <text:p text:style-name="P5">Uno de los puntos fuertes mas evidentes del BDD (ya lo era tambien del "TDD mockista" o TDD que usaba "Interaction Testing"), es que te permite desarrollar y testar codigo que a su vez depende de otras clases que ni siquiera has escrito.</text:p>
      <text:p text:style-name="P5"/>
      <text:p text:style-name="P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5"/>
      <text:p text:style-name="P5">...Y todo esto con un sabor especial a BDD.</text:p>
      <text:p text:style-name="P5"/>
      <text:p text:style-name="P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5"/>
      <text:p text:style-name="P5"><text:span text:style-name="T6">Cargo Aggregate Root – BDD_Spec inicial</text:span>:</text:p>
      <text:p text:style-name="P5"><text:soft-page-break/></text:p>
      <text:p text:style-name="P5">Empezamos por tanto con la clase CargoSpec.cs que es donde desarrollaremos las BDD_Specs que nos permiten guiar el desarrollo de futura clase Cargo.cs (DDD_Aggregate_Root del DDD_Aggregate Cargo).</text:p>
      <text:p text:style-name="P5"/>
      <text:p text:style-name="P5">En cuanto al bloque de referencias a namespaces. Inicialmente deberia bastarnos con estos:</text:p>
      <text:p text:style-name="P5"/>
      <text:p text:style-name="P33"><text:span text:style-name="T11">using</text:span><text:span text:style-name="T23"> System;</text:span></text:p>
      <text:p text:style-name="P34"><text:span text:style-name="T10">using</text:span><text:span text:style-name="T21"> dddsample.domain.shared;</text:span></text:p>
      <text:p text:style-name="P34"><text:span text:style-name="T10">using</text:span><text:span text:style-name="T21"> Machine.Specifications;</text:span></text:p>
      <text:p text:style-name="P34"><text:span text:style-name="T10">using</text:span><text:span text:style-name="T21"> Machine.Specifications.DevelopWithPassion.Rhino;</text:span></text:p>
      <text:p text:style-name="P34"><text:span text:style-name="T10">using</text:span><text:span text:style-name="T21"> Rhino.Mocks;</text:span></text:p>
      <text:p text:style-name="P5"/>
      <text:p text:style-name="P5">Es importante señalar que ninguna de esas referencias han sido añadidas manualmente puesto que el imprescindible plug-in JetBrains ReSharper, se encarga de ello de forma completamente transparente.</text:p>
      <text:p text:style-name="P5"/>
      <text:p text:style-name="P5">NOTA: Omitimos el namespace, ya que tan solo contribuiria a hacer mas dificil escribir el codigo en este documento por razones de reduccion del espacio al aumentar la sangria todavia mas. Aun asi, va a ser este:</text:p>
      <text:p text:style-name="P5"/>
      <text:p text:style-name="P15"><text:span text:style-name="T10">namespace</text:span><text:span text:style-name="T21"> dddsample.specs.domain.model.cargo.aggregate</text:span></text:p>
      <text:p text:style-name="P5"/>
      <text:p text:style-name="P5">Una vez aclarado este "prerequisito" para que todo funcione correctamente, vamos con la BDD_Spec en si:</text:p>
      <text:p text:style-name="P5"/>
      <text:p text:style-name="P44"><text:span text:style-name="T20">public</text:span><text:span text:style-name="T30"> </text:span><text:span text:style-name="T20">abstract</text:span><text:span text:style-name="T30"> </text:span><text:span text:style-name="T20">class</text:span><text:span text:style-name="T30"> </text:span><text:span text:style-name="T49">concern_for_cargo</text:span><text:span text:style-name="T30"> : </text:span><text:span text:style-name="T49">Observes</text:span><text:span text:style-name="T30">&lt;</text:span><text:span text:style-name="T63">ICargo</text:span><text:span text:style-name="T30">, </text:span><text:span text:style-name="T63">Cargo</text:span><text:span text:style-name="T30">&gt; </text:span><text:span text:style-name="T29">{}</text:span></text:p>
      <text:p text:style-name="P5"/>
      <text:p text:style-name="P5">A traves de "Observes&lt;Contract, ClassUnderTest&gt;" dejamos claro que:</text:p>
      <text:p text:style-name="P5"/>
      <text:list xml:id="list29197336" text:style-name="L13">
        <text:list-item>
          <text:p text:style-name="P58">Nuestro SUT (System Under Test) va a ser de tipo ICargo.</text:p>
        </text:list-item>
        <text:list-item>
          <text:p text:style-name="P58">Estas BDD_Specs dirigen el diseño e implementacion de la clase Cargo que implementa la interface ICargo.</text:p>
        </text:list-item>
        <text:list-item>
          <text:p text:style-name="P58">Con la clase abstracta concern_for_cargo, proporcionamos a nuestras BDD_Specs de un contenedor donde poder alojar el codigo comun a todas ellas.</text:p>
        </text:list-item>
      </text:list>
      <text:p text:style-name="P5"/>
      <text:p text:style-name="P5">Para conseguir que esa clase tan sencilla compile y deje de tener ese color rojo tan preocupante tanto en ICargo como en Cargo, necesitamos crear primeramente la interface ICargo:</text:p>
      <text:p text:style-name="P5"/>
      <text:p text:style-name="P33"><text:span text:style-name="T11">public</text:span><text:span text:style-name="T23"> </text:span><text:span text:style-name="T11">interface</text:span><text:span text:style-name="T23"> </text:span><text:span text:style-name="T34">ICargo </text:span><text:span text:style-name="T21">{}</text:span></text:p>
      <text:p text:style-name="P5"/>
      <text:p text:style-name="P5">Con esto ya conseguimos que la referencia a ICargo en concern_for_cargo adquiera un color mas saludable:</text:p>
      <text:p text:style-name="P5"/>
      <text:p text:style-name="P33"><text:span text:style-name="T11">public</text:span><text:span text:style-name="T23"> </text:span><text:span text:style-name="T11">abstract</text:span><text:span text:style-name="T23"> </text:span><text:span text:style-name="T11">class</text:span><text:span text:style-name="T23"> </text:span><text:span text:style-name="T43">concern_for_cargo</text:span><text:span text:style-name="T23"> : </text:span><text:span text:style-name="T43">Observes</text:span><text:span text:style-name="T23">&lt;</text:span><text:span text:style-name="T34">ICargo</text:span><text:span text:style-name="T23">, </text:span><text:span text:style-name="T64">Cargo</text:span><text:span text:style-name="T23">&gt; {}</text:span></text:p>
      <text:p text:style-name="P5"/>
      <text:p text:style-name="P5">A continuacion debemos generar la clase Cargo y obligarla a que implemente la interface ICargo:</text:p>
      <text:p text:style-name="P5"/>
      <text:p text:style-name="P33"><text:span text:style-name="T11">public</text:span><text:span text:style-name="T23"> </text:span><text:span text:style-name="T11">class</text:span><text:span text:style-name="T23"> </text:span><text:span text:style-name="T43">Cargo</text:span><text:span text:style-name="T23"> : </text:span><text:span text:style-name="T34">ICargo </text:span><text:span text:style-name="T21">{}</text:span></text:p>
      <text:p text:style-name="P5"/>
      <text:p text:style-name="P5">De esa forma concern_for_cargo ya compilaria (nada de rojo):</text:p>
      <text:p text:style-name="P5"/>
      <text:p text:style-name="P33"><text:span text:style-name="T11">public</text:span><text:span text:style-name="T23"> </text:span><text:span text:style-name="T11">abstract</text:span><text:span text:style-name="T23"> </text:span><text:span text:style-name="T11">class</text:span><text:span text:style-name="T23"> </text:span><text:span text:style-name="T43">concern_for_cargo</text:span><text:span text:style-name="T23"> : </text:span><text:span text:style-name="T43">Observes</text:span><text:span text:style-name="T23">&lt;</text:span><text:span text:style-name="T34">ICargo</text:span><text:span text:style-name="T23">, </text:span><text:span text:style-name="T43">Cargo</text:span><text:span text:style-name="T23">&gt; {}</text:span></text:p>
      <text:p text:style-name="P5"/>
      <text:p text:style-name="P5">en directo contraste con el inicial:</text:p>
      <text:p text:style-name="P5"/>
      <text:p text:style-name="P44"><text:span text:style-name="T20">public</text:span><text:span text:style-name="T30"> </text:span><text:span text:style-name="T20">abstract</text:span><text:span text:style-name="T30"> </text:span><text:span text:style-name="T20">class</text:span><text:span text:style-name="T30"> </text:span><text:span text:style-name="T49">concern_for_cargo</text:span><text:span text:style-name="T30"> : </text:span><text:span text:style-name="T49">Observes</text:span><text:span text:style-name="T30">&lt;</text:span><text:span text:style-name="T63">ICargo</text:span><text:span text:style-name="T30">, </text:span><text:span text:style-name="T63">Cargo</text:span><text:span text:style-name="T30">&gt; {}</text:span></text:p>
      <text:p text:style-name="P5"/>
      <text:p text:style-name="P5"/>
      <text:p text:style-name="P5"><text:soft-page-break/>Pero no se acaba aqui la cosa, ya que, sabemos que Cargo es una DDD_Entity, por lo que debe implementar (lanzando una excepcion que diga que no esta implementado) a su vez la interface IEntity&lt;T&gt;, por lo que acabariamos con algo asi:</text:p>
      <text:p text:style-name="P5"/>
      <text:p text:style-name="P33"><text:span text:style-name="T11">public</text:span><text:span text:style-name="T23"> </text:span><text:span text:style-name="T11">class</text:span><text:span text:style-name="T23"> </text:span><text:span text:style-name="T43">Cargo</text:span><text:span text:style-name="T23"> : </text:span><text:span text:style-name="T34">ICargo</text:span><text:span text:style-name="T23">, </text:span><text:span text:style-name="T34">IEntity</text:span><text:span text:style-name="T23">&lt;</text:span><text:span text:style-name="T43">Cargo</text:span><text:span text:style-name="T23">&gt;</text:span></text:p>
      <text:p text:style-name="P22">{</text:p>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text:p>
      <text:p text:style-name="P5"/>
      <text:p text:style-name="P5">Esto es todo lo que tenemos hasta ahora. Vamos con nuestra primera BDD_Spec para Cargo.</text:p>
      <text:p text:style-name="P5"/>
      <text:p text:style-name="P5">TODO: Comprobar que hemos corregido en el documento pertinente la interface IEntity&lt;T&gt;.</text:p>
      <text:p text:style-name="P5"/>
      <text:p text:style-name="P6">BDD_Spec: When asked about its tracking identificator<text:span text:style-name="T61">:</text:span></text:p>
      <text:p text:style-name="P5"/>
      <text:p text:style-name="P37">When asked about its tracking identificator</text:p>
      <text:p text:style-name="P36">» It should provide the cargo id</text:p>
      <text:p text:style-name="P5"/>
      <text:p text:style-name="P5">Una BDD_Spec tan simple como esta, nos va a permitir generar las interfaces de gran parte de los colaboradores del DDD_Aggregate_Root Cargo.</text:p>
      <text:p text:style-name="P5"/>
      <text:p text:style-name="P5">Vamos al codigo, empezamos por detallar la BDD_Spec y observaremos la reaccion en cadena que se produce:</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It</text:span><text:span text:style-name="T21"> should_provide_the_cargo_id = () =&gt; </text:span><text:span text:style-name="T65">result</text:span><text:span text:style-name="T21">.ShouldEqual(</text:span><text:span text:style-name="T65">tracking_id</text:span><text:span text:style-name="T21">);</text:span></text:p>
      <text:p text:style-name="P22">}</text:p>
      <text:p text:style-name="P5"/>
      <text:p text:style-name="P5">para eliminar el color rojo, basta con definir result y tracking_id:</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It</text:span><text:span text:style-name="T21"> should_provide_the_cargo_id = () =&gt; result.</text:span><text:span text:style-name="T65">ShouldEqual</text:span><text:span text:style-name="T21">(tracking_id);</text:span></text:p>
      <text:p text:style-name="P22"/>
      <text:p text:style-name="P34"><text:span text:style-name="T21"><text:s text:c="4"/></text:span><text:span text:style-name="T10">static</text:span><text:span text:style-name="T21"> </text:span><text:span text:style-name="T65">ITrackingId</text:span><text:span text:style-name="T21"> tracking_id;</text:span></text:p>
      <text:p text:style-name="P34"><text:span text:style-name="T21"><text:s text:c="4"/></text:span><text:span text:style-name="T10">static</text:span><text:span text:style-name="T21"> </text:span><text:span text:style-name="T65">ITrackingId</text:span><text:span text:style-name="T21"> result;</text:span></text:p>
      <text:p text:style-name="P22">}</text:p>
      <text:p text:style-name="P5"/>
      <text:p text:style-name="P5">pero esto a su vez nos genera mas codigo de color rojo que se resuelve definiendo la interface ITrackingId:</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3"/></text:span><text:span text:style-name="T33">It</text:span><text:span text:style-name="T21"> should_provide_the_cargo_id = () =&gt; result.ShouldEqual(tracking_id);</text:span></text:p>
      <text:p text:style-name="P22"/>
      <text:p text:style-name="P34"><text:span text:style-name="T21"><text:s text:c="3"/></text:span><text:span text:style-name="T10">static</text:span><text:span text:style-name="T21"> </text:span><text:span text:style-name="T33">ITrackingId</text:span><text:span text:style-name="T21"> tracking_id;</text:span></text:p>
      <text:p text:style-name="P34"><text:span text:style-name="T21"><text:s text:c="3"/></text:span><text:span text:style-name="T10">static</text:span><text:span text:style-name="T21"> </text:span><text:span text:style-name="T33">ITrackingId</text:span><text:span text:style-name="T21"> result;</text:span></text:p>
      <text:p text:style-name="P22">}</text:p>
      <text:p text:style-name="P22"/>
      <text:p text:style-name="P34"><text:span text:style-name="T10">public</text:span><text:span text:style-name="T21"> </text:span><text:span text:style-name="T10">interface</text:span><text:span text:style-name="T21"> </text:span><text:span text:style-name="T33">ITrackingId</text:span><text:span text:style-name="T21"> { }</text:span></text:p>
      <text:p text:style-name="P5"/>
      <text:p text:style-name="P5">Pero no os quedemos en los pequeños detalles y analicemos mas concienudamente que es lo que acabamos de presenciar.</text:p>
      <text:p text:style-name="P5"/>
      <text:p text:style-name="P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5"/>
      <text:p text:style-name="P5">Una ultima cuestion interesante antes de proseguir es que el codigo referente a todas estas clases e interfaces que se derivan de la BDD_Spec, se encuentran en el propio fichero de la BDD_Spec:</text:p>
      <text:p text:style-name="P5"/>
      <text:p text:style-name="P15"><text:span text:style-name="T10">using</text:span><text:span text:style-name="T21"> System;</text:span></text:p>
      <text:p text:style-name="P34"><text:span text:style-name="T10">using</text:span><text:span text:style-name="T21"> dddsample.domain.model.cargo.aggregate;</text:span></text:p>
      <text:p text:style-name="P34"><text:span text:style-name="T10">using</text:span><text:span text:style-name="T21"> dddsample.domain.shared;</text:span></text:p>
      <text:p text:style-name="P34"><text:span text:style-name="T10">using</text:span><text:span text:style-name="T21"> Machine.Specifications;</text:span></text:p>
      <text:p text:style-name="P34"><text:span text:style-name="T10">using</text:span><text:span text:style-name="T21"> Machine.Specifications.DevelopWithPassion.Rhino;</text:span></text:p>
      <text:p text:style-name="P34"><text:span text:style-name="T10">using</text:span><text:span text:style-name="T21"> Rhino.Mocks;</text:span></text:p>
      <text:p text:style-name="P22"/>
      <text:p text:style-name="P34"><text:span text:style-name="T10">namespace</text:span><text:span text:style-name="T21"> dddsample.specs.domain.model.cargo.aggregate</text:span></text:p>
      <text:p text:style-name="P22">{</text:p>
      <text:p text:style-name="P34"><text:span text:style-name="T21"><text:s text:c="4"/></text:span><text:span text:style-name="T10">public</text:span><text:span text:style-name="T21"> </text:span><text:span text:style-name="T10">abstract</text:span><text:span text:style-name="T21"> </text:span><text:span text:style-name="T10">class</text:span><text:span text:style-name="T21"> </text:span><text:span text:style-name="T42">concern_for_cargo</text:span><text:span text:style-name="T21"> : </text:span><text:span text:style-name="T42">Observes</text:span><text:span text:style-name="T21">&lt;</text:span><text:span text:style-name="T33">ICargo</text:span><text:span text:style-name="T21">, </text:span><text:span text:style-name="T42">Cargo</text:span><text:span text:style-name="T21">&gt; {}</text:span></text:p>
      <text:p text:style-name="P22"/>
      <text:p text:style-name="P34"><text:span text:style-name="T21"><text:s text:c="4"/></text:span><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s text:c="4"/>{</text:p>
      <text:p text:style-name="P34"><text:span text:style-name="T21"><text:s text:c="8"/></text:span><text:span text:style-name="T33">It</text:span><text:span text:style-name="T21"> should_provide_the_cargo_id = () =&gt; result.ShouldEqual(tracking_id);</text:span></text:p>
      <text:p text:style-name="P22"/>
      <text:p text:style-name="P34"><text:span text:style-name="T21"><text:s text:c="8"/></text:span><text:span text:style-name="T10">static</text:span><text:span text:style-name="T21"> </text:span><text:span text:style-name="T33">ITrackingId</text:span><text:span text:style-name="T21"> tracking_id;</text:span></text:p>
      <text:p text:style-name="P34"><text:span text:style-name="T21"><text:s text:c="8"/></text:span><text:span text:style-name="T10">static</text:span><text:span text:style-name="T21"> </text:span><text:span text:style-name="T33">ITrackingId</text:span><text:span text:style-name="T21"> result;</text:span></text:p>
      <text:p text:style-name="P22"><text:s text:c="4"/>}</text:p>
      <text:p text:style-name="P22"/>
      <text:p text:style-name="P34"><text:span text:style-name="T21"><text:s text:c="4"/></text:span><text:span text:style-name="T10">public</text:span><text:span text:style-name="T21"> </text:span><text:span text:style-name="T10">interface</text:span><text:span text:style-name="T21"> </text:span><text:span text:style-name="T33">ICargo</text:span><text:span text:style-name="T21"> { }</text:span></text:p>
      <text:p text:style-name="P22"/>
      <text:p text:style-name="P34"><text:span text:style-name="T21"><text:s text:c="4"/></text:span><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s text:c="4"/>{</text:p>
      <text:p text:style-name="P34"><text:span text:style-name="T21"><text:s text:c="8"/></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8"/>{</text:p>
      <text:p text:style-name="P34"><text:span text:style-name="T21"><text:s text:c="12"/></text:span><text:span text:style-name="T10">throw</text:span><text:span text:style-name="T21"> </text:span><text:span text:style-name="T10">new</text:span><text:span text:style-name="T21"> </text:span><text:span text:style-name="T50">NotImplementedException</text:span><text:span text:style-name="T22">();</text:span></text:p>
      <text:p text:style-name="P23"><text:s text:c="8"/>}</text:p>
      <text:p text:style-name="P23"><text:s text:c="4"/>}</text:p>
      <text:p text:style-name="P23"/>
      <text:p text:style-name="P34"><text:span text:style-name="T22"><text:s text:c="4"/></text:span><text:span text:style-name="T14">public</text:span><text:span text:style-name="T22"> </text:span><text:span text:style-name="T14">interface</text:span><text:span text:style-name="T22"> </text:span><text:span text:style-name="T36">ITrackingId</text:span><text:span text:style-name="T22"> { }</text:span></text:p>
      <text:p text:style-name="P23">}</text:p>
      <text:p text:style-name="P5"/>
      <text:p text:style-name="P5">Esto es una practica habitual (que no obligatoria) de <text:s/>BDD y del TDD, ya que de esta forma, mientras vamos guiando, generando el codigo, mantenemos un control visual mas directo de los elementos que entran en juego.</text:p>
      <text:p text:style-name="P5"/>
      <text:p text:style-name="P5">Cuando separemos las clase e interfaces y las enviemos a donde deben residir, lo especificaremos. Por el momento, y hasta que no se diga lo contrario, todo el codigo que creemos se encuentra en en fichero CargoSpec.cs.</text:p>
      <text:p text:style-name="P5"/>
      <text:p text:style-name="P5">Retomamos en este punto al BDD_Spec.</text:p>
      <text:p text:style-name="P5"/>
      <text:p text:style-name="P5">Para desencadenar el comportamiento que estamos creando, necesitamos invocar al SUT a traves de un bloque BECAUSE:</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Because</text:span><text:span text:style-name="T21"> of = () =&gt; result = sut.</text:span><text:span text:style-name="T65">tracking_id</text:span><text:span text:style-name="T21">();</text:span></text:p>
      <text:p text:style-name="P22"/>
      <text:p text:style-name="P34"><text:span text:style-name="T21"><text:s text:c="4"/></text:span><text:span text:style-name="T33">It</text:span><text:span text:style-name="T21"> should_provide_the_cargo_id = () =&gt; result.ShouldEqual(tracking_id);</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TrackingId</text:span><text:span text:style-name="T21"> result;</text:span></text:p>
      <text:p text:style-name="P22"><text:soft-page-break/>}</text:p>
      <text:p text:style-name="P5"/>
      <text:p text:style-name="P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5"/>
      <text:p text:style-name="P5">Para solucionarlo, necesitamos, en este orden, generar el metodo tracking_id() en la interface ICargo:</text:p>
      <text:p text:style-name="P5"/>
      <text:p text:style-name="P15"><text:span text:style-name="T10">public</text:span><text:span text:style-name="T21"> </text:span><text:span text:style-name="T10">interface</text:span><text:span text:style-name="T21"> </text:span><text:span text:style-name="T33">ICargo</text:span><text:span text:style-name="T21"> </text:span></text:p>
      <text:p text:style-name="P22">{</text:p>
      <text:p text:style-name="P34"><text:span text:style-name="T21"><text:s text:c="4"/></text:span><text:span text:style-name="T33">ITrackingId</text:span><text:span text:style-name="T21"> tracking_id();</text:span></text:p>
      <text:p text:style-name="P22">}</text:p>
      <text:p text:style-name="P5"/>
      <text:p text:style-name="P5">De esta forma se ha ido el color rojo de nuestra BDD_Spec:</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Because</text:span><text:span text:style-name="T21"> of = () =&gt; result = sut.tracking_id();</text:span></text:p>
      <text:p text:style-name="P22"/>
      <text:p text:style-name="P34"><text:span text:style-name="T21"><text:s text:c="4"/></text:span><text:span text:style-name="T33">It</text:span><text:span text:style-name="T21"> should_provide_the_cargo_id = () =&gt; result.ShouldEqual(tracking_id);</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TrackingId</text:span><text:span text:style-name="T21"> result;</text:span></text:p>
      <text:p text:style-name="P22">}</text:p>
      <text:p text:style-name="P5"/>
      <text:p text:style-name="P5">Pero nos encontramos con que nuestro DDD_Aggregate_Root Cargo no implementa todos los metodos de ICargo, lo que nos obliga a implementarlo (lanzando una excepcion que diga que no esta implementado):</text:p>
      <text:p text:style-name="P5"/>
      <text:p text:style-name="P15"><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TrackingId</text:span><text:span text:style-name="T22"> tracking_id()</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p>
      <text:p text:style-name="P5"><text:s/></text:p>
      <text:p text:style-name="P5">Y aqui terminaria la reaccion en cadena provocada or el bolque BECAUSE.</text:p>
      <text:p text:style-name="P5"/>
      <text:p text:style-name="P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text:span><text:span text:style-name="T65">route_specification</text:span><text:span text:style-name="T21"> = the_dependency&lt;</text:span><text:span text:style-name="T65">IRouteSpecification</text:span><text:span text:style-name="T21">&gt;();</text:span></text:p>
      <text:p text:style-name="P22"><text:s text:c="4"/>};</text:p>
      <text:p text:style-name="P22"/>
      <text:p text:style-name="P34"><text:span text:style-name="T21"><text:s text:c="4"/></text:span><text:span text:style-name="T33">Because</text:span><text:span text:style-name="T21"> of = () =&gt; result = sut.tracking_id();</text:span></text:p>
      <text:p text:style-name="P22"><text:soft-page-break/></text:p>
      <text:p text:style-name="P34"><text:span text:style-name="T21"><text:s text:c="4"/></text:span><text:span text:style-name="T33">It</text:span><text:span text:style-name="T21"> should_provide_the_cargo_id = () =&gt; result.ShouldEqual(tracking_id);</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TrackingId</text:span><text:span text:style-name="T21"> result;</text:span></text:p>
      <text:p text:style-name="P22">}</text:p>
      <text:p text:style-name="P5"/>
      <text:p text:style-name="P5">Antes de ponernos a la tarea de corregir el codigo en color rojo, debemos entender que es lo que hemos hecho con el codigo nuevo.</text:p>
      <text:p text:style-name="P5"/>
      <text:p text:style-name="P5">Le estamos diciendo, a traves de the_dependency&lt;T&gt;(), que tracking_id y route_specification son parametros necesarios para construir el SUT (es decir el DDD_Aggregate_Root Cargo).</text:p>
      <text:p text:style-name="P5"/>
      <text:p text:style-name="P5">Para corregir el colo rojo empezamos por generar la interface IRouteSpecification:</text:p>
      <text:p text:style-name="P5"/>
      <text:p text:style-name="P19"><text:span text:style-name="T11">public</text:span><text:span text:style-name="T23"> </text:span><text:span text:style-name="T11">interface</text:span><text:span text:style-name="T23"> </text:span><text:span text:style-name="T34">IRouteSpecification </text:span><text:span text:style-name="T21">{}</text:span></text:p>
      <text:p text:style-name="P5"/>
      <text:p text:style-name="P5">y creamos el campo (field) route_specification del tipo IRouteSpecification:</text:p>
      <text:p text:style-name="P5"/>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text:s text:c="4"/>};</text:p>
      <text:p text:style-name="P22"/>
      <text:p text:style-name="P34"><text:span text:style-name="T21"><text:s text:c="4"/></text:span><text:span text:style-name="T33">Because</text:span><text:span text:style-name="T21"> of = () =&gt; result = sut.tracking_id();</text:span></text:p>
      <text:p text:style-name="P22"/>
      <text:p text:style-name="P34"><text:span text:style-name="T21"><text:s text:c="4"/></text:span><text:span text:style-name="T33">It</text:span><text:span text:style-name="T21"> should_provide_the_cargo_id = () =&gt; result.ShouldEqual(tracking_id);</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TrackingId</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5"/>
      <text:p text:style-name="P5">y con esto finalizamos la BDD_Spec:</text:p>
      <text:p text:style-name="P5"/>
      <text:p text:style-name="P37">When asked about its tracking identificator</text:p>
      <text:p text:style-name="P38">» It should provide the cargo id</text:p>
      <text:p text:style-name="P5"/>
      <text:p text:style-name="P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5"/>
      <text:p text:style-name="P15"><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TrackingId</text:span><text:span text:style-name="T22"> tracking_id()</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p>
      <text:p text:style-name="P5"/>
      <text:p text:style-name="P5"><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5"/>
      <text:p text:style-name="P5">Llegados a este punto, ejecutamos la BDD_Spec (puesto que poco a poco hemos ido preocupandonos de que "compilase", lease "eliminar el codigo de color rojo").</text:p>
      <text:p text:style-name="P5"/>
      <text:p text:style-name="P5">En nuestro caso hemos decidido ejecutar la BDD_Spec usando TestDriven.NET, obteniendo el siguiente resultado:</text:p>
      <text:p text:style-name="P5"/>
      <text:p text:style-name="P37">------ Test started: Assembly: dddsample.specs.dll ------</text:p>
      <text:p text:style-name="P36"/>
      <text:p text:style-name="P36">when asked about its tracking identificator</text:p>
      <text:p text:style-name="P36">» should provide the cargo id (FAIL)</text:p>
      <text:p text:style-name="P36"/>
      <text:p text:style-name="P36">Test 'should provide the cargo id' failed:</text:p>
      <text:p text:style-name="P36"><text:tab/>System.Reflection.TargetInvocationException: Exception has been thrown by the target of an invocation. ---&gt; System.NotImplementedException: The method or operation is not implemented.</text:p>
      <text:p text:style-name="P36"><text:tab/>domain\model\cargo.aggregate\CargoSpecs.cs(49,0): at dddsample.specs.domain.model.cargo.aggregate.Cargo.tracking_id()</text:p>
      <text:p text:style-name="P36"><text:tab/>domain\model\cargo.aggregate\CargoSpecs.cs(20,0): at dddsample.specs.domain.model.cargo.aggregate.when_asked_about_its_tracking_identificator.&lt;.ctor&gt;b__1()</text:p>
      <text:p text:style-name="P36"><text:tab/> <text:s text:c="2"/>--- End of inner exception stack trace ---</text:p>
      <text:p text:style-name="P36"><text:tab/>at System.RuntimeMethodHandle._InvokeMethodFast(IRuntimeMethodInfo method, Object target, Object[] arguments, SignatureStruct&amp; sig, MethodAttributes methodAttributes, RuntimeType typeOwner)</text:p>
      <text:p text:style-name="P36"><text:tab/>at System.RuntimeMethodHandle.InvokeMethodFast(IRuntimeMethodInfo method, Object target, Object[] arguments, Signature sig, MethodAttributes methodAttributes, RuntimeType typeOwner)</text:p>
      <text:p text:style-name="P36"><text:tab/>at System.Reflection.RuntimeMethodInfo.Invoke(Object obj, BindingFlags invokeAttr, Binder binder, Object[] parameters, CultureInfo culture, Boolean skipVisibilityChecks)</text:p>
      <text:p text:style-name="P36"><text:tab/>at System.Delegate.DynamicInvokeImpl(Object[] args)</text:p>
      <text:p text:style-name="P36"><text:tab/>at System.Delegate.DynamicInvoke(Object[] args)</text:p>
      <text:p text:style-name="P36"><text:tab/>at Machine.Specifications.Utility.RandomExtensionMethods.&lt;InvokeAll&gt;b__1(Delegate item)</text:p>
      <text:p text:style-name="P36"><text:tab/>at Machine.Specifications.Utility.RandomExtensionMethods.Each[T](IEnumerable`1 enumerable, Action`1 action)</text:p>
      <text:p text:style-name="P36"><text:tab/>at Machine.Specifications.Utility.RandomExtensionMethods.InvokeAll(IEnumerable`1 actions)</text:p>
      <text:p text:style-name="P36"><text:tab/>at Machine.Specifications.Utility.RandomExtensionMethods.InvokeAll(IEnumerable`1 becauseActions)</text:p>
      <text:p text:style-name="P36"><text:tab/>at Machine.Specifications.Model.Context.EstablishContext()</text:p>
      <text:p text:style-name="P36"/>
      <text:p text:style-name="P36">0 passed, 1 failed, 0 skipped, took 1,14 seconds (Machine.Specifications 0.3.0).</text:p>
      <text:p text:style-name="P5"/>
      <text:p text:style-name="P5">que confirma que ha compilado pero que ha fallado (tal y como esperabamos, pues no hemos implementado nada que nos permita disponer de la funcionalidad sugerida por la BDD_Spec).</text:p>
      <text:p text:style-name="P5"/>
      <text:p text:style-name="P5">Analicemos brevemente el log resultante de la ejecucion de la BDD_Spec.</text:p>
      <text:p text:style-name="P5"/>
      <text:p text:style-name="P5">Sabemos que falla por tres cosas. Primero</text:p>
      <text:p text:style-name="P5"/>
      <text:p text:style-name="P36">when asked about its tracking identificator</text:p>
      <text:p text:style-name="P38">» should provide the cargo id (FAIL)</text:p>
      <text:p text:style-name="P5"/>
      <text:p text:style-name="P5">Dificil no notar ese (FAIL). Segundo:</text:p>
      <text:p text:style-name="P5"/>
      <text:p text:style-name="P38"><text:soft-page-break/>Test 'should provide the cargo id' failed:</text:p>
      <text:p text:style-name="P5"/>
      <text:p text:style-name="P5">Sin comentarios. Tercero:</text:p>
      <text:p text:style-name="P5"/>
      <text:p text:style-name="P38">0 passed, 1 failed, 0 skipped, took 1,14 seconds (Machine.Specifications 0.3.0).</text:p>
      <text:p text:style-name="P5"/>
      <text:p text:style-name="P5">"0 passed, 1 failed". Como en el caso anterior sobran mas comentarios.</text:p>
      <text:p text:style-name="P5"/>
      <text:p text:style-name="P5">Todo el grueso del mensaje, carece de relevancia para nosotros (no siempre va a ser asi, ya que habra veces, cuando creamos que todo deberia ir bien y no va, que nos indicara donde puede estar nuestro error).</text:p>
      <text:p text:style-name="P5"/>
      <text:p text:style-name="P5">Vamos por tanto a escribir el codigo necesario para que ese (FAIL) desparezca.</text:p>
      <text:p text:style-name="P5"/>
      <text:p text:style-name="P5">Nos centramos ahora en la clase Cargo, en su cosntructor y en su metodo tracking_id().</text:p>
      <text:p text:style-name="P5">El codigo necesario para hacer que le test pase, no es complejo en absoluto, sin embargo, al escribir solo el codigo necesario para que pase, si que es probable que se produzcan sorpresas, y no tanto por el codigo escrito, como por el no escrito.</text:p>
      <text:p text:style-name="P5"/>
      <text:p text:style-name="P5">La BDD_Spec nos esta pidiendo que le devolvamos el identificador del DDD_Aggregate_Root Cargo. Como lo consigas (el orden de los pasos que des), no es relevante, a nuestro juicio, por ello ponemos la clase Cargo resultante sin mas:</text:p>
      <text:p text:style-name="P5"/>
      <text:p text:style-name="P15"><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34"><text:span text:style-name="T21"><text:s text:c="4"/></text:span><text:span text:style-name="T10">readonly</text:span><text:span text:style-name="T21"> </text:span><text:span text:style-name="T33">ITrackingId</text:span><text:span text:style-name="T21"> underlying_tracking_id;</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TrackingId</text:span><text:span text:style-name="T22"> tracking_id()</text:span></text:p>
      <text:p text:style-name="P23"><text:s text:c="4"/>{</text:p>
      <text:p text:style-name="P34"><text:span text:style-name="T22"><text:s text:c="8"/></text:span><text:span text:style-name="T14">return</text:span><text:span text:style-name="T22"> </text:span><text:span text:style-name="T14">this</text:span><text:span text:style-name="T22">.underlying_tracking_id;</text:span></text:p>
      <text:p text:style-name="P23"><text:s text:c="4"/>}</text:p>
      <text:p text:style-name="P23">}</text:p>
      <text:p text:style-name="P5"/>
      <text:p text:style-name="P5">Sin embargo, si te interesa conocer el orden en que hemos creado el codigo, comentar que, de forma innata, tendemos a seguir el flujo de ejecucion.</text:p>
      <text:p text:style-name="P5"/>
      <text:p text:style-name="P5">Es decir, primero se produce la creacion del objeto, en el constructor, por lo que escribimos:</text:p>
      <text:p text:style-name="P5"/>
      <text:p text:style-name="P15"><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p>
      <text:p text:style-name="P34"><text:span text:style-name="T21"><text:s text:c="4"/></text:span><text:span text:style-name="T10">this</text:span><text:span text:style-name="T21">.</text:span><text:span text:style-name="T65">underlying_tracking_id</text:span><text:span text:style-name="T21"> = tracking_id;</text:span></text:p>
      <text:p text:style-name="P22">}</text:p>
      <text:p text:style-name="P5"/>
      <text:p text:style-name="P5">y nos encontramos con nuestro viejo amigo el codigo de color rojo, ya que underlying_tracking_id no existe todavia.</text:p>
      <text:p text:style-name="P5"/>
      <text:p text:style-name="P5">Siguiendo el camino que nos marca el rojo (y en este caso ademas, es el camino del flujo de ejecucion), solucionamos este problema creando el campo underlying_tracking_id, que <text:s/>nos permite almacenar internamente el identificador:</text:p>
      <text:p text:style-name="P5"/>
      <text:p text:style-name="P15"><text:span text:style-name="T33">ITrackingId</text:span><text:span text:style-name="T21"> underlying_tracking_id;</text:span></text:p>
      <text:p text:style-name="P5"><text:soft-page-break/></text:p>
      <text:p text:style-name="P5">Una vez hecho esto, devolvemos el dato pedido:</text:p>
      <text:p text:style-name="P5"/>
      <text:p text:style-name="P15"><text:span text:style-name="T10">public</text:span><text:span text:style-name="T21"> </text:span><text:span text:style-name="T33">ITrackingId</text:span><text:span text:style-name="T21"> tracking_id()</text:span></text:p>
      <text:p text:style-name="P22">{</text:p>
      <text:p text:style-name="P34"><text:span text:style-name="T21"><text:s text:c="4"/></text:span><text:span text:style-name="T10">return</text:span><text:span text:style-name="T21"> </text:span><text:span text:style-name="T10">this</text:span><text:span text:style-name="T21">.underlying_tracking_id;</text:span></text:p>
      <text:p text:style-name="P22">}</text:p>
      <text:p text:style-name="P5"/>
      <text:p text:style-name="P5">y ya esta. ¿Ya esta?. No, hay algo que nos falta. El identificador no es algo que queremos que se vaya modificando por ahi, sino que es algo que una vez asignado por el constructor, "es para toda la vida". Asi que:</text:p>
      <text:p text:style-name="P5"/>
      <text:p text:style-name="P15"><text:span text:style-name="T10">readonly</text:span><text:span text:style-name="T21"> </text:span><text:span text:style-name="T33">ITrackingId</text:span><text:span text:style-name="T21"> underlying_tracking_id;</text:span></text:p>
      <text:p text:style-name="P5"/>
      <text:p text:style-name="P5">y ahora si que hemos terminado.</text:p>
      <text:p text:style-name="P5"/>
      <text:p text:style-name="P5">Antes de hacer ningun comentario corremos la BDD_Spec para ver si con esto es suficiente:</text:p>
      <text:p text:style-name="P5"/>
      <text:p text:style-name="P37">------ Test started: Assembly: dddsample.specs.dll ------</text:p>
      <text:p text:style-name="P36"/>
      <text:p text:style-name="P36">when asked about its tracking identificator</text:p>
      <text:p text:style-name="P36">» should provide the cargo id</text:p>
      <text:p text:style-name="P36"/>
      <text:p text:style-name="P36"/>
      <text:p text:style-name="P36">1 passed, 0 failed, 0 skipped, took 0,88 seconds (Machine.Specifications 0.3.0).</text:p>
      <text:p text:style-name="P5"/>
      <text:p text:style-name="P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5"/>
      <text:p text:style-name="P5">Vamos con los comentarios:</text:p>
      <text:p text:style-name="P5"/>
      <text:list xml:id="list29191574" text:style-name="L14">
        <text:list-item>
          <text:p text:style-name="P59">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59">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59">¿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59"/>
          <text:list>
            <text:list-item>
              <text:p text:style-name="P59">Crear la BDD_Spec</text:p>
            </text:list-item>
            <text:list-item>
              <text:p text:style-name="P59">Diseñar</text:p>
            </text:list-item>
            <text:list-item>
              <text:p text:style-name="P59">Manejar las interacciones entre objetos y</text:p>
            </text:list-item>
            <text:list-item>
              <text:p text:style-name="P59">Finalmente implementar</text:p>
            </text:list-item>
          </text:list>
          <text:p text:style-name="P59"/>
          <text:p text:style-name="P59">desaparece y lo mas curioso es que pasas a sentir algo parecido cuando te encuentras con codigo fuente que no sigue el paradigma del BDD, o al menos dispone de una suite de tests bien diseñada.</text:p>
        </text:list-item>
        <text:list-item>
          <text:p text:style-name="P59"><text:s/></text:p>
        </text:list-item>
      </text:list>
      <text:p text:style-name="P5"/>
      <text:p text:style-name="P5"><text:soft-page-break/>NOTA: Mostrar el orden en el que escribimos el codigo ya que va con el flujo de los datos: entra por el constructor, se almacena internamente y finalmente se devuelve via return.</text:p>
      <text:p text:style-name="P5">FIN NOTA:</text:p>
      <text:p text:style-name="P5"/>
      <text:p text:style-name="P5">Y con esto finalizamos el ciclo de la primera BDD_Spec:</text:p>
      <text:p text:style-name="P5"/>
      <text:p text:style-name="P36">When asked about its tracking identificator</text:p>
      <text:p text:style-name="P38">» It should provide the cargo id</text:p>
      <text:p text:style-name="P5"/>
      <text:p text:style-name="P5">A continuacion vamos a realizar un par de refactorizaciones mas cosmeticas que otra cosa para que nos ayude a poner todo lo que vamos escribiendo en su sitio.</text:p>
      <text:p text:style-name="P5"/>
      <text:p text:style-name="P5">Es evidente que el lugar de Cargo, ICargo, ITrackingId no puede ser el fichero CargoSpec.cs (de hecho ya habiamos comentado algo sobre el tema), y mas concretamente el namespace:</text:p>
      <text:p text:style-name="P5"/>
      <text:p text:style-name="P15"><text:span text:style-name="T10">namespace</text:span><text:span text:style-name="T21"> dddsample.specs.domain.model.cargo.aggregate</text:span></text:p>
      <text:p text:style-name="P5"/>
      <text:p text:style-name="P5">claramente destinado a la "specs".</text:p>
      <text:p text:style-name="P5"/>
      <text:p text:style-name="P5">Es un buen momento para recordar cuales fueron los "using" que declaramos al principio:</text:p>
      <text:p text:style-name="P5"/>
      <text:p text:style-name="P33"><text:span text:style-name="T11">using</text:span><text:span text:style-name="T23"> System;</text:span></text:p>
      <text:p text:style-name="P34"><text:span text:style-name="T10">using</text:span><text:span text:style-name="T21"> dddsample.domain.shared;</text:span></text:p>
      <text:p text:style-name="P34"><text:span text:style-name="T10">using</text:span><text:span text:style-name="T21"> Machine.Specifications;</text:span></text:p>
      <text:p text:style-name="P34"><text:span text:style-name="T10">using</text:span><text:span text:style-name="T21"> Machine.Specifications.DevelopWithPassion.Rhino;</text:span></text:p>
      <text:p text:style-name="P16"><text:span text:style-name="T10">using</text:span><text:span text:style-name="T21"> Rhino.Mocks;</text:span></text:p>
      <text:p text:style-name="P5"/>
      <text:p text:style-name="P5">Todos han sido utilizados en esta primera BDD_Spec, excepto:</text:p>
      <text:p text:style-name="P5"/>
      <text:p text:style-name="P16"><text:span text:style-name="T10">using</text:span><text:span text:style-name="T21"> Rhino.Mocks;</text:span></text:p>
      <text:p text:style-name="P5"/>
      <text:p text:style-name="P5">que utilizaremos mas adelante.</text:p>
      <text:p text:style-name="P5"/>
      <text:p text:style-name="P5">Ha llegado la hora de situar nuestras recien diseñandas clases e interfaces en su namespace correcto:</text:p>
      <text:p text:style-name="P5"/>
      <text:p text:style-name="P16"><text:span text:style-name="T10">namespace</text:span><text:span text:style-name="T21"> dddsample.domain.model.cargo.aggregate;</text:span></text:p>
      <text:p text:style-name="P5"/>
      <text:p text:style-name="P5">Hacer este tipo de cosas teniendo JetBrains Resharper, es trivial, ya que el mismo te detecta estos cambios y busca la solucion, añadir un nuevo:</text:p>
      <text:p text:style-name="P5"/>
      <text:p text:style-name="P16"><text:span text:style-name="T10">using</text:span><text:span text:style-name="T21"> dddsample.domain.model.cargo.aggregate;</text:span></text:p>
      <text:p text:style-name="P5"/>
      <text:p text:style-name="P5">Si no lo tienes instalado, puede ser que Visual Studio 2010 se encargue de ello automaticamente, pero probablemente, necesitaras escribir la linea anterior, manualmente.</text:p>
      <text:p text:style-name="P5"/>
      <text:p text:style-name="P5">A esto era a lo que nos referiamos al pricipio de la seccion de esta BDD_Spec cuando deciamos aquello de:</text:p>
      <text:p text:style-name="P5"/>
      <text:p text:style-name="P5"><text:tab/>"<text:span text:style-name="T52">Es importante señalar que ninguna de esas referencias han sido añadidas manualmente puesto que el imprescindible plug-in JetBrains ReSharper, se encarga de ello de forma completamente transparente.</text:span>"</text:p>
      <text:p text:style-name="P5"/>
      <text:p text:style-name="P5">Una vez arreglado esto, deberiamos volver a correr las BDD_Specs, por si acaso hemos roto algo. Por suerte para nosotros</text:p>
      <text:p text:style-name="P5"/>
      <text:p text:style-name="P37">1 passed, 0 failed, 0 skipped, took 0,65 seconds (Machine.Specifications 0.3.0).</text:p>
      <text:p text:style-name="P5"/>
      <text:p text:style-name="P5">todo ha ido bien.</text:p>
      <text:p text:style-name="P5"/>
      <text:p text:style-name="P5"><text:soft-page-break/>La siguente refactorizacion seria crear un fichero para cada clase e interface creada, de forma que podamos moverlos fisicamente a su sitio. Esto afectaria a:</text:p>
      <text:p text:style-name="P5"/>
      <text:list xml:id="list29203419" text:style-name="L15">
        <text:list-item>
          <text:p text:style-name="P60">ICargo</text:p>
        </text:list-item>
        <text:list-item>
          <text:p text:style-name="P60">Cargo</text:p>
        </text:list-item>
        <text:list-item>
          <text:p text:style-name="P60">ITrackingId</text:p>
        </text:list-item>
        <text:list-item>
          <text:p text:style-name="P60">IRouteSpecification</text:p>
        </text:list-item>
      </text:list>
      <text:p text:style-name="P5"/>
      <text:p text:style-name="P5">De nuevo, gracias a JetBrains Resharper, es una tarea trivial.</text:p>
      <text:p text:style-name="P5"/>
      <text:p text:style-name="P5">Corremos los test de nuevo y comprobamos que seguimos con la luz verde.</text:p>
      <text:p text:style-name="P5"/>
      <text:p text:style-name="P5">Finalizando el proceso con git:</text:p>
      <text:p text:style-name="P5"/>
      <text:p text:style-name="P5">Una vez llegados hasta aqui, deberiamos enviar los cambios a nuestro repositorio git, para ello:</text:p>
      <text:p text:style-name="P5"/>
      <text:p text:style-name="P5">git status --&gt; nos indicaria cuales son los cambios</text:p>
      <text:p text:style-name="P5">git add -A --&gt; añadiria los nuevos ficheros y carpetas al gti tracking</text:p>
      <text:p text:style-name="P5">git commit -m "Finished first CargoSpec. Created ICargo, Cargo, ITrackingId and IRouteSpecification. Fixed error in IEntity&lt;T&gt;, now using the correct one and not the experimental one." --&gt; confirmaria los cambios realizados</text:p>
      <text:p text:style-name="P5">git checkout master --&gt; nos movemos a la rama master</text:p>
      <text:p text:style-name="P5">git merge dev --&gt; pasamos los cambios de la rama dev a la rama master</text:p>
      <text:p text:style-name="P5">git push origin --&gt; enviamos los cambios a github.</text:p>
      <text:p text:style-name="P5"/>
      <text:p text:style-name="P5">Ahora parece un buen momento para identificar el "mantra" del TDD " RED - GREEN - REFACTOR" con lo que acabamos de hacer:</text:p>
      <text:p text:style-name="P5"/>
      <text:p text:style-name="P12"><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5"/>
      <text:p text:style-name="P36">Test 'should provide the cargo id' failed:</text:p>
      <text:p text:style-name="P38"><text:tab/>System.Reflection.TargetInvocationException: Exception has been thrown by the target of an invocation. ---&gt; System.NotImplementedException: The method or operation is not implemented.</text:p>
      <text:p text:style-name="P5"/>
      <text:p text:style-name="P5">Y mas en concreto con:</text:p>
      <text:p text:style-name="P5"/>
      <text:p text:style-name="P38">System.NotImplementedException: The method or operation is not implemented.</text:p>
      <text:p text:style-name="P5"/>
      <text:p text:style-name="P5">Ahi tenemos nuestro RED.</text:p>
      <text:p text:style-name="P5"/>
      <text:p text:style-name="P5">GREEN: Esta es facil, cuando pasamos el test con aquel:</text:p>
      <text:p text:style-name="P5"/>
      <text:p text:style-name="P38">1 passed, 0 failed, 0 skipped, took 0,88 seconds (Machine.Specifications 0.3.0).</text:p>
      <text:p text:style-name="P5"/>
      <text:p text:style-name="P5"><text:s/></text:p>
      <text:p text:style-name="P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5"/>
      <text:p text:style-name="P6">BDD_Spec: When asked about its route specification<text:span text:style-name="T61">:</text:span></text:p>
      <text:p text:style-name="P2"/>
      <text:p text:style-name="P2">Tal y como hicimos en la BDD_Spec anterior, empezamos por definir la Spec en texto:</text:p>
      <text:p text:style-name="P2"/>
      <text:p text:style-name="P36">When asked about its route specification</text:p>
      <text:p text:style-name="P40"><text:soft-page-break/>» It should provide the route specification</text:p>
      <text:p text:style-name="P2"/>
      <text:p text:style-name="P2">y luego en codigo:</text:p>
      <text:p text:style-name="P2"/>
      <text:p text:style-name="P17"><text:span text:style-name="T16">public</text:span><text:span text:style-name="T26"> </text:span><text:span text:style-name="T16">class</text:span><text:span text:style-name="T26"> </text:span><text:span text:style-name="T46">when_asked_about_its_route_specification</text:span><text:span text:style-name="T26"> : </text:span><text:span text:style-name="T46">concern_for_cargo</text:span></text:p>
      <text:p text:style-name="P22">{</text:p>
      <text:p text:style-name="P34"><text:span text:style-name="T21"><text:s text:c="4"/></text:span><text:span text:style-name="T33">It</text:span><text:span text:style-name="T21"> should_provide_the_route_specification = () =&gt; </text:span></text:p>
      <text:p text:style-name="P34"><text:span text:style-name="T21"><text:s text:c="7"/></text:span><text:span text:style-name="T65">result</text:span><text:span text:style-name="T21">.ShouldEqual(</text:span><text:span text:style-name="T65">route_specification</text:span><text:span text:style-name="T21">);</text:span></text:p>
      <text:p text:style-name="P22">}</text:p>
      <text:p text:style-name="P2"/>
      <text:p text:style-name="P2">nuestro primer objetivo es arreglar el codigo de color rojo, por lo tanto, basta con que definamos dos campos (fields):</text:p>
      <text:p text:style-name="P2"/>
      <text:p text:style-name="P17"><text:span text:style-name="T16">public</text:span><text:span text:style-name="T26"> </text:span><text:span text:style-name="T16">class</text:span><text:span text:style-name="T26"> </text:span><text:span text:style-name="T46">when_asked_about_its_route_specification</text:span><text:span text:style-name="T26"> : </text:span><text:span text:style-name="T46">concern_for_cargo</text:span></text:p>
      <text:p text:style-name="P22">{</text:p>
      <text:p text:style-name="P34"><text:span text:style-name="T21"><text:s text:c="4"/></text:span><text:span text:style-name="T33">It</text:span><text:span text:style-name="T21"> should_provide_the_route_specification = () =&gt; </text:span></text:p>
      <text:p text:style-name="P22"><text:s text:c="7"/>result.ShouldEqual(route_specification);</text:p>
      <text:p text:style-name="P22"/>
      <text:p text:style-name="P34"><text:span text:style-name="T21"><text:s text:c="4"/></text:span><text:span text:style-name="T10">static</text:span><text:span text:style-name="T21"> </text:span><text:span text:style-name="T33">IRouteSpecifi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Esta claro cual es el objetivo, asi que vamos con el bloque BECAUSE:</text:p>
      <text:p text:style-name="P2"/>
      <text:p text:style-name="P17"><text:span text:style-name="T16">public</text:span><text:span text:style-name="T26"> </text:span><text:span text:style-name="T16">class</text:span><text:span text:style-name="T26"> </text:span><text:span text:style-name="T46">when_asked_about_its_route_specification</text:span><text:span text:style-name="T26"> : </text:span><text:span text:style-name="T46">concern_for_cargo</text:span></text:p>
      <text:p text:style-name="P22">{</text:p>
      <text:p text:style-name="P34"><text:span text:style-name="T21"><text:s text:c="4"/></text:span><text:span text:style-name="T33">Because</text:span><text:span text:style-name="T21"> of = () =&gt; result = sut.</text:span><text:span text:style-name="T65">route_specification</text:span><text:span text:style-name="T21">();</text:span></text:p>
      <text:p text:style-name="P22"/>
      <text:p text:style-name="P34"><text:span text:style-name="T21"><text:s text:c="4"/></text:span><text:span text:style-name="T33">It</text:span><text:span text:style-name="T21"> should_provide_the_route_specification = () =&gt; </text:span></text:p>
      <text:p text:style-name="P22"><text:s text:c="7"/>result.ShouldEqual(route_specification);</text:p>
      <text:p text:style-name="P22"/>
      <text:p text:style-name="P34"><text:span text:style-name="T21"><text:s text:c="4"/></text:span><text:span text:style-name="T10">static</text:span><text:span text:style-name="T21"> </text:span><text:span text:style-name="T33">IRouteSpecifi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Para poder arreglar el codigo de color rojo, necesitamos añadir un nuevo metodo a la interface ICargo, y a continuacion implementar su esqueleto (devolviendo un excepcion) en el DDD_Aggregate_Root Cargo.</text:p>
      <text:p text:style-name="P2"/>
      <text:p text:style-name="P17"><text:span text:style-name="T16">public</text:span><text:span text:style-name="T26"> </text:span><text:span text:style-name="T16">interface</text:span><text:span text:style-name="T26"> </text:span><text:span text:style-name="T37">ICargo</text:span></text:p>
      <text:p text:style-name="P22">{</text:p>
      <text:p text:style-name="P34"><text:span text:style-name="T21"><text:s text:c="4"/></text:span><text:span text:style-name="T33">ITrackingId</text:span><text:span text:style-name="T21"> tracking_id();</text:span></text:p>
      <text:p text:style-name="P34"><text:span text:style-name="T21"><text:s text:c="4"/></text:span><text:span text:style-name="T33">IRouteSpecification</text:span><text:span text:style-name="T21"> route_specification();</text:span></text:p>
      <text:p text:style-name="P22">}</text:p>
      <text:p text:style-name="P2"/>
      <text:p text:style-name="P2"/>
      <text:p text:style-name="P17"><text:span text:style-name="T16">public</text:span><text:span text:style-name="T26"> </text:span><text:span text:style-name="T16">class</text:span><text:span text:style-name="T26"> </text:span><text:span text:style-name="T46">Cargo</text:span><text:span text:style-name="T26"> : </text:span><text:span text:style-name="T37">ICargo</text:span><text:span text:style-name="T26">, </text:span><text:span text:style-name="T37">IEntity</text:span><text:span text:style-name="T26">&lt;</text:span><text:span text:style-name="T46">Cargo</text:span><text:span text:style-name="T26">&gt;</text:span></text:p>
      <text:p text:style-name="P22">{</text:p>
      <text:p text:style-name="P34"><text:span text:style-name="T21"><text:s text:c="4"/></text:span><text:span text:style-name="T10">readonly</text:span><text:span text:style-name="T21"> </text:span><text:span text:style-name="T33">ITrackingId</text:span><text:span text:style-name="T21"> underlying_tracking_id;</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TrackingId</text:span><text:span text:style-name="T22"> tracking_id()</text:span></text:p>
      <text:p text:style-name="P23"><text:s text:c="4"/>{</text:p>
      <text:p text:style-name="P34"><text:soft-page-break/><text:span text:style-name="T22"><text:s text:c="8"/></text:span><text:span text:style-name="T14">return</text:span><text:span text:style-name="T22"> </text:span><text:span text:style-name="T14">this</text:span><text:span text:style-name="T22">.underlying_tracking_id;</text:span></text:p>
      <text:p text:style-name="P23"><text:s text:c="4"/>}</text:p>
      <text:p text:style-name="P23"/>
      <text:p text:style-name="P34"><text:span text:style-name="T22"><text:s text:c="4"/></text:span><text:span text:style-name="T14">public</text:span><text:span text:style-name="T22"> </text:span><text:span text:style-name="T36">IRouteSpecification</text:span><text:span text:style-name="T22"> route_specification()</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6">INTERLUDIO – VOLANDO SOBRE EL TECLADO CON RESHARPER<text:span text:style-name="T61">:</text:span></text:p>
      <text:p text:style-name="P2"/>
      <text:p text:style-name="P2">Voy a detallar cual es el flujo de trabajo de esta ultima adicion de codigo:</text:p>
      <text:p text:style-name="P2"/>
      <text:p text:style-name="P2">Partimos de </text:p>
      <text:p text:style-name="P2"/>
      <text:p text:style-name="P17"><text:span text:style-name="T16">public</text:span><text:span text:style-name="T26"> </text:span><text:span text:style-name="T16">class</text:span><text:span text:style-name="T26"> </text:span><text:span text:style-name="T46">when_asked_about_its_route_specification</text:span><text:span text:style-name="T26"> : </text:span><text:span text:style-name="T46">concern_for_cargo</text:span></text:p>
      <text:p text:style-name="P22">{</text:p>
      <text:p text:style-name="P34"><text:span text:style-name="T21"><text:s text:c="4"/></text:span><text:span text:style-name="T33">Because</text:span><text:span text:style-name="T21"> of = () =&gt; result = sut.</text:span><text:span text:style-name="T65">route_specification</text:span><text:span text:style-name="T21">();</text:span></text:p>
      <text:p text:style-name="P22"><text:s text:c="4"/>(....)</text:p>
      <text:p text:style-name="P22">}</text:p>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17"><text:span text:style-name="T37">IRouteSpecification</text:span><text:span text:style-name="T26">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Esto nos llevaria a la clase Cargo, donde escribe por nosotros:</text:p>
      <text:p text:style-name="P2"><text:soft-page-break/></text:p>
      <text:p text:style-name="P17"><text:span text:style-name="T16">public</text:span><text:span text:style-name="T26"> </text:span><text:span text:style-name="T37">IRouteSpecification</text:span><text:span text:style-name="T26"> route_specification()</text:span></text:p>
      <text:p text:style-name="P22">{</text:p>
      <text:p text:style-name="P34"><text:span text:style-name="T21"><text:s text:c="4"/></text:span><text:span text:style-name="T10">throw</text:span><text:span text:style-name="T21"> </text:span><text:span text:style-name="T10">new</text:span><text:span text:style-name="T21"> </text:span><text:span text:style-name="T50">NotImplementedException</text:span><text:span text:style-name="T22">();</text:span></text:p>
      <text:p text:style-name="P23">}</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6"><text:span text:style-name="T61">En el menu tecleamos en mayusculas las iniciales mayusculas de </text:span>C<text:span text:style-name="T61">argo</text:span>S<text:span text:style-name="T61">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18"><text:span text:style-name="T26">sut.</text:span><text:span text:style-name="T66">route_specification</text:span><text:span text:style-name="T26">();</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2"><text:soft-page-break/></text:p>
      <text:p text:style-name="P17"><text:span text:style-name="T16">public</text:span><text:span text:style-name="T26"> </text:span><text:span text:style-name="T16">class</text:span><text:span text:style-name="T26"> </text:span><text:span text:style-name="T46">when_asked_about_its_route_specification</text:span><text:span text:style-name="T26"> : </text:span><text:span text:style-name="T46">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ext:span><text:span text:style-name="T65">tracking_id</text:span><text:span text:style-name="T21">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text:s text:c="4"/>};</text:p>
      <text:p text:style-name="P22"/>
      <text:p text:style-name="P34"><text:span text:style-name="T21"><text:s text:c="4"/></text:span><text:span text:style-name="T33">Because</text:span><text:span text:style-name="T21"> of = () =&gt; result = sut.route_specification();</text:span></text:p>
      <text:p text:style-name="P22"/>
      <text:p text:style-name="P34"><text:span text:style-name="T21"><text:s text:c="4"/></text:span><text:span text:style-name="T33">It</text:span><text:span text:style-name="T21"> should_provide_the_route_specification = () =&gt; </text:span></text:p>
      <text:p text:style-name="P22"><text:s text:c="7"/>result.ShouldEqual(route_specification);</text:p>
      <text:p text:style-name="P22"/>
      <text:p text:style-name="P34"><text:span text:style-name="T21"><text:s text:c="4"/></text:span><text:span text:style-name="T10">static</text:span><text:span text:style-name="T21"> </text:span><text:span text:style-name="T33">IRouteSpecifi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Igual que la vez anterior, solucionamos el codigo de color rojo simplemente con un campo (field) que lo defina. Por lo tanto nuestra BDD_Spec final es:</text:p>
      <text:p text:style-name="P2"/>
      <text:p text:style-name="P17"><text:span text:style-name="T16">public</text:span><text:span text:style-name="T26"> </text:span><text:span text:style-name="T16">class</text:span><text:span text:style-name="T26"> </text:span><text:span text:style-name="T46">when_asked_about_its_route_specification</text:span><text:span text:style-name="T26"> : </text:span><text:span text:style-name="T46">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text:s text:c="4"/>};</text:p>
      <text:p text:style-name="P22"/>
      <text:p text:style-name="P34"><text:span text:style-name="T21"><text:s text:c="4"/></text:span><text:span text:style-name="T33">Because</text:span><text:span text:style-name="T21"> of = () =&gt; result = sut.route_specification();</text:span></text:p>
      <text:p text:style-name="P22"/>
      <text:p text:style-name="P34"><text:span text:style-name="T21"><text:s text:c="4"/></text:span><text:span text:style-name="T33">It</text:span><text:span text:style-name="T21"> should_provide_the_route_specification = () =&gt; </text:span></text:p>
      <text:p text:style-name="P22"><text:s text:c="7"/>result.ShouldEqual(route_specification);</text:p>
      <text:p text:style-name="P22"/>
      <text:p text:style-name="P34"><text:span text:style-name="T21"><text:s text:c="4"/></text:span><text:span text:style-name="T10">static</text:span><text:span text:style-name="T21"> </text:span><text:span text:style-name="T33">IRouteSpecifi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34"><text:span text:style-name="T21"><text:s text:c="4"/></text:span><text:span text:style-name="T10">static</text:span><text:span text:style-name="T21"> </text:span><text:span text:style-name="T33">ITrackingId</text:span><text:span text:style-name="T21"> tracking_id;</text:span></text:p>
      <text:p text:style-name="P22">}</text:p>
      <text:p text:style-name="P2"/>
      <text:p text:style-name="P2">Ejecutamos la BDD_Spec a traves de TestDriven.NET (en nuestro caso), para confirmar que efectivamente el test falla y nos da un error de "No Implementado":</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 (FAIL)</text:p>
      <text:p text:style-name="P36"/>
      <text:p text:style-name="P36"/>
      <text:p text:style-name="P36">Test 'should provide the route specification' failed:</text:p>
      <text:p text:style-name="P36"><text:tab/>System.Reflection.TargetInvocationException: Exception has been thrown by the target of an invocation. ---&gt; System.NotImplementedException: The method or operation is not implemented.</text:p>
      <text:p text:style-name="P36"><text:tab/>domain\model\cargo.aggregate\Cargo.cs(27,0): at dddsample.domain.model.cargo.aggregate.Cargo.route_specification()</text:p>
      <text:p text:style-name="P36"><text:tab/>domain\model\cargo.aggregate\CargoSpecs.cs(36,0): at dddsample.specs.domain.model.cargo.aggregate.when_asked_about_its_route_specification.&lt;.ctor&gt;b__1()</text:p>
      <text:p text:style-name="P36"><text:tab/> <text:s text:c="2"/>--- End of inner exception stack trace ---</text:p>
      <text:p text:style-name="P36"><text:tab/>at System.RuntimeMethodHandle._InvokeMethodFast(IRuntimeMethodInfo method, Object target, Object[] arguments, SignatureStruct&amp; sig, MethodAttributes methodAttributes, <text:soft-page-break/>RuntimeType typeOwner)</text:p>
      <text:p text:style-name="P36"><text:tab/>at System.RuntimeMethodHandle.InvokeMethodFast(IRuntimeMethodInfo method, Object target, Object[] arguments, Signature sig, MethodAttributes methodAttributes, RuntimeType typeOwner)</text:p>
      <text:p text:style-name="P36"><text:tab/>at System.Reflection.RuntimeMethodInfo.Invoke(Object obj, BindingFlags invokeAttr, Binder binder, Object[] parameters, CultureInfo culture, Boolean skipVisibilityChecks)</text:p>
      <text:p text:style-name="P36"><text:tab/>at System.Delegate.DynamicInvokeImpl(Object[] args)</text:p>
      <text:p text:style-name="P36"><text:tab/>at System.Delegate.DynamicInvoke(Object[] args)</text:p>
      <text:p text:style-name="P36"><text:tab/>at Machine.Specifications.Utility.RandomExtensionMethods.&lt;InvokeAll&gt;b__1(Delegate item)</text:p>
      <text:p text:style-name="P36"><text:tab/>at Machine.Specifications.Utility.RandomExtensionMethods.Each[T](IEnumerable`1 enumerable, Action`1 action)</text:p>
      <text:p text:style-name="P36"><text:tab/>at Machine.Specifications.Utility.RandomExtensionMethods.InvokeAll(IEnumerable`1 actions)</text:p>
      <text:p text:style-name="P36"><text:tab/>at Machine.Specifications.Utility.RandomExtensionMethods.InvokeAll(IEnumerable`1 becauseActions)</text:p>
      <text:p text:style-name="P36"><text:tab/>at Machine.Specifications.Model.Context.EstablishContext()</text:p>
      <text:p text:style-name="P36"/>
      <text:p text:style-name="P36">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17"><text:span text:style-name="T16">public</text:span><text:span text:style-name="T26"> </text:span><text:span text:style-name="T16">class</text:span><text:span text:style-name="T26"> </text:span><text:span text:style-name="T46">Cargo</text:span><text:span text:style-name="T26"> : </text:span><text:span text:style-name="T37">ICargo</text:span><text:span text:style-name="T26">, </text:span><text:span text:style-name="T37">IEntity</text:span><text:span text:style-name="T26">&lt;</text:span><text:span text:style-name="T46">Cargo</text:span><text:span text:style-name="T26">&gt;</text:span></text:p>
      <text:p text:style-name="P22"><text:s text:c="4"/>{</text:p>
      <text:p text:style-name="P34"><text:span text:style-name="T21"><text:s text:c="8"/></text:span><text:span text:style-name="T10">readonly</text:span><text:span text:style-name="T21"> </text:span><text:span text:style-name="T33">ITrackingId</text:span><text:span text:style-name="T21"> underlying_tracking_id;</text:span></text:p>
      <text:p text:style-name="P34"><text:span text:style-name="T21"><text:s text:c="8"/></text:span><text:span text:style-name="T10">readonly</text:span><text:span text:style-name="T21"> </text:span><text:span text:style-name="T33">IRouteSpecification</text:span><text:span text:style-name="T21"> underlying_route_specification;</text:span></text:p>
      <text:p text:style-name="P22"/>
      <text:p text:style-name="P34"><text:span text:style-name="T21"><text:s text:c="8"/></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8"/>{</text:p>
      <text:p text:style-name="P34"><text:span text:style-name="T21"><text:s text:c="12"/></text:span><text:span text:style-name="T10">this</text:span><text:span text:style-name="T21">.underlying_tracking_id = tracking_id;</text:span></text:p>
      <text:p text:style-name="P34"><text:span text:style-name="T21"><text:s text:c="12"/></text:span><text:span text:style-name="T10">this</text:span><text:span text:style-name="T21">.underlying_route_specification = route_specification;</text:span></text:p>
      <text:p text:style-name="P22"><text:s text:c="8"/>}</text:p>
      <text:p text:style-name="P22"/>
      <text:p text:style-name="P34"><text:span text:style-name="T21"><text:s text:c="8"/></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8"/>{</text:p>
      <text:p text:style-name="P34"><text:span text:style-name="T21"><text:s text:c="12"/></text:span><text:span text:style-name="T10">throw</text:span><text:span text:style-name="T21"> </text:span><text:span text:style-name="T10">new</text:span><text:span text:style-name="T21"> </text:span><text:span text:style-name="T50">NotImplementedException</text:span><text:span text:style-name="T22">();</text:span></text:p>
      <text:p text:style-name="P23"><text:s text:c="8"/>}</text:p>
      <text:p text:style-name="P23"/>
      <text:p text:style-name="P34"><text:span text:style-name="T22"><text:s text:c="8"/></text:span><text:span text:style-name="T14">public</text:span><text:span text:style-name="T22"> </text:span><text:span text:style-name="T36">ITrackingId</text:span><text:span text:style-name="T22"> tracking_id()</text:span></text:p>
      <text:p text:style-name="P23"><text:s text:c="8"/>{</text:p>
      <text:p text:style-name="P34"><text:span text:style-name="T22"><text:s text:c="12"/></text:span><text:span text:style-name="T14">return</text:span><text:span text:style-name="T22"> </text:span><text:span text:style-name="T14">this</text:span><text:span text:style-name="T22">.underlying_tracking_id;</text:span></text:p>
      <text:p text:style-name="P23"><text:s text:c="8"/>}</text:p>
      <text:p text:style-name="P23"/>
      <text:p text:style-name="P34"><text:span text:style-name="T22"><text:s text:c="8"/></text:span><text:span text:style-name="T14">public</text:span><text:span text:style-name="T22"> </text:span><text:span text:style-name="T36">IRouteSpecification</text:span><text:span text:style-name="T22"> route_specification()</text:span></text:p>
      <text:p text:style-name="P23"><text:s text:c="8"/>{</text:p>
      <text:p text:style-name="P34"><text:span text:style-name="T22"><text:s text:c="12"/></text:span><text:span text:style-name="T14">return</text:span><text:span text:style-name="T22"> </text:span><text:span text:style-name="T14">this</text:span><text:span text:style-name="T22">.underlying_route_specification;</text:span></text:p>
      <text:p text:style-name="P23"><text:s text:c="8"/>}</text:p>
      <text:p text:style-name="P23"><text:s text:c="4"/>}</text:p>
      <text:p text:style-name="P2"/>
      <text:p text:style-name="P2">Vemos que por fin hemos completado el codigo del constructor. Pero no cantemos victoria antes de tiempo. Necesitamos lanzar nuestra BDD_Spec para confirmar que el test pasa.</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text:soft-page-break/>» should provide the route specification</text:p>
      <text:p text:style-name="P36"/>
      <text:p text:style-name="P36"/>
      <text:p text:style-name="P36">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6">BDD_Spec: When asked about its origin location<text:span text:style-name="T61">:</text:span></text:p>
      <text:p text:style-name="P2"/>
      <text:p text:style-name="P2">Esta BDD_Spec es mas interesante, ya que vamos a tener dos bloques IT, ademas de otros sustos.</text:p>
      <text:p text:style-name="P2"/>
      <text:p text:style-name="P36">When asked about its origin location</text:p>
      <text:p text:style-name="P36">» It should provide the origin location</text:p>
      <text:p text:style-name="P40">» It should leverage the route specification origin location</text:p>
      <text:p text:style-name="P2"/>
      <text:p text:style-name="P2">En codigo:</text:p>
      <text:p text:style-name="P2"/>
      <text:p text:style-name="P13"><text:span text:style-name="T10">public</text:span><text:span text:style-name="T21"> </text:span><text:span text:style-name="T10">class</text:span><text:span text:style-name="T21"> </text:span><text:span text:style-name="T42">when_asked_about_its_origin_location</text:span><text:span text:style-name="T21"> : </text:span><text:span text:style-name="T42">concern_for_cargo</text:span></text:p>
      <text:p text:style-name="P22">{</text:p>
      <text:p text:style-name="P34"><text:span text:style-name="T21"><text:s text:c="4"/></text:span><text:span text:style-name="T33">It</text:span><text:span text:style-name="T21"> should_provide_the_origin_location = () =&gt; </text:span></text:p>
      <text:p text:style-name="P34"><text:span text:style-name="T21"><text:s text:c="7"/></text:span><text:span text:style-name="T65">result</text:span><text:span text:style-name="T21">.ShouldEqual(</text:span><text:span text:style-name="T65">the_origin_location</text:span><text:span text:style-name="T21">);</text:span></text:p>
      <text:p text:style-name="P22"/>
      <text:p text:style-name="P34"><text:span text:style-name="T21"><text:s text:c="4"/></text:span><text:span text:style-name="T33">It</text:span><text:span text:style-name="T21"> should_leverage_the_route_specification_origin_location = () =&gt; </text:span></text:p>
      <text:p text:style-name="P34"><text:span text:style-name="T21"><text:s text:c="7"/></text:span><text:span text:style-name="T65">route_specification</text:span><text:span text:style-name="T21">.received(x =&gt; x.</text:span><text:span text:style-name="T65">origin</text:span><text:span text:style-name="T21">());</text:span></text:p>
      <text:p text:style-name="P22"><text:s text:c="4"/>}</text:p>
      <text:p text:style-name="P2"/>
      <text:p text:style-name="P2">A por el codigo rojo. Esta vez la reaccion en cadena es un poco mas profunda:</text:p>
      <text:p text:style-name="P2"/>
      <text:p text:style-name="P13"><text:span text:style-name="T10">public</text:span><text:span text:style-name="T21"> </text:span><text:span text:style-name="T10">class</text:span><text:span text:style-name="T21"> </text:span><text:span text:style-name="T42">when_asked_about_its_origin_location</text:span><text:span text:style-name="T21"> : </text:span><text:span text:style-name="T42">concern_for_cargo</text:span></text:p>
      <text:p text:style-name="P22">{</text:p>
      <text:p text:style-name="P34"><text:span text:style-name="T21"><text:s text:c="4"/></text:span><text:span text:style-name="T33">It</text:span><text:span text:style-name="T21"> should_provide_the_origin_location = () =&gt; </text:span></text:p>
      <text:p text:style-name="P34"><text:span text:style-name="T21"><text:s text:c="7"/>result.</text:span><text:span text:style-name="T65">ShouldEqual</text:span><text:span text:style-name="T21">(the_origin_location);</text:span></text:p>
      <text:p text:style-name="P22"/>
      <text:p text:style-name="P34"><text:span text:style-name="T21"><text:s text:c="4"/></text:span><text:span text:style-name="T33">It</text:span><text:span text:style-name="T21"> should_leverage_the_route_specification_origin_location = () =&gt; </text:span></text:p>
      <text:p text:style-name="P22"><text:s text:c="7"/>route_specification.received(x =&gt; x.origin());</text:p>
      <text:p text:style-name="P22"/>
      <text:p text:style-name="P34"><text:span text:style-name="T21"><text:s text:c="4"/></text:span><text:span text:style-name="T10">static</text:span><text:span text:style-name="T21"> </text:span><text:span text:style-name="T65">ILocation</text:span><text:span text:style-name="T21"> the_origin_location;</text:span></text:p>
      <text:p text:style-name="P34"><text:span text:style-name="T21"><text:s text:c="4"/></text:span><text:span text:style-name="T10">static</text:span><text:span text:style-name="T21"> </text:span><text:span text:style-name="T65">ILo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Ademas, para poder solucionar la parte relativa a x.origin(), hemos tenido que hacer:</text:p>
      <text:p text:style-name="P2"/>
      <text:p text:style-name="P13"><text:span text:style-name="T10">public</text:span><text:span text:style-name="T21"> </text:span><text:span text:style-name="T10">interface</text:span><text:span text:style-name="T21"> </text:span><text:span text:style-name="T33">IRouteSpecification</text:span></text:p>
      <text:p text:style-name="P22">{</text:p>
      <text:p text:style-name="P34"><text:span text:style-name="T21"><text:s text:c="4"/></text:span><text:span text:style-name="T65">ILocation</text:span><text:span text:style-name="T21"> origin();</text:span></text:p>
      <text:p text:style-name="P22">}</text:p>
      <text:p text:style-name="P2"/>
      <text:p text:style-name="P2">El codigo grita la necesidad de:</text:p>
      <text:p text:style-name="P2"/>
      <text:p text:style-name="P19"><text:span text:style-name="T12">public</text:span><text:span text:style-name="T24"> </text:span><text:span text:style-name="T12">interface</text:span><text:span text:style-name="T24"> </text:span><text:span text:style-name="T35">ILocation </text:span><text:span text:style-name="T21">{}</text:span></text:p>
      <text:p text:style-name="P2"/>
      <text:p text:style-name="P2">que situamos inmediatamente en su fichero correspondiente y en su namespace adecuado:</text:p>
      <text:p text:style-name="P2"/>
      <text:p text:style-name="P13"><text:span text:style-name="T10">namespace</text:span><text:span text:style-name="T21"> dddsample.domain.model.cargo.aggregate</text:span></text:p>
      <text:p text:style-name="P22">{</text:p>
      <text:p text:style-name="P34"><text:span text:style-name="T21"><text:s text:c="4"/></text:span><text:span text:style-name="T10">public</text:span><text:span text:style-name="T21"> </text:span><text:span text:style-name="T10">interface</text:span><text:span text:style-name="T21"> </text:span><text:span text:style-name="T33">ILocation </text:span><text:span text:style-name="T21">{}</text:span></text:p>
      <text:p text:style-name="P22">}</text:p>
      <text:p text:style-name="P2"><text:soft-page-break/></text:p>
      <text:p text:style-name="P2">Con esto arreglamos todo el codigo rojo.</text:p>
      <text:p text:style-name="P2"/>
      <text:p text:style-name="P2">Continuamos con la causa que va a provocar que todo esto ocurra (bloque BECAUSE), nuestro diseño:</text:p>
      <text:p text:style-name="P2"/>
      <text:p text:style-name="P13"><text:span text:style-name="T10">public</text:span><text:span text:style-name="T21"> </text:span><text:span text:style-name="T10">class</text:span><text:span text:style-name="T21"> </text:span><text:span text:style-name="T42">when_asked_about_its_origin_location</text:span><text:span text:style-name="T21"> : </text:span><text:span text:style-name="T42">concern_for_cargo</text:span></text:p>
      <text:p text:style-name="P22">{</text:p>
      <text:p text:style-name="P34"><text:span text:style-name="T21"><text:s text:c="4"/></text:span><text:span text:style-name="T33">Because</text:span><text:span text:style-name="T21"> of = () =&gt; result = sut.</text:span><text:span text:style-name="T65">origin_location</text:span><text:span text:style-name="T21">();</text:span></text:p>
      <text:p text:style-name="P22"/>
      <text:p text:style-name="P34"><text:span text:style-name="T21"><text:s text:c="4"/></text:span><text:span text:style-name="T33">It</text:span><text:span text:style-name="T21"> should_provide_the_origin_location = () =&gt; </text:span></text:p>
      <text:p text:style-name="P22"><text:s text:c="7"/>result.ShouldEqual(the_origin_location);</text:p>
      <text:p text:style-name="P22"/>
      <text:p text:style-name="P34"><text:span text:style-name="T21"><text:s text:c="4"/></text:span><text:span text:style-name="T33">It</text:span><text:span text:style-name="T21"> should_leverage_the_route_specification_origin_location = () =&gt; </text:span></text:p>
      <text:p text:style-name="P22"><text:s text:c="7"/>route_specification.received(x =&gt; x.origin());</text:p>
      <text:p text:style-name="P22"/>
      <text:p text:style-name="P34"><text:span text:style-name="T21"><text:s text:c="4"/></text:span><text:span text:style-name="T10">static</text:span><text:span text:style-name="T21"> </text:span><text:span text:style-name="T33">ILocation</text:span><text:span text:style-name="T21"> the_origin_location;</text:span></text:p>
      <text:p text:style-name="P34"><text:span text:style-name="T21"><text:s text:c="4"/></text:span><text:span text:style-name="T10">static</text:span><text:span text:style-name="T21"> </text:span><text:span text:style-name="T33">ILo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13"><text:span text:style-name="T10">public</text:span><text:span text:style-name="T21"> </text:span><text:span text:style-name="T10">interface</text:span><text:span text:style-name="T21"> </text:span><text:span text:style-name="T33">ICargo</text:span></text:p>
      <text:p text:style-name="P22">{</text:p>
      <text:p text:style-name="P34"><text:span text:style-name="T21"><text:s text:c="4"/></text:span><text:span text:style-name="T33">ITrackingId</text:span><text:span text:style-name="T21"> tracking_id();</text:span></text:p>
      <text:p text:style-name="P34"><text:span text:style-name="T21"><text:s text:c="4"/></text:span><text:span text:style-name="T33">IRouteSpecification</text:span><text:span text:style-name="T21"> route_specification();</text:span></text:p>
      <text:p text:style-name="P34"><text:span text:style-name="T21"><text:s text:c="4"/></text:span><text:span text:style-name="T33">ILocation</text:span><text:span text:style-name="T21"> origin_location();</text:span></text:p>
      <text:p text:style-name="P22">}</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34"><text:span text:style-name="T21"><text:s text:c="4"/></text:span><text:span text:style-name="T10">readonly</text:span><text:span text:style-name="T21"> </text:span><text:span text:style-name="T33">ITrackingId</text:span><text:span text:style-name="T21"> underlying_tracking_id;</text:span></text:p>
      <text:p text:style-name="P34"><text:span text:style-name="T21"><text:s text:c="4"/></text:span><text:span text:style-name="T10">readonly</text:span><text:span text:style-name="T21"> </text:span><text:span text:style-name="T33">IRouteSpecification</text:span><text:span text:style-name="T21"> underlying_route_specification;</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34"><text:span text:style-name="T21"><text:s text:c="8"/></text:span><text:span text:style-name="T10">this</text:span><text:span text:style-name="T21">.underlying_route_specification = route_specificatio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TrackingId</text:span><text:span text:style-name="T22"> tracking_id()</text:span></text:p>
      <text:p text:style-name="P23"><text:s text:c="4"/>{</text:p>
      <text:p text:style-name="P34"><text:span text:style-name="T22"><text:s text:c="8"/></text:span><text:span text:style-name="T14">return</text:span><text:span text:style-name="T22"> </text:span><text:span text:style-name="T14">this</text:span><text:span text:style-name="T22">.underlying_tracking_id;</text:span></text:p>
      <text:p text:style-name="P23"><text:s text:c="4"/>}</text:p>
      <text:p text:style-name="P23"/>
      <text:p text:style-name="P34"><text:span text:style-name="T22"><text:s text:c="4"/></text:span><text:span text:style-name="T14">public</text:span><text:span text:style-name="T22"> </text:span><text:span text:style-name="T36">IRouteSpecification</text:span><text:span text:style-name="T22"> route_specification()</text:span></text:p>
      <text:p text:style-name="P23"><text:s text:c="4"/>{</text:p>
      <text:p text:style-name="P34"><text:span text:style-name="T22"><text:s text:c="8"/></text:span><text:span text:style-name="T14">return</text:span><text:span text:style-name="T22"> </text:span><text:span text:style-name="T14">this</text:span><text:span text:style-name="T22">.underlying_route_specification;</text:span></text:p>
      <text:p text:style-name="P23"><text:s text:c="4"/>}</text:p>
      <text:p text:style-name="P23"/>
      <text:p text:style-name="P34"><text:span text:style-name="T22"><text:s text:c="4"/></text:span><text:span text:style-name="T14">public</text:span><text:span text:style-name="T22"> </text:span><text:span text:style-name="T36">ILocation</text:span><text:span text:style-name="T22"> origin_location()</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soft-page-break/>}</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13"><text:span text:style-name="T10">public</text:span><text:span text:style-name="T21"> </text:span><text:span text:style-name="T10">class</text:span><text:span text:style-name="T21"> </text:span><text:span text:style-name="T42">when_asked_about_its_origin_location</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
      <text:p text:style-name="P34"><text:span text:style-name="T21"><text:s text:c="8"/>the_origin_location = an&lt;</text:span><text:span text:style-name="T33">ILocation</text:span><text:span text:style-name="T21">&gt;();</text:span></text:p>
      <text:p text:style-name="P22"><text:s text:c="8"/>route_specification</text:p>
      <text:p text:style-name="P22"><text:s text:c="12"/>.Stub(x =&gt; x.origin())</text:p>
      <text:p text:style-name="P22"><text:s text:c="12"/>.Return(the_origin_location);</text:p>
      <text:p text:style-name="P22"><text:s text:c="4"/>};</text:p>
      <text:p text:style-name="P22"/>
      <text:p text:style-name="P34"><text:span text:style-name="T21"><text:s text:c="4"/></text:span><text:span text:style-name="T33">Because</text:span><text:span text:style-name="T21"> of = () =&gt; result = sut.origin_location();</text:span></text:p>
      <text:p text:style-name="P22"/>
      <text:p text:style-name="P34"><text:span text:style-name="T21"><text:s text:c="4"/></text:span><text:span text:style-name="T33">It</text:span><text:span text:style-name="T21"> should_provide_the_origin_location = () =&gt; </text:span></text:p>
      <text:p text:style-name="P22"><text:s text:c="7"/>result.ShouldEqual(the_origin_location);</text:p>
      <text:p text:style-name="P22"/>
      <text:p text:style-name="P34"><text:span text:style-name="T21"><text:s text:c="4"/></text:span><text:span text:style-name="T33">It</text:span><text:span text:style-name="T21"> should_leverage_the_route_specification_origin_location = () =&gt; </text:span></text:p>
      <text:p text:style-name="P22"><text:s text:c="7"/>route_specification.received(x =&gt; x.origin());</text:p>
      <text:p text:style-name="P22"/>
      <text:p text:style-name="P34"><text:span text:style-name="T21"><text:s text:c="4"/></text:span><text:span text:style-name="T10">static</text:span><text:span text:style-name="T21"> </text:span><text:span text:style-name="T33">ILocation</text:span><text:span text:style-name="T21"> the_origin_location;</text:span></text:p>
      <text:p text:style-name="P34"><text:span text:style-name="T21"><text:s text:c="4"/></text:span><text:span text:style-name="T10">static</text:span><text:span text:style-name="T21"> </text:span><text:span text:style-name="T33">ILocation</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34"><text:span text:style-name="T21"><text:s text:c="4"/></text:span><text:span text:style-name="T10">static</text:span><text:span text:style-name="T21"> </text:span><text:span text:style-name="T33">ITrackingId</text:span><text:span text:style-name="T21"> tracking_id;</text:span></text:p>
      <text:p text:style-name="P22">}</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2"/>
      <text:p text:style-name="P22">route_specification</text:p>
      <text:p text:style-name="P22"><text:s text:c="4"/>.Stub(x =&gt; x.origin())</text:p>
      <text:p text:style-name="P27"><text:s text:c="4"/>.Return(the_origin_location);</text:p>
      <text:p text:style-name="P2"/>
      <text:p text:style-name="P2">donde:</text:p>
      <text:p text:style-name="P2"/>
      <text:p text:style-name="P14"><text:span text:style-name="T21">the_origin_location = an&lt;</text:span><text:span text:style-name="T33">ILocation</text:span><text:span text:style-name="T21">&gt;();</text:span></text:p>
      <text:p text:style-name="P2"/>
      <text:p text:style-name="P2">Ahora es el momento de volver a hablar de:</text:p>
      <text:p text:style-name="P2"/>
      <text:p text:style-name="P34"><text:span text:style-name="T33">It</text:span><text:span text:style-name="T21"> should_leverage_the_route_specification_origin_location = () =&gt; </text:span></text:p>
      <text:p text:style-name="P27"><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27">route_specification.received(x =&gt; x.origin());</text:p>
      <text:p text:style-name="P2"/>
      <text:p text:style-name="P2">Corremos los dos tests que fallan porque no estan implementados:</text:p>
      <text:p text:style-name="P2"/>
      <text:p text:style-name="P39">------ Test started: Assembly: dddsample.specs.dll ------</text:p>
      <text:p text:style-name="P36"/>
      <text:p text:style-name="P36">when asked about its tracking identificator</text:p>
      <text:p text:style-name="P36"><text:soft-page-break/>»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 (FAIL)</text:p>
      <text:p text:style-name="P36">» should leverage the route specification<text:span text:style-name="T57"> origin location</text:span> (FAIL)</text:p>
      <text:p text:style-name="P36"/>
      <text:p text:style-name="P36"/>
      <text:p text:style-name="P36">Test 'should provide the origin location' failed:</text:p>
      <text:p text:style-name="P36"><text:tab/>System.Reflection.TargetInvocationException: Exception has been thrown by the target of an invocation. ---&gt; System.NotImplementedException: The method or operation is not implemented.</text:p>
      <text:p text:style-name="P36"><text:tab/>domain\model\cargo.aggregate\Cargo.cs(34,0): at dddsample.domain.model.cargo.aggregate.Cargo.origin_location()</text:p>
      <text:p text:style-name="P36"><text:tab/>domain\model\cargo.aggregate\CargoSpecs.cs(57,0): at dddsample.specs.domain.model.cargo.aggregate.when_asked_about_its_origin_location.&lt;.ctor&gt;b__2()</text:p>
      <text:p text:style-name="P36"><text:tab/> <text:s text:c="2"/>--- End of inner exception stack trace ---</text:p>
      <text:p text:style-name="P36"><text:tab/>at System.RuntimeMethodHandle._InvokeMethodFast(IRuntimeMethodInfo method, Object target, Object[] arguments, SignatureStruct&amp; sig, MethodAttributes methodAttributes, RuntimeType typeOwner)</text:p>
      <text:p text:style-name="P36"><text:tab/>at System.RuntimeMethodHandle.InvokeMethodFast(IRuntimeMethodInfo method, Object target, Object[] arguments, Signature sig, MethodAttributes methodAttributes, RuntimeType typeOwner)</text:p>
      <text:p text:style-name="P36"><text:tab/>at System.Reflection.RuntimeMethodInfo.Invoke(Object obj, BindingFlags invokeAttr, Binder binder, Object[] parameters, CultureInfo culture, Boolean skipVisibilityChecks)</text:p>
      <text:p text:style-name="P36"><text:tab/>at System.Delegate.DynamicInvokeImpl(Object[] args)</text:p>
      <text:p text:style-name="P36"><text:tab/>at System.Delegate.DynamicInvoke(Object[] args)</text:p>
      <text:p text:style-name="P36"><text:tab/>at Machine.Specifications.Utility.RandomExtensionMethods.&lt;InvokeAll&gt;b__1(Delegate item)</text:p>
      <text:p text:style-name="P36"><text:tab/>at Machine.Specifications.Utility.RandomExtensionMethods.Each[T](IEnumerable`1 enumerable, Action`1 action)</text:p>
      <text:p text:style-name="P36"><text:tab/>at Machine.Specifications.Utility.RandomExtensionMethods.InvokeAll(IEnumerable`1 actions)</text:p>
      <text:p text:style-name="P36"><text:tab/>at Machine.Specifications.Utility.RandomExtensionMethods.InvokeAll(IEnumerable`1 becauseActions)</text:p>
      <text:p text:style-name="P36"><text:tab/>at Machine.Specifications.Model.Context.EstablishContext()</text:p>
      <text:p text:style-name="P36"/>
      <text:p text:style-name="P36">Test 'should leverage the route specification<text:span text:style-name="T57"> origin location</text:span>' failed:</text:p>
      <text:p text:style-name="P36"><text:tab/>System.Reflection.TargetInvocationException: Exception has been thrown by the target of an invocation. ---&gt; System.NotImplementedException: The method or operation is not implemented.</text:p>
      <text:p text:style-name="P36"><text:tab/>domain\model\cargo.aggregate\Cargo.cs(34,0): at dddsample.domain.model.cargo.aggregate.Cargo.origin_location()</text:p>
      <text:p text:style-name="P36"><text:tab/>domain\model\cargo.aggregate\CargoSpecs.cs(57,0): at dddsample.specs.domain.model.cargo.aggregate.when_asked_about_its_origin_location.&lt;.ctor&gt;b__2()</text:p>
      <text:p text:style-name="P36"><text:tab/> <text:s text:c="2"/>--- End of inner exception stack trace ---</text:p>
      <text:p text:style-name="P36"><text:tab/>at System.RuntimeMethodHandle._InvokeMethodFast(IRuntimeMethodInfo method, Object target, Object[] arguments, SignatureStruct&amp; sig, MethodAttributes methodAttributes, RuntimeType typeOwner)</text:p>
      <text:p text:style-name="P36"><text:tab/>at System.RuntimeMethodHandle.InvokeMethodFast(IRuntimeMethodInfo method, Object target, Object[] arguments, Signature sig, MethodAttributes methodAttributes, RuntimeType typeOwner)</text:p>
      <text:p text:style-name="P36"><text:tab/>at System.Reflection.RuntimeMethodInfo.Invoke(Object obj, BindingFlags invokeAttr, Binder binder, Object[] parameters, CultureInfo culture, Boolean skipVisibilityChecks)</text:p>
      <text:p text:style-name="P36"><text:tab/>at System.Delegate.DynamicInvokeImpl(Object[] args)</text:p>
      <text:p text:style-name="P36"><text:tab/>at System.Delegate.DynamicInvoke(Object[] args)</text:p>
      <text:p text:style-name="P36"><text:tab/>at Machine.Specifications.Utility.RandomExtensionMethods.&lt;InvokeAll&gt;b__1(Delegate item)</text:p>
      <text:p text:style-name="P36"><text:tab/>at Machine.Specifications.Utility.RandomExtensionMethods.Each[T](IEnumerable`1 enumerable, Action`1 action)</text:p>
      <text:p text:style-name="P36"><text:tab/>at Machine.Specifications.Utility.RandomExtensionMethods.InvokeAll(IEnumerable`1 <text:soft-page-break/>actions)</text:p>
      <text:p text:style-name="P36"><text:tab/>at Machine.Specifications.Utility.RandomExtensionMethods.InvokeAll(IEnumerable`1 becauseActions)</text:p>
      <text:p text:style-name="P36"><text:tab/>at Machine.Specifications.Model.Context.EstablishContext()</text:p>
      <text:p text:style-name="P36"/>
      <text:p text:style-name="P36">2 passed, 2 failed, 0 skipped, took 2,22 seconds (Machine.Specifications 0.3.0).</text:p>
      <text:p text:style-name="P2"/>
      <text:p text:style-name="P2"/>
      <text:p text:style-name="P2">Vamos primero con el segundo bloque IT:</text:p>
      <text:p text:style-name="P2"/>
      <text:p text:style-name="P34"><text:span text:style-name="T33">It</text:span><text:span text:style-name="T21"> should_leverage_the_route_specification_origin_location = () =&gt; </text:span></text:p>
      <text:p text:style-name="P27"><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34"><text:span text:style-name="T21"><text:s text:c="4"/></text:span><text:span text:style-name="T10">readonly</text:span><text:span text:style-name="T21"> </text:span><text:span text:style-name="T33">ITrackingId</text:span><text:span text:style-name="T21"> underlying_tracking_id;</text:span></text:p>
      <text:p text:style-name="P34"><text:span text:style-name="T21"><text:s text:c="4"/></text:span><text:span text:style-name="T10">readonly</text:span><text:span text:style-name="T21"> </text:span><text:span text:style-name="T33">IRouteSpecification</text:span><text:span text:style-name="T21"> underlying_route_specification;</text:span></text:p>
      <text:p text:style-name="P22"><text:s text:c="4"/></text:p>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34"><text:span text:style-name="T21"><text:s text:c="8"/></text:span><text:span text:style-name="T10">this</text:span><text:span text:style-name="T21">.underlying_route_specification = route_specification;</text:span></text:p>
      <text:p text:style-name="P22"><text:s text:c="8"/>route_specification.origin();</text:p>
      <text:p text:style-name="P22"><text:s text:c="4"/>}</text:p>
      <text:p text:style-name="P22"/>
      <text:p text:style-name="P22"><text:s text:c="4"/>(....)</text:p>
      <text:p text:style-name="P22"/>
      <text:p text:style-name="P34"><text:span text:style-name="T21"><text:s text:c="4"/></text:span><text:span text:style-name="T14">public</text:span><text:span text:style-name="T22"> </text:span><text:span text:style-name="T36">ILocation</text:span><text:span text:style-name="T22"> origin_location()</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p>
      <text:p text:style-name="P2"/>
      <text:p text:style-name="P2">la parte que hace que el test pase es la del constructor:</text:p>
      <text:p text:style-name="P2"/>
      <text:p text:style-name="P27">route_specification.origin();</text:p>
      <text:p text:style-name="P2"><text:s/></text:p>
      <text:p text:style-name="P2">Con eso solo, deberia pasar, pero no lo hace, ya que, inteligentemente, nos sigue dando el mismo error:</text:p>
      <text:p text:style-name="P2"/>
      <text:p text:style-name="P39">Test 'should leverage the route specification origin location' failed:</text:p>
      <text:p text:style-name="P36"><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14"><text:span text:style-name="T33">Because</text:span><text:span text:style-name="T21"> of = () =&gt; result = sut.origin_location();</text:span></text:p>
      <text:p text:style-name="P2"/>
      <text:p text:style-name="P2">sigue lanzando una excepcion:</text:p>
      <text:p text:style-name="P2"/>
      <text:p text:style-name="P34"><text:span text:style-name="T14">public</text:span><text:span text:style-name="T22"> </text:span><text:span text:style-name="T36">ILocation</text:span><text:span text:style-name="T22"> origin_location()</text:span></text:p>
      <text:p text:style-name="P23">{</text:p>
      <text:p text:style-name="P34"><text:span text:style-name="T22"><text:s text:c="4"/></text:span><text:span text:style-name="T14">throw</text:span><text:span text:style-name="T22"> </text:span><text:span text:style-name="T14">new</text:span><text:span text:style-name="T22"> </text:span><text:span text:style-name="T50">NotImplementedException</text:span><text:span text:style-name="T22">();</text:span></text:p>
      <text:p text:style-name="P28">}</text:p>
      <text:p text:style-name="P2"/>
      <text:p text:style-name="P2">¿Y como podemos comprobar que esto que digo es verdad?</text:p>
      <text:p text:style-name="P2"/>
      <text:p text:style-name="P2"><text:soft-page-break/>Muy facil, necesitamos que origin_location() devuelva un valor valido y no una excepcion, pero no tiene porque ser EL valor que buscamos. Es decir:</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22"><text:s text:c="4"/>(....)</text:p>
      <text:p text:style-name="P22"/>
      <text:p text:style-name="P34"><text:span text:style-name="T21"><text:s text:c="4"/></text:span><text:span text:style-name="T10">readonly</text:span><text:span text:style-name="T21"> </text:span><text:span text:style-name="T33">ILocation</text:span><text:span text:style-name="T21"> any_origin_location;</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34"><text:span text:style-name="T21"><text:s text:c="8"/></text:span><text:span text:style-name="T10">this</text:span><text:span text:style-name="T21">.underlying_route_specification = route_specification;</text:span></text:p>
      <text:p text:style-name="P22"><text:s text:c="8"/>route_specification.origin();</text:p>
      <text:p text:style-name="P22"><text:s text:c="4"/>}</text:p>
      <text:p text:style-name="P22"/>
      <text:p text:style-name="P22"><text:s text:c="4"/>(....)</text:p>
      <text:p text:style-name="P23"/>
      <text:p text:style-name="P34"><text:span text:style-name="T22"><text:s text:c="4"/></text:span><text:span text:style-name="T14">public</text:span><text:span text:style-name="T22"> </text:span><text:span text:style-name="T36">ILocation</text:span><text:span text:style-name="T22"> origin_location()</text:span></text:p>
      <text:p text:style-name="P23"><text:s text:c="4"/>{</text:p>
      <text:p text:style-name="P34"><text:span text:style-name="T22"><text:s text:c="8"/></text:span><text:span text:style-name="T14">return</text:span><text:span text:style-name="T22"> </text:span><text:span text:style-name="T14">this</text:span><text:span text:style-name="T22">.any_origin_location;</text:span></text:p>
      <text:p text:style-name="P23"><text:s text:c="4"/>}</text:p>
      <text:p text:style-name="P23">}</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34"><text:span text:style-name="T14">public</text:span><text:span text:style-name="T22"> </text:span><text:span text:style-name="T36">ILocation</text:span><text:span text:style-name="T22"> origin_location()</text:span></text:p>
      <text:p text:style-name="P23">{</text:p>
      <text:p text:style-name="P34"><text:span text:style-name="T22"><text:s text:c="4"/></text:span><text:span text:style-name="T14">return</text:span><text:span text:style-name="T22"> </text:span><text:span text:style-name="T14">this</text:span><text:span text:style-name="T22">.any_origin_location;</text:span></text:p>
      <text:p text:style-name="P28">}</text:p>
      <text:p text:style-name="P2"/>
      <text:p text:style-name="P2">Es importante fijarse que en el constructor NO ASIGNAMOS el valor devuelto po route_specification.origin():</text:p>
      <text:p text:style-name="P2"/>
      <text:p text:style-name="P34"><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p>
      <text:p text:style-name="P34"><text:span text:style-name="T21"><text:s text:c="4"/></text:span><text:span text:style-name="T24">(....)</text:span></text:p>
      <text:p text:style-name="P22"><text:s text:c="4"/>route_specification.origin();</text:p>
      <text:p text:style-name="P22">}<text:span text:style-name="T57"> <text:s text:c="3"/></text:span></text:p>
      <text:p text:style-name="P2"/>
      <text:p text:style-name="P2">Corremos el test ahora y obtenemos:</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 (FAIL)</text:p>
      <text:p text:style-name="P36">» should leverage the route specification<text:span text:style-name="T57"> origin location</text:span></text:p>
      <text:p text:style-name="P36"/>
      <text:p text:style-name="P36"/>
      <text:p text:style-name="P36">Test 'should provide the origin location' failed:</text:p>
      <text:p text:style-name="P36"><text:tab/>Machine.Specifications.SpecificationException: Should equal ILocationProxy81c2704787ff43dc8a8ab67018e80010 but is [null]</text:p>
      <text:p text:style-name="P36"><text:tab/>at Machine.Specifications.ShouldExtensionMethods.ShouldEqual[T](T actual, T expected)</text:p>
      <text:p text:style-name="P36"><text:tab/>domain\model\cargo.aggregate\CargoSpecs.cs(60,0): at <text:soft-page-break/>dddsample.specs.domain.model.cargo.aggregate.when_asked_about_its_origin_location.&lt;.ctor&gt;b__3()</text:p>
      <text:p text:style-name="P36"><text:tab/>at Machine.Specifications.Model.Specification.InvokeSpecificationField()</text:p>
      <text:p text:style-name="P36"><text:tab/>at Machine.Specifications.Model.Specification.Verify()</text:p>
      <text:p text:style-name="P36"/>
      <text:p text:style-name="P36">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34"><text:span text:style-name="T33">It</text:span><text:span text:style-name="T21"> should_provide_the_origin_location = () =&gt; </text:span></text:p>
      <text:p text:style-name="P27"><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36">Test 'should provide the origin location' failed:</text:p>
      <text:p text:style-name="P36"><text:tab/>Machine.Specifications.SpecificationException: Should equal ILocationProxy81c2704787ff43dc8a8ab67018e80010 but is [null]</text:p>
      <text:p text:style-name="P2"/>
      <text:p text:style-name="P2">Ya no es la consabida</text:p>
      <text:p text:style-name="P2"/>
      <text:p text:style-name="P40">The method or operation is not implemented.</text:p>
      <text:p text:style-name="P2"/>
      <text:p text:style-name="P2">Ahora nos dice que esperaba un valor concreto:</text:p>
      <text:p text:style-name="P2"/>
      <text:p text:style-name="P40">ILocationProxy81c2704787ff43dc8a8ab67018e80010</text:p>
      <text:p text:style-name="P2"/>
      <text:p text:style-name="P2">(no hay que asustarse por ese valor, ya que, es el resultado de como funciona internamente Rhino.Mocks) pero recibe otro distinto:</text:p>
      <text:p text:style-name="P2"/>
      <text:p text:style-name="P40">[null]</text:p>
      <text:p text:style-name="P2"/>
      <text:p text:style-name="P2">Y eso es justo lo que cabria esperar, ya que recordemos que estamos "engañando" al metodo origin_location(), enviandole el tipo correcto pero en realidad le estamos asignando "null" y eso precisamente es lo que nos esta diciendo el error del test:</text:p>
      <text:p text:style-name="P2"/>
      <text:p text:style-name="P2">"<text:span text:style-name="T52">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34"><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p>
      <text:p text:style-name="P34"><text:span text:style-name="T21"><text:s text:c="4"/></text:span><text:span text:style-name="T24">(....)</text:span></text:p>
      <text:p text:style-name="P22"><text:s text:c="4"/>any_origin_location = route_specification.origin();</text:p>
      <text:p text:style-name="P27">}</text:p>
      <text:p text:style-name="P2"/>
      <text:p text:style-name="P2">Ya lo hemos hecho en las BDD_Specs anteriores.</text:p>
      <text:p text:style-name="P2"/>
      <text:p text:style-name="P2">Lo importante aqui es suponer los siguiente. Imaginemos que hemos escrito este codigo:</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22"><text:s text:c="4"/>(....)</text:p>
      <text:p text:style-name="P34"><text:span text:style-name="T21"><text:s text:c="4"/></text:span><text:span text:style-name="T10">readonly</text:span><text:span text:style-name="T21"> </text:span><text:span text:style-name="T33">ILocation</text:span><text:span text:style-name="T21"> underlying_origin_location;</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22"><text:s text:c="8"/>(....)</text:p>
      <text:p text:style-name="P22"><text:s text:c="8"/>route_specification.origin();</text:p>
      <text:p text:style-name="P22"><text:soft-page-break/><text:s text:c="4"/>}</text:p>
      <text:p text:style-name="P22"/>
      <text:p text:style-name="P22"><text:s text:c="4"/>(....)</text:p>
      <text:p text:style-name="P23"/>
      <text:p text:style-name="P34"><text:span text:style-name="T22"><text:s text:c="4"/></text:span><text:span text:style-name="T14">public</text:span><text:span text:style-name="T22"> </text:span><text:span text:style-name="T36">ILocation</text:span><text:span text:style-name="T22"> origin_location()</text:span></text:p>
      <text:p text:style-name="P22"><text:s text:c="4"/>{</text:p>
      <text:p text:style-name="P34"><text:span text:style-name="T21"><text:s text:c="8"/></text:span><text:span text:style-name="T10">return</text:span><text:span text:style-name="T21"> </text:span><text:span text:style-name="T10">this</text:span><text:span text:style-name="T21">.underlying_origin_location;</text:span></text:p>
      <text:p text:style-name="P22"><text:s text:c="4"/>}</text:p>
      <text:p text:style-name="P23">}</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22"><text:s text:c="4"/>(....)</text:p>
      <text:p text:style-name="P34"><text:span text:style-name="T21"><text:s text:c="4"/></text:span><text:span text:style-name="T10">readonly</text:span><text:span text:style-name="T21"> </text:span><text:span text:style-name="T33">ILocation</text:span><text:span text:style-name="T21"> underlying_origin_location;</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22"><text:s text:c="8"/>(....)</text:p>
      <text:p text:style-name="P41"><text:span text:style-name="T25"><text:s text:c="8"/></text:span><text:span text:style-name="T15">this</text:span><text:span text:style-name="T25">.underlying_origin_location = route_specification.origin();</text:span></text:p>
      <text:p text:style-name="P22"><text:s text:c="4"/>}</text:p>
      <text:p text:style-name="P22"/>
      <text:p text:style-name="P22"><text:s text:c="4"/>(....)</text:p>
      <text:p text:style-name="P23"/>
      <text:p text:style-name="P34"><text:span text:style-name="T22"><text:s text:c="4"/></text:span><text:span text:style-name="T14">public</text:span><text:span text:style-name="T22"> </text:span><text:span text:style-name="T36">ILocation</text:span><text:span text:style-name="T22"> origin_location()</text:span></text:p>
      <text:p text:style-name="P22"><text:s text:c="4"/>{</text:p>
      <text:p text:style-name="P34"><text:span text:style-name="T21"><text:s text:c="8"/></text:span><text:span text:style-name="T10">return</text:span><text:span text:style-name="T21"> </text:span><text:span text:style-name="T10">this</text:span><text:span text:style-name="T21">.underlying_origin_location;</text:span></text:p>
      <text:p text:style-name="P22"><text:s text:c="4"/>}</text:p>
      <text:p text:style-name="P28">}</text:p>
      <text:p text:style-name="P2"/>
      <text:p text:style-name="P2">que si pasa el test:</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text:span text:style-name="T57"> origin location</text:span></text:p>
      <text:p text:style-name="P36"/>
      <text:p text:style-name="P36"/>
      <text:p text:style-name="P36">4 passed, 0 failed, 0 skipped, took 0,92 seconds (Machine.Specifications 0.3.0).</text:p>
      <text:p text:style-name="P2"/>
      <text:p text:style-name="P2">Nuestra clase Cargo (nuestro DDD_Aggregate_Root Cargo) quedaria asi, por lo tanto:</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span text:style-name="T21">, </text:span><text:span text:style-name="T33">IEntity</text:span><text:span text:style-name="T21">&lt;</text:span><text:span text:style-name="T42">Cargo</text:span><text:span text:style-name="T21">&gt;</text:span></text:p>
      <text:p text:style-name="P22">{</text:p>
      <text:p text:style-name="P34"><text:soft-page-break/><text:span text:style-name="T21"><text:s text:c="4"/></text:span><text:span text:style-name="T10">readonly</text:span><text:span text:style-name="T21"> </text:span><text:span text:style-name="T33">ITrackingId</text:span><text:span text:style-name="T21"> underlying_tracking_id;</text:span></text:p>
      <text:p text:style-name="P34"><text:span text:style-name="T21"><text:s text:c="4"/></text:span><text:span text:style-name="T10">readonly</text:span><text:span text:style-name="T21"> </text:span><text:span text:style-name="T33">IRouteSpecification</text:span><text:span text:style-name="T21"> underlying_route_specification;</text:span></text:p>
      <text:p text:style-name="P34"><text:span text:style-name="T21"><text:s text:c="4"/></text:span><text:span text:style-name="T10">readonly</text:span><text:span text:style-name="T21"> </text:span><text:span text:style-name="T33">ILocation</text:span><text:span text:style-name="T21"> underlying_origin_location;</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34"><text:span text:style-name="T21"><text:s text:c="8"/></text:span><text:span text:style-name="T10">this</text:span><text:span text:style-name="T21">.underlying_route_specification = route_specification;</text:span></text:p>
      <text:p text:style-name="P34"><text:span text:style-name="T21"><text:s text:c="8"/></text:span><text:span text:style-name="T10">this</text:span><text:span text:style-name="T21">.underlying_origin_location = route_specification.origi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TrackingId</text:span><text:span text:style-name="T22"> tracking_id()</text:span></text:p>
      <text:p text:style-name="P23"><text:s text:c="4"/>{</text:p>
      <text:p text:style-name="P34"><text:span text:style-name="T22"><text:s text:c="8"/></text:span><text:span text:style-name="T14">return</text:span><text:span text:style-name="T22"> </text:span><text:span text:style-name="T14">this</text:span><text:span text:style-name="T22">.underlying_tracking_id;</text:span></text:p>
      <text:p text:style-name="P23"><text:s text:c="4"/>}</text:p>
      <text:p text:style-name="P23"/>
      <text:p text:style-name="P34"><text:span text:style-name="T22"><text:s text:c="4"/></text:span><text:span text:style-name="T14">public</text:span><text:span text:style-name="T22"> </text:span><text:span text:style-name="T36">IRouteSpecification</text:span><text:span text:style-name="T22"> route_specification()</text:span></text:p>
      <text:p text:style-name="P23"><text:s text:c="4"/>{</text:p>
      <text:p text:style-name="P34"><text:span text:style-name="T22"><text:s text:c="8"/></text:span><text:span text:style-name="T14">return</text:span><text:span text:style-name="T22"> </text:span><text:span text:style-name="T14">this</text:span><text:span text:style-name="T22">.underlying_route_specification;</text:span></text:p>
      <text:p text:style-name="P23"><text:s text:c="4"/>}</text:p>
      <text:p text:style-name="P23"/>
      <text:p text:style-name="P34"><text:span text:style-name="T22"><text:s text:c="4"/></text:span><text:span text:style-name="T14">public</text:span><text:span text:style-name="T22"> </text:span><text:span text:style-name="T36">ILocation</text:span><text:span text:style-name="T22"> origin_location()</text:span></text:p>
      <text:p text:style-name="P23"><text:s text:c="4"/>{</text:p>
      <text:p text:style-name="P34"><text:span text:style-name="T22"><text:s text:c="8"/></text:span><text:span text:style-name="T14">return</text:span><text:span text:style-name="T22"> </text:span><text:span text:style-name="T14">this</text:span><text:span text:style-name="T22">.underlying_origin_location;</text:span></text:p>
      <text:p text:style-name="P23"><text:s text:c="4"/>}</text:p>
      <text:p text:style-name="P23">}</text:p>
      <text:p text:style-name="P2"/>
      <text:p text:style-name="P2">Estamos listos para empaquetarlo todo y mandarlo a github.</text:p>
      <text:p text:style-name="P2"/>
      <text:p text:style-name="P2"><text:span text:style-name="T6">BDD_Spec: When comparing the cargo identity</text:span>: </text:p>
      <text:p text:style-name="P2"/>
      <text:p text:style-name="P2">Parece un buen momento para eliminar ese:</text:p>
      <text:p text:style-name="P2"/>
      <text:p text:style-name="P14"><text:span text:style-name="T10">throw</text:span><text:span text:style-name="T21"> </text:span><text:span text:style-name="T10">new</text:span><text:span text:style-name="T21"> </text:span><text:span text:style-name="T50">NotImplementedException</text:span><text:span text:style-name="T22">();</text:span></text:p>
      <text:p text:style-name="P2"/>
      <text:p text:style-name="P2">del metodo:</text:p>
      <text:p text:style-name="P2"/>
      <text:p text:style-name="P14"><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
      <text:p text:style-name="P2">Asi que vamos con esa BDD_Spec:</text:p>
      <text:p text:style-name="P2"/>
      <text:p text:style-name="P36">When comparing the cargo identity</text:p>
      <text:p text:style-name="P40">» It should leverage the tracking identity collaborator</text:p>
      <text:p text:style-name="P2"/>
      <text:p text:style-name="P2">que en codigo seria:</text:p>
      <text:p text:style-name="P2"/>
      <text:p text:style-name="P13"><text:span text:style-name="T10">public</text:span><text:span text:style-name="T21"> </text:span><text:span text:style-name="T10">class</text:span><text:span text:style-name="T21"> </text:span><text:span text:style-name="T42">when_comparing_the_cargo_identity</text:span><text:span text:style-name="T21"> : </text:span><text:span text:style-name="T42">concern_for_cargo</text:span></text:p>
      <text:p text:style-name="P22">{</text:p>
      <text:p text:style-name="P34"><text:span text:style-name="T21"><text:s text:c="4"/></text:span><text:span text:style-name="T33">It</text:span><text:span text:style-name="T21"> should_leverage_the_tracking_identity_collaborator = () =&gt; </text:span></text:p>
      <text:p text:style-name="P34"><text:span text:style-name="T21"><text:s text:c="7"/></text:span><text:span text:style-name="T65">tracking_id</text:span><text:span text:style-name="T21">.received(</text:span></text:p>
      <text:p text:style-name="P34"><text:span text:style-name="T21"><text:s text:c="10"/>x =&gt; x.</text:span><text:span text:style-name="T65">has_the_same_value_as</text:span><text:span text:style-name="T21">(</text:span><text:span text:style-name="T65">the_to_compare_cargo</text:span><text:span text:style-name="T21">.tracking_id()));</text:span></text:p>
      <text:p text:style-name="P22">}</text:p>
      <text:p text:style-name="P2"/>
      <text:p text:style-name="P2">Procedamos a arreglar el codigo de color rojo. El caso de tracking_id y the_to_compare_cargo es trivial, ya lo hemos visto varias veces:</text:p>
      <text:p text:style-name="P2"/>
      <text:p text:style-name="P13"><text:span text:style-name="T10">public</text:span><text:span text:style-name="T21"> </text:span><text:span text:style-name="T10">class</text:span><text:span text:style-name="T21"> </text:span><text:span text:style-name="T42">when_comparing_the_cargo_identity</text:span><text:span text:style-name="T21"> : </text:span><text:span text:style-name="T42">concern_for_cargo</text:span></text:p>
      <text:p text:style-name="P22"><text:soft-page-break/>{</text:p>
      <text:p text:style-name="P34"><text:span text:style-name="T21"><text:s text:c="4"/></text:span><text:span text:style-name="T33">It</text:span><text:span text:style-name="T21"> should_leverage_the_tracking_identity_collaborator = () =&gt; </text:span></text:p>
      <text:p text:style-name="P22"><text:s text:c="7"/>tracking_id.received(</text:p>
      <text:p text:style-name="P34"><text:span text:style-name="T21"><text:s text:c="10"/>x =&gt; x.</text:span><text:span text:style-name="T65">has_the_same_value_as</text:span><text:span text:style-name="T21">(the_to_compare_cargo.tracking_id()));</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Cargo</text:span><text:span text:style-name="T21"> the_to_compare_cargo; <text:s text:c="3"/></text:span></text:p>
      <text:p text:style-name="P22">}</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19"><text:span text:style-name="T12">public</text:span><text:span text:style-name="T24"> </text:span><text:span text:style-name="T12">interface</text:span><text:span text:style-name="T24"> </text:span><text:span text:style-name="T35">ITrackingId</text:span><text:span text:style-name="T24"> : </text:span><text:span text:style-name="T35">IValueObject</text:span><text:span text:style-name="T24">&lt;</text:span><text:span text:style-name="T35">ITrackingId</text:span><text:span text:style-name="T24">&gt;</text:span><text:span text:style-name="T21">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21"><text:span text:style-name="T8">public</text:span> <text:span text:style-name="T8">class</text:span> <text:span text:style-name="T40">when_comparing_the_cargo_identity</text:span> : <text:span text:style-name="T40">concern_for_cargo</text:span></text:p>
      <text:p text:style-name="P22">{</text:p>
      <text:p text:style-name="P34"><text:span text:style-name="T21"><text:s text:c="4"/></text:span><text:span text:style-name="T33">Because</text:span><text:span text:style-name="T21"> of = () =&gt; result = sut.</text:span><text:span text:style-name="T65">has_the_same_identity_as</text:span><text:span text:style-name="T21">(the_to_compare_cargo);</text:span></text:p>
      <text:p text:style-name="P22"><text:s text:c="8"/></text:p>
      <text:p text:style-name="P34"><text:span text:style-name="T21"><text:s text:c="4"/></text:span><text:span text:style-name="T33">It</text:span><text:span text:style-name="T21"> should_leverage_the_tracking_identity_collaborator = () =&gt; </text:span></text:p>
      <text:p text:style-name="P22"><text:s text:c="7"/>tracking_id.received(</text:p>
      <text:p text:style-name="P22"><text:s text:c="10"/>x =&gt; x.has_the_same_value_as(the_to_compare_cargo.tracking_id()));</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Cargo</text:span><text:span text:style-name="T21"> the_to_compare_cargo;</text:span></text:p>
      <text:p text:style-name="P34"><text:soft-page-break/><text:span text:style-name="T21"><text:s text:c="4"/></text:span><text:span text:style-name="T10">static bool</text:span><text:span text:style-name="T21"> result;</text:span></text:p>
      <text:p text:style-name="P22">}</text:p>
      <text:p text:style-name="P2"/>
      <text:p text:style-name="P2">Y cual es nuestra sorpresa:</text:p>
      <text:p text:style-name="P2"/>
      <text:p text:style-name="P14"><text:span text:style-name="T21">sut.</text:span><text:span text:style-name="T65">has_the_same_identity_as</text:span><text:span text:style-name="T21">(the_to_compare_cargo);</text:span></text:p>
      <text:p text:style-name="P2"/>
      <text:p text:style-name="P2">No puede ser, nuestro SUT (es decir Cargo), implementa IEntity&lt;T&gt;:</text:p>
      <text:p text:style-name="P2"/>
      <text:p text:style-name="P13"><text:span text:style-name="T10">public</text:span><text:span text:style-name="T21"> </text:span><text:span text:style-name="T10">interface</text:span><text:span text:style-name="T21"> </text:span><text:span text:style-name="T33">IEntity</text:span><text:span text:style-name="T21">&lt;T&gt;</text:span></text:p>
      <text:p text:style-name="P22">{</text:p>
      <text:p text:style-name="P34"><text:span text:style-name="T21"><text:s text:c="4"/></text:span><text:span text:style-name="T10">bool</text:span><text:span text:style-name="T21"> has_the_same_identity_as(T the_other_entity);</text:span></text:p>
      <text:p text:style-name="P22">}</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19"><text:span text:style-name="T12">public</text:span><text:span text:style-name="T24"> </text:span><text:span text:style-name="T12">class</text:span><text:span text:style-name="T24"> </text:span><text:span text:style-name="T44">Cargo</text:span><text:span text:style-name="T24"> : </text:span><text:span text:style-name="T35">ICargo</text:span><text:span text:style-name="T24">, </text:span><text:span text:style-name="T35">IEntity</text:span><text:span text:style-name="T24">&lt;</text:span><text:span text:style-name="T44">Cargo</text:span><text:span text:style-name="T24">&gt;</text:span><text:span text:style-name="T21"> {(....)}</text:span></text:p>
      <text:p text:style-name="P2"/>
      <text:p text:style-name="P2">sino de tipo ICargo:</text:p>
      <text:p text:style-name="P2"/>
      <text:p text:style-name="P19"><text:span text:style-name="T12">public</text:span><text:span text:style-name="T24"> </text:span><text:span text:style-name="T12">interface</text:span><text:span text:style-name="T24"> </text:span><text:span text:style-name="T35">ICargo</text:span><text:span text:style-name="T21">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13"><text:span text:style-name="T10">public</text:span><text:span text:style-name="T21"> </text:span><text:span text:style-name="T10">interface</text:span><text:span text:style-name="T21"> </text:span><text:span text:style-name="T33">ITrackingId</text:span><text:span text:style-name="T21"> : </text:span><text:span text:style-name="T33">IValueObject</text:span><text:span text:style-name="T21">&lt;</text:span><text:span text:style-name="T33">ITrackingId</text:span><text:span text:style-name="T21">&gt; {}</text:span></text:p>
      <text:p text:style-name="P2"/>
      <text:p text:style-name="P2">Efectivamente, vamos a hacer que ICargo implemente IEntity&lt;T&gt; (antes lo implementaba Cargo), donde T ahora va a ser ICargo. Es decir:</text:p>
      <text:p text:style-name="P2"/>
      <text:p text:style-name="P19"><text:span text:style-name="T12">public</text:span><text:span text:style-name="T24"> </text:span><text:span text:style-name="T12">interface</text:span><text:span text:style-name="T24"> </text:span><text:span text:style-name="T35">ICargo</text:span><text:span text:style-name="T24"> : </text:span><text:span text:style-name="T35">IEntity</text:span><text:span text:style-name="T24">&lt;</text:span><text:span text:style-name="T35">ICargo</text:span><text:span text:style-name="T24">&gt;</text:span><text:span text:style-name="T21"> {(....)}</text:span></text:p>
      <text:p text:style-name="P2"/>
      <text:p text:style-name="P2">por lo que Cargo se convierte en:</text:p>
      <text:p text:style-name="P2"/>
      <text:p text:style-name="P19"><text:span text:style-name="T12">public</text:span><text:span text:style-name="T24"> </text:span><text:span text:style-name="T12">class</text:span><text:span text:style-name="T24"> </text:span><text:span text:style-name="T44">Cargo</text:span><text:span text:style-name="T24"> : </text:span><text:span text:style-name="T35">ICargo</text:span><text:span text:style-name="T21"> {(....)}</text:span></text:p>
      <text:p text:style-name="P2"/>
      <text:p text:style-name="P2">Y la reaccion en cadena no acaba ahi, ya que nuestro:</text:p>
      <text:p text:style-name="P2"/>
      <text:p text:style-name="P14"><text:span text:style-name="T10">public</text:span><text:span text:style-name="T21"> </text:span><text:span text:style-name="T10">bool</text:span><text:span text:style-name="T21"> has_the_same_identity_as(</text:span><text:span text:style-name="T42">Cargo</text:span><text:span text:style-name="T21"> the_other_entity)</text:span></text:p>
      <text:p text:style-name="P2"/>
      <text:p text:style-name="P2">ya no cumple con la signatura de IEntity&lt;ICargo&gt;. Deberia recibir un ICargo como argumento en vez de un Cargo. Por lo tanto:</text:p>
      <text:p text:style-name="P2"/>
      <text:p text:style-name="P13"><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p>
      <text:p text:style-name="P34"><text:span text:style-name="T21"><text:s text:c="4"/></text:span><text:span text:style-name="T10">throw</text:span><text:span text:style-name="T21"> </text:span><text:span text:style-name="T10">new</text:span><text:span text:style-name="T21"> </text:span><text:span text:style-name="T50">NotImplementedException</text:span><text:span text:style-name="T22">();</text:span></text:p>
      <text:p text:style-name="P23">}</text:p>
      <text:p text:style-name="P2"/>
      <text:p text:style-name="P2">Y ahora viene la magia de las interfaces y del BDD al unisono.</text:p>
      <text:p text:style-name="P2"/>
      <text:p text:style-name="P2">"Estos cambios han debido "corromper" alguna de las funcionalidades ya programdas", podriamos pensar. Bueno, esa es una de las razones por las que estamos tomandonos la <text:soft-page-break/>molestia de tener nuestra suite de BDD_Specs. Vamos a correr los tests y corregiremos lo que este roto. Pero:</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text:span text:style-name="T57"> origin location</text:span></text:p>
      <text:p text:style-name="P36"/>
      <text:p text:style-name="P36">when comparing the cargo identity</text:p>
      <text:p text:style-name="P36">» should leverage the tracking identity<text:span text:style-name="T57"> collaborator</text:span> (FAIL)</text:p>
      <text:p text:style-name="P36"/>
      <text:p text:style-name="P36"/>
      <text:p text:style-name="P36">Test 'should leverage the tracking identity collaborator' failed:</text:p>
      <text:p text:style-name="P36"><text:tab/>System.Reflection.TargetInvocationException: Exception has been thrown by the target of an invocation. ---&gt; System.NotImplementedException: The method or operation is not implemented.</text:p>
      <text:p text:style-name="P36"/>
      <text:p text:style-name="P36">(....)</text:p>
      <text:p text:style-name="P36"/>
      <text:p text:style-name="P36">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13"><text:span text:style-name="T10">public</text:span><text:span text:style-name="T21"> </text:span><text:span text:style-name="T10">class</text:span><text:span text:style-name="T21"> </text:span><text:span text:style-name="T42">when_comparing_the_cargo_identity</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
      <text:p text:style-name="P34"><text:span text:style-name="T21"><text:s text:c="8"/>the_to_compare_cargo = an&lt;</text:span><text:span text:style-name="T33">ICargo</text:span><text:span text:style-name="T21">&gt;();</text:span></text:p>
      <text:p text:style-name="P22"><text:s text:c="8"/>tracking_id</text:p>
      <text:p text:style-name="P22"><text:s text:c="11"/>.Stub(x =&gt; x.has_the_same_value_as(the_to_compare_cargo.tracking_id()))</text:p>
      <text:p text:style-name="P34"><text:span text:style-name="T21"><text:s text:c="11"/>.Return(</text:span><text:span text:style-name="T10">true</text:span><text:span text:style-name="T21">);</text:span></text:p>
      <text:p text:style-name="P22"><text:s text:c="4"/>};</text:p>
      <text:p text:style-name="P22"/>
      <text:p text:style-name="P34"><text:span text:style-name="T21"><text:s text:c="4"/></text:span><text:span text:style-name="T33">Because</text:span><text:span text:style-name="T21"> of = () =&gt; result = sut.has_the_same_identity_as(the_to_compare_cargo);</text:span></text:p>
      <text:p text:style-name="P22"><text:s text:c="8"/></text:p>
      <text:p text:style-name="P34"><text:span text:style-name="T21"><text:s text:c="4"/></text:span><text:span text:style-name="T33">It</text:span><text:span text:style-name="T21"> should_leverage_the_tracking_identity_collaborator = () =&gt; </text:span></text:p>
      <text:p text:style-name="P22"><text:s text:c="7"/>tracking_id.received(</text:p>
      <text:p text:style-name="P22"><text:s text:c="10"/>x =&gt; x.has_the_same_value_as(the_to_compare_cargo.tracking_id()));</text:p>
      <text:p text:style-name="P22"><text:soft-page-break/></text:p>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Cargo</text:span><text:span text:style-name="T21"> the_to_compare_cargo;</text:span></text:p>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Lo unico reseñable seria:</text:p>
      <text:p text:style-name="P2"/>
      <text:p text:style-name="P22">tracking_id</text:p>
      <text:p text:style-name="P22"><text:s text:c="3"/>.Stub(x =&gt; x.has_the_same_value_as(the_to_compare_cargo.tracking_id()))</text:p>
      <text:p text:style-name="P14"><text:span text:style-name="T21"><text:s text:c="3"/>.Return(</text:span><text:span text:style-name="T10">true</text:span><text:span text:style-name="T21">);</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he cargo identity</text:p>
      <text:p text:style-name="P36">» should leverage the tracking identity<text:span text:style-name="T57"> collaborator</text:span> (FAIL)</text:p>
      <text:p text:style-name="P36"/>
      <text:p text:style-name="P36"/>
      <text:p text:style-name="P36">Test 'should leverage the tracking identity<text:span text:style-name="T57"> collaborator</text:span>' failed:</text:p>
      <text:p text:style-name="P36"><text:tab/>System.Reflection.TargetInvocationException: Exception has been thrown by the target of an invocation. ---&gt; System.NotImplementedException: The method or operation is not implemented.</text:p>
      <text:p text:style-name="P36"/>
      <text:p text:style-name="P36"><text:tab/>(....)</text:p>
      <text:p text:style-name="P36"/>
      <text:p text:style-name="P36">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p>
      <text:p text:style-name="P22">{</text:p>
      <text:p text:style-name="P34"><text:span text:style-name="T21"><text:s text:c="4"/></text:span><text:span text:style-name="T10">readonly</text:span><text:span text:style-name="T21"> </text:span><text:span text:style-name="T33">ITrackingId</text:span><text:span text:style-name="T21"> underlying_tracking_id;</text:span></text:p>
      <text:p text:style-name="P34"><text:span text:style-name="T21"><text:s text:c="4"/></text:span><text:span text:style-name="T10">readonly</text:span><text:span text:style-name="T21"> </text:span><text:span text:style-name="T33">IRouteSpecification</text:span><text:span text:style-name="T21"> underlying_route_specification;</text:span></text:p>
      <text:p text:style-name="P34"><text:span text:style-name="T21"><text:s text:c="4"/></text:span><text:span text:style-name="T10">readonly</text:span><text:span text:style-name="T21"> </text:span><text:span text:style-name="T33">ILocation</text:span><text:span text:style-name="T21"> underlying_origin_location;</text:span></text:p>
      <text:p text:style-name="P22"/>
      <text:p text:style-name="P34"><text:span text:style-name="T21"><text:s text:c="4"/></text:span><text:span text:style-name="T10">public</text:span><text:span text:style-name="T21"> Cargo(</text:span><text:span text:style-name="T33">ITrackingId</text:span><text:span text:style-name="T21"> tracking_id, </text:span><text:span text:style-name="T33">IRouteSpecification</text:span><text:span text:style-name="T21"> route_specification)</text:span></text:p>
      <text:p text:style-name="P22"><text:s text:c="4"/>{</text:p>
      <text:p text:style-name="P34"><text:span text:style-name="T21"><text:s text:c="8"/></text:span><text:span text:style-name="T10">this</text:span><text:span text:style-name="T21">.underlying_tracking_id = tracking_id;</text:span></text:p>
      <text:p text:style-name="P34"><text:span text:style-name="T21"><text:s text:c="8"/></text:span><text:span text:style-name="T10">this</text:span><text:span text:style-name="T21">.underlying_route_specification = route_specification;</text:span></text:p>
      <text:p text:style-name="P34"><text:span text:style-name="T21"><text:s text:c="8"/></text:span><text:span text:style-name="T10">this</text:span><text:span text:style-name="T21">.underlying_origin_location = route_specification.origin();</text:span></text:p>
      <text:p text:style-name="P22"><text:s text:c="4"/>}</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soft-page-break/><text:s text:c="4"/>{</text:p>
      <text:p text:style-name="P22"><text:s text:c="8"/>underlying_tracking_id.has_the_same_value_as(the_other_entity.tracking_id());</text:p>
      <text:p text:style-name="P34"><text:span text:style-name="T21"><text:s text:c="8"/></text:span><text:span text:style-name="T10">return</text:span><text:span text:style-name="T21"> </text:span><text:span text:style-name="T10">false</text:span><text:span text:style-name="T21">;</text:span></text:p>
      <text:p text:style-name="P22"><text:s text:c="4"/>}</text:p>
      <text:p text:style-name="P22"/>
      <text:p text:style-name="P22"><text:s text:c="4"/>(....)</text:p>
      <text:p text:style-name="P22"/>
      <text:p text:style-name="P22">}</text:p>
      <text:p text:style-name="P2"/>
      <text:p text:style-name="P2">deberia bastar para pasar el test. Mas en concreto con:</text:p>
      <text:p text:style-name="P2"/>
      <text:p text:style-name="P34"><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p>
      <text:p text:style-name="P22"><text:s text:c="4"/>underlying_tracking_id.has_the_same_value_as(the_other_entity.tracking_id());</text:p>
      <text:p text:style-name="P34"><text:span text:style-name="T21"><text:s text:c="4"/></text:span><text:span text:style-name="T10">return</text:span><text:span text:style-name="T21"> </text:span><text:span text:style-name="T10">false</text:span><text:span text:style-name="T21">;</text:span></text:p>
      <text:p text:style-name="P27">}</text:p>
      <text:p text:style-name="P2"/>
      <text:p text:style-name="P2">Asi que antes de hacer mas comentarios (que estamos seguros de que te has dado cuenta de que hay que hacerlos), vamos a correr los test:</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he cargo identity</text:p>
      <text:p text:style-name="P36">» should leverage the tracking identity<text:span text:style-name="T57"> collaborator</text:span></text:p>
      <text:p text:style-name="P36"/>
      <text:p text:style-name="P36"/>
      <text:p text:style-name="P36">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29195912" text:style-name="L16">
        <text:list-item>
          <text:p text:style-name="P64">El test funciona, y la funcionalidad asociada al test hace lo que tiene que hacer (delega el calculo de la igualdad al objeto que queremos (SRP)).</text:p>
        </text:list-item>
        <text:list-item>
          <text:p text:style-name="P64">Si bien es cierto el punto anterior, no es menos cierto que, no tenemos en cuenta para nada el resultado del calculo.</text:p>
        </text:list-item>
        <text:list-item>
          <text:p text:style-name="P64">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39">When comparing two equal cargoes</text:p>
      <text:p text:style-name="P36">» It should leverage the tracking identity<text:span text:style-name="T57"> collaborator</text:span></text:p>
      <text:p text:style-name="P2"/>
      <text:p text:style-name="P2">que no el antiguo:</text:p>
      <text:p text:style-name="P2"/>
      <text:p text:style-name="P39">When comparing the cargo identity</text:p>
      <text:p text:style-name="P39">» It should leverage the tracking identity collaborator</text:p>
      <text:p text:style-name="P2"/>
      <text:p text:style-name="P2"><text:soft-page-break/>ya que si atendemos al contexto que hemos definido en el bloque ESTABLISH:</text:p>
      <text:p text:style-name="P2"/>
      <text:p text:style-name="P22">tracking_id</text:p>
      <text:p text:style-name="P22"><text:s text:c="3"/>.Stub(x =&gt; x.has_the_same_value_as(the_to_compare_cargo.tracking_id()))</text:p>
      <text:p text:style-name="P14"><text:span text:style-name="T21"><text:s text:c="3"/>.Return(</text:span><text:span text:style-name="T10">true</text:span><text:span text:style-name="T21">);</text:span></text:p>
      <text:p text:style-name="P2"/>
      <text:p text:style-name="P2">Con ese:</text:p>
      <text:p text:style-name="P2"/>
      <text:p text:style-name="P14"><text:span text:style-name="T21">Return(</text:span><text:span text:style-name="T10">true</text:span><text:span text:style-name="T21">);</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39">When comparing two equal cargoes</text:p>
      <text:p text:style-name="P36">» It should confirm that they have the same identity</text:p>
      <text:p text:style-name="P36">» It should leverage the tracking identity<text:span text:style-name="T57"> collaborator</text:span></text:p>
      <text:p text:style-name="P2"/>
      <text:p text:style-name="P2">que en codigo seria:</text:p>
      <text:p text:style-name="P2"/>
      <text:p text:style-name="P13"><text:span text:style-name="T33">It</text:span><text:span text:style-name="T21"> should_confirm_that_they_have_the_same_identity = () =&gt; result.ShouldBeTrue();</text:span></text:p>
      <text:p text:style-name="P2"/>
      <text:p text:style-name="P2">y que como hemos obligado a devolver false siempre en:</text:p>
      <text:p text:style-name="P2"/>
      <text:p text:style-name="P34"><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p>
      <text:p text:style-name="P22"><text:s text:c="4"/>underlying_tracking_id.has_the_same_value_as(the_other_entity.tracking_id());</text:p>
      <text:p text:style-name="P34"><text:span text:style-name="T21"><text:s text:c="4"/></text:span><text:span text:style-name="T10">return</text:span><text:span text:style-name="T21"> </text:span><text:span text:style-name="T10">false</text:span><text:span text:style-name="T21">;</text:span></text:p>
      <text:p text:style-name="P27">}</text:p>
      <text:p text:style-name="P2"/>
      <text:p text:style-name="P2">Por lo que al ejecutar la suite de BDD_Specs, nos hace obtener como resultado un FAIL como un mundo:</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wo equal cargoes</text:p>
      <text:p text:style-name="P36">» should confirm that they have the same identity (FAIL)</text:p>
      <text:p text:style-name="P36">» should leverage the tracking identity<text:span text:style-name="T57"> collaborator</text:span></text:p>
      <text:p text:style-name="P36"/>
      <text:p text:style-name="P36"/>
      <text:p text:style-name="P36">Test 'should confirm that they have the same identity' failed:</text:p>
      <text:p text:style-name="P36"><text:tab/>Machine.Specifications.SpecificationException: Should be [true] but is [false]</text:p>
      <text:p text:style-name="P36"><text:tab/>at Machine.Specifications.ShouldExtensionMethods.ShouldBeTrue(Boolean condition)</text:p>
      <text:p text:style-name="P36"><text:tab/>domain\model\cargo.aggregate\CargoSpecs.cs(94,0): at dddsample.specs.domain.model.cargo.aggregate.when_comparing_two_equal_cargoes.&lt;.ctor&gt;b__3()</text:p>
      <text:p text:style-name="P36"><text:tab/>at Machine.Specifications.Model.Specification.InvokeSpecificationField()</text:p>
      <text:p text:style-name="P36"><text:tab/>at Machine.Specifications.Model.Specification.Verify()</text:p>
      <text:p text:style-name="P36"/>
      <text:p text:style-name="P36">5 passed, 1 failed, 0 skipped, took 0,90 seconds (Machine.Specifications 0.3.0).</text:p>
      <text:p text:style-name="P2"/>
      <text:p text:style-name="P2">Si nos fijamos en la razon concreta por la que falla:</text:p>
      <text:p text:style-name="P2"/>
      <text:p text:style-name="P36">Test 'should confirm that they have the same identity' failed:</text:p>
      <text:p text:style-name="P40"><text:soft-page-break/><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52">escribir el codigo mas simple posible para que el test pase</text:span>" como reza el conocido principio del TDD:</text:p>
      <text:p text:style-name="P2"/>
      <text:p text:style-name="P34"><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p>
      <text:p text:style-name="P22"><text:s text:c="4"/>underlying_tracking_id.has_the_same_value_as(the_other_entity.tracking_id());</text:p>
      <text:p text:style-name="P34"><text:span text:style-name="T21"><text:s text:c="4"/></text:span><text:span text:style-name="T10">return true</text:span><text:span text:style-name="T21">;</text:span></text:p>
      <text:p text:style-name="P27">}</text:p>
      <text:p text:style-name="P2"/>
      <text:p text:style-name="P2">sino que vamos a intentar "<text:span text:style-name="T52">escribir el codigo mas simple posible Y QUE ADEMAS, TENGA SENTIDO, para que el test pase</text:span>", frase atribuida a Jean-Paul Boodhoo, qye en nuestro caso, claramente seria:</text:p>
      <text:p text:style-name="P2"/>
      <text:p text:style-name="P13"><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p>
      <text:p text:style-name="P34"><text:span text:style-name="T21"><text:s text:c="3"/></text:span><text:span text:style-name="T10">return</text:span><text:span text:style-name="T21"> underlying_tracking_id.has_the_same_value_as(the_other_entity.tracking_id());</text:span></text:p>
      <text:p text:style-name="P22">}</text:p>
      <text:p text:style-name="P2"/>
      <text:p text:style-name="P2">y que ademas deberia satisfacer nuestra ultima asercion. Comprobamos:</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wo equal cargoes</text:p>
      <text:p text:style-name="P36">» should confirm that they have the same identity</text:p>
      <text:p text:style-name="P36">» should leverage the tracking identity<text:span text:style-name="T57"> collaborator</text:span></text:p>
      <text:p text:style-name="P36"/>
      <text:p text:style-name="P36"/>
      <text:p text:style-name="P36">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36">When comparing two equal cargoes</text:p>
      <text:p text:style-name="P36">» It should confirm that they have the same identity</text:p>
      <text:p text:style-name="P2"/>
      <text:p text:style-name="P2">¿no deberiamos comprobar tambien esto otro?:</text:p>
      <text:p text:style-name="P2"/>
      <text:p text:style-name="P36">When comparing two different cargoes</text:p>
      <text:p text:style-name="P40">»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
      <text:p text:style-name="P36"><text:soft-page-break/>When comparing two equal cargoes</text:p>
      <text:p text:style-name="P36">» It should confirm that they have the same identity</text:p>
      <text:p text:style-name="P36">» It should leverage the tracking identity<text:span text:style-name="T57"> collaborator</text:span></text:p>
      <text:p text:style-name="P2"/>
      <text:p text:style-name="P2">tuviesemos esto otro:</text:p>
      <text:p text:style-name="P2"/>
      <text:p text:style-name="P36">When comparing two equal cargoes</text:p>
      <text:p text:style-name="P40">» It should confirm that they have the same identity</text:p>
      <text:p text:style-name="P2"/>
      <text:p text:style-name="P2">Entonces, la respuesta si que es contundente. Es necesario implementar:</text:p>
      <text:p text:style-name="P2"/>
      <text:p text:style-name="P36">When comparing two different cargoes</text:p>
      <text:p text:style-name="P40">» It should confirm that they have different identity</text:p>
      <text:p text:style-name="P2"/>
      <text:p text:style-name="P2">Pero la clave en nuestro caso esta en:</text:p>
      <text:p text:style-name="P2"/>
      <text:p text:style-name="P36">When comparing two equal cargoes</text:p>
      <text:p text:style-name="P40">»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29214242" text:style-name="L17">
        <text:list-item>
          <text:p text:style-name="P65">TDD "Tradicional": Compruebo que cuando le paso 15 y 20 me devuelve 35 y quizas tambien compruebo que cuando le paso 6 y 10 me devuelve 16.</text:p>
        </text:list-item>
        <text:list-item>
          <text:p text:style-name="P65">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
      <text:p text:style-name="P2">Claramente, al tener:</text:p>
      <text:p text:style-name="P2"/>
      <text:p text:style-name="P36">When comparing two equal cargoes</text:p>
      <text:p text:style-name="P40">» It should leverage the tracking identity collaborator</text:p>
      <text:p text:style-name="P2"/>
      <text:p text:style-name="P12"><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36">When comparing two equal cargoes</text:p>
      <text:p text:style-name="P40">» It should confirm that they have the same identity</text:p>
      <text:p text:style-name="P2"/>
      <text:p text:style-name="P12"><text:span text:style-name="T1">estariamos comprobando tambien que "</text:span><text:span text:style-name="T5">...y esta me devuelve un unico valor que es tambien un entero.</text:span><text:span text:style-name="T1">". Por lo tanto, en nuestro caso:</text:span></text:p>
      <text:p text:style-name="P2"/>
      <text:p text:style-name="P36">When comparing two different cargoes</text:p>
      <text:p text:style-name="P40">»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Y una vez dicho, explicado y razonado este punto, vamos a contradecirnos y, teniendo en <text:soft-page-break/>cuenta la vocacion pedagogica de este documento, la hemos implementado:</text:p>
      <text:p text:style-name="P2"/>
      <text:p text:style-name="P33"><text:span text:style-name="T12">public</text:span><text:span text:style-name="T24"> </text:span><text:span text:style-name="T12">class</text:span><text:span text:style-name="T24"> </text:span><text:span text:style-name="T44">when_comparing_two_different_cargoes</text:span><text:span text:style-name="T24"> : </text:span><text:span text:style-name="T44">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
      <text:p text:style-name="P34"><text:span text:style-name="T21"><text:s text:c="8"/>the_to_compare_cargo = an&lt;</text:span><text:span text:style-name="T33">ICargo</text:span><text:span text:style-name="T21">&gt;();</text:span></text:p>
      <text:p text:style-name="P22"><text:s text:c="8"/>tracking_id</text:p>
      <text:p text:style-name="P22"><text:s text:c="11"/>.Stub(x =&gt; x.has_the_same_value_as(the_to_compare_cargo.tracking_id()))</text:p>
      <text:p text:style-name="P34"><text:span text:style-name="T21"><text:s text:c="11"/>.Return(</text:span><text:span text:style-name="T10">false</text:span><text:span text:style-name="T21">);</text:span></text:p>
      <text:p text:style-name="P22"><text:s text:c="4"/>};</text:p>
      <text:p text:style-name="P22"/>
      <text:p text:style-name="P34"><text:span text:style-name="T21"><text:s text:c="4"/></text:span><text:span text:style-name="T33">Because</text:span><text:span text:style-name="T21"> of = () =&gt; result = sut.has_the_same_identity_as(the_to_compare_cargo);</text:span></text:p>
      <text:p text:style-name="P22"/>
      <text:p text:style-name="P34"><text:span text:style-name="T21"><text:s text:c="4"/></text:span><text:span text:style-name="T33">It</text:span><text:span text:style-name="T21"> should_confirm_that_they_have_different_identity = () =&gt; result.ShouldBeFalse();</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Cargo</text:span><text:span text:style-name="T21"> the_to_compare_cargo;</text:span></text:p>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2">}</text:p>
      <text:p text:style-name="P2"/>
      <text:p text:style-name="P2">Si bien no consideramos hacer ningun comentario a mayores, mas alla de mostrar la prueba de que sin haber tocado el codigo de nuestro DDD_Aggregate_Root Cargo, funciona:</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wo equal cargoes</text:p>
      <text:p text:style-name="P36">» should confirm that they have the same identity</text:p>
      <text:p text:style-name="P36">» should leverage the tracking identity<text:span text:style-name="T57"> collaborator</text:span></text:p>
      <text:p text:style-name="P36"/>
      <text:p text:style-name="P36">when comparing two different cargoes</text:p>
      <text:p text:style-name="P36">» should confirm that they have different identity</text:p>
      <text:p text:style-name="P36"/>
      <text:p text:style-name="P36"/>
      <text:p text:style-name="P36">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6">Refactorizando CargoSpecs<text:span text:style-name="T61">:</text:span></text:p>
      <text:p text:style-name="P2"/>
      <text:p text:style-name="P2">Desde el principio hemos tenido la clase abstracta concern_for_cargo</text:p>
      <text:p text:style-name="P2"/>
      <text:p text:style-name="P17"><text:span text:style-name="T16">public</text:span><text:span text:style-name="T26"> </text:span><text:span text:style-name="T16">abstract</text:span><text:span text:style-name="T26"> </text:span><text:span text:style-name="T16">class</text:span><text:span text:style-name="T26"> </text:span><text:span text:style-name="T46">concern_for_cargo</text:span><text:span text:style-name="T26"> : </text:span><text:span text:style-name="T46">Observes</text:span><text:span text:style-name="T26">&lt;</text:span><text:span text:style-name="T37">ICargo</text:span><text:span text:style-name="T26">, </text:span><text:span text:style-name="T46">Cargo</text:span><text:span text:style-name="T26">&gt;</text:span></text:p>
      <text:p text:style-name="P2"/>
      <text:p text:style-name="P2">y no le hemos sacado mucho partido, mas alla de usarla como simple intermediario para declarar el Observes&lt;Contract, ClassUnderTest&gt;.</text:p>
      <text:p text:style-name="P2"><text:soft-page-break/></text:p>
      <text:p text:style-name="P2">Eso va a cambiar, ya que nos va a ayudar a reducir el "ruido" de nuestras BDD_Specs.</text:p>
      <text:p text:style-name="P2"/>
      <text:p text:style-name="P2">Para ello, vamos a escribir:</text:p>
      <text:p text:style-name="P2"/>
      <text:p text:style-name="P17"><text:span text:style-name="T16">public</text:span><text:span text:style-name="T26"> </text:span><text:span text:style-name="T16">abstract</text:span><text:span text:style-name="T26"> </text:span><text:span text:style-name="T16">class</text:span><text:span text:style-name="T26"> </text:span><text:span text:style-name="T46">concern_for_cargo</text:span><text:span text:style-name="T26"> : </text:span><text:span text:style-name="T46">Observes</text:span><text:span text:style-name="T26">&lt;</text:span><text:span text:style-name="T37">ICargo</text:span><text:span text:style-name="T26">, </text:span><text:span text:style-name="T46">Cargo</text:span><text:span text:style-name="T26">&gt;</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text:s text:c="4"/>};</text:p>
      <text:p text:style-name="P22"/>
      <text:p text:style-name="P34"><text:span text:style-name="T21"><text:s text:c="4"/></text:span><text:span text:style-name="T10">protected</text:span><text:span text:style-name="T21"> </text:span><text:span text:style-name="T10">static</text:span><text:span text:style-name="T21"> </text:span><text:span text:style-name="T33">ITrackingId</text:span><text:span text:style-name="T21"> tracking_id;</text:span></text:p>
      <text:p text:style-name="P34"><text:span text:style-name="T21"><text:s text:c="4"/></text:span><text:span text:style-name="T10">protected</text:span><text:span text:style-name="T21"> </text:span><text:span text:style-name="T10">static</text:span><text:span text:style-name="T21"> </text:span><text:span text:style-name="T33">IRouteSpecification</text:span><text:span text:style-name="T21"> route_specification;</text:span></text:p>
      <text:p text:style-name="P22">}</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15"><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text:s text:c="4"/>};</text:p>
      <text:p text:style-name="P22"/>
      <text:p text:style-name="P34"><text:span text:style-name="T21"><text:s text:c="4"/></text:span><text:span text:style-name="T33">Because</text:span><text:span text:style-name="T21"> of = () =&gt; result = sut.tracking_id();</text:span></text:p>
      <text:p text:style-name="P22"/>
      <text:p text:style-name="P34"><text:span text:style-name="T21"><text:s text:c="4"/></text:span><text:span text:style-name="T33">It</text:span><text:span text:style-name="T21"> should_provide_the_cargo_id = () =&gt; result.ShouldEqual(tracking_id);</text:span></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TrackingId</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7">}</text:p>
      <text:p text:style-name="P2"/>
      <text:p text:style-name="P2"/>
      <text:p text:style-name="P13"><text:span text:style-name="T10">public</text:span><text:span text:style-name="T21"> </text:span><text:span text:style-name="T10">class</text:span><text:span text:style-name="T21"> </text:span><text:span text:style-name="T42">when_asked_about_its_tracking_identificator</text:span><text:span text:style-name="T21"> : </text:span><text:span text:style-name="T42">concern_for_cargo</text:span></text:p>
      <text:p text:style-name="P22">{</text:p>
      <text:p text:style-name="P34"><text:span text:style-name="T21"><text:s text:c="4"/></text:span><text:span text:style-name="T33">Because</text:span><text:span text:style-name="T21"> of = () =&gt; result = sut.tracking_id();</text:span></text:p>
      <text:p text:style-name="P22"/>
      <text:p text:style-name="P34"><text:span text:style-name="T21"><text:s text:c="4"/></text:span><text:span text:style-name="T33">It</text:span><text:span text:style-name="T21"> should_provide_the_cargo_id = () =&gt; result.ShouldEqual(tracking_id);</text:span></text:p>
      <text:p text:style-name="P22"/>
      <text:p text:style-name="P34"><text:span text:style-name="T21"><text:s text:c="4"/></text:span><text:span text:style-name="T10">static</text:span><text:span text:style-name="T21"> </text:span><text:span text:style-name="T33">ITrackingId</text:span><text:span text:style-name="T21"> result;</text:span></text:p>
      <text:p text:style-name="P22">}</text:p>
      <text:p text:style-name="P2"/>
      <text:p text:style-name="P2">o uno un poco mas complejo como:</text:p>
      <text:p text:style-name="P2"/>
      <text:p text:style-name="P33"><text:span text:style-name="T12">public</text:span><text:span text:style-name="T24"> </text:span><text:span text:style-name="T12">class</text:span><text:span text:style-name="T24"> </text:span><text:span text:style-name="T44">when_comparing_two_equal_cargoes</text:span><text:span text:style-name="T24"> : </text:span><text:span text:style-name="T44">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
      <text:p text:style-name="P34"><text:span text:style-name="T21"><text:s text:c="8"/>the_to_compare_cargo = an&lt;</text:span><text:span text:style-name="T33">ICargo</text:span><text:span text:style-name="T21">&gt;();</text:span></text:p>
      <text:p text:style-name="P22"><text:soft-page-break/><text:s text:c="8"/>tracking_id</text:p>
      <text:p text:style-name="P22"><text:s text:c="11"/>.Stub(x =&gt; x.has_the_same_value_as(the_to_compare_cargo.tracking_id()))</text:p>
      <text:p text:style-name="P34"><text:span text:style-name="T21"><text:s text:c="11"/>.Return(</text:span><text:span text:style-name="T10">true</text:span><text:span text:style-name="T21">);</text:span></text:p>
      <text:p text:style-name="P22"><text:s text:c="4"/>};</text:p>
      <text:p text:style-name="P22"/>
      <text:p text:style-name="P34"><text:span text:style-name="T21"><text:s text:c="4"/></text:span><text:span text:style-name="T33">Because</text:span><text:span text:style-name="T21"> of = () =&gt; result = sut.has_the_same_identity_as(the_to_compare_cargo);</text:span></text:p>
      <text:p text:style-name="P22"/>
      <text:p text:style-name="P34"><text:span text:style-name="T21"><text:s text:c="4"/></text:span><text:span text:style-name="T33">It</text:span><text:span text:style-name="T21"> should_confirm_that_they_have_the_same_identity = () =&gt; result.ShouldBeTrue();</text:span></text:p>
      <text:p text:style-name="P22"/>
      <text:p text:style-name="P34"><text:span text:style-name="T21"><text:s text:c="4"/></text:span><text:span text:style-name="T33">It</text:span><text:span text:style-name="T21"> should_leverage_the_tracking_identity_collaborator = () =&gt; </text:span></text:p>
      <text:p text:style-name="P22"><text:s text:c="7"/>tracking_id.received(</text:p>
      <text:p text:style-name="P22"><text:s text:c="10"/>x =&gt; x.has_the_same_value_as(the_to_compare_cargo.tracking_id()));</text:p>
      <text:p text:style-name="P22"/>
      <text:p text:style-name="P34"><text:span text:style-name="T21"><text:s text:c="4"/></text:span><text:span text:style-name="T10">static</text:span><text:span text:style-name="T21"> </text:span><text:span text:style-name="T33">ITrackingId</text:span><text:span text:style-name="T21"> tracking_id;</text:span></text:p>
      <text:p text:style-name="P34"><text:span text:style-name="T21"><text:s text:c="4"/></text:span><text:span text:style-name="T10">static</text:span><text:span text:style-name="T21"> </text:span><text:span text:style-name="T33">ICargo</text:span><text:span text:style-name="T21"> the_to_compare_cargo;</text:span></text:p>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RouteSpecification</text:span><text:span text:style-name="T21"> route_specification;</text:span></text:p>
      <text:p text:style-name="P27">}</text:p>
      <text:p text:style-name="P2"/>
      <text:p text:style-name="P13"><text:span text:style-name="T10">public</text:span><text:span text:style-name="T21"> </text:span><text:span text:style-name="T10">class</text:span><text:span text:style-name="T21"> </text:span><text:span text:style-name="T42">when_comparing_two_equal_cargoes</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to_compare_cargo = an&lt;</text:span><text:span text:style-name="T33">ICargo</text:span><text:span text:style-name="T21">&gt;();</text:span></text:p>
      <text:p text:style-name="P22"><text:s text:c="8"/>tracking_id</text:p>
      <text:p text:style-name="P22"><text:s text:c="12"/>.Stub(x =&gt; x.has_the_same_value_as(the_to_compare_cargo.tracking_id()))</text:p>
      <text:p text:style-name="P34"><text:span text:style-name="T21"><text:s text:c="12"/>.Return(</text:span><text:span text:style-name="T10">true</text:span><text:span text:style-name="T21">);</text:span></text:p>
      <text:p text:style-name="P22"><text:s text:c="4"/>};</text:p>
      <text:p text:style-name="P22"/>
      <text:p text:style-name="P34"><text:span text:style-name="T21"><text:s text:c="4"/></text:span><text:span text:style-name="T33">Because</text:span><text:span text:style-name="T21"> of = () =&gt; result = sut.has_the_same_identity_as(the_to_compare_cargo);</text:span></text:p>
      <text:p text:style-name="P22"/>
      <text:p text:style-name="P34"><text:span text:style-name="T21"><text:s text:c="4"/></text:span><text:span text:style-name="T33">It</text:span><text:span text:style-name="T21"> should_confirm_that_they_have_the_same_identity = () =&gt; result.ShouldBeTrue();</text:span></text:p>
      <text:p text:style-name="P22"/>
      <text:p text:style-name="P34"><text:span text:style-name="T21"><text:s text:c="4"/></text:span><text:span text:style-name="T33">It</text:span><text:span text:style-name="T21"> should_leverage_the_tracking_identity_collaborator = () =&gt; </text:span></text:p>
      <text:p text:style-name="P22"><text:s text:c="7"/>tracking_id.received(</text:p>
      <text:p text:style-name="P22"><text:s text:c="10"/>x =&gt; x.has_the_same_value_as(the_to_compare_cargo.tracking_id()));</text:p>
      <text:p text:style-name="P22"/>
      <text:p text:style-name="P34"><text:span text:style-name="T21"><text:s text:c="4"/></text:span><text:span text:style-name="T10">static</text:span><text:span text:style-name="T21"> </text:span><text:span text:style-name="T33">ICargo</text:span><text:span text:style-name="T21"> the_to_compare_cargo;</text:span></text:p>
      <text:p text:style-name="P34"><text:span text:style-name="T21"><text:s text:c="4"/></text:span><text:span text:style-name="T10">static</text:span><text:span text:style-name="T21"> </text:span><text:span text:style-name="T10">bool</text:span><text:span text:style-name="T21"> result;</text:span></text:p>
      <text:p text:style-name="P22">}</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39">7 passed, 0 failed, 0 skipped, took 1,38 seconds (Machine.Specifications 0.3.0).</text:p>
      <text:p text:style-name="P2"/>
      <text:p text:style-name="P2"><text:span text:style-name="T6">BDD_Spec: When comparing to a null cargo</text:span>:</text:p>
      <text:p text:style-name="P2"/>
      <text:p text:style-name="P2">Nuestro metodo has_the_same_identity_as(ICargo the_other_cargo) tiene una vulnerabilidad muy grande, y es que al no comprobar que the_other_cargo no sea null y tener como <text:soft-page-break/>caracteristica:</text:p>
      <text:p text:style-name="P2"/>
      <text:p text:style-name="P36">When comparing two equal cargoes</text:p>
      <text:p text:style-name="P36">» It should leverage the tracking identity collaborator</text:p>
      <text:p text:style-name="P2"/>
      <text:p text:style-name="P2">al efectuarse esa llamada, el sistema lanzaria una excepcion, ya que:</text:p>
      <text:p text:style-name="P2"/>
      <text:p text:style-name="P27">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39">When comparing to a null cargo</text:p>
      <text:p text:style-name="P36">» It should confirm that they have different identity</text:p>
      <text:p text:style-name="P36">» It should not leverage the tracking identity<text:span text:style-name="T57">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40">»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40">»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13"><text:span text:style-name="T10">public</text:span><text:span text:style-name="T21"> </text:span><text:span text:style-name="T10">class</text:span><text:span text:style-name="T21"> </text:span><text:span text:style-name="T42">when_comparing_to_a_null_cargo</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a_null_to_compare_cargo = </text:span><text:span text:style-name="T10">null</text:span><text:span text:style-name="T21">;</text:span></text:p>
      <text:p text:style-name="P22"><text:s text:c="8"/>tracking_id</text:p>
      <text:p text:style-name="P34"><text:span text:style-name="T21"><text:s text:c="11"/>.Stub(x =&gt; x.has_the_same_value_as(an&lt;</text:span><text:span text:style-name="T33">ICargo</text:span><text:span text:style-name="T21">&gt;().tracking_id()));</text:span></text:p>
      <text:p text:style-name="P22"><text:s text:c="4"/>};</text:p>
      <text:p text:style-name="P22"/>
      <text:p text:style-name="P34"><text:span text:style-name="T21"><text:s text:c="4"/></text:span><text:span text:style-name="T33">Because</text:span><text:span text:style-name="T21"> of = () =&gt; result = sut.has_the_same_identity_as(a_null_to_compare_cargo);</text:span></text:p>
      <text:p text:style-name="P22"/>
      <text:p text:style-name="P34"><text:span text:style-name="T21"><text:s text:c="4"/></text:span><text:span text:style-name="T33">It</text:span><text:span text:style-name="T21"> should_confirm_that_they_have_different_identity = () =&gt; result.ShouldBeFalse();</text:span></text:p>
      <text:p text:style-name="P22"/>
      <text:p text:style-name="P34"><text:span text:style-name="T21"><text:s text:c="4"/></text:span><text:span text:style-name="T33">It</text:span><text:span text:style-name="T21"> should_not_leverage_the_tracking_identity_collaborator = () =&gt;</text:span></text:p>
      <text:p text:style-name="P22"><text:s text:c="7"/>tracking_id.never_received(</text:p>
      <text:p text:style-name="P34"><text:span text:style-name="T21"><text:s text:c="10"/>x =&gt; x.has_the_same_value_as(an&lt;</text:span><text:span text:style-name="T33">ICargo</text:span><text:span text:style-name="T21">&gt;().tracking_id()));</text:spa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Cargo</text:span><text:span text:style-name="T21"> a_null_to_compare_cargo;</text:span></text:p>
      <text:p text:style-name="P22">}</text:p>
      <text:p text:style-name="P2"/>
      <text:p text:style-name="P2">Y recordemos que:</text:p>
      <text:p text:style-name="P2"/>
      <text:p text:style-name="P13"><text:span text:style-name="T10">public</text:span><text:span text:style-name="T21"> </text:span><text:span text:style-name="T10">abstract</text:span><text:span text:style-name="T21"> </text:span><text:span text:style-name="T10">class</text:span><text:span text:style-name="T21"> </text:span><text:span text:style-name="T42">concern_for_cargo</text:span><text:span text:style-name="T21"> : </text:span><text:span text:style-name="T42">Observes</text:span><text:span text:style-name="T21">&lt;</text:span><text:span text:style-name="T33">ICargo</text:span><text:span text:style-name="T21">, </text:span><text:span text:style-name="T42">Cargo</text:span><text:span text:style-name="T21">&gt;</text:span></text:p>
      <text:p text:style-name="P22">{</text:p>
      <text:p text:style-name="P34"><text:span text:style-name="T21"><text:s text:c="4"/></text:span><text:span text:style-name="T33">Establish</text:span><text:span text:style-name="T21"> context = () =&gt;</text:span></text:p>
      <text:p text:style-name="P22"><text:soft-page-break/><text:s text:c="4"/>{</text:p>
      <text:p text:style-name="P34"><text:span text:style-name="T21"><text:s text:c="8"/>tracking_id = the_dependency&lt;</text:span><text:span text:style-name="T33">ITrackingId</text:span><text:span text:style-name="T21">&gt;();</text:span></text:p>
      <text:p text:style-name="P34"><text:span text:style-name="T21"><text:s text:c="8"/>route_specification = the_dependency&lt;</text:span><text:span text:style-name="T33">IRouteSpecification</text:span><text:span text:style-name="T21">&gt;();</text:span></text:p>
      <text:p text:style-name="P22"><text:s text:c="4"/>};</text:p>
      <text:p text:style-name="P22"/>
      <text:p text:style-name="P34"><text:span text:style-name="T21"><text:s text:c="4"/></text:span><text:span text:style-name="T10">protected</text:span><text:span text:style-name="T21"> </text:span><text:span text:style-name="T10">static</text:span><text:span text:style-name="T21"> </text:span><text:span text:style-name="T33">ITrackingId</text:span><text:span text:style-name="T21"> tracking_id;</text:span></text:p>
      <text:p text:style-name="P34"><text:span text:style-name="T21"><text:s text:c="4"/></text:span><text:span text:style-name="T10">protected</text:span><text:span text:style-name="T21"> </text:span><text:span text:style-name="T10">static</text:span><text:span text:style-name="T21"> </text:span><text:span text:style-name="T33">IRouteSpecification</text:span><text:span text:style-name="T21"> route_specification;</text:span></text:p>
      <text:p text:style-name="P22">}</text:p>
      <text:p text:style-name="P2"/>
      <text:p text:style-name="P2">Simplemente comentar que:</text:p>
      <text:p text:style-name="P2"/>
      <text:p text:style-name="P14"><text:span text:style-name="T21">an&lt;</text:span><text:span text:style-name="T33">ICargo</text:span><text:span text:style-name="T21">&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13"><text:span text:style-name="T33">Establish</text:span><text:span text:style-name="T21"> context = () =&gt;</text:span></text:p>
      <text:p text:style-name="P22">{</text:p>
      <text:p text:style-name="P34"><text:span text:style-name="T21"><text:s text:c="4"/>a_null_to_compare_cargo = </text:span><text:span text:style-name="T10">null</text:span><text:span text:style-name="T21">;</text:span></text:p>
      <text:p text:style-name="P34"><text:span text:style-name="T21"><text:s text:c="4"/>an_icargo = an&lt;</text:span><text:span text:style-name="T33">ICargo</text:span><text:span text:style-name="T21">&gt;();</text:span></text:p>
      <text:p text:style-name="P22"><text:s text:c="4"/>an_icargo_tracking_id = an_icargo.tracking_id();</text:p>
      <text:p text:style-name="P34"><text:span text:style-name="T21"><text:s text:c="4"/>an_itracking_id = an&lt;</text:span><text:span text:style-name="T33">ITrackingId</text:span><text:span text:style-name="T21">&gt;();</text:span></text:p>
      <text:p text:style-name="P22">};</text:p>
      <text:p text:style-name="P2"/>
      <text:list xml:id="list29211129" text:style-name="L18">
        <text:list-item>
          <text:p text:style-name="P66">a_null_to_compare_cargo: Aqui no hay discusion posible, es null.</text:p>
        </text:list-item>
        <text:list-item>
          <text:p text:style-name="P66">an_icargo: No es null, es algo del estilo a {IcargoProxyf74dc6fd2e1646dcb0f3298a11c08e36}.</text:p>
        </text:list-item>
        <text:list-item>
          <text:p text:style-name="P66">an_icargo_tracking_id: Este es el mismo caso de nuestra BDD_Spec. Es null.</text:p>
        </text:list-item>
        <text:list-item>
          <text:p text:style-name="P66">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
      <text:p text:style-name="P13"><text:span text:style-name="T10">public</text:span><text:span text:style-name="T21"> </text:span><text:span text:style-name="T10">class</text:span><text:span text:style-name="T21"> </text:span><text:span text:style-name="T42">when_comparing_to_a_null_cargo</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a_null_to_compare_cargo = </text:span><text:span text:style-name="T10">null</text:span><text:span text:style-name="T21">;</text:span></text:p>
      <text:p text:style-name="P22"><text:s text:c="8"/>tracking_id</text:p>
      <text:p text:style-name="P34"><text:span text:style-name="T21"><text:s text:c="11"/>.Stub(x =&gt; x.has_the_same_value_as(</text:span><text:span text:style-name="T10">null</text:span><text:span text:style-name="T21">));</text:span></text:p>
      <text:p text:style-name="P22"><text:s text:c="4"/>};</text:p>
      <text:p text:style-name="P22"/>
      <text:p text:style-name="P34"><text:span text:style-name="T21"><text:s text:c="4"/></text:span><text:span text:style-name="T33">Because</text:span><text:span text:style-name="T21"> of = () =&gt; result = sut.has_the_same_identity_as(a_null_to_compare_cargo);</text:span></text:p>
      <text:p text:style-name="P22"/>
      <text:p text:style-name="P34"><text:span text:style-name="T21"><text:s text:c="4"/></text:span><text:span text:style-name="T33">It</text:span><text:span text:style-name="T21"> should_confirm_that_they_have_diferent_identity = () =&gt; result.ShouldBeFalse();</text:span></text:p>
      <text:p text:style-name="P22"/>
      <text:p text:style-name="P34"><text:span text:style-name="T21"><text:s text:c="4"/></text:span><text:span text:style-name="T33">It</text:span><text:span text:style-name="T21"> should_not_leverage_the_tracking_identity_collaborator = () =&gt;</text:span></text:p>
      <text:p text:style-name="P34"><text:span text:style-name="T21"><text:s text:c="7"/>tracking_id.never_received(x =&gt; x.has_the_same_value_as(</text:span><text:span text:style-name="T10">null</text:span><text:span text:style-name="T21">));</text:span></text:p>
      <text:p text:style-name="P22"/>
      <text:p text:style-name="P34"><text:span text:style-name="T21"><text:s text:c="4"/></text:span><text:span text:style-name="T10">static</text:span><text:span text:style-name="T21"> </text:span><text:span text:style-name="T10">bool</text:span><text:span text:style-name="T21"> result;</text:span></text:p>
      <text:p text:style-name="P34"><text:span text:style-name="T21"><text:s text:c="4"/></text:span><text:span text:style-name="T10">static</text:span><text:span text:style-name="T21"> </text:span><text:span text:style-name="T33">ICargo</text:span><text:span text:style-name="T21"> a_null_to_compare_cargo;</text:span></text:p>
      <text:p text:style-name="P22">}</text:p>
      <text:p text:style-name="P2"/>
      <text:p text:style-name="P2">que, nos parece incluso mas claro, asi que nos quedamos con ella.</text:p>
      <text:p text:style-name="P2"/>
      <text:p text:style-name="P2">Una vez aclarado esto intentemos no perder de vista el objetivo, que es, evitar que un ICargo null nos rompa el sistema.</text:p>
      <text:p text:style-name="P2"><text:soft-page-break/></text:p>
      <text:p text:style-name="P2">Para satisfacer ambas aserciones, basta con:</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p>
      <text:p text:style-name="P22">{</text:p>
      <text:p text:style-name="P22"><text:s text:c="4"/>(....)</text:p>
      <text:p text:style-name="P22"/>
      <text:p text:style-name="P34"><text:span text:style-name="T21"><text:s text:c="4"/></text:span><text:span text:style-name="T10">public</text:span><text:span text:style-name="T21"> </text:span><text:span text:style-name="T10">bool</text:span><text:span text:style-name="T21"> has_the_same_identity_as(</text:span><text:span text:style-name="T33">ICargo</text:span><text:span text:style-name="T21"> the_other_entity)</text:span></text:p>
      <text:p text:style-name="P22"><text:s text:c="4"/>{</text:p>
      <text:p text:style-name="P34"><text:span text:style-name="T21"><text:s text:c="8"/></text:span><text:span text:style-name="T10">return</text:span><text:span text:style-name="T21"> the_other_entity != </text:span><text:span text:style-name="T10">null</text:span><text:span text:style-name="T21"> &amp;&amp; </text:span></text:p>
      <text:p text:style-name="P22"><text:s text:c="10"/>underlying_tracking_id.has_the_same_value_as(the_other_entity.tracking_id());</text:p>
      <text:p text:style-name="P22"><text:s text:c="4"/>}</text:p>
      <text:p text:style-name="P22"/>
      <text:p text:style-name="P22"><text:s text:c="4"/>(....)</text:p>
      <text:p text:style-name="P22">}</text:p>
      <text:p text:style-name="P2"/>
      <text:p text:style-name="P2">para obtener:</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wo equal cargoes</text:p>
      <text:p text:style-name="P36">» should confirm that they have the same identity</text:p>
      <text:p text:style-name="P36">» should leverage the tracking identity<text:span text:style-name="T57"> collaborator</text:span></text:p>
      <text:p text:style-name="P36"/>
      <text:p text:style-name="P36">when comparing two different cargoes</text:p>
      <text:p text:style-name="P36">» should confirm that they have different identity</text:p>
      <text:p text:style-name="P36"/>
      <text:p text:style-name="P36">when comparing to a null cargo</text:p>
      <text:p text:style-name="P36">» should confirm that they have different identity</text:p>
      <text:p text:style-name="P36">» should not leverage the tracking identity<text:span text:style-name="T57"> collaborator</text:span></text:p>
      <text:p text:style-name="P36"/>
      <text:p text:style-name="P36"/>
      <text:p text:style-name="P36">9 passed, 0 failed, 0 skipped, took 0,90 seconds (Machine.Specifications 0.3.0).</text:p>
      <text:p text:style-name="P3"/>
      <text:p text:style-name="P2">Y precisamente al leer este log nos damos cuenta de que hay algo que chirria, ya que tanto cuando:</text:p>
      <text:p text:style-name="P2"/>
      <text:p text:style-name="P36">when comparing two equal cargoes</text:p>
      <text:p text:style-name="P36">» should confirm that they have the same identity</text:p>
      <text:p text:style-name="P40">» should leverage the tracking identity collaborator</text:p>
      <text:p text:style-name="P2"/>
      <text:p text:style-name="P2">como cuando:</text:p>
      <text:p text:style-name="P2"/>
      <text:p text:style-name="P36">when comparing to a null cargo</text:p>
      <text:p text:style-name="P36">» should confirm that they have different identity</text:p>
      <text:p text:style-name="P40">» should not leverage the tracking identity collaborator</text:p>
      <text:p text:style-name="P2"/>
      <text:p text:style-name="P2">tenemos claro cual es el comportamiento esperado con respecto a la interaccion con ITrackingId:</text:p>
      <text:p text:style-name="P2"/>
      <text:list xml:id="list29193181" text:style-name="L19">
        <text:list-item>
          <text:p text:style-name="P67">En el primer caso: Delega.</text:p>
        </text:list-item>
        <text:list-item>
          <text:p text:style-name="P67">En el segundo caso: No delega.</text:p>
        </text:list-item>
      </text:list>
      <text:p text:style-name="P2"/>
      <text:p text:style-name="P2"><text:soft-page-break/>Pero, ¿que ocurre en este caso?</text:p>
      <text:p text:style-name="P2"/>
      <text:p text:style-name="P36">when comparing two different cargoes</text:p>
      <text:p text:style-name="P40">»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36">When comparing two different cargoes</text:p>
      <text:p text:style-name="P36">» It should confirm that they have different identity</text:p>
      <text:p text:style-name="P40">»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wo equal cargoes</text:p>
      <text:p text:style-name="P36">» should confirm that they have the same identity</text:p>
      <text:p text:style-name="P36">» should leverage the tracking identity<text:span text:style-name="T57"> collaborator</text:span></text:p>
      <text:p text:style-name="P36"/>
      <text:p text:style-name="P36">when comparing two different cargoes</text:p>
      <text:p text:style-name="P36">» should confirm that they have different identity</text:p>
      <text:p text:style-name="P36">» should leverage the tracking identity<text:span text:style-name="T57"> collaborator</text:span></text:p>
      <text:p text:style-name="P36"/>
      <text:p text:style-name="P36">when comparing to a null cargo</text:p>
      <text:p text:style-name="P36">» should confirm that they have different identity</text:p>
      <text:p text:style-name="P36">» should not leverage the tracking identity<text:span text:style-name="T57"> collaborator</text:span></text:p>
      <text:p text:style-name="P36"/>
      <text:p text:style-name="P36"/>
      <text:p text:style-name="P36">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6">BDD_Spec: Sobreescribiendo los metodos de Object GetHashCode() y ToString()</text:span>:</text:p>
      <text:p text:style-name="P2"/>
      <text:p text:style-name="P2">Se considera buena practica, sobreescribir los metodos de Object, a saber:</text:p>
      <text:p text:style-name="P2"/>
      <text:list xml:id="list29189773" text:style-name="L20">
        <text:list-item>
          <text:p text:style-name="P68"><text:soft-page-break/>GetHashCode()</text:p>
        </text:list-item>
        <text:list-item>
          <text:p text:style-name="P68">ToString()</text:p>
        </text:list-item>
        <text:list-item>
          <text:p text:style-name="P68">Equals()</text:p>
        </text:list-item>
      </text:list>
      <text:p text:style-name="P2"/>
      <text:p text:style-name="P2">Vamos a dedicar este epigrafe a esa tarea.</text:p>
      <text:p text:style-name="P2"/>
      <text:p text:style-name="P2">Las BDD_Specs de los dos primeros serian algo como:</text:p>
      <text:p text:style-name="P2"/>
      <text:p text:style-name="P39">When asked about its hash code</text:p>
      <text:p text:style-name="P36">» It should leverage the tracking identity hash code</text:p>
      <text:p text:style-name="P36"/>
      <text:p text:style-name="P36">When asked about its string representation</text:p>
      <text:p text:style-name="P36">»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33"><text:span text:style-name="T12">public</text:span><text:span text:style-name="T24"> </text:span><text:span text:style-name="T12">class</text:span><text:span text:style-name="T24"> </text:span><text:span text:style-name="T44">when_asked_about_its_hash_code</text:span><text:span text:style-name="T24"> : </text:span><text:span text:style-name="T44">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22"><text:s text:c="8"/>tracking_id</text:p>
      <text:p text:style-name="P22"><text:s text:c="11"/>.Stub(x =&gt; x.GetHashCode())</text:p>
      <text:p text:style-name="P34"><text:span text:style-name="T21"><text:s text:c="11"/>.Return(</text:span><text:span text:style-name="T10">new</text:span><text:span text:style-name="T21"> </text:span><text:span text:style-name="T10">int</text:span><text:span text:style-name="T21">());</text:span></text:p>
      <text:p text:style-name="P22"><text:s text:c="4"/>};</text:p>
      <text:p text:style-name="P22"/>
      <text:p text:style-name="P34"><text:span text:style-name="T21"><text:s text:c="4"/></text:span><text:span text:style-name="T33">Because</text:span><text:span text:style-name="T21"> of = () =&gt; sut.GetHashCode();</text:span></text:p>
      <text:p text:style-name="P22"/>
      <text:p text:style-name="P34"><text:span text:style-name="T21"><text:s text:c="4"/></text:span><text:span text:style-name="T33">It</text:span><text:span text:style-name="T21"> should_leverage_the_tracking_identity_hash_code = () =&gt;</text:span></text:p>
      <text:p text:style-name="P22"><text:s text:c="7"/>tracking_id.received(x =&gt; x.GetHashCode());</text:p>
      <text:p text:style-name="P22">}</text:p>
      <text:p text:style-name="P22"/>
      <text:p text:style-name="P34"><text:span text:style-name="T10">public</text:span><text:span text:style-name="T21"> </text:span><text:span text:style-name="T10">class</text:span><text:span text:style-name="T21"> </text:span><text:span text:style-name="T42">when_asked_about_its_string_representation</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22"><text:s text:c="8"/>tracking_id</text:p>
      <text:p text:style-name="P22"><text:s text:c="11"/>.Stub(x =&gt; x.ToString())</text:p>
      <text:p text:style-name="P34"><text:span text:style-name="T21"><text:s text:c="11"/>.Return(</text:span><text:span text:style-name="T10">string</text:span><text:span text:style-name="T21">.Empty);</text:span></text:p>
      <text:p text:style-name="P22"><text:s text:c="4"/>};</text:p>
      <text:p text:style-name="P22"/>
      <text:p text:style-name="P34"><text:span text:style-name="T21"><text:s text:c="4"/></text:span><text:span text:style-name="T33">Because</text:span><text:span text:style-name="T21"> of = () =&gt; sut.ToString();</text:span></text:p>
      <text:p text:style-name="P22"/>
      <text:p text:style-name="P34"><text:span text:style-name="T21"><text:s text:c="4"/></text:span><text:span text:style-name="T33">It</text:span><text:span text:style-name="T21"> should_leverage_the_tracking_identity_string_representation = () =&gt;</text:span></text:p>
      <text:p text:style-name="P22"><text:s text:c="7"/>tracking_id.received(x =&gt; x.ToString());</text:p>
      <text:p text:style-name="P22">}</text:p>
      <text:p text:style-name="P2"/>
      <text:p text:style-name="P2">que nos sugieren los siguientes cambios en las interfaces:</text:p>
      <text:p text:style-name="P2"/>
      <text:p text:style-name="P33"><text:span text:style-name="T12">public</text:span><text:span text:style-name="T24"> </text:span><text:span text:style-name="T12">interface</text:span><text:span text:style-name="T24"> </text:span><text:span text:style-name="T35">ITrackingId</text:span><text:span text:style-name="T24"> : </text:span><text:span text:style-name="T35">IValueObject</text:span><text:span text:style-name="T24">&lt;</text:span><text:span text:style-name="T35">ITrackingId</text:span><text:span text:style-name="T24">&gt;</text:span></text:p>
      <text:p text:style-name="P22">{</text:p>
      <text:p text:style-name="P34"><text:span text:style-name="T21"><text:s text:c="4"/></text:span><text:span text:style-name="T10">int</text:span><text:span text:style-name="T21"> GetHashCode();</text:span></text:p>
      <text:p text:style-name="P34"><text:span text:style-name="T21"><text:s text:c="4"/></text:span><text:span text:style-name="T10">string</text:span><text:span text:style-name="T21"> ToString();</text:span></text:p>
      <text:p text:style-name="P22">}</text:p>
      <text:p text:style-name="P2"/>
      <text:p text:style-name="P13"><text:span text:style-name="T10">public</text:span><text:span text:style-name="T21"> </text:span><text:span text:style-name="T10">interface</text:span><text:span text:style-name="T21"> </text:span><text:span text:style-name="T33">ICargo</text:span><text:span text:style-name="T21"> : </text:span><text:span text:style-name="T33">IEntity</text:span><text:span text:style-name="T21">&lt;</text:span><text:span text:style-name="T33">ICargo</text:span><text:span text:style-name="T21">&gt;</text:span></text:p>
      <text:p text:style-name="P22">{</text:p>
      <text:p text:style-name="P34"><text:span text:style-name="T21"><text:s text:c="4"/></text:span><text:span text:style-name="T33">ITrackingId</text:span><text:span text:style-name="T21"> tracking_id();</text:span></text:p>
      <text:p text:style-name="P34"><text:span text:style-name="T21"><text:s text:c="4"/></text:span><text:span text:style-name="T33">IRouteSpecification</text:span><text:span text:style-name="T21"> route_specification();</text:span></text:p>
      <text:p text:style-name="P34"><text:span text:style-name="T21"><text:s text:c="4"/></text:span><text:span text:style-name="T33">ILocation</text:span><text:span text:style-name="T21"> origin_location();</text:span></text:p>
      <text:p text:style-name="P22"><text:soft-page-break/></text:p>
      <text:p text:style-name="P34"><text:span text:style-name="T21"><text:s text:c="4"/></text:span><text:span text:style-name="T10">int</text:span><text:span text:style-name="T21"> GetHashCode();</text:span></text:p>
      <text:p text:style-name="P34"><text:span text:style-name="T21"><text:s text:c="4"/></text:span><text:span text:style-name="T10">string</text:span><text:span text:style-name="T21"> ToString();</text:span></text:p>
      <text:p text:style-name="P22">}</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p>
      <text:p text:style-name="P22">{</text:p>
      <text:p text:style-name="P22"><text:s text:c="4"/>(....)</text:p>
      <text:p text:style-name="P22"/>
      <text:p text:style-name="P34"><text:span text:style-name="T21"><text:s text:c="4"/></text:span><text:span text:style-name="T10">public</text:span><text:span text:style-name="T21"> </text:span><text:span text:style-name="T10">override</text:span><text:span text:style-name="T21"> </text:span><text:span text:style-name="T10">int</text:span><text:span text:style-name="T21"> GetHashCode()</text:span></text:p>
      <text:p text:style-name="P22"><text:s text:c="4"/>{</text:p>
      <text:p text:style-name="P34"><text:span text:style-name="T21"><text:s text:c="8"/></text:span><text:span text:style-name="T10">return</text:span><text:span text:style-name="T21"> underlying_tracking_id.GetHashCode();</text:span></text:p>
      <text:p text:style-name="P22"><text:s text:c="4"/>}</text:p>
      <text:p text:style-name="P22"/>
      <text:p text:style-name="P34"><text:span text:style-name="T21"><text:s text:c="4"/></text:span><text:span text:style-name="T10">public</text:span><text:span text:style-name="T21"> </text:span><text:span text:style-name="T10">override</text:span><text:span text:style-name="T21"> </text:span><text:span text:style-name="T10">string</text:span><text:span text:style-name="T21"> ToString()</text:span></text:p>
      <text:p text:style-name="P22"><text:s text:c="4"/>{</text:p>
      <text:p text:style-name="P34"><text:span text:style-name="T21"><text:s text:c="8"/></text:span><text:span text:style-name="T10">return</text:span><text:span text:style-name="T21"> underlying_tracking_id.ToString();</text:span></text:p>
      <text:p text:style-name="P22"><text:s text:c="4"/>}</text:p>
      <text:p text:style-name="P22"/>
      <text:p text:style-name="P22"><text:s text:c="4"/>(....)</text:p>
      <text:p text:style-name="P22">}</text:p>
      <text:p text:style-name="P2"/>
      <text:p text:style-name="P2"/>
      <text:p text:style-name="P2">Obteniendo como resultado el esperado:</text:p>
      <text:p text:style-name="P2"/>
      <text:p text:style-name="P39">------ Test started: Assembly: dddsample.specs.dll ------</text:p>
      <text:p text:style-name="P36"/>
      <text:p text:style-name="P36">when asked about its tracking identificator</text:p>
      <text:p text:style-name="P36">» should provide the cargo id</text:p>
      <text:p text:style-name="P36"/>
      <text:p text:style-name="P36">when asked about its route specification</text:p>
      <text:p text:style-name="P36">» should provide the route specification</text:p>
      <text:p text:style-name="P36"/>
      <text:p text:style-name="P36">when asked about its origin location</text:p>
      <text:p text:style-name="P36">» should provide the origin location</text:p>
      <text:p text:style-name="P36">» should leverage the route specification origin location</text:p>
      <text:p text:style-name="P36"/>
      <text:p text:style-name="P36">when comparing two equal cargoes</text:p>
      <text:p text:style-name="P36">» should confirm that they have the same identity</text:p>
      <text:p text:style-name="P36">» should leverage the tracking identity collaborator</text:p>
      <text:p text:style-name="P36"/>
      <text:p text:style-name="P36">when comparing two diferent cargoes</text:p>
      <text:p text:style-name="P36">» should confirm that they have diferent identity</text:p>
      <text:p text:style-name="P36">» should leverage the tracking identity collaborator</text:p>
      <text:p text:style-name="P36"/>
      <text:p text:style-name="P36">when comparing to a null cargo</text:p>
      <text:p text:style-name="P36">» should confirm that they have diferent identity</text:p>
      <text:p text:style-name="P36">» should not leverage the tracking identity collaborator</text:p>
      <text:p text:style-name="P36"/>
      <text:p text:style-name="P36">when asked about its hash code</text:p>
      <text:p text:style-name="P36">» should leverage the tracking identity hash code</text:p>
      <text:p text:style-name="P36"/>
      <text:p text:style-name="P36">when asked about its string representation</text:p>
      <text:p text:style-name="P36">» should leverage the tracking identity string representation</text:p>
      <text:p text:style-name="P36"/>
      <text:p text:style-name="P36"/>
      <text:p text:style-name="P36">12 passed, 0 failed, 0 skipped, took 1,29 seconds (Machine.Specifications 0.3.0).</text:p>
      <text:p text:style-name="P2"/>
      <text:p text:style-name="P2">Hasta aqui nada nuevo ni excesivamente complicado, mas alla de seguir usando las <text:soft-page-break/>interfaces como un contrato que se debe cumplir, reforzando el concepto de que para considerar a una clase como ICargo, la obligamos (expli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22">underlying_tracking_id.GetHashCode();</text:p>
      <text:p text:style-name="P22">underlying_tracking_id.ToString();</text:p>
      <text:p text:style-name="P2"/>
      <text:p text:style-name="P2">sin ni siquiera haber escrito una sola implementacion concreta de ITrackingId, por poner un ejemplo.</text:p>
      <text:p text:style-name="P2"/>
      <text:p text:style-name="P2"><text:span text:style-name="T6">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6">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29215782" text:style-name="L21">
        <text:list-item>
          <text:p text:style-name="P69">Un identificador (ITrackinId) que nos permite distinguirlo de los demas envios.</text:p>
        </text:list-item>
        <text:list-item>
          <text:p text:style-name="P69">Un origen (ILocation).</text:p>
        </text:list-item>
        <text:list-item>
          <text:p text:style-name="P69">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assign_the_route_described_by(IITinerary this_itinerary).</text:p>
      <text:p text:style-name="P2"/>
      <text:p text:style-name="P2">Vamos a ello</text:p>
      <text:p text:style-name="P2"/>
      <text:p text:style-name="P2"><text:span text:style-name="T6">BDD_Spec: When assigning a route described by an itinerary</text:span>:</text:p>
      <text:p text:style-name="P2"/>
      <text:p text:style-name="P2">Inicialmente parece que esta seria una descripcion bastante ajustada de lo que queremos:</text:p>
      <text:p text:style-name="P2"/>
      <text:p text:style-name="P39">When assigning a route described by an itinerary</text:p>
      <text:p text:style-name="P36">» It should validate it is a not null itinerary</text:p>
      <text:p text:style-name="P36">» It should be stored somewhere</text:p>
      <text:p text:style-name="P36">»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13"><text:span text:style-name="T10">public</text:span><text:span text:style-name="T21"> </text:span><text:span text:style-name="T10">class</text:span><text:span text:style-name="T21"> </text:span><text:span text:style-name="T42">when_assigning_a_route_described_by_an_itinerary</text:span><text:span text:style-name="T21"> : </text:span><text:span text:style-name="T42">concern_for_cargo</text:span></text:p>
      <text:p text:style-name="P22">{</text:p>
      <text:p text:style-name="P34"><text:span text:style-name="T21"><text:s text:c="4"/></text:span><text:span text:style-name="T33">It</text:span><text:span text:style-name="T21"> should_validate_it_is_a_not_null_itinerary = () =&gt; </text:span></text:p>
      <text:p text:style-name="P34"><text:span text:style-name="T21"><text:s text:c="7"/>the_itinerary.</text:span><text:span text:style-name="T65">ShouldNotBeNull</text:span><text:span text:style-name="T21">();</text:span></text:p>
      <text:p text:style-name="P22"/>
      <text:p text:style-name="P34"><text:span text:style-name="T21"><text:s text:c="4"/></text:span><text:span text:style-name="T33">It</text:span><text:span text:style-name="T21"> should_be_stored_somewhere = () =&gt; sut.</text:span><text:span text:style-name="T65">itinerary</text:span><text:span text:style-name="T21">().ShouldEqual(the_itinerary);</text:span></text:p>
      <text:p text:style-name="P22"><text:soft-page-break/></text:p>
      <text:p text:style-name="P34"><text:span text:style-name="T21"><text:s text:c="4"/></text:span><text:span text:style-name="T33">It</text:span><text:span text:style-name="T21"> should_reflect_into_the_actual_transportation_of_the_cargo = () =&gt; </text:span></text:p>
      <text:p text:style-name="P34"><text:span text:style-name="T21"><text:s text:c="7"/>sut.</text:span><text:span text:style-name="T65">delivery</text:span><text:span text:style-name="T21">().</text:span><text:span text:style-name="T65">received</text:span><text:span text:style-name="T21">(</text:span></text:p>
      <text:p text:style-name="P34"><text:span text:style-name="T21"><text:s text:c="11"/>x =&gt; x.</text:span><text:span text:style-name="T65">update_on_routing</text:span><text:span text:style-name="T21">(the_route_specification, the_itinerary));</text:span></text:p>
      <text:p text:style-name="P22"/>
      <text:p text:style-name="P34"><text:span text:style-name="T21"><text:s text:c="4"/></text:span><text:span text:style-name="T10">static</text:span><text:span text:style-name="T21"> </text:span><text:span text:style-name="T65">IItinerary</text:span><text:span text:style-name="T21"> the_itinerary;</text:span></text:p>
      <text:p text:style-name="P34"><text:span text:style-name="T21"><text:s text:c="4"/></text:span><text:span text:style-name="T10">static</text:span><text:span text:style-name="T21"> </text:span><text:span text:style-name="T65">IDelivery</text:span><text:span text:style-name="T21"> the_delivery;</text:span></text:p>
      <text:p text:style-name="P22">}</text:p>
      <text:p text:style-name="P2"/>
      <text:p text:style-name="P2">Como siempre, la reaccion en cadena nos lleva a crear dos nuevas interfaces:</text:p>
      <text:p text:style-name="P2"/>
      <text:p text:style-name="P19"><text:span text:style-name="T12">public</text:span><text:span text:style-name="T24"> </text:span><text:span text:style-name="T12">interface</text:span><text:span text:style-name="T24"> </text:span><text:span text:style-name="T35">IDelivery</text:span><text:span text:style-name="T21"> {}</text:span></text:p>
      <text:p text:style-name="P34"><text:span text:style-name="T10">public</text:span><text:span text:style-name="T21"> </text:span><text:span text:style-name="T10">interface</text:span><text:span text:style-name="T21"> </text:span><text:span text:style-name="T33">IItinerary</text:span><text:span text:style-name="T21"> {}</text:span></text:p>
      <text:p text:style-name="P2"/>
      <text:p text:style-name="P2">y en IDelivery necesitamos:</text:p>
      <text:p text:style-name="P2"/>
      <text:p text:style-name="P13"><text:span text:style-name="T10">public</text:span><text:span text:style-name="T21"> </text:span><text:span text:style-name="T10">interface</text:span><text:span text:style-name="T21"> </text:span><text:span text:style-name="T33">IDelivery</text:span></text:p>
      <text:p text:style-name="P22">{</text:p>
      <text:p text:style-name="P34"><text:span text:style-name="T21"><text:s text:c="4"/></text:span><text:span text:style-name="T10">void</text:span><text:span text:style-name="T21"> update_on_routing(</text:span><text:span text:style-name="T33">IRouteSpecification</text:span><text:span text:style-name="T21"> the_route_specification, </text:span></text:p>
      <text:p text:style-name="P34"><text:span text:style-name="T21"><text:s text:c="27"/></text:span><text:span text:style-name="T33">IItinerary</text:span><text:span text:style-name="T21"> the_itinerary);</text:span></text:p>
      <text:p text:style-name="P22">}</text:p>
      <text:p text:style-name="P2"/>
      <text:p text:style-name="P2">mientras que en ICargo (y como consecuencia, en Cargo) aparecen dos nuevos metodos que nos devuelve un Iitinerary y un IDelivery respectivamente:</text:p>
      <text:p text:style-name="P2"/>
      <text:p text:style-name="P13"><text:span text:style-name="T10">public</text:span><text:span text:style-name="T21"> </text:span><text:span text:style-name="T10">interface</text:span><text:span text:style-name="T21"> </text:span><text:span text:style-name="T33">ICargo</text:span><text:span text:style-name="T21"> : </text:span><text:span text:style-name="T33">IEntity</text:span><text:span text:style-name="T21">&lt;</text:span><text:span text:style-name="T33">ICargo</text:span><text:span text:style-name="T21">&gt;</text:span></text:p>
      <text:p text:style-name="P22">{</text:p>
      <text:p text:style-name="P22"><text:s text:c="4"/>(....)</text:p>
      <text:p text:style-name="P22"/>
      <text:p text:style-name="P34"><text:span text:style-name="T21"><text:s text:c="4"/></text:span><text:span text:style-name="T33">IItinerary</text:span><text:span text:style-name="T21"> itinerary();</text:span></text:p>
      <text:p text:style-name="P34"><text:span text:style-name="T21"><text:s text:c="4"/></text:span><text:span text:style-name="T33">IDelivery</text:span><text:span text:style-name="T21"> delivery();</text:span></text:p>
      <text:p text:style-name="P22"/>
      <text:p text:style-name="P22"><text:s text:c="4"/>(....)</text:p>
      <text:p text:style-name="P22">}</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p>
      <text:p text:style-name="P22">{</text:p>
      <text:p text:style-name="P22"><text:s text:c="4"/>(....)</text:p>
      <text:p text:style-name="P22"/>
      <text:p text:style-name="P34"><text:span text:style-name="T21"><text:s text:c="4"/></text:span><text:span text:style-name="T10">public</text:span><text:span text:style-name="T21"> </text:span><text:span text:style-name="T33">IItinerary</text:span><text:span text:style-name="T21"> itinerar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23"><text:span text:style-name="T8"><text:s text:c="4"/>public</text:span> <text:span text:style-name="T31">IDelivery</text:span> delivery()</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23"><text:s text:c="4"/>(....)</text:p>
      <text:p text:style-name="P23">}</text:p>
      <text:p text:style-name="P2"/>
      <text:p text:style-name="P2">Enviamos las dos nuevas interfaces a su sitio y nos hemos deshecho de todo el codigo rojo.</text:p>
      <text:p text:style-name="P2"/>
      <text:p text:style-name="P2">Vamos a ejercitar el SUT:</text:p>
      <text:p text:style-name="P2"/>
      <text:p text:style-name="P13"><text:span text:style-name="T10">public</text:span><text:span text:style-name="T21"> </text:span><text:span text:style-name="T10">class</text:span><text:span text:style-name="T21"> </text:span><text:span text:style-name="T42">when_assigning_a_route_described_by_an_itinerary</text:span><text:span text:style-name="T21"> : </text:span><text:span text:style-name="T42">concern_for_cargo</text:span></text:p>
      <text:p text:style-name="P22">{</text:p>
      <text:p text:style-name="P34"><text:span text:style-name="T21"><text:s text:c="4"/></text:span><text:span text:style-name="T33">Because</text:span><text:span text:style-name="T21"> of = () =&gt; sut.</text:span><text:span text:style-name="T65">assing_the_route_described_by</text:span><text:span text:style-name="T21">(the_itinerary);</text:span></text:p>
      <text:p text:style-name="P22"/>
      <text:p text:style-name="P34"><text:span text:style-name="T21"><text:s text:c="4"/></text:span><text:span text:style-name="T33">It</text:span><text:span text:style-name="T21"> should_validate_it_is_a_not_null_itinerary = () =&gt; </text:span></text:p>
      <text:p text:style-name="P22"><text:soft-page-break/><text:s text:c="7"/>the_itinerary.ShouldNotBeNull();</text:p>
      <text:p text:style-name="P22"/>
      <text:p text:style-name="P34"><text:span text:style-name="T21"><text:s text:c="4"/></text:span><text:span text:style-name="T33">It</text:span><text:span text:style-name="T21"> should_be_stored_somewhere = () =&gt; sut.itinerary().ShouldEqual(the_itinerary);</text:span></text:p>
      <text:p text:style-name="P22"/>
      <text:p text:style-name="P34"><text:span text:style-name="T21"><text:s text:c="4"/></text:span><text:span text:style-name="T33">It</text:span><text:span text:style-name="T21"> should_reflect_into_the_actual_transportation_of_the_cargo = () =&gt; </text:span></text:p>
      <text:p text:style-name="P22"><text:s text:c="7"/>sut.delivery().received(</text:p>
      <text:p text:style-name="P22"><text:s text:c="10"/>x =&gt; x.update_on_routing(the_route_specification, the_itinerary));</text:p>
      <text:p text:style-name="P22"/>
      <text:p text:style-name="P34"><text:span text:style-name="T21"><text:s text:c="4"/></text:span><text:span text:style-name="T10">static</text:span><text:span text:style-name="T21"> </text:span><text:span text:style-name="T33">IItinerary</text:span><text:span text:style-name="T21"> the_itinerary;</text:span></text:p>
      <text:p text:style-name="P34"><text:span text:style-name="T21"><text:s text:c="4"/></text:span><text:span text:style-name="T10">static</text:span><text:span text:style-name="T21"> </text:span><text:span text:style-name="T33">IDelivery</text:span><text:span text:style-name="T21"> the_delivery;</text:span></text:p>
      <text:p text:style-name="P22">}</text:p>
      <text:p text:style-name="P2"/>
      <text:p text:style-name="P2">Para deshacernos del codigo rojo, basta con añadir ese metodo a la tupla ICargo/Cargo:</text:p>
      <text:p text:style-name="P2"/>
      <text:p text:style-name="P13"><text:span text:style-name="T10">public</text:span><text:span text:style-name="T21"> </text:span><text:span text:style-name="T10">interface</text:span><text:span text:style-name="T21"> </text:span><text:span text:style-name="T33">ICargo</text:span><text:span text:style-name="T21"> : </text:span><text:span text:style-name="T33">IEntity</text:span><text:span text:style-name="T21">&lt;</text:span><text:span text:style-name="T33">ICargo</text:span><text:span text:style-name="T21">&gt;</text:span></text:p>
      <text:p text:style-name="P22">{</text:p>
      <text:p text:style-name="P22"><text:s text:c="4"/>(....)</text:p>
      <text:p text:style-name="P22"/>
      <text:p text:style-name="P34"><text:span text:style-name="T21"><text:s text:c="4"/></text:span><text:span text:style-name="T12">void</text:span><text:span text:style-name="T22"> assing_the_route_described_by(</text:span><text:span text:style-name="T36">IItinerary</text:span><text:span text:style-name="T22"> the_itinerary)</text:span><text:span text:style-name="T21">;</text:span></text:p>
      <text:p text:style-name="P22"/>
      <text:p text:style-name="P22"><text:s text:c="4"/>(....)</text:p>
      <text:p text:style-name="P22">}</text:p>
      <text:p text:style-name="P2"/>
      <text:p text:style-name="P13"><text:span text:style-name="T10">public</text:span><text:span text:style-name="T21"> </text:span><text:span text:style-name="T10">class</text:span><text:span text:style-name="T21"> </text:span><text:span text:style-name="T42">Cargo</text:span><text:span text:style-name="T21"> : </text:span><text:span text:style-name="T33">ICargo</text:span></text:p>
      <text:p text:style-name="P22">{</text:p>
      <text:p text:style-name="P22"><text:s text:c="4"/>(....)</text:p>
      <text:p text:style-name="P22"/>
      <text:p text:style-name="P34"><text:span text:style-name="T21"><text:s text:c="4"/></text:span><text:span text:style-name="T14">public</text:span><text:span text:style-name="T22"> </text:span><text:span text:style-name="T13">void</text:span><text:span text:style-name="T22"> assing_the_route_described_by(</text:span><text:span text:style-name="T36">IItinerary</text:span><text:span text:style-name="T22"> the_itinerary)</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23"><text:s text:c="4"/>(....)</text:p>
      <text:p text:style-name="P28">}</text:p>
      <text:p text:style-name="P2"/>
      <text:p text:style-name="P2">y una vez hecho esto, establecer el contexto es muy sencillo, tal y como se muestra en la BDD_Spec ya finalizada:</text:p>
      <text:p text:style-name="P2"/>
      <text:p text:style-name="P13"><text:span text:style-name="T10">public</text:span><text:span text:style-name="T21"> </text:span><text:span text:style-name="T10">class</text:span><text:span text:style-name="T21"> </text:span><text:span text:style-name="T42">when_assigning_a_route_described_by_an_itinerary</text:span><text:span text:style-name="T21"> : </text:span><text:span text:style-name="T42">concern_for_cargo</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itinerary = an&lt;</text:span><text:span text:style-name="T33">IItinerary</text:span><text:span text:style-name="T21">&gt;();</text:span></text:p>
      <text:p text:style-name="P34"><text:span text:style-name="T21"><text:s text:c="8"/>the_delivery = an&lt;</text:span><text:span text:style-name="T33">IDelivery</text:span><text:span text:style-name="T21">&gt;();</text:span></text:p>
      <text:p text:style-name="P22"/>
      <text:p text:style-name="P22"><text:s text:c="8"/>the_delivery</text:p>
      <text:p text:style-name="P22"><text:s text:c="11"/>.Stub(x =&gt; x.update_on_routing(the_route_specification, the_itinerary));</text:p>
      <text:p text:style-name="P22"><text:s text:c="4"/>};</text:p>
      <text:p text:style-name="P22"/>
      <text:p text:style-name="P34"><text:span text:style-name="T21"><text:s text:c="4"/></text:span><text:span text:style-name="T33">Because</text:span><text:span text:style-name="T21"> of = () =&gt; sut.assing_the_route_described_by(the_itinerary);</text:span></text:p>
      <text:p text:style-name="P22"/>
      <text:p text:style-name="P34"><text:span text:style-name="T21"><text:s text:c="4"/></text:span><text:span text:style-name="T33">It</text:span><text:span text:style-name="T21"> should_validate_it_is_a_not_null_itinerary = () =&gt; </text:span></text:p>
      <text:p text:style-name="P22"><text:s text:c="7"/>the_itinerary.ShouldNotBeNull();</text:p>
      <text:p text:style-name="P22"/>
      <text:p text:style-name="P34"><text:span text:style-name="T21"><text:s text:c="4"/></text:span><text:span text:style-name="T33">It</text:span><text:span text:style-name="T21"> should_be_stored_somewhere = () =&gt; sut.itinerary().ShouldEqual(the_itinerary);</text:span></text:p>
      <text:p text:style-name="P22"/>
      <text:p text:style-name="P34"><text:span text:style-name="T21"><text:s text:c="4"/></text:span><text:span text:style-name="T33">It</text:span><text:span text:style-name="T21"> should_reflect_into_the_actual_transportation_of_the_cargo = () =&gt; </text:span></text:p>
      <text:p text:style-name="P22"><text:s text:c="7"/>sut.delivery().received(</text:p>
      <text:p text:style-name="P22"><text:s text:c="10"/>x =&gt; x.update_on_routing(the_route_specification, the_itinerary));</text:p>
      <text:p text:style-name="P22"/>
      <text:p text:style-name="P34"><text:span text:style-name="T21"><text:s text:c="4"/></text:span><text:span text:style-name="T10">static</text:span><text:span text:style-name="T21"> </text:span><text:span text:style-name="T33">IItinerary</text:span><text:span text:style-name="T21"> the_itinerary;</text:span></text:p>
      <text:p text:style-name="P34"><text:span text:style-name="T21"><text:s text:c="4"/></text:span><text:span text:style-name="T10">static</text:span><text:span text:style-name="T21"> </text:span><text:span text:style-name="T33">IDelivery</text:span><text:span text:style-name="T21"> the_delivery;</text:span></text:p>
      <text:p text:style-name="P22"><text:soft-page-break/>}</text:p>
      <text:p text:style-name="P2"/>
      <text:p text:style-name="P2">Una vez obtenido el error esperado al ejecutar la BDD_Spec:</text:p>
      <text:p text:style-name="P2"/>
      <text:p text:style-name="P39">System.Reflection.TargetInvocationException: </text:p>
      <text:p text:style-name="P39">Exception has been thrown by the target of an invocation.</text:p>
      <text:p text:style-name="P39"><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29214300" text:style-name="L22">
        <text:list-item>
          <text:p text:style-name="P70">RED</text:p>
        </text:list-item>
        <text:list-item>
          <text:p text:style-name="P70">GREEN</text:p>
        </text:list-item>
        <text:list-item>
          <text:p text:style-name="P70">REFACTOR</text:p>
        </text:list-item>
      </text:list>
      <text:p text:style-name="P2"/>
      <text:p text:style-name="P2">y en particular el estilo que debemos perseguir con las BDD_Specs, conocido como, AAA:</text:p>
      <text:p text:style-name="P2"/>
      <text:list xml:id="list29190926" text:style-name="L23">
        <text:list-item>
          <text:p text:style-name="P71">Arrange</text:p>
        </text:list-item>
        <text:list-item>
          <text:p text:style-name="P71">Assign</text:p>
        </text:list-item>
        <text:list-item>
          <text:p text:style-name="P71">Assert</text:p>
        </text:list-item>
      </text:list>
      <text:p text:style-name="P2"/>
      <text:p text:style-name="P2">escritos en el siguiente orden con su equivalente en bloque de machine.specification:</text:p>
      <text:p text:style-name="P2"/>
      <text:list xml:id="list29214346" text:style-name="L24">
        <text:list-item>
          <text:p text:style-name="P72">Assert --&gt; bloques IT</text:p>
        </text:list-item>
        <text:list-item>
          <text:p text:style-name="P72">Assign --&gt; bloque BECAUSE</text:p>
        </text:list-item>
        <text:list-item>
          <text:p text:style-name="P72">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34"><text:span text:style-name="T33">It</text:span><text:span text:style-name="T21"> should_validate_it_is_a_not_null_itinerary = () =&gt; </text:span></text:p>
      <text:p text:style-name="P27"><text:s text:c="3"/>the_itinerary.ShouldNotBeNull();</text:p>
      <text:p text:style-name="P2"/>
      <text:p text:style-name="P2">La intencion es clara, sin embargo la realizacion es incorrecta. Si comprobamos que:</text:p>
      <text:p text:style-name="P2"/>
      <text:p text:style-name="P27">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13"><text:span text:style-name="T33">It</text:span><text:span text:style-name="T21"> should_validate_it_is_a_not_null_itinerary = () =&gt; </text:span></text:p>
      <text:p text:style-name="P26"><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text:soft-page-break/>lo rechaza, no lo asigna internamente, con lo que:</text:p>
      <text:p text:style-name="P2"/>
      <text:p text:style-name="P26">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39">When assigning a route described by a null itinerary</text:p>
      <text:p text:style-name="P36">»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14"><text:span text:style-name="T33">It</text:span><text:span text:style-name="T21">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13"><text:span text:style-name="T33">IItinerary</text:span><text:span text:style-name="T21"> underlying_itinerary;</text:span></text:p>
      <text:p text:style-name="P22"><text:s text:c="8"/></text:p>
      <text:p text:style-name="P34"><text:span text:style-name="T10">public void</text:span><text:span text:style-name="T21"> assing_the_route_described_by(</text:span><text:span text:style-name="T33">IItinerary</text:span><text:span text:style-name="T21"> the_itinerary)</text:span></text:p>
      <text:p text:style-name="P22">{</text:p>
      <text:p text:style-name="P34"><text:span text:style-name="T21"><text:s text:c="4"/></text:span><text:span text:style-name="T10">this</text:span><text:span text:style-name="T21">.underlying_itinerary = the_itinerary;</text:span></text:p>
      <text:p text:style-name="P22">}</text:p>
      <text:p text:style-name="P2"/>
      <text:p text:style-name="P2">y para el metodo itinerary():</text:p>
      <text:p text:style-name="P2"/>
      <text:p text:style-name="P13"><text:span text:style-name="T10">public</text:span><text:span text:style-name="T21"> </text:span><text:span text:style-name="T33">IItinerary</text:span><text:span text:style-name="T21"> itinerary()</text:span></text:p>
      <text:p text:style-name="P22">{</text:p>
      <text:p text:style-name="P34"><text:span text:style-name="T21"><text:s text:c="4"/></text:span><text:span text:style-name="T10">return</text:span><text:span text:style-name="T21"> underlying_itinerary</text:span></text:p>
      <text:p text:style-name="P22">}</text:p>
      <text:p text:style-name="P2"/>
      <text:p text:style-name="P2">Esto deberia bastar:</text:p>
      <text:p text:style-name="P2"/>
      <text:p text:style-name="P39">------ Test started: Assembly: dddsample.specs.dll ------</text:p>
      <text:p text:style-name="P36"/>
      <text:p text:style-name="P36">(....)</text:p>
      <text:p text:style-name="P36"/>
      <text:p text:style-name="P36">when assigning a route described by an itinerary</text:p>
      <text:p text:style-name="P36">» should be stored somewhere</text:p>
      <text:p text:style-name="P36">» should reflect into the actual transportation of the cargo (FAIL)</text:p>
      <text:p text:style-name="P36"/>
      <text:p text:style-name="P36"/>
      <text:p text:style-name="P36">Test 'should reflect into the actual transportation of the cargo' failed:</text:p>
      <text:p text:style-name="P36"><text:soft-page-break/><text:tab/>System.NotImplementedException: The method or operation is not implemented.</text:p>
      <text:p text:style-name="P36"><text:tab/>domain\model\cargo.aggregate\Cargo.cs(42,0): at dddsample.domain.model.cargo.aggregate.Cargo.delivery()</text:p>
      <text:p text:style-name="P36"><text:tab/>domain\model\cargo.aggregate\CargoSpecs.cs(172,0): at dddsample.specs.domain.model.cargo.aggregate.when_assigning_a_route_described_by_an_itinerary.&lt;.ctor&gt;b__4()</text:p>
      <text:p text:style-name="P36"><text:tab/>at Machine.Specifications.Model.Specification.InvokeSpecificationField()</text:p>
      <text:p text:style-name="P36"><text:tab/>at Machine.Specifications.Model.Specification.Verify()</text:p>
      <text:p text:style-name="P36"/>
      <text:p text:style-name="P36">13 passed, 1 failed, 0 skipped, took 1,22 seconds (Machine.Specifications 0.3.0).</text:p>
      <text:p text:style-name="P2"/>
      <text:p text:style-name="P2">Por fin algo de GREEN.</text:p>
      <text:p text:style-name="P2"/>
      <text:p text:style-name="P2">Vamos con el tercer bloque IT:</text:p>
      <text:p text:style-name="P2"/>
      <text:p text:style-name="P34"><text:span text:style-name="T33">It</text:span><text:span text:style-name="T21"> should_reflect_into_the_actual_transportation_of_the_cargo = () =&gt; </text:span></text:p>
      <text:p text:style-name="P22"><text:s text:c="3"/>sut.delivery().received(</text:p>
      <text:p text:style-name="P27"><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29199635" text:style-name="L25">
        <text:list-item>
          <text:p text:style-name="P73">Seguir el camino marcado por el codigo original en java y declarar el metodo static con lo que ya podemos olvidarnos de mockar IDelivery y hacer aserciones sobre si se ha invocado determinado metodo en el.</text:p>
        </text:list-item>
        <text:list-item>
          <text:p text:style-name="P73">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text:soft-page-break/>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6">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29216122" text:style-name="L26">
        <text:list-item>
          <text:p text:style-name="P74">DDD_Sample Proceso.odt: La base de esta guia.</text:p>
        </text:list-item>
        <text:list-item>
          <text:p text:style-name="P74">CargoSpecs.cs</text:p>
        </text:list-item>
        <text:list-item>
          <text:p text:style-name="P74">dddsample.csproj.</text:p>
        </text:list-item>
        <text:list-item>
          <text:p text:style-name="P74">Cargo.cs</text:p>
        </text:list-item>
        <text:list-item>
          <text:p text:style-name="P74">ICargo.cs</text:p>
        </text:list-item>
      </text:list>
      <text:p text:style-name="P2"><text:s/></text:p>
      <text:p text:style-name="P2">Y estos han sido creados:</text:p>
      <text:p text:style-name="P2"/>
      <text:list xml:id="list29209464" text:style-name="L27">
        <text:list-item>
          <text:p text:style-name="P75">IDelivery</text:p>
        </text:list-item>
        <text:list-item>
          <text:p text:style-name="P75">IItinerary</text:p>
        </text:list-item>
      </text:list>
      <text:p text:style-name="P2"/>
      <text:p text:style-name="P2">Esta es la descripcion de "donde estamos".</text:p>
      <text:p text:style-name="P2"/>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29205079" text:style-name="L28">
        <text:list-item>
          <text:p text:style-name="P76">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29192165" text:style-name="L29">
        <text:list-item>
          <text:p text:style-name="P77">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29196974" text:style-name="L30">
        <text:list-item>
          <text:p text:style-name="P78">git commit -m "MENSAJE"</text:p>
        </text:list-item>
      </text:list>
      <text:p text:style-name="P2"/>
      <text:p text:style-name="P2"><text:soft-page-break/>o en caso de que tengas configurado git con un editor por defecto:</text:p>
      <text:p text:style-name="P2"/>
      <text:list xml:id="list29211177" text:style-name="L31">
        <text:list-item>
          <text:p text:style-name="P79">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29187489" text:style-name="L32">
        <text:list-item>
          <text:p text:style-name="P80">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29198639" text:style-name="L33">
        <text:list-item>
          <text:p text:style-name="P81">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29206936" text:style-name="L34">
        <text:list-item>
          <text:p text:style-name="P82">git reset --hard</text:p>
        </text:list-item>
        <text:list-item>
          <text:p text:style-name="P82">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29192276" text:style-name="L35">
        <text:list-item>
          <text:p text:style-name="P83">git checkout master</text:p>
        </text:list-item>
        <text:list-item>
          <text:p text:style-name="P83">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29208745" text:style-name="L36">
        <text:list-item>
          <text:p text:style-name="P84">git push origin master</text:p>
        </text:list-item>
      </text:list>
      <text:p text:style-name="P2"/>
      <text:p text:style-name="P2">Otro paso mas habitual en el "check-in dance".</text:p>
      <text:p text:style-name="P2"/>
      <text:p text:style-name="P2">Octavo y ultimo – Volvemos a la rama (branch) dev para seguir trabajando en una nueva <text:soft-page-break/>caracteristica. Para ello ejecutamos el "conocido":</text:p>
      <text:p text:style-name="P2"/>
      <text:list xml:id="list29215945" text:style-name="L37">
        <text:list-item>
          <text:p text:style-name="P85">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10"><text:span text:style-name="T7">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52">Describir el Origen (origin) y el Destino (destination) de un Envio (ICargo), asi como la fecha de entrega limite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6">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13"><text:span text:style-name="T10">namespace</text:span><text:span text:style-name="T21"> dddsample.specs.domain.model.cargo.aggregate</text:span></text:p>
      <text:p text:style-name="P22">{</text:p>
      <text:p text:style-name="P34"><text:span text:style-name="T21"><text:s text:c="4"/></text:span><text:span text:style-name="T10">public</text:span><text:span text:style-name="T21"> </text:span><text:span text:style-name="T10">abstract</text:span><text:span text:style-name="T21"> </text:span><text:span text:style-name="T10">class</text:span><text:span text:style-name="T21"> </text:span><text:span text:style-name="T42">concern_for_route_specification</text:span><text:span text:style-name="T21"> : </text:span></text:p>
      <text:p text:style-name="P34"><text:span text:style-name="T21"><text:s text:c="26"/></text:span><text:span text:style-name="T42">Observes</text:span><text:span text:style-name="T21">&lt;</text:span><text:span text:style-name="T33">IRouteSpecification</text:span><text:span text:style-name="T21">, </text:span><text:span text:style-name="T65">RouteSpecification</text:span><text:span text:style-name="T21">&gt;{}</text:span></text:p>
      <text:p text:style-name="P34"><text:span text:style-name="T21">}</text:span><text:span text:style-name="T21"> </text:span></text:p>
      <text:p text:style-name="P2"/>
      <text:p text:style-name="P2"><text:soft-page-break/>Si hacemos como Dorothy y seguimos el camino de baldosas rojas, tendremos que:</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public</text:span><text:span text:style-name="T21"> </text:span><text:span text:style-name="T33">ILocation</text:span><text:span text:style-name="T21"> origin()</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13"><text:span text:style-name="T10">public</text:span><text:span text:style-name="T21"> </text:span><text:span text:style-name="T10">interface</text:span><text:span text:style-name="T21"> </text:span><text:span text:style-name="T33">IRouteSpecification</text:span><text:span text:style-name="T21"> : </text:span><text:span text:style-name="T33">IValueObject</text:span><text:span text:style-name="T21">&lt;</text:span><text:span text:style-name="T33">IRouteSpecification</text:span><text:span text:style-name="T21">&gt;</text:span></text:p>
      <text:p text:style-name="P22">{</text:p>
      <text:p text:style-name="P34"><text:span text:style-name="T21"><text:s text:c="4"/></text:span><text:span text:style-name="T33">ILocation</text:span><text:span text:style-name="T21"> origin();</text:span></text:p>
      <text:p text:style-name="P22">}</text:p>
      <text:p text:style-name="P2"/>
      <text:p text:style-name="P4">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public</text:span><text:span text:style-name="T21"> </text:span><text:span text:style-name="T33">ILocation</text:span><text:span text:style-name="T21"> origin()</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14">bool</text:span><text:span text:style-name="T22"> has_the_same_value_as(</text:span><text:span text:style-name="T36">IRouteSpecification</text:span><text:span text:style-name="T22"> the_other_value_object)</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RouteSpecification</text:span><text:span text:style-name="T22"> copy_into_this()</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13"><text:span text:style-name="T10">public</text:span><text:span text:style-name="T21"> </text:span><text:span text:style-name="T10">interface</text:span><text:span text:style-name="T21"> </text:span><text:span text:style-name="T33">IRouteSpecification</text:span><text:span text:style-name="T21"> : <text:s/></text:span><text:span text:style-name="T33">ISpecification</text:span><text:span text:style-name="T21">&lt;</text:span><text:span text:style-name="T65">IItinerary</text:span><text:span text:style-name="T21">&gt;, </text:span></text:p>
      <text:p text:style-name="P13"><text:span text:style-name="T21"><text:s text:c="40"/></text:span><text:span text:style-name="T33">IValueObject</text:span><text:span text:style-name="T21">&lt;</text:span><text:span text:style-name="T33">IRouteSpecification</text:span><text:span text:style-name="T21">&gt;</text:span></text:p>
      <text:p text:style-name="P22">{</text:p>
      <text:p text:style-name="P34"><text:span text:style-name="T21"><text:s text:c="4"/></text:span><text:span text:style-name="T33">ILocation</text:span><text:span text:style-name="T21"> origin();</text:span></text:p>
      <text:p text:style-name="P22">}</text:p>
      <text:p text:style-name="P2"/>
      <text:p text:style-name="P2">lo que para eliminar el color rojo nos obliga a:</text:p>
      <text:p text:style-name="P2"/>
      <text:p text:style-name="P19"><text:soft-page-break/><text:span text:style-name="T12">public</text:span><text:span text:style-name="T24"> </text:span><text:span text:style-name="T12">interface</text:span><text:span text:style-name="T24"> </text:span><text:span text:style-name="T35">IItinerary</text:span><text:span text:style-name="T21">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public</text:span><text:span text:style-name="T21"> </text:span><text:span text:style-name="T33">ILocation</text:span><text:span text:style-name="T21"> origin()</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14">bool</text:span><text:span text:style-name="T22"> has_the_same_value_as(</text:span><text:span text:style-name="T36">IRouteSpecification</text:span><text:span text:style-name="T22"> the_other_value_object)</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36">IRouteSpecification</text:span><text:span text:style-name="T22"> copy_into_this()</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
      <text:p text:style-name="P34"><text:span text:style-name="T22"><text:s text:c="4"/></text:span><text:span text:style-name="T14">public</text:span><text:span text:style-name="T22"> </text:span><text:span text:style-name="T14">bool</text:span><text:span text:style-name="T22"> is_satisfied_by(</text:span><text:span text:style-name="T36">IItinerary</text:span><text:span text:style-name="T22"> </text:span><text:span text:style-name="T22">this_itinerary)</text:span></text:p>
      <text:p text:style-name="P23"><text:s text:c="4"/>{</text:p>
      <text:p text:style-name="P34"><text:span text:style-name="T22"><text:s text:c="8"/></text:span><text:span text:style-name="T14">throw</text:span><text:span text:style-name="T22"> </text:span><text:span text:style-name="T14">new</text:span><text:span text:style-name="T22"> </text:span><text:span text:style-name="T50">NotImplementedException</text:span><text:span text:style-name="T22">();</text:span></text:p>
      <text:p text:style-name="P23"><text:s text:c="4"/>}</text:p>
      <text:p text:style-name="P23">}</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13"><text:span text:style-name="T10">namespace</text:span><text:span text:style-name="T21"> dddsample.domain.model.cargo.aggregate</text:span></text:p>
      <text:p text:style-name="P2"><text:s/></text:p>
      <text:p text:style-name="P2">y podemos empezar con nuestra primera BDD_Spec.</text:p>
      <text:p text:style-name="P2"/>
      <text:p text:style-name="P2"><text:span text:style-name="T6">RouteSpecificationSpecs: When </text:span><text:span text:style-name="T6">asked for its origin location</text:span>:</text:p>
      <text:p text:style-name="P2"/>
      <text:p text:style-name="P2">Vamos con la primera BDD_Spec de RouteSpecification, y es algo que deberia resultarnos familiar:</text:p>
      <text:p text:style-name="P2"/>
      <text:p text:style-name="P36">When asked for its origin location</text:p>
      <text:p text:style-name="P40">»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13"><text:span text:style-name="T10">public</text:span><text:span text:style-name="T21"> </text:span><text:span text:style-name="T10">class</text:span><text:span text:style-name="T21"> </text:span><text:span text:style-name="T42">when_asked_for_its_origin_location</text:span><text:span text:style-name="T21"> : </text:span><text:span text:style-name="T42">concern_for_route_specification</text:span></text:p>
      <text:p text:style-name="P34"><text:span text:style-name="T21">{</text:span><text:span text:style-name="T21"> <text:s text:c="6"/></text:span></text:p>
      <text:p text:style-name="P34"><text:span text:style-name="T21"><text:s text:c="4"/></text:span><text:span text:style-name="T33">It</text:span><text:span text:style-name="T21"> should_give_back_the_origin_location = () =&gt; </text:span></text:p>
      <text:p text:style-name="P22"><text:s text:c="8"/>result.ShouldEqual(the_origin_location);</text:p>
      <text:p text:style-name="P22"/>
      <text:p text:style-name="P34"><text:span text:style-name="T21"><text:s text:c="4"/></text:span><text:span text:style-name="T10">static</text:span><text:span text:style-name="T21"> </text:span><text:span text:style-name="T33">ILocation</text:span><text:span text:style-name="T21"> result;</text:span></text:p>
      <text:p text:style-name="P34"><text:span text:style-name="T21"><text:s text:c="4"/></text:span><text:span text:style-name="T10">static</text:span><text:span text:style-name="T21"> </text:span><text:span text:style-name="T33">ILocation</text:span><text:span text:style-name="T21"> the_origin_location; <text:s text:c="2"/></text:span></text:p>
      <text:p text:style-name="P27">}</text:p>
      <text:p text:style-name="P2"/>
      <text:p text:style-name="P2">Ejercitamos el SUT con un bloque BECAUSE:</text:p>
      <text:p text:style-name="P2"/>
      <text:p text:style-name="P13"><text:soft-page-break/><text:span text:style-name="T10">public</text:span><text:span text:style-name="T21"> </text:span><text:span text:style-name="T10">class</text:span><text:span text:style-name="T21"> </text:span><text:span text:style-name="T42">when_asked_for_its_origin_location</text:span><text:span text:style-name="T21"> : </text:span><text:span text:style-name="T42">concern_for_route_specification</text:span></text:p>
      <text:p text:style-name="P34"><text:span text:style-name="T21">{</text:span><text:span text:style-name="T21"> <text:s text:c="3"/></text:span></text:p>
      <text:p text:style-name="P34"><text:span text:style-name="T21"><text:s text:c="4"/></text:span><text:span text:style-name="T33">Because</text:span><text:span text:style-name="T21"> of = () =&gt; result = sut.origin();</text:span></text:p>
      <text:p text:style-name="P22"><text:s text:c="8"/></text:p>
      <text:p text:style-name="P34"><text:span text:style-name="T21"><text:s text:c="4"/></text:span><text:span text:style-name="T33">It</text:span><text:span text:style-name="T21"> should_give_back_the_origin_location = () =&gt; </text:span></text:p>
      <text:p text:style-name="P22"><text:s text:c="8"/>result.ShouldEqual(the_origin_location);</text:p>
      <text:p text:style-name="P22"/>
      <text:p text:style-name="P34"><text:span text:style-name="T21"><text:s text:c="4"/></text:span><text:span text:style-name="T10">static</text:span><text:span text:style-name="T21"> </text:span><text:span text:style-name="T33">ILocation</text:span><text:span text:style-name="T21"> result;</text:span></text:p>
      <text:p text:style-name="P34"><text:span text:style-name="T21"><text:s text:c="4"/></text:span><text:span text:style-name="T10">static</text:span><text:span text:style-name="T21"> </text:span><text:span text:style-name="T33">ILocation</text:span><text:span text:style-name="T21"> the_origin_location;</text:span></text:p>
      <text:p text:style-name="P27">}</text:p>
      <text:p text:style-name="P2"/>
      <text:p text:style-name="P2">y finalmente establecemos las condiciones en las que queremos que esto ocurra con un bloque ESTABLISH que ayuda a describir el contexto inicial:</text:p>
      <text:p text:style-name="P2"/>
      <text:p text:style-name="P13"><text:span text:style-name="T10">public</text:span><text:span text:style-name="T21"> </text:span><text:span text:style-name="T10">class</text:span><text:span text:style-name="T21"> </text:span><text:span text:style-name="T42">when_asked_for_its_origin_location</text:span><text:span text:style-name="T21"> : </text:span><text:span text:style-name="T42">concern_for_route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origin_location = an&lt;</text:span><text:span text:style-name="T33">ILocation</text:span><text:span text:style-name="T21">&gt;();</text:span></text:p>
      <text:p text:style-name="P34"><text:span text:style-name="T21"><text:s text:c="8"/>the_destination_location = an&lt;</text:span><text:span text:style-name="T33">ILocation</text:span><text:span text:style-name="T21">&gt;();</text:span></text:p>
      <text:p text:style-name="P34"><text:span text:style-name="T21"><text:s text:c="8"/>the_arrival_deadline = </text:span><text:span text:style-name="T10">new</text:span><text:span text:style-name="T21"> </text:span><text:span text:style-name="T33">DateTime</text:span><text:span text:style-name="T21">();</text:span></text:p>
      <text:p text:style-name="P22"/>
      <text:p text:style-name="P22"><text:s text:c="8"/>create_sut_using(() =&gt; </text:p>
      <text:p text:style-name="P34"><text:span text:style-name="T21"><text:s text:c="11"/></text:span><text:span text:style-name="T10">new</text:span><text:span text:style-name="T21"> </text:span><text:span text:style-name="T42">RouteSpecification</text:span><text:span text:style-name="T21">(the_origin_location, </text:span></text:p>
      <text:p text:style-name="P22"><text:s text:c="34"/>the_destination_location, </text:p>
      <text:p text:style-name="P22"><text:s text:c="34"/>the_arrival_deadline));</text:p>
      <text:p text:style-name="P22"><text:s text:c="4"/>};</text:p>
      <text:p text:style-name="P22"/>
      <text:p text:style-name="P34"><text:span text:style-name="T21"><text:s text:c="4"/></text:span><text:span text:style-name="T33">Because</text:span><text:span text:style-name="T21"> of = () =&gt; result = sut.origin();</text:span></text:p>
      <text:p text:style-name="P22"><text:s text:c="8"/></text:p>
      <text:p text:style-name="P34"><text:span text:style-name="T21"><text:s text:c="4"/></text:span><text:span text:style-name="T33">It</text:span><text:span text:style-name="T21"> should_give_back_the_origin_location = () =&gt; </text:span></text:p>
      <text:p text:style-name="P22"><text:s text:c="8"/>result.ShouldEqual(the_origin_location);</text:p>
      <text:p text:style-name="P22"/>
      <text:p text:style-name="P34"><text:span text:style-name="T21"><text:s text:c="4"/></text:span><text:span text:style-name="T10">static</text:span><text:span text:style-name="T21"> </text:span><text:span text:style-name="T33">ILocation</text:span><text:span text:style-name="T21"> result;</text:span></text:p>
      <text:p text:style-name="P34"><text:span text:style-name="T21"><text:s text:c="4"/></text:span><text:span text:style-name="T10">static</text:span><text:span text:style-name="T21"> </text:span><text:span text:style-name="T33">ILocation</text:span><text:span text:style-name="T21"> the_origin_location;</text:span></text:p>
      <text:p text:style-name="P34"><text:span text:style-name="T21"><text:s text:c="4"/></text:span><text:span text:style-name="T10">static</text:span><text:span text:style-name="T21"> </text:span><text:span text:style-name="T33">ILocation</text:span><text:span text:style-name="T21"> the_destination_location;</text:span></text:p>
      <text:p text:style-name="P34"><text:span text:style-name="T21"><text:s text:c="4"/></text:span><text:span text:style-name="T10">static</text:span><text:span text:style-name="T21"> </text:span><text:span text:style-name="T33">DateTime</text:span><text:span text:style-name="T21"> the_arrival_deadline;</text:span></text:p>
      <text:p text:style-name="P22">}</text:p>
      <text:p text:style-name="P2"/>
      <text:p text:style-name="P2">Destacar la necesidad de crear el SUT manualmente, en oposicion a:</text:p>
      <text:p text:style-name="P2"/>
      <text:p text:style-name="P13"><text:span text:style-name="T33">Establish</text:span><text:span text:style-name="T21"> context = () =&gt;</text:span></text:p>
      <text:p text:style-name="P22">{</text:p>
      <text:p text:style-name="P34"><text:span text:style-name="T21"><text:s text:c="4"/>the_origin_location = </text:span><text:span text:style-name="T21">the_dependency&lt;</text:span><text:span text:style-name="T33">ILocation</text:span><text:span text:style-name="T21">&gt;();</text:span></text:p>
      <text:p text:style-name="P45"><text:span text:style-name="T29"><text:s text:c="4"/>the_destination_location = </text:span><text:span text:style-name="T29">the_dependency</text:span><text:span text:style-name="T29">&lt;</text:span><text:span text:style-name="T39">ILocation</text:span><text:span text:style-name="T29">&gt;();</text:span></text:p>
      <text:p text:style-name="P45"><text:span text:style-name="T29"><text:s text:c="4"/></text:span>provide_a_basic_sut_constructor_argument(<text:span text:style-name="T18">new</text:span><text:span text:style-name="T29"> </text:span><text:span text:style-name="T39">DateTime</text:span><text:span text:style-name="T29">());</text:span></text:p>
      <text:p text:style-name="P30">};</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public</text:span><text:span text:style-name="T21"> RouteSpecification(</text:span><text:span text:style-name="T33">ILocation</text:span><text:span text:style-name="T21"> the_origin_location, </text:span></text:p>
      <text:p text:style-name="P34"><text:span text:style-name="T21"><text:s text:c="30"/></text:span><text:span text:style-name="T33">ILocation</text:span><text:span text:style-name="T21"> the_destination_location, </text:span></text:p>
      <text:p text:style-name="P34"><text:span text:style-name="T21"><text:s text:c="30"/></text:span><text:span text:style-name="T33">DateTime</text:span><text:span text:style-name="T21"> the_arrival_deadline)</text:span></text:p>
      <text:p text:style-name="P22"><text:s text:c="4"/>{</text:p>
      <text:p text:style-name="P34"><text:soft-page-break/><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
      <text:p text:style-name="P23"><text:s text:c="4"/>(....)</text:p>
      <text:p text:style-name="P23">}</text:p>
      <text:p text:style-name="P2"/>
      <text:p text:style-name="P2">Volvemos a intentar obtener nuestro fallo:</text:p>
      <text:p text:style-name="P2"/>
      <text:p text:style-name="P39">------ Test started: Assembly: dddsample.specs.dll ------</text:p>
      <text:p text:style-name="P36"/>
      <text:p text:style-name="P36">when asked for its origin location</text:p>
      <text:p text:style-name="P36">» should give back the origin location (FAIL)</text:p>
      <text:p text:style-name="P36"/>
      <text:p text:style-name="P36">Test 'should give back the origin location' failed:</text:p>
      <text:p text:style-name="P36"><text:tab/>System.Reflection.TargetInvocationException: Exception has been thrown by the target of an invocation. ---&gt; System.NotImplementedException: The method or operation is not implemented.</text:p>
      <text:p text:style-name="P36"/>
      <text:p text:style-name="P36">(....)</text:p>
      <text:p text:style-name="P36"/>
      <text:p text:style-name="P36">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readonly</text:span><text:span text:style-name="T21"> </text:span><text:span text:style-name="T33">ILocation</text:span><text:span text:style-name="T21"> underlying_origin_location;</text:span></text:p>
      <text:p text:style-name="P22"/>
      <text:p text:style-name="P34"><text:span text:style-name="T21"><text:s text:c="4"/></text:span><text:span text:style-name="T10">public</text:span><text:span text:style-name="T21"> RouteSpecification(</text:span><text:span text:style-name="T33">ILocation</text:span><text:span text:style-name="T21"> the_origin_location, </text:span></text:p>
      <text:p text:style-name="P34"><text:span text:style-name="T21"><text:s text:c="30"/></text:span><text:span text:style-name="T33">ILocation</text:span><text:span text:style-name="T21"> the_destination_location, </text:span></text:p>
      <text:p text:style-name="P34"><text:span text:style-name="T21"><text:s text:c="30"/></text:span><text:span text:style-name="T33">DateTime</text:span><text:span text:style-name="T21"> the_arrival_deadline)</text:span></text:p>
      <text:p text:style-name="P22"><text:s text:c="4"/>{</text:p>
      <text:p text:style-name="P34"><text:span text:style-name="T21"><text:s text:c="8"/></text:span><text:span text:style-name="T10">this</text:span><text:span text:style-name="T21">.underlying_origin_location = the_origin_location;</text:span></text:p>
      <text:p text:style-name="P22"><text:s text:c="4"/>}</text:p>
      <text:p text:style-name="P22"/>
      <text:p text:style-name="P34"><text:span text:style-name="T21"><text:s text:c="4"/></text:span><text:span text:style-name="T10">public</text:span><text:span text:style-name="T21"> </text:span><text:span text:style-name="T33">ILocation</text:span><text:span text:style-name="T21"> origin()</text:span></text:p>
      <text:p text:style-name="P22"><text:s text:c="4"/>{</text:p>
      <text:p text:style-name="P34"><text:span text:style-name="T21"><text:s text:c="8"/></text:span><text:span text:style-name="T10">return</text:span><text:span text:style-name="T21"> </text:span><text:span text:style-name="T10">this</text:span><text:span text:style-name="T21">.underlying_origin_location;</text:span></text:p>
      <text:p text:style-name="P22"><text:s text:c="4"/>}</text:p>
      <text:p text:style-name="P22"/>
      <text:p text:style-name="P22"><text:s text:c="4"/>(....)</text:p>
      <text:p text:style-name="P22">}</text:p>
      <text:p text:style-name="P2"/>
      <text:p text:style-name="P2">Comprobamos:</text:p>
      <text:p text:style-name="P2"/>
      <text:p text:style-name="P39">------ Test started: Assembly: dddsample.specs.dll ------</text:p>
      <text:p text:style-name="P36"/>
      <text:p text:style-name="P36">when asked for its origin location</text:p>
      <text:p text:style-name="P36">» should give back the origin location</text:p>
      <text:p text:style-name="P36"/>
      <text:p text:style-name="P36"/>
      <text:p text:style-name="P36">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6">RouteSpecificationSpecs: When </text:span><text:span text:style-name="T6">asked for its destination location</text:span>:</text:p>
      <text:p text:style-name="P2"/>
      <text:p text:style-name="P2"><text:soft-page-break/>BDD_Spec:</text:p>
      <text:p text:style-name="P2"/>
      <text:p text:style-name="P36">When asked for its destination location</text:p>
      <text:p text:style-name="P40">» It should give back the destination location</text:p>
      <text:p text:style-name="P2"/>
      <text:p text:style-name="P2">En codigo:</text:p>
      <text:p text:style-name="P2"/>
      <text:p text:style-name="P13"><text:span text:style-name="T10">public</text:span><text:span text:style-name="T21"> </text:span><text:span text:style-name="T10">class</text:span><text:span text:style-name="T21"> </text:span><text:span text:style-name="T42">when_asked_for_its_destination_location</text:span><text:span text:style-name="T21"> : </text:span><text:span text:style-name="T42">concern_for_route_specification</text:span></text:p>
      <text:p text:style-name="P22">{</text:p>
      <text:p text:style-name="P34"><text:span text:style-name="T21"><text:s text:c="4"/></text:span><text:span text:style-name="T33">Establish</text:span><text:span text:style-name="T21"> context = () =&gt;</text:span></text:p>
      <text:p text:style-name="P22"><text:s text:c="4"/>{</text:p>
      <text:p text:style-name="P34"><text:span text:style-name="T21"><text:s text:c="8"/>the_origin_location = an&lt;</text:span><text:span text:style-name="T33">ILocation</text:span><text:span text:style-name="T21">&gt;();</text:span></text:p>
      <text:p text:style-name="P34"><text:span text:style-name="T21"><text:s text:c="8"/>the_destination_location = an&lt;</text:span><text:span text:style-name="T33">ILocation</text:span><text:span text:style-name="T21">&gt;();</text:span></text:p>
      <text:p text:style-name="P34"><text:span text:style-name="T21"><text:s text:c="8"/>the_arrival_deadline = </text:span><text:span text:style-name="T10">new</text:span><text:span text:style-name="T21"> </text:span><text:span text:style-name="T33">DateTime</text:span><text:span text:style-name="T21">();</text:span></text:p>
      <text:p text:style-name="P22"/>
      <text:p text:style-name="P22"><text:s text:c="8"/>create_sut_using(() =&gt; </text:p>
      <text:p text:style-name="P34"><text:span text:style-name="T21"><text:s text:c="11"/></text:span><text:span text:style-name="T10">new</text:span><text:span text:style-name="T21"> </text:span><text:span text:style-name="T42">RouteSpecification</text:span><text:span text:style-name="T21">(the_origin_location, </text:span></text:p>
      <text:p text:style-name="P22"><text:s text:c="34"/>the_destination_location, </text:p>
      <text:p text:style-name="P22"><text:s text:c="34"/>the_arrival_deadline));</text:p>
      <text:p text:style-name="P22"><text:s text:c="4"/>};</text:p>
      <text:p text:style-name="P22"/>
      <text:p text:style-name="P34"><text:span text:style-name="T21"><text:s text:c="4"/></text:span><text:span text:style-name="T33">Because</text:span><text:span text:style-name="T21"> of = () =&gt; result = sut.</text:span><text:span text:style-name="T65">destination</text:span><text:span text:style-name="T21">();</text:span></text:p>
      <text:p text:style-name="P22"/>
      <text:p text:style-name="P34"><text:span text:style-name="T21"><text:s text:c="4"/></text:span><text:span text:style-name="T33">It</text:span><text:span text:style-name="T21"> should_give_back_the_destination_location = () =&gt; </text:span></text:p>
      <text:p text:style-name="P22"><text:s text:c="7"/>result.ShouldEqual(the_destination_location);</text:p>
      <text:p text:style-name="P22"/>
      <text:p text:style-name="P34"><text:span text:style-name="T21"><text:s text:c="4"/></text:span><text:span text:style-name="T10">static</text:span><text:span text:style-name="T21"> </text:span><text:span text:style-name="T33">ILocation</text:span><text:span text:style-name="T21"> result;</text:span></text:p>
      <text:p text:style-name="P34"><text:span text:style-name="T21"><text:s text:c="4"/></text:span><text:span text:style-name="T10">static</text:span><text:span text:style-name="T21"> </text:span><text:span text:style-name="T33">ILocation</text:span><text:span text:style-name="T21"> the_origin_location;</text:span></text:p>
      <text:p text:style-name="P34"><text:span text:style-name="T21"><text:s text:c="4"/></text:span><text:span text:style-name="T10">static</text:span><text:span text:style-name="T21"> </text:span><text:span text:style-name="T33">ILocation</text:span><text:span text:style-name="T21"> the_destination_location;</text:span></text:p>
      <text:p text:style-name="P34"><text:span text:style-name="T21"><text:s text:c="4"/></text:span><text:span text:style-name="T10">static</text:span><text:span text:style-name="T21"> </text:span><text:span text:style-name="T33">DateTime</text:span><text:span text:style-name="T21"> the_arrival_deadline;</text:span></text:p>
      <text:p text:style-name="P22">}</text:p>
      <text:p text:style-name="P2"/>
      <text:p text:style-name="P2">Reaccion en cadena:</text:p>
      <text:p text:style-name="P2"/>
      <text:p text:style-name="P13"><text:span text:style-name="T10">public</text:span><text:span text:style-name="T21"> </text:span><text:span text:style-name="T10">interface</text:span><text:span text:style-name="T21"> </text:span><text:span text:style-name="T33">IRouteSpecification</text:span><text:span text:style-name="T21"> : <text:s/></text:span><text:span text:style-name="T33">ISpecification</text:span><text:span text:style-name="T21">&lt;</text:span><text:span text:style-name="T33">IItinerary</text:span><text:span text:style-name="T21">&gt;, </text:span></text:p>
      <text:p text:style-name="P13"><text:span text:style-name="T21"><text:s text:c="40"/></text:span><text:span text:style-name="T33">IValueObject</text:span><text:span text:style-name="T21">&lt;</text:span><text:span text:style-name="T33">IRouteSpecification</text:span><text:span text:style-name="T21">&gt;</text:span></text:p>
      <text:p text:style-name="P22">{</text:p>
      <text:p text:style-name="P34"><text:span text:style-name="T21"><text:s text:c="4"/></text:span><text:span text:style-name="T33">ILocation</text:span><text:span text:style-name="T21"> origin();</text:span></text:p>
      <text:p text:style-name="P34"><text:span text:style-name="T21"><text:s text:c="4"/></text:span><text:span text:style-name="T33">ILocation</text:span><text:span text:style-name="T21"> destination();</text:span></text:p>
      <text:p text:style-name="P22">}</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readonly</text:span><text:span text:style-name="T21"> </text:span><text:span text:style-name="T33">ILocation</text:span><text:span text:style-name="T21"> underlying_origin_location;</text:span></text:p>
      <text:p text:style-name="P22"/>
      <text:p text:style-name="P34"><text:span text:style-name="T21"><text:s text:c="4"/></text:span><text:span text:style-name="T10">public</text:span><text:span text:style-name="T21"> RouteSpecification(</text:span><text:span text:style-name="T33">ILocation</text:span><text:span text:style-name="T21"> the_origin_location, </text:span></text:p>
      <text:p text:style-name="P34"><text:span text:style-name="T21"><text:s text:c="30"/></text:span><text:span text:style-name="T33">ILocation</text:span><text:span text:style-name="T21"> the_destination_location, </text:span></text:p>
      <text:p text:style-name="P34"><text:span text:style-name="T21"><text:s text:c="30"/></text:span><text:span text:style-name="T33">DateTime</text:span><text:span text:style-name="T21"> the_arrival_deadline)</text:span></text:p>
      <text:p text:style-name="P22"><text:s text:c="4"/>{</text:p>
      <text:p text:style-name="P34"><text:span text:style-name="T21"><text:s text:c="8"/></text:span><text:span text:style-name="T10">this</text:span><text:span text:style-name="T21">.underlying_origin_location = the_origin_location;</text:span></text:p>
      <text:p text:style-name="P22"><text:s text:c="4"/>}</text:p>
      <text:p text:style-name="P22"/>
      <text:p text:style-name="P34"><text:span text:style-name="T21"><text:s text:c="4"/></text:span><text:span text:style-name="T10">public</text:span><text:span text:style-name="T21"> </text:span><text:span text:style-name="T33">ILocation</text:span><text:span text:style-name="T21"> origin()</text:span></text:p>
      <text:p text:style-name="P22"><text:s text:c="4"/>{</text:p>
      <text:p text:style-name="P34"><text:span text:style-name="T21"><text:s text:c="8"/></text:span><text:span text:style-name="T10">return</text:span><text:span text:style-name="T21"> </text:span><text:span text:style-name="T10">this</text:span><text:span text:style-name="T21">.underlying_origin_location;</text:span></text:p>
      <text:p text:style-name="P22"><text:s text:c="4"/>}</text:p>
      <text:p text:style-name="P22"/>
      <text:p text:style-name="P34"><text:span text:style-name="T21"><text:s text:c="4"/></text:span><text:span text:style-name="T10">public</text:span><text:span text:style-name="T21"> </text:span><text:span text:style-name="T33">ILocation</text:span><text:span text:style-name="T21"> destination()</text:span></text:p>
      <text:p text:style-name="P22"><text:s text:c="4"/>{</text:p>
      <text:p text:style-name="P34"><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23"><text:s text:c="4"/>}</text:p>
      <text:p text:style-name="P23">}</text:p>
      <text:p text:style-name="P2"><text:soft-page-break/></text:p>
      <text:p text:style-name="P2">Nuestro fallo:</text:p>
      <text:p text:style-name="P2"/>
      <text:p text:style-name="P39">------ Test started: Assembly: dddsample.specs.dll ------</text:p>
      <text:p text:style-name="P36"/>
      <text:p text:style-name="P36">when asked for its destination location</text:p>
      <text:p text:style-name="P36">» should give back the destination location (FAIL)</text:p>
      <text:p text:style-name="P36"/>
      <text:p text:style-name="P36">Test 'should give back the destination location' failed:</text:p>
      <text:p text:style-name="P36"><text:tab/>System.Reflection.TargetInvocationException: Exception has been thrown by the target of an invocation. ---&gt; System.NotImplementedException: The method or operation is not implemented.</text:p>
      <text:p text:style-name="P36"/>
      <text:p text:style-name="P36">(....)</text:p>
      <text:p text:style-name="P36"/>
      <text:p text:style-name="P36"/>
      <text:p text:style-name="P36">0 passed, 1 failed, 0 skipped, took 2,59 seconds (Machine.Specifications 0.3.0).</text:p>
      <text:p text:style-name="P2"/>
      <text:p text:style-name="P2">Arreglamos el fallo:</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22">{</text:p>
      <text:p text:style-name="P34"><text:span text:style-name="T21"><text:s text:c="4"/></text:span><text:span text:style-name="T10">readonly</text:span><text:span text:style-name="T21"> </text:span><text:span text:style-name="T33">ILocation</text:span><text:span text:style-name="T21"> underlying_origin_location;</text:span></text:p>
      <text:p text:style-name="P34"><text:span text:style-name="T21"><text:s text:c="4"/></text:span><text:span text:style-name="T10">readonly</text:span><text:span text:style-name="T21"> </text:span><text:span text:style-name="T33">ILocation</text:span><text:span text:style-name="T21"> underlying_destination_location;</text:span></text:p>
      <text:p text:style-name="P22"/>
      <text:p text:style-name="P34"><text:span text:style-name="T21"><text:s text:c="4"/></text:span><text:span text:style-name="T10">public</text:span><text:span text:style-name="T21"> RouteSpecification(</text:span><text:span text:style-name="T33">ILocation</text:span><text:span text:style-name="T21"> the_origin_location, </text:span></text:p>
      <text:p text:style-name="P34"><text:span text:style-name="T21"><text:s text:c="30"/></text:span><text:span text:style-name="T33">ILocation</text:span><text:span text:style-name="T21"> the_destination_location, </text:span></text:p>
      <text:p text:style-name="P34"><text:span text:style-name="T21"><text:s text:c="30"/></text:span><text:span text:style-name="T33">DateTime</text:span><text:span text:style-name="T21"> the_arrival_deadline)</text:span></text:p>
      <text:p text:style-name="P22"><text:s text:c="4"/>{</text:p>
      <text:p text:style-name="P34"><text:span text:style-name="T21"><text:s text:c="8"/></text:span><text:span text:style-name="T10">this</text:span><text:span text:style-name="T21">.underlying_origin_location = the_origin_location;</text:span></text:p>
      <text:p text:style-name="P34"><text:span text:style-name="T21"><text:s text:c="8"/></text:span><text:span text:style-name="T10">this</text:span><text:span text:style-name="T21">.underlying_destination_location = the_destination_location;</text:span></text:p>
      <text:p text:style-name="P22"><text:s text:c="4"/>}</text:p>
      <text:p text:style-name="P22"/>
      <text:p text:style-name="P34"><text:span text:style-name="T21"><text:s text:c="4"/></text:span><text:span text:style-name="T10">public</text:span><text:span text:style-name="T21"> </text:span><text:span text:style-name="T33">ILocation</text:span><text:span text:style-name="T21"> destination()</text:span></text:p>
      <text:p text:style-name="P22"><text:s text:c="4"/>{</text:p>
      <text:p text:style-name="P34"><text:span text:style-name="T21"><text:s text:c="8"/></text:span><text:span text:style-name="T10">return</text:span><text:span text:style-name="T21"> </text:span><text:span text:style-name="T10">this</text:span><text:span text:style-name="T21">.underlying_destination_location;</text:span></text:p>
      <text:p text:style-name="P22"><text:s text:c="4"/>}</text:p>
      <text:p text:style-name="P22"/>
      <text:p text:style-name="P22"><text:s text:c="4"/>(....)</text:p>
      <text:p text:style-name="P22">}</text:p>
      <text:p text:style-name="P2"/>
      <text:p text:style-name="P2">Nos felicitamos por pasar el test:</text:p>
      <text:p text:style-name="P2"/>
      <text:p text:style-name="P39">------ Test started: Assembly: dddsample.specs.dll ------</text:p>
      <text:p text:style-name="P36"/>
      <text:p text:style-name="P36">when asked for its destination location</text:p>
      <text:p text:style-name="P36">» should give back the destination location</text:p>
      <text:p text:style-name="P36"/>
      <text:p text:style-name="P36"/>
      <text:p text:style-name="P36">1 passed, 0 failed, 0 skipped, took 0,58 seconds (Machine.Specifications 0.3.0).</text:p>
      <text:p text:style-name="P3"/>
      <text:p text:style-name="P2">Ahora si, empaquetamos y a github.</text:p>
      <text:p text:style-name="P2"/>
      <text:p text:style-name="P2"><text:span text:style-name="T6">RouteSpecificationSpecs: When asked for its arrival deadline</text:span>:</text:p>
      <text:p text:style-name="P2"/>
      <text:p text:style-name="P2">Con esta BDD_Spec, completariamos el procesado via el constructor de los tres argumentos inyectados. Si tenemos en cuenta que en las dos BDD_Specs anteriores fueron el origen y <text:s/>destino del envio los argumentos procesados, en esta BDD_Spec, nos encargaremos de la "fecha de entrega limite".</text:p>
      <text:p text:style-name="P2"/>
      <text:p text:style-name="P2">Para ello vamos primero con la BDD_Spec:</text:p>
      <text:p text:style-name="P2"/>
      <text:p text:style-name="P98">When asked for its arrival deadline</text:p>
      <text:p text:style-name="P97"><text:soft-page-break/>» It should give back the arrival deadline</text:p>
      <text:p text:style-name="P2"/>
      <text:p text:style-name="P2">Que en codigo seria algo asi como:</text:p>
      <text:p text:style-name="P2"/>
      <text:p text:style-name="P13"><text:span text:style-name="T10">public</text:span><text:span text:style-name="T21"> </text:span><text:span text:style-name="T10">class</text:span><text:span text:style-name="T21"> </text:span><text:span text:style-name="T42">when_asked_for_its_arrival_deadline</text:span><text:span text:style-name="T21"> : </text:span><text:span text:style-name="T42">concern_for_route_specification</text:span></text:p>
      <text:p text:style-name="P92">{</text:p>
      <text:p text:style-name="P34"><text:span text:style-name="T21"><text:s text:c="4"/></text:span><text:span text:style-name="T33">Establish</text:span><text:span text:style-name="T21"> context = () =&gt;</text:span></text:p>
      <text:p text:style-name="P22"><text:s text:c="4"/>{</text:p>
      <text:p text:style-name="P34"><text:span text:style-name="T21"><text:s text:c="8"/>the_origin_location = an&lt;</text:span><text:span text:style-name="T33">ILocation</text:span><text:span text:style-name="T21">&gt;();</text:span></text:p>
      <text:p text:style-name="P34"><text:span text:style-name="T21"><text:s text:c="8"/>the_destination_location = an&lt;</text:span><text:span text:style-name="T33">ILocation</text:span><text:span text:style-name="T21">&gt;();</text:span></text:p>
      <text:p text:style-name="P34"><text:span text:style-name="T21"><text:s text:c="8"/>the_arrival_deadline = </text:span><text:span text:style-name="T10">new</text:span><text:span text:style-name="T21"> </text:span><text:span text:style-name="T33">DateTime</text:span><text:span text:style-name="T21">();</text:span></text:p>
      <text:p text:style-name="P22"/>
      <text:p text:style-name="P22"><text:s text:c="8"/>create_sut_using(() =&gt; </text:p>
      <text:p text:style-name="P34"><text:span text:style-name="T21"><text:s text:c="11"/></text:span><text:span text:style-name="T10">new</text:span><text:span text:style-name="T21"> </text:span><text:span text:style-name="T42">RouteSpecification</text:span><text:span text:style-name="T21">(the_origin_location, </text:span></text:p>
      <text:p text:style-name="P22"><text:s text:c="34"/>the_destination_location, </text:p>
      <text:p text:style-name="P22"><text:s text:c="34"/>the_arrival_deadline));</text:p>
      <text:p text:style-name="P93"><text:s text:c="4"/>};</text:p>
      <text:p text:style-name="P92"/>
      <text:p text:style-name="P89"><text:span text:style-name="T21"><text:s text:c="4"/></text:span><text:span text:style-name="T33">Because</text:span><text:span text:style-name="T21"> of = () =&gt; result = sut.</text:span><text:span text:style-name="T65">arrival_deadline</text:span><text:span text:style-name="T21">();</text:span></text:p>
      <text:p text:style-name="P92"/>
      <text:p text:style-name="P89"><text:span text:style-name="T21"><text:s text:c="4"/></text:span><text:span text:style-name="T33">It</text:span><text:span text:style-name="T21"> should_give_back_the_arrival_deadline = () =&gt; </text:span></text:p>
      <text:p text:style-name="P89"><text:span text:style-name="T21"><text:s text:c="7"/>result.ShouldEqual(the_arrival_deadline);</text:span></text:p>
      <text:p text:style-name="P92"/>
      <text:p text:style-name="P92"/>
      <text:p text:style-name="P89"><text:span text:style-name="T21"><text:s text:c="4"/></text:span><text:span text:style-name="T10">static</text:span><text:span text:style-name="T21"> </text:span><text:span text:style-name="T33">DateTime</text:span><text:span text:style-name="T21"> result;</text:span></text:p>
      <text:p text:style-name="P89"><text:span text:style-name="T21"><text:s text:c="4"/></text:span><text:span text:style-name="T10">static</text:span><text:span text:style-name="T21"> </text:span><text:span text:style-name="T33">ILocation</text:span><text:span text:style-name="T21"> the_origin_location;</text:span></text:p>
      <text:p text:style-name="P89"><text:span text:style-name="T21"><text:s text:c="4"/></text:span><text:span text:style-name="T10">static</text:span><text:span text:style-name="T21"> </text:span><text:span text:style-name="T33">ILocation</text:span><text:span text:style-name="T21"> the_destination_location;</text:span></text:p>
      <text:p text:style-name="P89"><text:span text:style-name="T21"><text:s text:c="4"/></text:span><text:span text:style-name="T10">static</text:span><text:span text:style-name="T21"> </text:span><text:span text:style-name="T33">DateTime</text:span><text:span text:style-name="T21"> the_arrival_deadline;</text:span></text:p>
      <text:p text:style-name="P92">}</text:p>
      <text:p text:style-name="P2"/>
      <text:p text:style-name="P2">Y ahora viene la pregunta, ¿si esta BDD_Spec es completamente analoga a las dos anteriores, por que toda la ceremonia? ¿No hubiese sido mas logico haberla incluido en el epigrafe anterior o al menos pasar por ella rapidamente?</text:p>
      <text:p text:style-name="P2"/>
      <text:p text:style-name="P2">La respuesta es afirmativa.</text:p>
      <text:p text:style-name="P2"/>
      <text:p text:style-name="P2">Pero hay un pequeño matiz que queriamos tratar, un matiz de diseño.</text:p>
      <text:p text:style-name="P2"/>
      <text:p text:style-name="P2">La dependencia (puesto que es inyectada en el constructor de RouteSpecification):</text:p>
      <text:p text:style-name="P2"/>
      <text:p text:style-name="P14"><text:span text:style-name="T10">static</text:span><text:span text:style-name="T21"> </text:span><text:span text:style-name="T33">DateTime</text:span><text:span text:style-name="T21"> the_arrival_deadline = </text:span><text:span text:style-name="T10">new</text:span><text:span text:style-name="T21"> </text:span><text:span text:style-name="T33">DateTime</text:span><text:span text:style-name="T21">();</text:span></text:p>
      <text:p text:style-name="P2"/>
      <text:p text:style-name="P2">es una instancia de tipo DateTime, que es un tipo definido e implementado directamente por el .NET Framework. Y ahora viene el pero. Debemos estar seguros de que ese tipo (DateTime), define completamente a nuestra "fecha de entrega limite", ya que si no fuese asi, la siguiente BDD_Spec seria mucho mas deseable (reproducimos unicamente los bloques IT de la misma, para evitar distracciones):</text:p>
      <text:p text:style-name="P2"/>
      <text:p text:style-name="P13"><text:span text:style-name="T10">public</text:span><text:span text:style-name="T21"> </text:span><text:span text:style-name="T10">class</text:span><text:span text:style-name="T21"> </text:span><text:span text:style-name="T42">when_asked_for_its_arrival_deadline</text:span><text:span text:style-name="T21"> : </text:span><text:span text:style-name="T42">concern_for_route_specification</text:span></text:p>
      <text:p text:style-name="P92">{</text:p>
      <text:p text:style-name="P89"><text:span text:style-name="T21"><text:s text:c="4"/></text:span><text:span text:style-name="T33">It</text:span><text:span text:style-name="T21"> should_give_back_the_arrival_deadline = () =&gt; </text:span></text:p>
      <text:p text:style-name="P89"><text:span text:style-name="T21"><text:s text:c="7"/>result.ShouldEqual(the_arrival_deadline);</text:span></text:p>
      <text:p text:style-name="P92"/>
      <text:p text:style-name="P89"><text:span text:style-name="T21"><text:s text:c="4"/></text:span><text:span text:style-name="T33">It</text:span><text:span text:style-name="T21"> should_leverage_the_arrival_deadline_property = () =&gt; </text:span></text:p>
      <text:p text:style-name="P89"><text:span text:style-name="T21"><text:s text:c="7"/>the_arrival_deadline</text:span></text:p>
      <text:p text:style-name="P89"><text:span text:style-name="T21"><text:s text:c="10"/>.received(x =&gt; x.</text:span><text:span text:style-name="T65">MyMethod</text:span><text:span text:style-name="T21">());</text:span></text:p>
      <text:p text:style-name="P89"><text:span text:style-name="T21">}</text:span></text:p>
      <text:p text:style-name="P2"/>
      <text:p text:style-name="P2">ya que, de esta forma delegariamos la responsabilidad del acto de devolver nuestra "fecha de entraga limite" a un metodo ("MyMethod") perteneciente a su propia clase. O al menos, presupondriamos algun tipo de calculo o comprobacion, previa a devolver la "fecha de entrega limite", que en ningun caso deberia realizarse en el objeto RouteSpecification.</text:p>
      <text:p text:style-name="P2"><text:soft-page-break/>Siquiendo este razonamiento, "the_arrival_dealine" pasaria a ser una instancia de un objeto tipo IArrivalDealine (que pasaria a ser un DDD_Value_Object) y que basicamente empaquetaria internamente un tipo DateTime, exponiendo unicamente la funcionalidad necesaria del mismo y ocultando la complejidad no necesaria para nuestro proposito, al menos, visto desde la perspectiva de RouteSpecification.</text:p>
      <text:p text:style-name="P2"/>
      <text:p text:style-name="P2">Es mas, muy probablemente, en un sistema completo que gestionase la actividad de una empresa de paqueteria, existiria un tipo IDate que empaquetaria a un objeto DateTime, siendo IDate el contrato ideal tanto para IArrivalDeadline como para un mas que posiblemente necesario IBookingDatetime.</text:p>
      <text:p text:style-name="P2"/>
      <text:p text:style-name="P2">Este es el pero. La razon por la que queriamos hacer incapie en esta BDD_Spec, aparentemente basica.</text:p>
      <text:p text:style-name="P2"/>
      <text:p text:style-name="P2">Una vez hechos estos comentarios, y habiendo tomado inicialmente el camino mas directo (usar DateTime), el resto del proceso para terminar la BDD_Spec es trivial.</text:p>
      <text:p text:style-name="P2"/>
      <text:p text:style-name="P2">Eliminamos el codigo de color rojo y obtenemos nuestro fallo:</text:p>
      <text:p text:style-name="P2"/>
      <text:p text:style-name="P13"><text:span text:style-name="T10">public</text:span><text:span text:style-name="T21"> </text:span><text:span text:style-name="T10">interface</text:span><text:span text:style-name="T21"> </text:span><text:span text:style-name="T33">IRouteSpecification</text:span><text:span text:style-name="T21"> : <text:s/></text:span><text:span text:style-name="T33">ISpecification</text:span><text:span text:style-name="T21">&lt;</text:span><text:span text:style-name="T33">IItinerary</text:span><text:span text:style-name="T21">&gt;, </text:span></text:p>
      <text:p text:style-name="P13"><text:span text:style-name="T21"><text:s text:c="40"/></text:span><text:span text:style-name="T33">IValueObject</text:span><text:span text:style-name="T21">&lt;</text:span><text:span text:style-name="T33">IRouteSpecification</text:span><text:span text:style-name="T21">&gt;</text:span></text:p>
      <text:p text:style-name="P92">{</text:p>
      <text:p text:style-name="P89"><text:span text:style-name="T21"><text:s text:c="4"/></text:span><text:span text:style-name="T33">ILocation</text:span><text:span text:style-name="T21"> origin();</text:span></text:p>
      <text:p text:style-name="P89"><text:span text:style-name="T21"><text:s text:c="4"/></text:span><text:span text:style-name="T33">ILocation</text:span><text:span text:style-name="T21"> destination();</text:span></text:p>
      <text:p text:style-name="P89"><text:span text:style-name="T21"><text:s text:c="4"/></text:span><text:span text:style-name="T33">DateTime</text:span><text:span text:style-name="T21"> arrival_dealine();</text:span></text:p>
      <text:p text:style-name="P92">}</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92">{</text:p>
      <text:p text:style-name="P92"><text:s text:c="4"/>(....)</text:p>
      <text:p text:style-name="P89"><text:span text:style-name="T21"><text:s text:c="8"/></text:span></text:p>
      <text:p text:style-name="P89"><text:span text:style-name="T21"><text:s text:c="4"/></text:span><text:span text:style-name="T10">public</text:span><text:span text:style-name="T21"> </text:span><text:span text:style-name="T33">DateTime</text:span><text:span text:style-name="T21"> arrival_dealine()</text:span></text:p>
      <text:p text:style-name="P92"><text:s text:c="4"/>{</text:p>
      <text:p text:style-name="P89"><text:span text:style-name="T21"><text:s text:c="8"/></text:span><text:span text:style-name="T10">throw</text:span><text:span text:style-name="T21"> </text:span><text:span text:style-name="T10">new</text:span><text:span text:style-name="T21"> </text:span><text:span text:style-name="T50">NotImplementedException</text:span><text:span text:style-name="T22">();</text:span></text:p>
      <text:p text:style-name="P95"><text:s text:c="4"/>}</text:p>
      <text:p text:style-name="P95"/>
      <text:p text:style-name="P95"><text:s text:c="4"/>(....)</text:p>
      <text:p text:style-name="P95">}</text:p>
      <text:p text:style-name="P2"/>
      <text:p text:style-name="P39">------ Test started: Assembly: dddsample.specs.dll ------</text:p>
      <text:p text:style-name="P98"/>
      <text:p text:style-name="P98">when asked for its arrival deadline</text:p>
      <text:p text:style-name="P98">» should give back the arrival deadline (FAIL)</text:p>
      <text:p text:style-name="P98"/>
      <text:p text:style-name="P98">Test 'should give back the arrival deadline' failed:</text:p>
      <text:p text:style-name="P98"><text:tab/>System.Reflection.TargetInvocationException: Exception has been thrown by the target of an invocation. ---&gt; System.NotImplementedException: The method or operation is not implemented.</text:p>
      <text:p text:style-name="P98"/>
      <text:p text:style-name="P98">(....)</text:p>
      <text:p text:style-name="P98"/>
      <text:p text:style-name="P98">0 passed, 1 failed, 0 skipped, took 0,63 seconds (Machine.Specifications 0.3.0).</text:p>
      <text:p text:style-name="P2"/>
      <text:p text:style-name="P2">Implementamos la funcionalidad y comprobamos que el test pasa:</text:p>
      <text:p text:style-name="P2"/>
      <text:p text:style-name="P13"><text:span text:style-name="T10">public</text:span><text:span text:style-name="T21"> </text:span><text:span text:style-name="T10">class</text:span><text:span text:style-name="T21"> </text:span><text:span text:style-name="T42">RouteSpecification</text:span><text:span text:style-name="T21"> : </text:span><text:span text:style-name="T33">IRouteSpecification</text:span></text:p>
      <text:p text:style-name="P92">{</text:p>
      <text:p text:style-name="P89"><text:span text:style-name="T21"><text:s text:c="4"/></text:span><text:span text:style-name="T10">readonly</text:span><text:span text:style-name="T21"> </text:span><text:span text:style-name="T33">ILocation</text:span><text:span text:style-name="T21"> underlying_origin_location;</text:span></text:p>
      <text:p text:style-name="P89"><text:span text:style-name="T21"><text:s text:c="4"/></text:span><text:span text:style-name="T10">readonly</text:span><text:span text:style-name="T21"> </text:span><text:span text:style-name="T33">ILocation</text:span><text:span text:style-name="T21"> underlying_destination_location;</text:span></text:p>
      <text:p text:style-name="P89"><text:span text:style-name="T21"><text:s text:c="4"/></text:span><text:span text:style-name="T10">readonly</text:span><text:span text:style-name="T21"> </text:span><text:span text:style-name="T33">DateTime</text:span><text:span text:style-name="T21"> underlying_arrival_deadline;</text:span></text:p>
      <text:p text:style-name="P92"/>
      <text:p text:style-name="P89"><text:span text:style-name="T21"><text:s text:c="4"/></text:span><text:span text:style-name="T10">public</text:span><text:span text:style-name="T21"> RouteSpecification(</text:span><text:span text:style-name="T33">ILocation</text:span><text:span text:style-name="T21"> the_origin_location, </text:span></text:p>
      <text:p text:style-name="P89"><text:span text:style-name="T21"><text:s text:c="30"/></text:span><text:span text:style-name="T33">ILocation</text:span><text:span text:style-name="T21"> the_destination_location, </text:span></text:p>
      <text:p text:style-name="P89"><text:soft-page-break/><text:span text:style-name="T21"><text:s text:c="30"/></text:span><text:span text:style-name="T33">DateTime</text:span><text:span text:style-name="T21"> the_arrival_deadline)</text:span></text:p>
      <text:p text:style-name="P92"><text:s text:c="4"/>{</text:p>
      <text:p text:style-name="P89"><text:span text:style-name="T21"><text:s text:c="8"/></text:span><text:span text:style-name="T10">this</text:span><text:span text:style-name="T21">.underlying_origin_location = the_origin_location;</text:span></text:p>
      <text:p text:style-name="P89"><text:span text:style-name="T21"><text:s text:c="8"/></text:span><text:span text:style-name="T10">this</text:span><text:span text:style-name="T21">.underlying_destination_location = the_destination_location;</text:span></text:p>
      <text:p text:style-name="P89"><text:span text:style-name="T21"><text:s text:c="8"/></text:span><text:span text:style-name="T10">this</text:span><text:span text:style-name="T21">.underlying_arrival_deadline = the_arrival_deadline;</text:span></text:p>
      <text:p text:style-name="P92"><text:s text:c="4"/>}</text:p>
      <text:p text:style-name="P92"/>
      <text:p text:style-name="P89"><text:span text:style-name="T21"><text:s text:c="4"/></text:span><text:span text:style-name="T10">public</text:span><text:span text:style-name="T21"> </text:span><text:span text:style-name="T33">ILocation</text:span><text:span text:style-name="T21"> origin()</text:span></text:p>
      <text:p text:style-name="P92"><text:s text:c="4"/>{</text:p>
      <text:p text:style-name="P89"><text:span text:style-name="T21"><text:s text:c="8"/></text:span><text:span text:style-name="T10">return</text:span><text:span text:style-name="T21"> </text:span><text:span text:style-name="T10">this</text:span><text:span text:style-name="T21">.underlying_origin_location;</text:span></text:p>
      <text:p text:style-name="P92"><text:s text:c="4"/>}</text:p>
      <text:p text:style-name="P92"/>
      <text:p text:style-name="P89"><text:span text:style-name="T21"><text:s text:c="4"/></text:span><text:span text:style-name="T10">public</text:span><text:span text:style-name="T21"> </text:span><text:span text:style-name="T33">ILocation</text:span><text:span text:style-name="T21"> destination()</text:span></text:p>
      <text:p text:style-name="P92"><text:s text:c="4"/>{</text:p>
      <text:p text:style-name="P89"><text:span text:style-name="T21"><text:s text:c="8"/></text:span><text:span text:style-name="T10">return</text:span><text:span text:style-name="T21"> </text:span><text:span text:style-name="T10">this</text:span><text:span text:style-name="T21">.underlying_destination_location;</text:span></text:p>
      <text:p text:style-name="P92"><text:s text:c="4"/>}</text:p>
      <text:p text:style-name="P92"/>
      <text:p text:style-name="P89"><text:span text:style-name="T21"><text:s text:c="4"/></text:span><text:span text:style-name="T10">public</text:span><text:span text:style-name="T21"> </text:span><text:span text:style-name="T33">DateTime</text:span><text:span text:style-name="T21"> arrival_dealine()</text:span></text:p>
      <text:p text:style-name="P92"><text:s text:c="4"/>{</text:p>
      <text:p text:style-name="P89"><text:span text:style-name="T21"><text:s text:c="8"/></text:span><text:span text:style-name="T10">return</text:span><text:span text:style-name="T21"> </text:span><text:span text:style-name="T10">this</text:span><text:span text:style-name="T21">.underlying_arrival_deadline;</text:span></text:p>
      <text:p text:style-name="P92"><text:s text:c="4"/>}</text:p>
      <text:p text:style-name="P92"/>
      <text:p text:style-name="P92"><text:s text:c="4"/>(....)</text:p>
      <text:p text:style-name="P92">}</text:p>
      <text:p text:style-name="P2"/>
      <text:p text:style-name="P39">------ Test started: Assembly: dddsample.specs.dll ------</text:p>
      <text:p text:style-name="P98"/>
      <text:p text:style-name="P98">when asked for its arrival deadline</text:p>
      <text:p text:style-name="P98">» should give back the arrival deadline</text:p>
      <text:p text:style-name="P98"/>
      <text:p text:style-name="P98"/>
      <text:p text:style-name="P98">1 passed, 0 failed, 0 skipped, took 0,66 seconds (Machine.Specifications 0.3.0).</text:p>
      <text:p text:style-name="P2"/>
      <text:p text:style-name="P2">Empaquetamos y a github.</text:p>
      <text:p text:style-name="P2"/>
      <text:p text:style-name="P2"/>
      <text:p text:style-name="P2"><text:span text:style-name="T6">RouteSpecificationSpecs: When xxx</text:span>:</text:p>
      <text:p text:style-name="P2"/>
      <text:p text:style-name="P2"/>
      <text:p text:style-name="P2"/>
      <text:p text:style-name="P2"/>
      <text:p text:style-name="P2"/>
      <text:p text:style-name="P2"/>
      <text:p text:style-name="P2">prueba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2H16M43S</meta:editing-duration>
    <meta:editing-cycles>8</meta:editing-cycles>
    <meta:generator>OpenOffice.org/3.2$Win32 OpenOffice.org_project/320m12$Build-9483</meta:generator>
    <dc:date>2010-06-14T10:06:43.33</dc:date>
    <meta:document-statistic meta:table-count="0" meta:image-count="0" meta:object-count="0" meta:page-count="91" meta:paragraph-count="3303" meta:word-count="24711" meta:character-count="200585"/>
    <meta:user-defined meta:name="Info 1"/>
    <meta:user-defined meta:name="Info 2"/>
    <meta:user-defined meta:name="Info 3"/>
    <meta:user-defined meta:name="Info 4"/>
  </office:meta>
</office:document-meta>
</file>